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font-size="9.7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font-size="9.75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margin-top="0cm" fo:margin-bottom="0cm" style:contextual-spacing="false" fo:orphans="2" fo:widows="2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777777" loext:opacity="100%" fo:font-size="9.75pt" fo:letter-spacing="normal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monospace" fo:font-size="9.75pt" fo:letter-spacing="normal" fo:font-style="normal" fo:font-weight="normal" fo:background-color="#eeeeee" loext:char-shading-value="0"/>
    </style:style>
    <style:style style:name="T2" style:family="text">
      <style:text-properties fo:font-variant="normal" fo:text-transform="none" fo:color="#000080" loext:opacity="100%" style:font-name="monospace" fo:font-size="9.75pt" fo:letter-spacing="normal" fo:font-style="normal" fo:font-weight="normal" fo:background-color="#eeeeee" loext:char-shading-value="0"/>
    </style:style>
    <style:style style:name="T3" style:family="text">
      <style:text-properties fo:font-variant="normal" fo:text-transform="none" fo:color="#cc0000" loext:opacity="100%" style:font-name="monospace" fo:font-size="9.75pt" fo:letter-spacing="normal" fo:font-style="normal" fo:font-weight="normal" fo:background-color="#eeeeee" loext:char-shading-value="0"/>
    </style:style>
    <style:style style:name="T4" style:family="text">
      <style:text-properties fo:font-size="9.75pt" fo:font-style="normal" fo:font-weight="normal"/>
    </style:style>
    <style:style style:name="T5" style:family="text">
      <style:text-properties style:font-name="monospace" fo:font-size="9.75pt" fo:font-style="normal" fo:font-weight="bold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fo:font-variant="normal" fo:text-transform="none" fo:color="#000000" loext:opacity="100%" fo:font-size="9.75pt" fo:letter-spacing="normal" fo:font-style="normal" fo:font-weight="normal"/>
    </style:style>
    <style:style style:name="T8" style:family="text">
      <style:text-properties fo:font-variant="normal" fo:text-transform="none" fo:color="#000080" loext:opacity="100%" fo:font-size="9.75pt" fo:letter-spacing="normal" fo:font-style="normal" fo:font-weight="normal"/>
    </style:style>
    <style:style style:name="T9" style:family="text">
      <style:text-properties fo:font-variant="normal" fo:text-transform="none" fo:color="#777777" loext:opacity="100%" fo:font-size="9.75pt" fo:letter-spacing="normal" fo:font-style="normal" fo:font-weight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monospace" fo:font-size="9.75pt" fo:letter-spacing="normal" fo:font-style="normal" style:text-underline-style="none" fo:font-weight="bold" style:text-blinking="false"/>
    </style:style>
    <style:style style:name="T11" style:family="text">
      <style:text-properties fo:font-variant="normal" fo:text-transform="none" fo:color="#000000" loext:opacity="100%" style:font-name="monospace" fo:font-size="9.75pt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</text:span><text:a xlink:type="simple" xlink:href="https://www.rfc-editor.org/" text:style-name="Internet_20_link" text:visited-style-name="Visited_20_Internet_20_Link"><text:span text:style-name="T2">RFC Home</text:span></text:a><text:span text:style-name="T1">] [</text:span><text:a xlink:type="simple" xlink:href="https://www.rfc-editor.org/rfc/rfc6455.txt" text:style-name="Internet_20_link" text:visited-style-name="Visited_20_Internet_20_Link"><text:span text:style-name="T2">TEXT</text:span></text:a><text:span text:style-name="T1">|</text:span><text:a xlink:type="simple" xlink:href="https://www.rfc-editor.org/rfc/pdfrfc/rfc6455.txt.pdf" text:style-name="Internet_20_link" text:visited-style-name="Visited_20_Internet_20_Link"><text:span text:style-name="T2">PDF</text:span></text:a><text:span text:style-name="T1">|</text:span><text:a xlink:type="simple" xlink:href="https://www.rfc-editor.org/rfc/rfc6455.html" text:style-name="Internet_20_link" text:visited-style-name="Visited_20_Internet_20_Link"><text:span text:style-name="T2">HTML</text:span></text:a><text:span text:style-name="T1">] [</text:span><text:a xlink:type="simple" xlink:href="https://datatracker.ietf.org/doc/rfc6455" text:style-name="Internet_20_link" text:visited-style-name="Visited_20_Internet_20_Link"><text:span text:style-name="T2">Tracker</text:span></text:a><text:span text:style-name="T1">] [</text:span><text:a xlink:type="simple" xlink:href="https://datatracker.ietf.org/ipr/search/?rfc=6455&amp;submit=rfc" text:style-name="Internet_20_link" text:visited-style-name="Visited_20_Internet_20_Link"><text:span text:style-name="T2">IPR</text:span></text:a><text:span text:style-name="T1">] [</text:span><text:a xlink:type="simple" xlink:href="https://www.rfc-editor.org/errata/rfc6455" office:target-frame-name="_blank" xlink:show="new" text:style-name="Internet_20_link" text:visited-style-name="Visited_20_Internet_20_Link"><text:span text:style-name="T2">Errata</text:span></text:a><text:span text:style-name="T1">] [</text:span><text:a xlink:type="simple" xlink:href="https://www.rfc-editor.org/info/rfc6455" text:style-name="Internet_20_link" text:visited-style-name="Visited_20_Internet_20_Link"><text:span text:style-name="T2">Info page</text:span></text:a><text:span text:style-name="T1">] </text:span><text:line-break/><text:line-break/><text:span text:style-name="T1">PROPOSED STANDARD</text:span><text:line-break/><text:span text:style-name="T1">Updated by: </text:span><text:a xlink:type="simple" xlink:href="https://www.rfc-editor.org/rfc/rfc7936" office:target-frame-name="_blank" xlink:show="new" text:style-name="Internet_20_link" text:visited-style-name="Visited_20_Internet_20_Link"><text:span text:style-name="T2">7936</text:span></text:a><text:span text:style-name="T1">, </text:span><text:a xlink:type="simple" xlink:href="https://www.rfc-editor.org/rfc/rfc8307" office:target-frame-name="_blank" xlink:show="new" text:style-name="Internet_20_link" text:visited-style-name="Visited_20_Internet_20_Link"><text:span text:style-name="T2">8307</text:span></text:a><text:span text:style-name="T1">, </text:span><text:a xlink:type="simple" xlink:href="https://www.rfc-editor.org/rfc/rfc8441" office:target-frame-name="_blank" xlink:show="new" text:style-name="Internet_20_link" text:visited-style-name="Visited_20_Internet_20_Link"><text:span text:style-name="T2">8441</text:span></text:a><text:span text:style-name="T1"> </text:span><text:span text:style-name="T3">Errata Exist</text:span></text:p>
      <text:p text:style-name="P2">Internet Engineering Task Force (IETF) <text:s text:c="25"/>I. Fette</text:p>
      <text:p text:style-name="P3">Request for Comments: 6455 <text:s text:c="33"/>Google, Inc.</text:p>
      <text:p text:style-name="P3">Category: Standards Track <text:s text:c="35"/>A. Melnikov</text:p>
      <text:p text:style-name="P3">ISSN: 2070-1721 <text:s text:c="46"/>Isode Ltd.</text:p>
      <text:p text:style-name="P4"><text:s text:c="59"/><text:span text:style-name="T4">December 2011</text:span></text:p>
      <text:p text:style-name="P5"/>
      <text:p text:style-name="P5"/>
      <text:p text:style-name="P6"><text:s text:c="25"/><text:span text:style-name="T5">The WebSocket Protocol</text:span></text:p>
      <text:p text:style-name="P5"/>
      <text:p text:style-name="P3">Abstract</text:p>
      <text:p text:style-name="P5"/>
      <text:p text:style-name="P4"><text:s text:c="3"/><text:span text:style-name="T4">The WebSocket Protocol enables two-way communication between a client</text:span></text:p>
      <text:p text:style-name="P4"><text:s text:c="3"/><text:span text:style-name="T4">running untrusted code in a controlled environment to a remote host</text:span></text:p>
      <text:p text:style-name="P4"><text:s text:c="3"/><text:span text:style-name="T4">that has opted-in to communications from that code. <text:s/>The security</text:span></text:p>
      <text:p text:style-name="P4"><text:s text:c="3"/><text:span text:style-name="T4">model used for this is the origin-based security model commonly used</text:span></text:p>
      <text:p text:style-name="P4"><text:s text:c="3"/><text:span text:style-name="T4">by web browsers. <text:s/>The protocol consists of an opening handshake</text:span></text:p>
      <text:p text:style-name="P4"><text:s text:c="3"/><text:span text:style-name="T4">followed by basic message framing, layered over TCP. <text:s/>The goal of</text:span></text:p>
      <text:p text:style-name="P4"><text:s text:c="3"/><text:span text:style-name="T4">this technology is to provide a mechanism for browser-based</text:span></text:p>
      <text:p text:style-name="P4"><text:s text:c="3"/><text:span text:style-name="T4">applications that need two-way communication with servers that does</text:span></text:p>
      <text:p text:style-name="P4"><text:s text:c="3"/><text:span text:style-name="T4">not rely on opening multiple HTTP connections (e.g.., using</text:span></text:p>
      <text:p text:style-name="P4"><text:s text:c="3"/><text:span text:style-name="T4">XMLHttpRequest or &lt;iframe&gt;s and long polling).</text:span></text:p>
      <text:p text:style-name="P5"/>
      <text:p text:style-name="P3">Status of This Memo</text:p>
      <text:p text:style-name="P5"/>
      <text:p text:style-name="P4"><text:s text:c="3"/><text:span text:style-name="T4">This is an Internet Standards Track document.</text:span></text:p>
      <text:p text:style-name="P5"/>
      <text:p text:style-name="P4"><text:s text:c="3"/><text:span text:style-name="T4">This document is a product of the Internet Engineering Task Force</text:span></text:p>
      <text:p text:style-name="P4"><text:s text:c="3"/><text:span text:style-name="T4">(IETF). <text:s/>It represents the consensus of the IETF community. <text:s/>It has</text:span></text:p>
      <text:p text:style-name="P4"><text:s text:c="3"/><text:span text:style-name="T4">received public review and has been approved for publication by the</text:span></text:p>
      <text:p text:style-name="P4"><text:s text:c="3"/><text:span text:style-name="T4">Internet Engineering Steering Group (IESG). <text:s/>Further information on</text:span></text:p>
      <text:p text:style-name="P5"><text:span text:style-name="T6"><text:s text:c="3"/></text:span><text:span text:style-name="T7">Internet Standards is available in </text:span><text:a xlink:type="simple" xlink:href="https://www.rfc-editor.org/rfc/rfc5741#section-2" text:style-name="Internet_20_link" text:visited-style-name="Visited_20_Internet_20_Link"><text:span text:style-name="T8">Section 2 of RFC 5741</text:span></text:a><text:span text:style-name="T7">.</text:span></text:p>
      <text:p text:style-name="P5"/>
      <text:p text:style-name="P4"><text:s text:c="3"/><text:span text:style-name="T4">Information about the current status of this document, any errata,</text:span></text:p>
      <text:p text:style-name="P4"><text:s text:c="3"/><text:span text:style-name="T4">and how to provide feedback on it may be obtained at</text:span></text:p>
      <text:p text:style-name="P5"><text:span text:style-name="T6"><text:s text:c="3"/></text:span><text:a xlink:type="simple" xlink:href="https://www.rfc-editor.org/info/rfc6455" text:style-name="Internet_20_link" text:visited-style-name="Visited_20_Internet_20_Link"><text:span text:style-name="T8">http://www.rfc-editor.org/info/rfc6455</text:span></text:a><text:span text:style-name="T7">.</text:span></text:p>
      <text:p text:style-name="P5"/>
      <text:p text:style-name="P3">Copyright Notice</text:p>
      <text:p text:style-name="P5"/>
      <text:p text:style-name="P4"><text:s text:c="3"/><text:span text:style-name="T4">Copyright (c) 2011 IETF Trust and the persons identified as the</text:span></text:p>
      <text:p text:style-name="P4"><text:s text:c="3"/><text:span text:style-name="T4">document authors. <text:s/>All rights reserved.</text:span></text:p>
      <text:p text:style-name="P5"/>
      <text:p text:style-name="P5"><text:span text:style-name="T6"><text:s text:c="3"/></text:span><text:span text:style-name="T7">This document is subject to </text:span><text:a xlink:type="simple" xlink:href="https://www.rfc-editor.org/bcp/bcp78" text:style-name="Internet_20_link" text:visited-style-name="Visited_20_Internet_20_Link"><text:span text:style-name="T8">BCP 78</text:span></text:a><text:span text:style-name="T7"> and the IETF Trust's Legal</text:span></text:p>
      <text:p text:style-name="P4"><text:s text:c="3"/><text:span text:style-name="T4">Provisions Relating to IETF Documents</text:span></text:p>
      <text:p text:style-name="P5"><text:span text:style-name="T6"><text:s text:c="3"/></text:span><text:span text:style-name="T7">(</text:span><text:a xlink:type="simple" xlink:href="http://trustee.ietf.org/license-info" text:style-name="Internet_20_link" text:visited-style-name="Visited_20_Internet_20_Link"><text:span text:style-name="T8">http://trustee.ietf.org/license-info</text:span></text:a><text:span text:style-name="T7">) in effect on the date of</text:span></text:p>
      <text:p text:style-name="P4"><text:s text:c="3"/><text:span text:style-name="T4">publication of this document. <text:s/>Please review these documents</text:span></text:p>
      <text:p text:style-name="P4"><text:s text:c="3"/><text:span text:style-name="T4">carefully, as they describe your rights and restrictions with respect</text:span></text:p>
      <text:p text:style-name="P4"><text:s text:c="3"/><text:span text:style-name="T4">to this document. <text:s/>Code Components extracted from this document must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9"/>[Page 1]</text:p>
      <text:p text:style-name="Horizontal_20_Line"/>
      <text:p text:style-name="P8"><text:bookmark text:name="page-2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include Simplified BSD License text as described in Section 4.e of</text:span></text:p>
      <text:p text:style-name="P4"><text:soft-page-break/><text:s text:c="3"/><text:span text:style-name="T4">the Trust Legal Provisions and are provided without warranty as</text:span></text:p>
      <text:p text:style-name="P4"><text:s text:c="3"/><text:span text:style-name="T4">described in the Simplified BSD License.</text:span></text:p>
      <text:p text:style-name="P5"/>
      <text:p text:style-name="P3">Table of Contents</text:p>
      <text:p text:style-name="P5"/>
      <text:p text:style-name="P5"><text:span text:style-name="T6"><text:s text:c="3"/></text:span><text:a xlink:type="simple" xlink:href="https://www.rfc-editor.org/rfc/rfc6455#section-1" text:style-name="Internet_20_link" text:visited-style-name="Visited_20_Internet_20_Link"><text:span text:style-name="T8">1</text:span></text:a><text:span text:style-name="T7">. <text:s/>Introduction . . . . . . . . . . . . . . . . . . . . . . . . . <text:s/></text:span><text:a xlink:type="simple" xlink:href="https://www.rfc-editor.org/rfc/rfc6455#page-4" text:style-name="Internet_20_link" text:visited-style-name="Visited_20_Internet_20_Link"><text:span text:style-name="T8">4</text:span></text:a></text:p>
      <text:p text:style-name="P5"><text:span text:style-name="T6"><text:s text:c="5"/></text:span><text:a xlink:type="simple" xlink:href="https://www.rfc-editor.org/rfc/rfc6455#section-1.1" text:style-name="Internet_20_link" text:visited-style-name="Visited_20_Internet_20_Link"><text:span text:style-name="T8">1.1</text:span></text:a><text:span text:style-name="T7">. <text:s/>Background . . . . . . . . . . . . . . . . . . . . . . . . <text:s/></text:span><text:a xlink:type="simple" xlink:href="https://www.rfc-editor.org/rfc/rfc6455#page-4" text:style-name="Internet_20_link" text:visited-style-name="Visited_20_Internet_20_Link"><text:span text:style-name="T8">4</text:span></text:a></text:p>
      <text:p text:style-name="P5"><text:span text:style-name="T6"><text:s text:c="5"/></text:span><text:a xlink:type="simple" xlink:href="https://www.rfc-editor.org/rfc/rfc6455#section-1.2" text:style-name="Internet_20_link" text:visited-style-name="Visited_20_Internet_20_Link"><text:span text:style-name="T8">1.2</text:span></text:a><text:span text:style-name="T7">. <text:s/>Protocol Overview <text:s/>. . . . . . . . . . . . . . . . . . . . <text:s/></text:span><text:a xlink:type="simple" xlink:href="https://www.rfc-editor.org/rfc/rfc6455#page-5" text:style-name="Internet_20_link" text:visited-style-name="Visited_20_Internet_20_Link"><text:span text:style-name="T8">5</text:span></text:a></text:p>
      <text:p text:style-name="P5"><text:span text:style-name="T6"><text:s text:c="5"/></text:span><text:a xlink:type="simple" xlink:href="https://www.rfc-editor.org/rfc/rfc6455#section-1.3" text:style-name="Internet_20_link" text:visited-style-name="Visited_20_Internet_20_Link"><text:span text:style-name="T8">1.3</text:span></text:a><text:span text:style-name="T7">. <text:s/>Opening Handshake <text:s/>. . . . . . . . . . . . . . . . . . . . <text:s/></text:span><text:a xlink:type="simple" xlink:href="https://www.rfc-editor.org/rfc/rfc6455#page-6" text:style-name="Internet_20_link" text:visited-style-name="Visited_20_Internet_20_Link"><text:span text:style-name="T8">6</text:span></text:a></text:p>
      <text:p text:style-name="P5"><text:span text:style-name="T6"><text:s text:c="5"/></text:span><text:a xlink:type="simple" xlink:href="https://www.rfc-editor.org/rfc/rfc6455#section-1.4" text:style-name="Internet_20_link" text:visited-style-name="Visited_20_Internet_20_Link"><text:span text:style-name="T8">1.4</text:span></text:a><text:span text:style-name="T7">. <text:s/>Closing Handshake <text:s/>. . . . . . . . . . . . . . . . . . . . <text:s/></text:span><text:a xlink:type="simple" xlink:href="https://www.rfc-editor.org/rfc/rfc6455#page-9" text:style-name="Internet_20_link" text:visited-style-name="Visited_20_Internet_20_Link"><text:span text:style-name="T8">9</text:span></text:a></text:p>
      <text:p text:style-name="P5"><text:span text:style-name="T6"><text:s text:c="5"/></text:span><text:a xlink:type="simple" xlink:href="https://www.rfc-editor.org/rfc/rfc6455#section-1.5" text:style-name="Internet_20_link" text:visited-style-name="Visited_20_Internet_20_Link"><text:span text:style-name="T8">1.5</text:span></text:a><text:span text:style-name="T7">. <text:s/>Design Philosophy <text:s/>. . . . . . . . . . . . . . . . . . . . <text:s/></text:span><text:a xlink:type="simple" xlink:href="https://www.rfc-editor.org/rfc/rfc6455#page-9" text:style-name="Internet_20_link" text:visited-style-name="Visited_20_Internet_20_Link"><text:span text:style-name="T8">9</text:span></text:a></text:p>
      <text:p text:style-name="P5"><text:span text:style-name="T6"><text:s text:c="5"/></text:span><text:a xlink:type="simple" xlink:href="https://www.rfc-editor.org/rfc/rfc6455#section-1.6" text:style-name="Internet_20_link" text:visited-style-name="Visited_20_Internet_20_Link"><text:span text:style-name="T8">1.6</text:span></text:a><text:span text:style-name="T7">. <text:s/>Security Model . . . . . . . . . . . . . . . . . . . . . . </text:span><text:a xlink:type="simple" xlink:href="https://www.rfc-editor.org/rfc/rfc6455#page-10" text:style-name="Internet_20_link" text:visited-style-name="Visited_20_Internet_20_Link"><text:span text:style-name="T8">10</text:span></text:a></text:p>
      <text:p text:style-name="P5"><text:span text:style-name="T6"><text:s text:c="5"/></text:span><text:a xlink:type="simple" xlink:href="https://www.rfc-editor.org/rfc/rfc6455#section-1.7" text:style-name="Internet_20_link" text:visited-style-name="Visited_20_Internet_20_Link"><text:span text:style-name="T8">1.7</text:span></text:a><text:span text:style-name="T7">. <text:s/>Relationship to TCP and HTTP . . . . . . . . . . . . . . . </text:span><text:a xlink:type="simple" xlink:href="https://www.rfc-editor.org/rfc/rfc6455#page-11" text:style-name="Internet_20_link" text:visited-style-name="Visited_20_Internet_20_Link"><text:span text:style-name="T8">11</text:span></text:a></text:p>
      <text:p text:style-name="P5"><text:span text:style-name="T6"><text:s text:c="5"/></text:span><text:a xlink:type="simple" xlink:href="https://www.rfc-editor.org/rfc/rfc6455#section-1.8" text:style-name="Internet_20_link" text:visited-style-name="Visited_20_Internet_20_Link"><text:span text:style-name="T8">1.8</text:span></text:a><text:span text:style-name="T7">. <text:s/>Establishing a Connection <text:s/>. . . . . . . . . . . . . . . . </text:span><text:a xlink:type="simple" xlink:href="https://www.rfc-editor.org/rfc/rfc6455#page-11" text:style-name="Internet_20_link" text:visited-style-name="Visited_20_Internet_20_Link"><text:span text:style-name="T8">11</text:span></text:a></text:p>
      <text:p text:style-name="P5"><text:span text:style-name="T6"><text:s text:c="5"/></text:span><text:a xlink:type="simple" xlink:href="https://www.rfc-editor.org/rfc/rfc6455#section-1.9" text:style-name="Internet_20_link" text:visited-style-name="Visited_20_Internet_20_Link"><text:span text:style-name="T8">1.9</text:span></text:a><text:span text:style-name="T7">. <text:s/>Sub protocols Using the WebSocket Protocol <text:s/>. . . . . . . . </text:span><text:a xlink:type="simple" xlink:href="https://www.rfc-editor.org/rfc/rfc6455#page-12" text:style-name="Internet_20_link" text:visited-style-name="Visited_20_Internet_20_Link"><text:span text:style-name="T8">12</text:span></text:a></text:p>
      <text:p text:style-name="P5"><text:span text:style-name="T6"><text:s text:c="3"/></text:span><text:a xlink:type="simple" xlink:href="https://www.rfc-editor.org/rfc/rfc6455#section-2" text:style-name="Internet_20_link" text:visited-style-name="Visited_20_Internet_20_Link"><text:span text:style-name="T8">2</text:span></text:a><text:span text:style-name="T7">. <text:s/>Conformance Requirements . . . . . . . . . . . . . . . . . . . </text:span><text:a xlink:type="simple" xlink:href="https://www.rfc-editor.org/rfc/rfc6455#page-12" text:style-name="Internet_20_link" text:visited-style-name="Visited_20_Internet_20_Link"><text:span text:style-name="T8">12</text:span></text:a></text:p>
      <text:p text:style-name="P5"><text:span text:style-name="T6"><text:s text:c="5"/></text:span><text:a xlink:type="simple" xlink:href="https://www.rfc-editor.org/rfc/rfc6455#section-2.1" text:style-name="Internet_20_link" text:visited-style-name="Visited_20_Internet_20_Link"><text:span text:style-name="T8">2.1</text:span></text:a><text:span text:style-name="T7">. <text:s/>Terminology and Other Conventions <text:s/>. . . . . . . . . . . . </text:span><text:a xlink:type="simple" xlink:href="https://www.rfc-editor.org/rfc/rfc6455#page-13" text:style-name="Internet_20_link" text:visited-style-name="Visited_20_Internet_20_Link"><text:span text:style-name="T8">13</text:span></text:a></text:p>
      <text:p text:style-name="P5"><text:span text:style-name="T6"><text:s text:c="3"/></text:span><text:a xlink:type="simple" xlink:href="https://www.rfc-editor.org/rfc/rfc6455#section-3" text:style-name="Internet_20_link" text:visited-style-name="Visited_20_Internet_20_Link"><text:span text:style-name="T8">3</text:span></text:a><text:span text:style-name="T7">. <text:s/>WebSocket URIs . . . . . . . . . . . . . . . . . . . . . . . . </text:span><text:a xlink:type="simple" xlink:href="https://www.rfc-editor.org/rfc/rfc6455#page-14" text:style-name="Internet_20_link" text:visited-style-name="Visited_20_Internet_20_Link"><text:span text:style-name="T8">14</text:span></text:a></text:p>
      <text:p text:style-name="P5"><text:span text:style-name="T6"><text:s text:c="3"/></text:span><text:a xlink:type="simple" xlink:href="https://www.rfc-editor.org/rfc/rfc6455#section-4" text:style-name="Internet_20_link" text:visited-style-name="Visited_20_Internet_20_Link"><text:span text:style-name="T8">4</text:span></text:a><text:span text:style-name="T7">. <text:s/>Opening Handshake <text:s/>. . . . . . . . . . . . . . . . . . . . . . </text:span><text:a xlink:type="simple" xlink:href="https://www.rfc-editor.org/rfc/rfc6455#page-14" text:style-name="Internet_20_link" text:visited-style-name="Visited_20_Internet_20_Link"><text:span text:style-name="T8">14</text:span></text:a></text:p>
      <text:p text:style-name="P5"><text:span text:style-name="T6"><text:s text:c="5"/></text:span><text:a xlink:type="simple" xlink:href="https://www.rfc-editor.org/rfc/rfc6455#section-4.1" text:style-name="Internet_20_link" text:visited-style-name="Visited_20_Internet_20_Link"><text:span text:style-name="T8">4.1</text:span></text:a><text:span text:style-name="T7">. <text:s/>Client Requirements <text:s/>. . . . . . . . . . . . . . . . . . . </text:span><text:a xlink:type="simple" xlink:href="https://www.rfc-editor.org/rfc/rfc6455#page-14" text:style-name="Internet_20_link" text:visited-style-name="Visited_20_Internet_20_Link"><text:span text:style-name="T8">14</text:span></text:a></text:p>
      <text:p text:style-name="P5"><text:span text:style-name="T6"><text:s text:c="5"/></text:span><text:a xlink:type="simple" xlink:href="https://www.rfc-editor.org/rfc/rfc6455#section-4.2" text:style-name="Internet_20_link" text:visited-style-name="Visited_20_Internet_20_Link"><text:span text:style-name="T8">4.2</text:span></text:a><text:span text:style-name="T7">. <text:s/>Server-Side Requirements . . . . . . . . . . . . . . . . . </text:span><text:a xlink:type="simple" xlink:href="https://www.rfc-editor.org/rfc/rfc6455#page-20" text:style-name="Internet_20_link" text:visited-style-name="Visited_20_Internet_20_Link"><text:span text:style-name="T8">20</text:span></text:a></text:p>
      <text:p text:style-name="P5"><text:span text:style-name="T6"><text:s text:c="7"/></text:span><text:a xlink:type="simple" xlink:href="https://www.rfc-editor.org/rfc/rfc6455#section-4.2.1" text:style-name="Internet_20_link" text:visited-style-name="Visited_20_Internet_20_Link"><text:span text:style-name="T8">4.2.1</text:span></text:a><text:span text:style-name="T7">. <text:s/>Reading the Client's Opening Handshake . . . . . . . . </text:span><text:a xlink:type="simple" xlink:href="https://www.rfc-editor.org/rfc/rfc6455#page-21" text:style-name="Internet_20_link" text:visited-style-name="Visited_20_Internet_20_Link"><text:span text:style-name="T8">21</text:span></text:a></text:p>
      <text:p text:style-name="P5"><text:span text:style-name="T6"><text:s text:c="7"/></text:span><text:a xlink:type="simple" xlink:href="https://www.rfc-editor.org/rfc/rfc6455#section-4.2.2" text:style-name="Internet_20_link" text:visited-style-name="Visited_20_Internet_20_Link"><text:span text:style-name="T8">4.2.2</text:span></text:a><text:span text:style-name="T7">. <text:s/>Sending the Server's Opening Handshake . . . . . . . . </text:span><text:a xlink:type="simple" xlink:href="https://www.rfc-editor.org/rfc/rfc6455#page-22" text:style-name="Internet_20_link" text:visited-style-name="Visited_20_Internet_20_Link"><text:span text:style-name="T8">22</text:span></text:a></text:p>
      <text:p text:style-name="P5"><text:span text:style-name="T6"><text:s text:c="5"/></text:span><text:a xlink:type="simple" xlink:href="https://www.rfc-editor.org/rfc/rfc6455#section-4.3" text:style-name="Internet_20_link" text:visited-style-name="Visited_20_Internet_20_Link"><text:span text:style-name="T8">4.3</text:span></text:a><text:span text:style-name="T7">. <text:s/>Collected ABNF for New Header Fields Used in Handshake . . </text:span><text:a xlink:type="simple" xlink:href="https://www.rfc-editor.org/rfc/rfc6455#page-25" text:style-name="Internet_20_link" text:visited-style-name="Visited_20_Internet_20_Link"><text:span text:style-name="T8">25</text:span></text:a></text:p>
      <text:p text:style-name="P5"><text:span text:style-name="T6"><text:s text:c="5"/></text:span><text:a xlink:type="simple" xlink:href="https://www.rfc-editor.org/rfc/rfc6455#section-4.4" text:style-name="Internet_20_link" text:visited-style-name="Visited_20_Internet_20_Link"><text:span text:style-name="T8">4.4</text:span></text:a><text:span text:style-name="T7">. <text:s/>Supporting Multiple Versions of WebSocket Protocol . . . . </text:span><text:a xlink:type="simple" xlink:href="https://www.rfc-editor.org/rfc/rfc6455#page-26" text:style-name="Internet_20_link" text:visited-style-name="Visited_20_Internet_20_Link"><text:span text:style-name="T8">26</text:span></text:a></text:p>
      <text:p text:style-name="P5"><text:span text:style-name="T6"><text:s text:c="3"/></text:span><text:a xlink:type="simple" xlink:href="https://www.rfc-editor.org/rfc/rfc6455#section-5" text:style-name="Internet_20_link" text:visited-style-name="Visited_20_Internet_20_Link"><text:span text:style-name="T8">5</text:span></text:a><text:span text:style-name="T7">. <text:s/>Data Framing . . . . . . . . . . . . . . . . . . . . . . . . . </text:span><text:a xlink:type="simple" xlink:href="https://www.rfc-editor.org/rfc/rfc6455#page-27" text:style-name="Internet_20_link" text:visited-style-name="Visited_20_Internet_20_Link"><text:span text:style-name="T8">27</text:span></text:a></text:p>
      <text:p text:style-name="P5"><text:span text:style-name="T6"><text:s text:c="5"/></text:span><text:a xlink:type="simple" xlink:href="https://www.rfc-editor.org/rfc/rfc6455#section-5.1" text:style-name="Internet_20_link" text:visited-style-name="Visited_20_Internet_20_Link"><text:span text:style-name="T8">5.1</text:span></text:a><text:span text:style-name="T7">. <text:s/>Overview . . . . . . . . . . . . . . . . . . . . . . . . . </text:span><text:a xlink:type="simple" xlink:href="https://www.rfc-editor.org/rfc/rfc6455#page-27" text:style-name="Internet_20_link" text:visited-style-name="Visited_20_Internet_20_Link"><text:span text:style-name="T8">27</text:span></text:a></text:p>
      <text:p text:style-name="P5"><text:span text:style-name="T6"><text:s text:c="5"/></text:span><text:a xlink:type="simple" xlink:href="https://www.rfc-editor.org/rfc/rfc6455#section-5.2" text:style-name="Internet_20_link" text:visited-style-name="Visited_20_Internet_20_Link"><text:span text:style-name="T8">5.2</text:span></text:a><text:span text:style-name="T7">. <text:s/>Base Framing Protocol <text:s/>. . . . . . . . . . . . . . . . . . </text:span><text:a xlink:type="simple" xlink:href="https://www.rfc-editor.org/rfc/rfc6455#page-28" text:style-name="Internet_20_link" text:visited-style-name="Visited_20_Internet_20_Link"><text:span text:style-name="T8">28</text:span></text:a></text:p>
      <text:p text:style-name="P5"><text:span text:style-name="T6"><text:s text:c="5"/></text:span><text:a xlink:type="simple" xlink:href="https://www.rfc-editor.org/rfc/rfc6455#section-5.3" text:style-name="Internet_20_link" text:visited-style-name="Visited_20_Internet_20_Link"><text:span text:style-name="T8">5.3</text:span></text:a><text:span text:style-name="T7">. <text:s/>Client-to-Server Masking . . . . . . . . . . . . . . . . . </text:span><text:a xlink:type="simple" xlink:href="https://www.rfc-editor.org/rfc/rfc6455#page-32" text:style-name="Internet_20_link" text:visited-style-name="Visited_20_Internet_20_Link"><text:span text:style-name="T8">32</text:span></text:a></text:p>
      <text:p text:style-name="P5"><text:span text:style-name="T6"><text:s text:c="5"/></text:span><text:a xlink:type="simple" xlink:href="https://www.rfc-editor.org/rfc/rfc6455#section-5.4" text:style-name="Internet_20_link" text:visited-style-name="Visited_20_Internet_20_Link"><text:span text:style-name="T8">5.4</text:span></text:a><text:span text:style-name="T7">. <text:s/>Fragmentation <text:s/>. . . . . . . . . . . . . . . . . . . . . . </text:span><text:a xlink:type="simple" xlink:href="https://www.rfc-editor.org/rfc/rfc6455#page-33" text:style-name="Internet_20_link" text:visited-style-name="Visited_20_Internet_20_Link"><text:span text:style-name="T8">33</text:span></text:a></text:p>
      <text:p text:style-name="P5"><text:span text:style-name="T6"><text:s text:c="5"/></text:span><text:a xlink:type="simple" xlink:href="https://www.rfc-editor.org/rfc/rfc6455#section-5.5" text:style-name="Internet_20_link" text:visited-style-name="Visited_20_Internet_20_Link"><text:span text:style-name="T8">5.5</text:span></text:a><text:span text:style-name="T7">. <text:s/>Control Frames . . . . . . . . . . . . . . . . . . . . . . </text:span><text:a xlink:type="simple" xlink:href="https://www.rfc-editor.org/rfc/rfc6455#page-36" text:style-name="Internet_20_link" text:visited-style-name="Visited_20_Internet_20_Link"><text:span text:style-name="T8">36</text:span></text:a></text:p>
      <text:p text:style-name="P5"><text:span text:style-name="T6"><text:s text:c="7"/></text:span><text:a xlink:type="simple" xlink:href="https://www.rfc-editor.org/rfc/rfc6455#section-5.5.1" text:style-name="Internet_20_link" text:visited-style-name="Visited_20_Internet_20_Link"><text:span text:style-name="T8">5.5.1</text:span></text:a><text:span text:style-name="T7">. <text:s/>Close <text:s/>. . . . . . . . . . . . . . . . . . . . . . . . </text:span><text:a xlink:type="simple" xlink:href="https://www.rfc-editor.org/rfc/rfc6455#page-36" text:style-name="Internet_20_link" text:visited-style-name="Visited_20_Internet_20_Link"><text:span text:style-name="T8">36</text:span></text:a></text:p>
      <text:p text:style-name="P5"><text:span text:style-name="T6"><text:s text:c="7"/></text:span><text:a xlink:type="simple" xlink:href="https://www.rfc-editor.org/rfc/rfc6455#section-5.5.2" text:style-name="Internet_20_link" text:visited-style-name="Visited_20_Internet_20_Link"><text:span text:style-name="T8">5.5.2</text:span></text:a><text:span text:style-name="T7">. <text:s/>Ping . . . . . . . . . . . . . . . . . . . . . . . . . </text:span><text:a xlink:type="simple" xlink:href="https://www.rfc-editor.org/rfc/rfc6455#page-37" text:style-name="Internet_20_link" text:visited-style-name="Visited_20_Internet_20_Link"><text:span text:style-name="T8">37</text:span></text:a></text:p>
      <text:p text:style-name="P5"><text:span text:style-name="T6"><text:s text:c="7"/></text:span><text:a xlink:type="simple" xlink:href="https://www.rfc-editor.org/rfc/rfc6455#section-5.5.3" text:style-name="Internet_20_link" text:visited-style-name="Visited_20_Internet_20_Link"><text:span text:style-name="T8">5.5.3</text:span></text:a><text:span text:style-name="T7">. <text:s/>Pong . . . . . . . . . . . . . . . . . . . . . . . . . </text:span><text:a xlink:type="simple" xlink:href="https://www.rfc-editor.org/rfc/rfc6455#page-37" text:style-name="Internet_20_link" text:visited-style-name="Visited_20_Internet_20_Link"><text:span text:style-name="T8">37</text:span></text:a></text:p>
      <text:p text:style-name="P5"><text:span text:style-name="T6"><text:s text:c="5"/></text:span><text:a xlink:type="simple" xlink:href="https://www.rfc-editor.org/rfc/rfc6455#section-5.6" text:style-name="Internet_20_link" text:visited-style-name="Visited_20_Internet_20_Link"><text:span text:style-name="T8">5.6</text:span></text:a><text:span text:style-name="T7">. <text:s/>Data Frames <text:s/>. . . . . . . . . . . . . . . . . . . . . . . </text:span><text:a xlink:type="simple" xlink:href="https://www.rfc-editor.org/rfc/rfc6455#page-38" text:style-name="Internet_20_link" text:visited-style-name="Visited_20_Internet_20_Link"><text:span text:style-name="T8">38</text:span></text:a></text:p>
      <text:p text:style-name="P5"><text:span text:style-name="T6"><text:s text:c="5"/></text:span><text:a xlink:type="simple" xlink:href="https://www.rfc-editor.org/rfc/rfc6455#section-5.7" text:style-name="Internet_20_link" text:visited-style-name="Visited_20_Internet_20_Link"><text:span text:style-name="T8">5.7</text:span></text:a><text:span text:style-name="T7">. <text:s/>Examples . . . . . . . . . . . . . . . . . . . . . . . . . </text:span><text:a xlink:type="simple" xlink:href="https://www.rfc-editor.org/rfc/rfc6455#page-38" text:style-name="Internet_20_link" text:visited-style-name="Visited_20_Internet_20_Link"><text:span text:style-name="T8">38</text:span></text:a></text:p>
      <text:p text:style-name="P5"><text:span text:style-name="T6"><text:s text:c="5"/></text:span><text:a xlink:type="simple" xlink:href="https://www.rfc-editor.org/rfc/rfc6455#section-5.8" text:style-name="Internet_20_link" text:visited-style-name="Visited_20_Internet_20_Link"><text:span text:style-name="T8">5.8</text:span></text:a><text:span text:style-name="T7">. <text:s/>Extensibility <text:s/>. . . . . . . . . . . . . . . . . . . . . . </text:span><text:a xlink:type="simple" xlink:href="https://www.rfc-editor.org/rfc/rfc6455#page-39" text:style-name="Internet_20_link" text:visited-style-name="Visited_20_Internet_20_Link"><text:span text:style-name="T8">39</text:span></text:a></text:p>
      <text:p text:style-name="P5"><text:span text:style-name="T6"><text:s text:c="3"/></text:span><text:a xlink:type="simple" xlink:href="https://www.rfc-editor.org/rfc/rfc6455#section-6" text:style-name="Internet_20_link" text:visited-style-name="Visited_20_Internet_20_Link"><text:span text:style-name="T8">6</text:span></text:a><text:span text:style-name="T7">. <text:s/>Sending and Receiving Data . . . . . . . . . . . . . . . . . . </text:span><text:a xlink:type="simple" xlink:href="https://www.rfc-editor.org/rfc/rfc6455#page-39" text:style-name="Internet_20_link" text:visited-style-name="Visited_20_Internet_20_Link"><text:span text:style-name="T8">39</text:span></text:a></text:p>
      <text:p text:style-name="P5"><text:span text:style-name="T6"><text:s text:c="5"/></text:span><text:a xlink:type="simple" xlink:href="https://www.rfc-editor.org/rfc/rfc6455#section-6.1" text:style-name="Internet_20_link" text:visited-style-name="Visited_20_Internet_20_Link"><text:span text:style-name="T8">6.1</text:span></text:a><text:span text:style-name="T7">. <text:s/>Sending Data . . . . . . . . . . . . . . . . . . . . . . . </text:span><text:a xlink:type="simple" xlink:href="https://www.rfc-editor.org/rfc/rfc6455#page-39" text:style-name="Internet_20_link" text:visited-style-name="Visited_20_Internet_20_Link"><text:span text:style-name="T8">39</text:span></text:a></text:p>
      <text:p text:style-name="P5"><text:span text:style-name="T6"><text:s text:c="5"/></text:span><text:a xlink:type="simple" xlink:href="https://www.rfc-editor.org/rfc/rfc6455#section-6.2" text:style-name="Internet_20_link" text:visited-style-name="Visited_20_Internet_20_Link"><text:span text:style-name="T8">6.2</text:span></text:a><text:span text:style-name="T7">. <text:s/>Receiving Data . . . . . . . . . . . . . . . . . . . . . . </text:span><text:a xlink:type="simple" xlink:href="https://www.rfc-editor.org/rfc/rfc6455#page-40" text:style-name="Internet_20_link" text:visited-style-name="Visited_20_Internet_20_Link"><text:span text:style-name="T8">40</text:span></text:a></text:p>
      <text:p text:style-name="P5"><text:span text:style-name="T6"><text:s text:c="3"/></text:span><text:a xlink:type="simple" xlink:href="https://www.rfc-editor.org/rfc/rfc6455#section-7" text:style-name="Internet_20_link" text:visited-style-name="Visited_20_Internet_20_Link"><text:span text:style-name="T8">7</text:span></text:a><text:span text:style-name="T7">. <text:s/>Closing the Connection . . . . . . . . . . . . . . . . . . . . </text:span><text:a xlink:type="simple" xlink:href="https://www.rfc-editor.org/rfc/rfc6455#page-41" text:style-name="Internet_20_link" text:visited-style-name="Visited_20_Internet_20_Link"><text:span text:style-name="T8">41</text:span></text:a></text:p>
      <text:p text:style-name="P5"><text:span text:style-name="T6"><text:s text:c="5"/></text:span><text:a xlink:type="simple" xlink:href="https://www.rfc-editor.org/rfc/rfc6455#section-7.1" text:style-name="Internet_20_link" text:visited-style-name="Visited_20_Internet_20_Link"><text:span text:style-name="T8">7.1</text:span></text:a><text:span text:style-name="T7">. <text:s/>Definitions <text:s/>. . . . . . . . . . . . . . . . . . . . . . . </text:span><text:a xlink:type="simple" xlink:href="https://www.rfc-editor.org/rfc/rfc6455#page-41" text:style-name="Internet_20_link" text:visited-style-name="Visited_20_Internet_20_Link"><text:span text:style-name="T8">41</text:span></text:a></text:p>
      <text:p text:style-name="P5"><text:span text:style-name="T6"><text:s text:c="7"/></text:span><text:a xlink:type="simple" xlink:href="https://www.rfc-editor.org/rfc/rfc6455#section-7.1.1" text:style-name="Internet_20_link" text:visited-style-name="Visited_20_Internet_20_Link"><text:span text:style-name="T8">7.1.1</text:span></text:a><text:span text:style-name="T7">. <text:s/>Close the WebSocket Connection . . . . . . . . . . . . </text:span><text:a xlink:type="simple" xlink:href="https://www.rfc-editor.org/rfc/rfc6455#page-41" text:style-name="Internet_20_link" text:visited-style-name="Visited_20_Internet_20_Link"><text:span text:style-name="T8">41</text:span></text:a></text:p>
      <text:p text:style-name="P5"><text:span text:style-name="T6"><text:s text:c="7"/></text:span><text:a xlink:type="simple" xlink:href="https://www.rfc-editor.org/rfc/rfc6455#section-7.1.2" text:style-name="Internet_20_link" text:visited-style-name="Visited_20_Internet_20_Link"><text:span text:style-name="T8">7.1.2</text:span></text:a><text:span text:style-name="T7">. <text:s/>Start the WebSocket Closing Handshake <text:s/>. . . . . . . . </text:span><text:a xlink:type="simple" xlink:href="https://www.rfc-editor.org/rfc/rfc6455#page-42" text:style-name="Internet_20_link" text:visited-style-name="Visited_20_Internet_20_Link"><text:span text:style-name="T8">42</text:span></text:a></text:p>
      <text:p text:style-name="P5"><text:span text:style-name="T6"><text:s text:c="7"/></text:span><text:a xlink:type="simple" xlink:href="https://www.rfc-editor.org/rfc/rfc6455#section-7.1.3" text:style-name="Internet_20_link" text:visited-style-name="Visited_20_Internet_20_Link"><text:span text:style-name="T8">7.1.3</text:span></text:a><text:span text:style-name="T7">. <text:s/>The WebSocket Closing Handshake is Started . . . . . . </text:span><text:a xlink:type="simple" xlink:href="https://www.rfc-editor.org/rfc/rfc6455#page-42" text:style-name="Internet_20_link" text:visited-style-name="Visited_20_Internet_20_Link"><text:span text:style-name="T8">42</text:span></text:a></text:p>
      <text:p text:style-name="P5"><text:span text:style-name="T6"><text:s text:c="7"/></text:span><text:a xlink:type="simple" xlink:href="https://www.rfc-editor.org/rfc/rfc6455#section-7.1.4" text:style-name="Internet_20_link" text:visited-style-name="Visited_20_Internet_20_Link"><text:span text:style-name="T8">7.1.4</text:span></text:a><text:span text:style-name="T7">. <text:s/>The WebSocket Connection is Closed . . . . . . . . . . </text:span><text:a xlink:type="simple" xlink:href="https://www.rfc-editor.org/rfc/rfc6455#page-42" text:style-name="Internet_20_link" text:visited-style-name="Visited_20_Internet_20_Link"><text:span text:style-name="T8">42</text:span></text:a></text:p>
      <text:p text:style-name="P5"><text:span text:style-name="T6"><text:s text:c="7"/></text:span><text:a xlink:type="simple" xlink:href="https://www.rfc-editor.org/rfc/rfc6455#section-7.1.5" text:style-name="Internet_20_link" text:visited-style-name="Visited_20_Internet_20_Link"><text:span text:style-name="T8">7.1.5</text:span></text:a><text:span text:style-name="T7">. <text:s/>The WebSocket Connection Close Code <text:s/>. . . . . . . . . </text:span><text:a xlink:type="simple" xlink:href="https://www.rfc-editor.org/rfc/rfc6455#page-42" text:style-name="Internet_20_link" text:visited-style-name="Visited_20_Internet_20_Link"><text:span text:style-name="T8">42</text:span></text:a></text:p>
      <text:p text:style-name="P5"/>
      <text:p text:style-name="P5"/>
      <text:p text:style-name="P5"/>
      <text:p text:style-name="P7">Fette &amp; Melnikov <text:s text:c="12"/>Standards Track <text:s text:c="19"/>[Page 2]</text:p>
      <text:p text:style-name="Horizontal_20_Line"/>
      <text:p text:style-name="P8"><text:bookmark text:name="page-3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5"><text:span text:style-name="T6"><text:s text:c="7"/></text:span><text:a xlink:type="simple" xlink:href="https://www.rfc-editor.org/rfc/rfc6455#section-7.1.6" text:style-name="Internet_20_link" text:visited-style-name="Visited_20_Internet_20_Link"><text:span text:style-name="T8">7.1.6</text:span></text:a><text:span text:style-name="T7">. <text:s/>The WebSocket Connection Close Reason <text:s/>. . . . . . . . </text:span><text:a xlink:type="simple" xlink:href="https://www.rfc-editor.org/rfc/rfc6455#page-43" text:style-name="Internet_20_link" text:visited-style-name="Visited_20_Internet_20_Link"><text:span text:style-name="T8">43</text:span></text:a></text:p>
      <text:p text:style-name="P5"><text:span text:style-name="T6"><text:s text:c="7"/></text:span><text:a xlink:type="simple" xlink:href="https://www.rfc-editor.org/rfc/rfc6455#section-7.1.7" text:style-name="Internet_20_link" text:visited-style-name="Visited_20_Internet_20_Link"><text:span text:style-name="T8">7.1.7</text:span></text:a><text:span text:style-name="T7">. <text:s/>Fail the WebSocket Connection <text:s/>. . . . . . . . . . . . </text:span><text:a xlink:type="simple" xlink:href="https://www.rfc-editor.org/rfc/rfc6455#page-43" text:style-name="Internet_20_link" text:visited-style-name="Visited_20_Internet_20_Link"><text:span text:style-name="T8">43</text:span></text:a></text:p>
      <text:p text:style-name="P5"><text:span text:style-name="T6"><text:s text:c="5"/></text:span><text:a xlink:type="simple" xlink:href="https://www.rfc-editor.org/rfc/rfc6455#section-7.2" text:style-name="Internet_20_link" text:visited-style-name="Visited_20_Internet_20_Link"><text:span text:style-name="T8">7.2</text:span></text:a><text:span text:style-name="T7">. <text:s/>Abnormal Closures <text:s/>. . . . . . . . . . . . . . . . . . . . </text:span><text:a xlink:type="simple" xlink:href="https://www.rfc-editor.org/rfc/rfc6455#page-44" text:style-name="Internet_20_link" text:visited-style-name="Visited_20_Internet_20_Link"><text:span text:style-name="T8">44</text:span></text:a></text:p>
      <text:p text:style-name="P5"><text:span text:style-name="T6"><text:s text:c="7"/></text:span><text:a xlink:type="simple" xlink:href="https://www.rfc-editor.org/rfc/rfc6455#section-7.2.1" text:style-name="Internet_20_link" text:visited-style-name="Visited_20_Internet_20_Link"><text:span text:style-name="T8">7.2.1</text:span></text:a><text:span text:style-name="T7">. <text:s/>Client-Initiated Closure . . . . . . . . . . . . . . . </text:span><text:a xlink:type="simple" xlink:href="https://www.rfc-editor.org/rfc/rfc6455#page-44" text:style-name="Internet_20_link" text:visited-style-name="Visited_20_Internet_20_Link"><text:span text:style-name="T8">44</text:span></text:a></text:p>
      <text:p text:style-name="P5"><text:span text:style-name="T6"><text:s text:c="7"/></text:span><text:a xlink:type="simple" xlink:href="https://www.rfc-editor.org/rfc/rfc6455#section-7.2.2" text:style-name="Internet_20_link" text:visited-style-name="Visited_20_Internet_20_Link"><text:span text:style-name="T8">7.2.2</text:span></text:a><text:span text:style-name="T7">. <text:s/>Server-Initiated Closure . . . . . . . . . . . . . . . </text:span><text:a xlink:type="simple" xlink:href="https://www.rfc-editor.org/rfc/rfc6455#page-44" text:style-name="Internet_20_link" text:visited-style-name="Visited_20_Internet_20_Link"><text:span text:style-name="T8">44</text:span></text:a></text:p>
      <text:p text:style-name="P5"><text:span text:style-name="T6"><text:s text:c="7"/></text:span><text:a xlink:type="simple" xlink:href="https://www.rfc-editor.org/rfc/rfc6455#section-7.2.3" text:style-name="Internet_20_link" text:visited-style-name="Visited_20_Internet_20_Link"><text:span text:style-name="T8">7.2.3</text:span></text:a><text:span text:style-name="T7">. <text:s/>Recovering from Abnormal Closure . . . . . . . . . . . </text:span><text:a xlink:type="simple" xlink:href="https://www.rfc-editor.org/rfc/rfc6455#page-44" text:style-name="Internet_20_link" text:visited-style-name="Visited_20_Internet_20_Link"><text:span text:style-name="T8">44</text:span></text:a></text:p>
      <text:p text:style-name="P5"><text:span text:style-name="T6"><text:s text:c="5"/></text:span><text:a xlink:type="simple" xlink:href="https://www.rfc-editor.org/rfc/rfc6455#section-7.3" text:style-name="Internet_20_link" text:visited-style-name="Visited_20_Internet_20_Link"><text:span text:style-name="T8">7.3</text:span></text:a><text:span text:style-name="T7">. <text:s/>Normal Closure of Connections <text:s/>. . . . . . . . . . . . . . </text:span><text:a xlink:type="simple" xlink:href="https://www.rfc-editor.org/rfc/rfc6455#page-45" text:style-name="Internet_20_link" text:visited-style-name="Visited_20_Internet_20_Link"><text:span text:style-name="T8">45</text:span></text:a></text:p>
      <text:p text:style-name="P5"><text:soft-page-break/><text:span text:style-name="T6"><text:s text:c="5"/></text:span><text:a xlink:type="simple" xlink:href="https://www.rfc-editor.org/rfc/rfc6455#section-7.4" text:style-name="Internet_20_link" text:visited-style-name="Visited_20_Internet_20_Link"><text:span text:style-name="T8">7.4</text:span></text:a><text:span text:style-name="T7">. <text:s/>Status Codes . . . . . . . . . . . . . . . . . . . . . . . </text:span><text:a xlink:type="simple" xlink:href="https://www.rfc-editor.org/rfc/rfc6455#page-45" text:style-name="Internet_20_link" text:visited-style-name="Visited_20_Internet_20_Link"><text:span text:style-name="T8">45</text:span></text:a></text:p>
      <text:p text:style-name="P5"><text:span text:style-name="T6"><text:s text:c="7"/></text:span><text:a xlink:type="simple" xlink:href="https://www.rfc-editor.org/rfc/rfc6455#section-7.4.1" text:style-name="Internet_20_link" text:visited-style-name="Visited_20_Internet_20_Link"><text:span text:style-name="T8">7.4.1</text:span></text:a><text:span text:style-name="T7">. <text:s/>Defined Status Codes . . . . . . . . . . . . . . . . . </text:span><text:a xlink:type="simple" xlink:href="https://www.rfc-editor.org/rfc/rfc6455#page-45" text:style-name="Internet_20_link" text:visited-style-name="Visited_20_Internet_20_Link"><text:span text:style-name="T8">45</text:span></text:a></text:p>
      <text:p text:style-name="P5"><text:span text:style-name="T6"><text:s text:c="7"/></text:span><text:a xlink:type="simple" xlink:href="https://www.rfc-editor.org/rfc/rfc6455#section-7.4.2" text:style-name="Internet_20_link" text:visited-style-name="Visited_20_Internet_20_Link"><text:span text:style-name="T8">7.4.2</text:span></text:a><text:span text:style-name="T7">. <text:s/>Reserved Status Code Ranges <text:s/>. . . . . . . . . . . . . </text:span><text:a xlink:type="simple" xlink:href="https://www.rfc-editor.org/rfc/rfc6455#page-47" text:style-name="Internet_20_link" text:visited-style-name="Visited_20_Internet_20_Link"><text:span text:style-name="T8">47</text:span></text:a></text:p>
      <text:p text:style-name="P5"><text:span text:style-name="T6"><text:s text:c="3"/></text:span><text:a xlink:type="simple" xlink:href="https://www.rfc-editor.org/rfc/rfc6455#section-8" text:style-name="Internet_20_link" text:visited-style-name="Visited_20_Internet_20_Link"><text:span text:style-name="T8">8</text:span></text:a><text:span text:style-name="T7">. <text:s/>Error Handling . . . . . . . . . . . . . . . . . . . . . . . . </text:span><text:a xlink:type="simple" xlink:href="https://www.rfc-editor.org/rfc/rfc6455#page-48" text:style-name="Internet_20_link" text:visited-style-name="Visited_20_Internet_20_Link"><text:span text:style-name="T8">48</text:span></text:a></text:p>
      <text:p text:style-name="P5"><text:span text:style-name="T6"><text:s text:c="5"/></text:span><text:a xlink:type="simple" xlink:href="https://www.rfc-editor.org/rfc/rfc6455#section-8.1" text:style-name="Internet_20_link" text:visited-style-name="Visited_20_Internet_20_Link"><text:span text:style-name="T8">8.1</text:span></text:a><text:span text:style-name="T7">. <text:s/>Handling Errors in UTF-8-Encoded Data <text:s/>. . . . . . . . . . </text:span><text:a xlink:type="simple" xlink:href="https://www.rfc-editor.org/rfc/rfc6455#page-48" text:style-name="Internet_20_link" text:visited-style-name="Visited_20_Internet_20_Link"><text:span text:style-name="T8">48</text:span></text:a></text:p>
      <text:p text:style-name="P5"><text:span text:style-name="T6"><text:s text:c="3"/></text:span><text:a xlink:type="simple" xlink:href="https://www.rfc-editor.org/rfc/rfc6455#section-9" text:style-name="Internet_20_link" text:visited-style-name="Visited_20_Internet_20_Link"><text:span text:style-name="T8">9</text:span></text:a><text:span text:style-name="T7">. <text:s/>Extensions . . . . . . . . . . . . . . . . . . . . . . . . . . </text:span><text:a xlink:type="simple" xlink:href="https://www.rfc-editor.org/rfc/rfc6455#page-48" text:style-name="Internet_20_link" text:visited-style-name="Visited_20_Internet_20_Link"><text:span text:style-name="T8">48</text:span></text:a></text:p>
      <text:p text:style-name="P5"><text:span text:style-name="T6"><text:s text:c="5"/></text:span><text:a xlink:type="simple" xlink:href="https://www.rfc-editor.org/rfc/rfc6455#section-9.1" text:style-name="Internet_20_link" text:visited-style-name="Visited_20_Internet_20_Link"><text:span text:style-name="T8">9.1</text:span></text:a><text:span text:style-name="T7">. <text:s/>Negotiating Extensions . . . . . . . . . . . . . . . . . . </text:span><text:a xlink:type="simple" xlink:href="https://www.rfc-editor.org/rfc/rfc6455#page-48" text:style-name="Internet_20_link" text:visited-style-name="Visited_20_Internet_20_Link"><text:span text:style-name="T8">48</text:span></text:a></text:p>
      <text:p text:style-name="P5"><text:span text:style-name="T6"><text:s text:c="5"/></text:span><text:a xlink:type="simple" xlink:href="https://www.rfc-editor.org/rfc/rfc6455#section-9.2" text:style-name="Internet_20_link" text:visited-style-name="Visited_20_Internet_20_Link"><text:span text:style-name="T8">9.2</text:span></text:a><text:span text:style-name="T7">. <text:s/>Known Extensions . . . . . . . . . . . . . . . . . . . . . </text:span><text:a xlink:type="simple" xlink:href="https://www.rfc-editor.org/rfc/rfc6455#page-50" text:style-name="Internet_20_link" text:visited-style-name="Visited_20_Internet_20_Link"><text:span text:style-name="T8">50</text:span></text:a></text:p>
      <text:p text:style-name="P5"><text:span text:style-name="T6"><text:s text:c="3"/></text:span><text:a xlink:type="simple" xlink:href="https://www.rfc-editor.org/rfc/rfc6455#section-10" text:style-name="Internet_20_link" text:visited-style-name="Visited_20_Internet_20_Link"><text:span text:style-name="T8">10</text:span></text:a><text:span text:style-name="T7">. Security Considerations <text:s/>. . . . . . . . . . . . . . . . . . . </text:span><text:a xlink:type="simple" xlink:href="https://www.rfc-editor.org/rfc/rfc6455#page-50" text:style-name="Internet_20_link" text:visited-style-name="Visited_20_Internet_20_Link"><text:span text:style-name="T8">50</text:span></text:a></text:p>
      <text:p text:style-name="P5"><text:span text:style-name="T6"><text:s text:c="5"/></text:span><text:a xlink:type="simple" xlink:href="https://www.rfc-editor.org/rfc/rfc6455#section-10.1" text:style-name="Internet_20_link" text:visited-style-name="Visited_20_Internet_20_Link"><text:span text:style-name="T8">10.1</text:span></text:a><text:span text:style-name="T7">. Non-Browser Clients <text:s/>. . . . . . . . . . . . . . . . . . . </text:span><text:a xlink:type="simple" xlink:href="https://www.rfc-editor.org/rfc/rfc6455#page-50" text:style-name="Internet_20_link" text:visited-style-name="Visited_20_Internet_20_Link"><text:span text:style-name="T8">50</text:span></text:a></text:p>
      <text:p text:style-name="P5"><text:span text:style-name="T6"><text:s text:c="5"/></text:span><text:a xlink:type="simple" xlink:href="https://www.rfc-editor.org/rfc/rfc6455#section-10.2" text:style-name="Internet_20_link" text:visited-style-name="Visited_20_Internet_20_Link"><text:span text:style-name="T8">10.2</text:span></text:a><text:span text:style-name="T7">. Origin Considerations <text:s/>. . . . . . . . . . . . . . . . . . </text:span><text:a xlink:type="simple" xlink:href="https://www.rfc-editor.org/rfc/rfc6455#page-50" text:style-name="Internet_20_link" text:visited-style-name="Visited_20_Internet_20_Link"><text:span text:style-name="T8">50</text:span></text:a></text:p>
      <text:p text:style-name="P5"><text:span text:style-name="T6"><text:s text:c="5"/></text:span><text:a xlink:type="simple" xlink:href="https://www.rfc-editor.org/rfc/rfc6455#section-10.3" text:style-name="Internet_20_link" text:visited-style-name="Visited_20_Internet_20_Link"><text:span text:style-name="T8">10.3</text:span></text:a><text:span text:style-name="T7">. Attacks On Infrastructure (Masking) <text:s/>. . . . . . . . . . . </text:span><text:a xlink:type="simple" xlink:href="https://www.rfc-editor.org/rfc/rfc6455#page-51" text:style-name="Internet_20_link" text:visited-style-name="Visited_20_Internet_20_Link"><text:span text:style-name="T8">51</text:span></text:a></text:p>
      <text:p text:style-name="P5"><text:span text:style-name="T6"><text:s text:c="5"/></text:span><text:a xlink:type="simple" xlink:href="https://www.rfc-editor.org/rfc/rfc6455#section-10.4" text:style-name="Internet_20_link" text:visited-style-name="Visited_20_Internet_20_Link"><text:span text:style-name="T8">10.4</text:span></text:a><text:span text:style-name="T7">. Implementation-Specific Limits . . . . . . . . . . . . . . </text:span><text:a xlink:type="simple" xlink:href="https://www.rfc-editor.org/rfc/rfc6455#page-52" text:style-name="Internet_20_link" text:visited-style-name="Visited_20_Internet_20_Link"><text:span text:style-name="T8">52</text:span></text:a></text:p>
      <text:p text:style-name="P5"><text:span text:style-name="T6"><text:s text:c="5"/></text:span><text:a xlink:type="simple" xlink:href="https://www.rfc-editor.org/rfc/rfc6455#section-10.5" text:style-name="Internet_20_link" text:visited-style-name="Visited_20_Internet_20_Link"><text:span text:style-name="T8">10.5</text:span></text:a><text:span text:style-name="T7">. WebSocket Client Authentication <text:s/>. . . . . . . . . . . . . </text:span><text:a xlink:type="simple" xlink:href="https://www.rfc-editor.org/rfc/rfc6455#page-53" text:style-name="Internet_20_link" text:visited-style-name="Visited_20_Internet_20_Link"><text:span text:style-name="T8">53</text:span></text:a></text:p>
      <text:p text:style-name="P5"><text:span text:style-name="T6"><text:s text:c="5"/></text:span><text:a xlink:type="simple" xlink:href="https://www.rfc-editor.org/rfc/rfc6455#section-10.6" text:style-name="Internet_20_link" text:visited-style-name="Visited_20_Internet_20_Link"><text:span text:style-name="T8">10.6</text:span></text:a><text:span text:style-name="T7">. Connection Confidentiality and Integrity . . . . . . . . . </text:span><text:a xlink:type="simple" xlink:href="https://www.rfc-editor.org/rfc/rfc6455#page-53" text:style-name="Internet_20_link" text:visited-style-name="Visited_20_Internet_20_Link"><text:span text:style-name="T8">53</text:span></text:a></text:p>
      <text:p text:style-name="P5"><text:span text:style-name="T6"><text:s text:c="5"/></text:span><text:a xlink:type="simple" xlink:href="https://www.rfc-editor.org/rfc/rfc6455#section-10.7" text:style-name="Internet_20_link" text:visited-style-name="Visited_20_Internet_20_Link"><text:span text:style-name="T8">10.7</text:span></text:a><text:span text:style-name="T7">. Handling of Invalid Data . . . . . . . . . . . . . . . . . </text:span><text:a xlink:type="simple" xlink:href="https://www.rfc-editor.org/rfc/rfc6455#page-53" text:style-name="Internet_20_link" text:visited-style-name="Visited_20_Internet_20_Link"><text:span text:style-name="T8">53</text:span></text:a></text:p>
      <text:p text:style-name="P5"><text:span text:style-name="T6"><text:s text:c="5"/></text:span><text:a xlink:type="simple" xlink:href="https://www.rfc-editor.org/rfc/rfc6455#section-10.8" text:style-name="Internet_20_link" text:visited-style-name="Visited_20_Internet_20_Link"><text:span text:style-name="T8">10.8</text:span></text:a><text:span text:style-name="T7">. Use of SHA-1 by the WebSocket Handshake <text:s/>. . . . . . . . . </text:span><text:a xlink:type="simple" xlink:href="https://www.rfc-editor.org/rfc/rfc6455#page-54" text:style-name="Internet_20_link" text:visited-style-name="Visited_20_Internet_20_Link"><text:span text:style-name="T8">54</text:span></text:a></text:p>
      <text:p text:style-name="P5"><text:span text:style-name="T6"><text:s text:c="3"/></text:span><text:a xlink:type="simple" xlink:href="https://www.rfc-editor.org/rfc/rfc6455#section-11" text:style-name="Internet_20_link" text:visited-style-name="Visited_20_Internet_20_Link"><text:span text:style-name="T8">11</text:span></text:a><text:span text:style-name="T7">. IANA Considerations <text:s/>. . . . . . . . . . . . . . . . . . . . . </text:span><text:a xlink:type="simple" xlink:href="https://www.rfc-editor.org/rfc/rfc6455#page-54" text:style-name="Internet_20_link" text:visited-style-name="Visited_20_Internet_20_Link"><text:span text:style-name="T8">54</text:span></text:a></text:p>
      <text:p text:style-name="P5"><text:span text:style-name="T6"><text:s text:c="5"/></text:span><text:a xlink:type="simple" xlink:href="https://www.rfc-editor.org/rfc/rfc6455#section-11.1" text:style-name="Internet_20_link" text:visited-style-name="Visited_20_Internet_20_Link"><text:span text:style-name="T8">11.1</text:span></text:a><text:span text:style-name="T7">. Registration of New URI Schemes <text:s/>. . . . . . . . . . . . . </text:span><text:a xlink:type="simple" xlink:href="https://www.rfc-editor.org/rfc/rfc6455#page-54" text:style-name="Internet_20_link" text:visited-style-name="Visited_20_Internet_20_Link"><text:span text:style-name="T8">54</text:span></text:a></text:p>
      <text:p text:style-name="P5"><text:span text:style-name="T6"><text:s text:c="7"/></text:span><text:a xlink:type="simple" xlink:href="https://www.rfc-editor.org/rfc/rfc6455#section-11.1.1" text:style-name="Internet_20_link" text:visited-style-name="Visited_20_Internet_20_Link"><text:span text:style-name="T8">11.1.1</text:span></text:a><text:span text:style-name="T7">. Registration of "ws" Scheme <text:s/>. . . . . . . . . . . . . </text:span><text:a xlink:type="simple" xlink:href="https://www.rfc-editor.org/rfc/rfc6455#page-54" text:style-name="Internet_20_link" text:visited-style-name="Visited_20_Internet_20_Link"><text:span text:style-name="T8">54</text:span></text:a></text:p>
      <text:p text:style-name="P5"><text:span text:style-name="T6"><text:s text:c="7"/></text:span><text:a xlink:type="simple" xlink:href="https://www.rfc-editor.org/rfc/rfc6455#section-11.1.2" text:style-name="Internet_20_link" text:visited-style-name="Visited_20_Internet_20_Link"><text:span text:style-name="T8">11.1.2</text:span></text:a><text:span text:style-name="T7">. Registration of "wss" Scheme . . . . . . . . . . . . . </text:span><text:a xlink:type="simple" xlink:href="https://www.rfc-editor.org/rfc/rfc6455#page-55" text:style-name="Internet_20_link" text:visited-style-name="Visited_20_Internet_20_Link"><text:span text:style-name="T8">55</text:span></text:a></text:p>
      <text:p text:style-name="P5"><text:span text:style-name="T6"><text:s text:c="5"/></text:span><text:a xlink:type="simple" xlink:href="https://www.rfc-editor.org/rfc/rfc6455#section-11.2" text:style-name="Internet_20_link" text:visited-style-name="Visited_20_Internet_20_Link"><text:span text:style-name="T8">11.2</text:span></text:a><text:span text:style-name="T7">. Registration of the "WebSocket" HTTP Upgrade Keyword . . . </text:span><text:a xlink:type="simple" xlink:href="https://www.rfc-editor.org/rfc/rfc6455#page-56" text:style-name="Internet_20_link" text:visited-style-name="Visited_20_Internet_20_Link"><text:span text:style-name="T8">56</text:span></text:a></text:p>
      <text:p text:style-name="P5"><text:span text:style-name="T6"><text:s text:c="5"/></text:span><text:a xlink:type="simple" xlink:href="https://www.rfc-editor.org/rfc/rfc6455#section-11.3" text:style-name="Internet_20_link" text:visited-style-name="Visited_20_Internet_20_Link"><text:span text:style-name="T8">11.3</text:span></text:a><text:span text:style-name="T7">. Registration of New HTTP Header Fields . . . . . . . . . . </text:span><text:a xlink:type="simple" xlink:href="https://www.rfc-editor.org/rfc/rfc6455#page-57" text:style-name="Internet_20_link" text:visited-style-name="Visited_20_Internet_20_Link"><text:span text:style-name="T8">57</text:span></text:a></text:p>
      <text:p text:style-name="P5"><text:span text:style-name="T6"><text:s text:c="7"/></text:span><text:a xlink:type="simple" xlink:href="https://www.rfc-editor.org/rfc/rfc6455#section-11.3.1" text:style-name="Internet_20_link" text:visited-style-name="Visited_20_Internet_20_Link"><text:span text:style-name="T8">11.3.1</text:span></text:a><text:span text:style-name="T7">. Sec-WebSocket-Key <text:s/>. . . . . . . . . . . . . . . . . . </text:span><text:a xlink:type="simple" xlink:href="https://www.rfc-editor.org/rfc/rfc6455#page-57" text:style-name="Internet_20_link" text:visited-style-name="Visited_20_Internet_20_Link"><text:span text:style-name="T8">57</text:span></text:a></text:p>
      <text:p text:style-name="P5"><text:span text:style-name="T6"><text:s text:c="7"/></text:span><text:a xlink:type="simple" xlink:href="https://www.rfc-editor.org/rfc/rfc6455#section-11.3.2" text:style-name="Internet_20_link" text:visited-style-name="Visited_20_Internet_20_Link"><text:span text:style-name="T8">11.3.2</text:span></text:a><text:span text:style-name="T7">. Sec-WebSocket-Extensions . . . . . . . . . . . . . . . </text:span><text:a xlink:type="simple" xlink:href="https://www.rfc-editor.org/rfc/rfc6455#page-58" text:style-name="Internet_20_link" text:visited-style-name="Visited_20_Internet_20_Link"><text:span text:style-name="T8">58</text:span></text:a></text:p>
      <text:p text:style-name="P5"><text:span text:style-name="T6"><text:s text:c="7"/></text:span><text:a xlink:type="simple" xlink:href="https://www.rfc-editor.org/rfc/rfc6455#section-11.3.3" text:style-name="Internet_20_link" text:visited-style-name="Visited_20_Internet_20_Link"><text:span text:style-name="T8">11.3.3</text:span></text:a><text:span text:style-name="T7">. Sec-WebSocket-Accept . . . . . . . . . . . . . . . . . </text:span><text:a xlink:type="simple" xlink:href="https://www.rfc-editor.org/rfc/rfc6455#page-58" text:style-name="Internet_20_link" text:visited-style-name="Visited_20_Internet_20_Link"><text:span text:style-name="T8">58</text:span></text:a></text:p>
      <text:p text:style-name="P5"><text:span text:style-name="T6"><text:s text:c="7"/></text:span><text:a xlink:type="simple" xlink:href="https://www.rfc-editor.org/rfc/rfc6455#section-11.3.4" text:style-name="Internet_20_link" text:visited-style-name="Visited_20_Internet_20_Link"><text:span text:style-name="T8">11.3.4</text:span></text:a><text:span text:style-name="T7">. Sec-WebSocket-Protocol . . . . . . . . . . . . . . . . </text:span><text:a xlink:type="simple" xlink:href="https://www.rfc-editor.org/rfc/rfc6455#page-59" text:style-name="Internet_20_link" text:visited-style-name="Visited_20_Internet_20_Link"><text:span text:style-name="T8">59</text:span></text:a></text:p>
      <text:p text:style-name="P5"><text:span text:style-name="T6"><text:s text:c="7"/></text:span><text:a xlink:type="simple" xlink:href="https://www.rfc-editor.org/rfc/rfc6455#section-11.3.5" text:style-name="Internet_20_link" text:visited-style-name="Visited_20_Internet_20_Link"><text:span text:style-name="T8">11.3.5</text:span></text:a><text:span text:style-name="T7">. Sec-WebSocket-Version <text:s/>. . . . . . . . . . . . . . . . </text:span><text:a xlink:type="simple" xlink:href="https://www.rfc-editor.org/rfc/rfc6455#page-60" text:style-name="Internet_20_link" text:visited-style-name="Visited_20_Internet_20_Link"><text:span text:style-name="T8">60</text:span></text:a></text:p>
      <text:p text:style-name="P5"><text:span text:style-name="T6"><text:s text:c="5"/></text:span><text:a xlink:type="simple" xlink:href="https://www.rfc-editor.org/rfc/rfc6455#section-11.4" text:style-name="Internet_20_link" text:visited-style-name="Visited_20_Internet_20_Link"><text:span text:style-name="T8">11.4</text:span></text:a><text:span text:style-name="T7">. WebSocket Extension Name Registry <text:s/>. . . . . . . . . . . . </text:span><text:a xlink:type="simple" xlink:href="https://www.rfc-editor.org/rfc/rfc6455#page-61" text:style-name="Internet_20_link" text:visited-style-name="Visited_20_Internet_20_Link"><text:span text:style-name="T8">61</text:span></text:a></text:p>
      <text:p text:style-name="P5"><text:span text:style-name="T6"><text:s text:c="5"/></text:span><text:a xlink:type="simple" xlink:href="https://www.rfc-editor.org/rfc/rfc6455#section-11.5" text:style-name="Internet_20_link" text:visited-style-name="Visited_20_Internet_20_Link"><text:span text:style-name="T8">11.5</text:span></text:a><text:span text:style-name="T7">. WebSocket Subprotocol Name Registry <text:s/>. . . . . . . . . . . </text:span><text:a xlink:type="simple" xlink:href="https://www.rfc-editor.org/rfc/rfc6455#page-61" text:style-name="Internet_20_link" text:visited-style-name="Visited_20_Internet_20_Link"><text:span text:style-name="T8">61</text:span></text:a></text:p>
      <text:p text:style-name="P5"><text:span text:style-name="T6"><text:s text:c="5"/></text:span><text:a xlink:type="simple" xlink:href="https://www.rfc-editor.org/rfc/rfc6455#section-11.6" text:style-name="Internet_20_link" text:visited-style-name="Visited_20_Internet_20_Link"><text:span text:style-name="T8">11.6</text:span></text:a><text:span text:style-name="T7">. WebSocket Version Number Registry <text:s/>. . . . . . . . . . . . </text:span><text:a xlink:type="simple" xlink:href="https://www.rfc-editor.org/rfc/rfc6455#page-62" text:style-name="Internet_20_link" text:visited-style-name="Visited_20_Internet_20_Link"><text:span text:style-name="T8">62</text:span></text:a></text:p>
      <text:p text:style-name="P5"><text:span text:style-name="T6"><text:s text:c="5"/></text:span><text:a xlink:type="simple" xlink:href="https://www.rfc-editor.org/rfc/rfc6455#section-11.7" text:style-name="Internet_20_link" text:visited-style-name="Visited_20_Internet_20_Link"><text:span text:style-name="T8">11.7</text:span></text:a><text:span text:style-name="T7">. WebSocket Close Code Number Registry . . . . . . . . . . . </text:span><text:a xlink:type="simple" xlink:href="https://www.rfc-editor.org/rfc/rfc6455#page-64" text:style-name="Internet_20_link" text:visited-style-name="Visited_20_Internet_20_Link"><text:span text:style-name="T8">64</text:span></text:a></text:p>
      <text:p text:style-name="P5"><text:span text:style-name="T6"><text:s text:c="5"/></text:span><text:a xlink:type="simple" xlink:href="https://www.rfc-editor.org/rfc/rfc6455#section-11.8" text:style-name="Internet_20_link" text:visited-style-name="Visited_20_Internet_20_Link"><text:span text:style-name="T8">11.8</text:span></text:a><text:span text:style-name="T7">. WebSocket Opcode Registry <text:s/>. . . . . . . . . . . . . . . . </text:span><text:a xlink:type="simple" xlink:href="https://www.rfc-editor.org/rfc/rfc6455#page-65" text:style-name="Internet_20_link" text:visited-style-name="Visited_20_Internet_20_Link"><text:span text:style-name="T8">65</text:span></text:a></text:p>
      <text:p text:style-name="P5"><text:span text:style-name="T6"><text:s text:c="5"/></text:span><text:a xlink:type="simple" xlink:href="https://www.rfc-editor.org/rfc/rfc6455#section-11.9" text:style-name="Internet_20_link" text:visited-style-name="Visited_20_Internet_20_Link"><text:span text:style-name="T8">11.9</text:span></text:a><text:span text:style-name="T7">. WebSocket Framing Header Bits Registry . . . . . . . . . . </text:span><text:a xlink:type="simple" xlink:href="https://www.rfc-editor.org/rfc/rfc6455#page-66" text:style-name="Internet_20_link" text:visited-style-name="Visited_20_Internet_20_Link"><text:span text:style-name="T8">66</text:span></text:a></text:p>
      <text:p text:style-name="P5"><text:span text:style-name="T6"><text:s text:c="3"/></text:span><text:a xlink:type="simple" xlink:href="https://www.rfc-editor.org/rfc/rfc6455#section-12" text:style-name="Internet_20_link" text:visited-style-name="Visited_20_Internet_20_Link"><text:span text:style-name="T8">12</text:span></text:a><text:span text:style-name="T7">. Using the WebSocket Protocol from Other Specifications . . . . </text:span><text:a xlink:type="simple" xlink:href="https://www.rfc-editor.org/rfc/rfc6455#page-66" text:style-name="Internet_20_link" text:visited-style-name="Visited_20_Internet_20_Link"><text:span text:style-name="T8">66</text:span></text:a></text:p>
      <text:p text:style-name="P5"><text:span text:style-name="T6"><text:s text:c="3"/></text:span><text:a xlink:type="simple" xlink:href="https://www.rfc-editor.org/rfc/rfc6455#section-13" text:style-name="Internet_20_link" text:visited-style-name="Visited_20_Internet_20_Link"><text:span text:style-name="T8">13</text:span></text:a><text:span text:style-name="T7">. Acknowledgements . . . . . . . . . . . . . . . . . . . . . . . </text:span><text:a xlink:type="simple" xlink:href="https://www.rfc-editor.org/rfc/rfc6455#page-67" text:style-name="Internet_20_link" text:visited-style-name="Visited_20_Internet_20_Link"><text:span text:style-name="T8">67</text:span></text:a></text:p>
      <text:p text:style-name="P5"><text:span text:style-name="T6"><text:s text:c="3"/></text:span><text:a xlink:type="simple" xlink:href="https://www.rfc-editor.org/rfc/rfc6455#section-14" text:style-name="Internet_20_link" text:visited-style-name="Visited_20_Internet_20_Link"><text:span text:style-name="T8">14</text:span></text:a><text:span text:style-name="T7">. References . . . . . . . . . . . . . . . . . . . . . . . . . . </text:span><text:a xlink:type="simple" xlink:href="https://www.rfc-editor.org/rfc/rfc6455#page-68" text:style-name="Internet_20_link" text:visited-style-name="Visited_20_Internet_20_Link"><text:span text:style-name="T8">68</text:span></text:a></text:p>
      <text:p text:style-name="P5"><text:span text:style-name="T6"><text:s text:c="5"/></text:span><text:a xlink:type="simple" xlink:href="https://www.rfc-editor.org/rfc/rfc6455#section-14.1" text:style-name="Internet_20_link" text:visited-style-name="Visited_20_Internet_20_Link"><text:span text:style-name="T8">14.1</text:span></text:a><text:span text:style-name="T7">. Normative References . . . . . . . . . . . . . . . . . . . </text:span><text:a xlink:type="simple" xlink:href="https://www.rfc-editor.org/rfc/rfc6455#page-68" text:style-name="Internet_20_link" text:visited-style-name="Visited_20_Internet_20_Link"><text:span text:style-name="T8">68</text:span></text:a></text:p>
      <text:p text:style-name="P5"><text:span text:style-name="T6"><text:s text:c="5"/></text:span><text:a xlink:type="simple" xlink:href="https://www.rfc-editor.org/rfc/rfc6455#section-14.2" text:style-name="Internet_20_link" text:visited-style-name="Visited_20_Internet_20_Link"><text:span text:style-name="T8">14.2</text:span></text:a><text:span text:style-name="T7">. Informative References . . . . . . . . . . . . . . . . . . </text:span><text:a xlink:type="simple" xlink:href="https://www.rfc-editor.org/rfc/rfc6455#page-69" text:style-name="Internet_20_link" text:visited-style-name="Visited_20_Internet_20_Link"><text:span text:style-name="T8">69</text:span></text:a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9"/>[Page 3]</text:p>
      <text:p text:style-name="Horizontal_20_Line"/>
      <text:p text:style-name="P8"><text:bookmark text:name="page-4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1" text:style-name="Internet_20_link" text:visited-style-name="Visited_20_Internet_20_Link"><text:bookmark text:name="section-1"/><text:span text:style-name="T10">1</text:span></text:a><text:span text:style-name="T11">. <text:s/>Introduction</text:span></text:p>
      <text:p text:style-name="P5"/>
      <text:p text:style-name="P8"><text:a xlink:type="simple" xlink:href="https://www.rfc-editor.org/rfc/rfc6455#section-1.1" text:style-name="Internet_20_link" text:visited-style-name="Visited_20_Internet_20_Link"><text:bookmark text:name="section-1.1"/><text:span text:style-name="T10">1.1</text:span></text:a><text:span text:style-name="T11">. <text:s/>Background</text:span></text:p>
      <text:p text:style-name="P5"/>
      <text:p text:style-name="P4"><text:s text:c="3"/><text:span text:style-name="T4">_This section is non-normative._</text:span></text:p>
      <text:p text:style-name="P5"/>
      <text:p text:style-name="P4"><text:s text:c="3"/><text:span text:style-name="T4">Historically, creating web applications that need bidirectional</text:span></text:p>
      <text:p text:style-name="P4"><text:s text:c="3"/><text:span text:style-name="T4">communication between a client and a server (e.g.., instant messaging</text:span></text:p>
      <text:p text:style-name="P4"><text:s text:c="3"/><text:span text:style-name="T4">and gaming applications) has required an abuse of HTTP to poll the</text:span></text:p>
      <text:p text:style-name="P4"><text:s text:c="3"/><text:span text:style-name="T4">server for updates while sending upstream notifications as distinct</text:span></text:p>
      <text:p text:style-name="P5"><text:span text:style-name="T6"><text:s text:c="3"/></text:span><text:span text:style-name="T7">HTTP calls [</text:span><text:a xlink:type="simple" xlink:href="https://www.rfc-editor.org/rfc/rfc6202" text:style-name="Internet_20_link" text:visited-style-name="Visited_20_Internet_20_Link"><text:span text:style-name="T8">RFC6202</text:span></text:a><text:span text:style-name="T7">].</text:span></text:p>
      <text:p text:style-name="P5"/>
      <text:p text:style-name="P4"><text:s text:c="3"/><text:span text:style-name="T4">This results in a variety of problems:</text:span></text:p>
      <text:p text:style-name="P5"><text:soft-page-break/></text:p>
      <text:p text:style-name="P4"><text:s text:c="3"/><text:span text:style-name="T4">o <text:s/>The server is forced to use a number of different underlying TCP</text:span></text:p>
      <text:p text:style-name="P4"><text:s text:c="6"/><text:span text:style-name="T4">connections for each client: one for sending information to the</text:span></text:p>
      <text:p text:style-name="P4"><text:s text:c="6"/><text:span text:style-name="T4">client and a new one for each incoming message.</text:span></text:p>
      <text:p text:style-name="P5"/>
      <text:p text:style-name="P4"><text:s text:c="3"/><text:span text:style-name="T4">o <text:s/>The wire protocol has a high overhead, with each client-to-server</text:span></text:p>
      <text:p text:style-name="P4"><text:s text:c="6"/><text:span text:style-name="T4">message having an HTTP header.</text:span></text:p>
      <text:p text:style-name="P5"/>
      <text:p text:style-name="P4"><text:s text:c="3"/><text:span text:style-name="T4">o <text:s/>The client-side script is forced to maintain a mapping from the</text:span></text:p>
      <text:p text:style-name="P4"><text:s text:c="6"/><text:span text:style-name="T4">outgoing connections to the incoming connection to track replies.</text:span></text:p>
      <text:p text:style-name="P5"/>
      <text:p text:style-name="P4"><text:s text:c="3"/><text:span text:style-name="T4">A simpler solution would be to use a single TCP connection for</text:span></text:p>
      <text:p text:style-name="P4"><text:s text:c="3"/><text:span text:style-name="T4">traffic in both directions. <text:s/>This is what the WebSocket Protocol</text:span></text:p>
      <text:p text:style-name="P5"><text:span text:style-name="T6"><text:s text:c="3"/></text:span><text:span text:style-name="T7">provides. <text:s/>Combined with the WebSocket API [</text:span><text:a xlink:type="simple" xlink:href="https://www.rfc-editor.org/rfc/rfc6455#ref-WSAPI" text:style-name="Internet_20_link" text:visited-style-name="Visited_20_Internet_20_Link"><text:span text:style-name="T8">WSAPI</text:span></text:a><text:span text:style-name="T7">], it provides an</text:span></text:p>
      <text:p text:style-name="P4"><text:s text:c="3"/><text:span text:style-name="T4">alternative to HTTP polling for two-way communication from a web page</text:span></text:p>
      <text:p text:style-name="P4"><text:s text:c="3"/><text:span text:style-name="T4">to a remote server.</text:span></text:p>
      <text:p text:style-name="P5"/>
      <text:p text:style-name="P4"><text:s text:c="3"/><text:span text:style-name="T4">The same technique can be used for a variety of web applications:</text:span></text:p>
      <text:p text:style-name="P4"><text:s text:c="3"/><text:span text:style-name="T4">games, stock tickers, multi-user applications with simultaneous</text:span></text:p>
      <text:p text:style-name="P4"><text:s text:c="3"/><text:span text:style-name="T4">editing, user interfaces exposing server-side services in real time,</text:span></text:p>
      <text:p text:style-name="P4"><text:s text:c="3"/><text:span text:style-name="T4">etc.</text:span></text:p>
      <text:p text:style-name="P5"/>
      <text:p text:style-name="P4"><text:s text:c="3"/><text:span text:style-name="T4">The WebSocket Protocol is designed to supersede existing</text:span></text:p>
      <text:p text:style-name="P4"><text:s text:c="3"/><text:span text:style-name="T4">bidirectional communication technologies that use HTTP as a transport</text:span></text:p>
      <text:p text:style-name="P4"><text:s text:c="3"/><text:span text:style-name="T4">layer to benefit from existing infrastructure (proxies, filtering,</text:span></text:p>
      <text:p text:style-name="P4"><text:s text:c="3"/><text:span text:style-name="T4">authentication). <text:s/>Such technologies were implemented as trade-offs</text:span></text:p>
      <text:p text:style-name="P4"><text:s text:c="3"/><text:span text:style-name="T4">between efficiency and reliability because HTTP was not initially</text:span></text:p>
      <text:p text:style-name="P5"><text:span text:style-name="T6"><text:s text:c="3"/></text:span><text:span text:style-name="T7">meant to be used for bidirectional communication (see [</text:span><text:a xlink:type="simple" xlink:href="https://www.rfc-editor.org/rfc/rfc6202" text:style-name="Internet_20_link" text:visited-style-name="Visited_20_Internet_20_Link"><text:span text:style-name="T8">RFC6202</text:span></text:a><text:span text:style-name="T7">] for</text:span></text:p>
      <text:p text:style-name="P4"><text:s text:c="3"/><text:span text:style-name="T4">further discussion). <text:s/>The WebSocket Protocol attempts to address the</text:span></text:p>
      <text:p text:style-name="P4"><text:s text:c="3"/><text:span text:style-name="T4">goals of existing bidirectional HTTP technologies in the context of</text:span></text:p>
      <text:p text:style-name="P4"><text:s text:c="3"/><text:span text:style-name="T4">the existing HTTP infrastructure; as such, it is designed to work</text:span></text:p>
      <text:p text:style-name="P4"><text:s text:c="3"/><text:span text:style-name="T4">over HTTP ports 80 and 443 as well as to support HTTP proxies and</text:span></text:p>
      <text:p text:style-name="P4"><text:s text:c="3"/><text:span text:style-name="T4">intermediaries, even if this implies some complexity specific to the</text:span></text:p>
      <text:p text:style-name="P4"><text:s text:c="3"/><text:span text:style-name="T4">current environment. <text:s/>However, the design does not limit WebSocket to</text:span></text:p>
      <text:p text:style-name="P4"><text:s text:c="3"/><text:span text:style-name="T4">HTTP, and future implementations could use a simpler handshake over a</text:span></text:p>
      <text:p text:style-name="P5"/>
      <text:p text:style-name="P5"/>
      <text:p text:style-name="P5"/>
      <text:p text:style-name="P7">Fette &amp; Melnikov <text:s text:c="12"/>Standards Track <text:s text:c="19"/>[Page 4]</text:p>
      <text:p text:style-name="Horizontal_20_Line"/>
      <text:p text:style-name="P8"><text:bookmark text:name="page-5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dedicated port without reinventing the entire protocol. <text:s/>This last</text:span></text:p>
      <text:p text:style-name="P4"><text:s text:c="3"/><text:span text:style-name="T4">point is important because the traffic patterns of interactive</text:span></text:p>
      <text:p text:style-name="P4"><text:s text:c="3"/><text:span text:style-name="T4">messaging do not closely match standard HTTP traffic and can induce</text:span></text:p>
      <text:p text:style-name="P4"><text:s text:c="3"/><text:span text:style-name="T4">unusual loads on some components.</text:span></text:p>
      <text:p text:style-name="P5"/>
      <text:p text:style-name="P8"><text:a xlink:type="simple" xlink:href="https://www.rfc-editor.org/rfc/rfc6455#section-1.2" text:style-name="Internet_20_link" text:visited-style-name="Visited_20_Internet_20_Link"><text:bookmark text:name="section-1.2"/><text:span text:style-name="T10">1.2</text:span></text:a><text:span text:style-name="T11">. <text:s/>Protocol Overview</text:span></text:p>
      <text:p text:style-name="P5"/>
      <text:p text:style-name="P4"><text:s text:c="3"/><text:span text:style-name="T4">_This section is non-normative._</text:span></text:p>
      <text:p text:style-name="P5"/>
      <text:p text:style-name="P4"><text:s text:c="3"/><text:span text:style-name="T4">The protocol has two parts: a handshake and the data transfer.</text:span></text:p>
      <text:p text:style-name="P5"/>
      <text:p text:style-name="P4"><text:s text:c="3"/><text:span text:style-name="T4">The handshake from the client looks as follows:</text:span></text:p>
      <text:p text:style-name="P5"/>
      <text:p text:style-name="P4"><text:s text:c="8"/><text:span text:style-name="T4">GET /chat HTTP/1.1</text:span></text:p>
      <text:p text:style-name="P4"><text:s text:c="8"/><text:span text:style-name="T4">Host: server.example.com</text:span></text:p>
      <text:p text:style-name="P4"><text:s text:c="8"/><text:span text:style-name="T4">Upgrade: websocket</text:span></text:p>
      <text:p text:style-name="P4"><text:s text:c="8"/><text:span text:style-name="T4">Connection: Upgrade</text:span></text:p>
      <text:p text:style-name="P4"><text:s text:c="8"/><text:span text:style-name="T4">Sec-WebSocket-Key: dGhlIHNhbXBsZSBub25jZQ==</text:span></text:p>
      <text:p text:style-name="P4"><text:s text:c="8"/><text:span text:style-name="T4">Origin: http://example.com</text:span></text:p>
      <text:p text:style-name="P4"><text:soft-page-break/><text:s text:c="8"/><text:span text:style-name="T4">Sec-WebSocket-Protocol: chat, superchat</text:span></text:p>
      <text:p text:style-name="P4"><text:s text:c="8"/><text:span text:style-name="T4">Sec-WebSocket-Version: 13</text:span></text:p>
      <text:p text:style-name="P5"/>
      <text:p text:style-name="P4"><text:s text:c="3"/><text:span text:style-name="T4">The handshake from the server looks as follows:</text:span></text:p>
      <text:p text:style-name="P5"/>
      <text:p text:style-name="P4"><text:s text:c="8"/><text:span text:style-name="T4">HTTP/1.1 101 Switching Protocols</text:span></text:p>
      <text:p text:style-name="P4"><text:s text:c="8"/><text:span text:style-name="T4">Upgrade: websocket</text:span></text:p>
      <text:p text:style-name="P4"><text:s text:c="8"/><text:span text:style-name="T4">Connection: Upgrade</text:span></text:p>
      <text:p text:style-name="P4"><text:s text:c="8"/><text:span text:style-name="T4">Sec-WebSocket-Accept: s3pPLMBiTxaQ9kYGzzhZRbK+xOo=</text:span></text:p>
      <text:p text:style-name="P4"><text:s text:c="8"/><text:span text:style-name="T4">Sec-WebSocket-Protocol: chat</text:span></text:p>
      <text:p text:style-name="P5"/>
      <text:p text:style-name="P4"><text:s text:c="3"/><text:span text:style-name="T4">The leading line from the client follows the Request-Line format.</text:span></text:p>
      <text:p text:style-name="P4"><text:s text:c="3"/><text:span text:style-name="T4">The leading line from the server follows the Status-Line format. <text:s/>The</text:span></text:p>
      <text:p text:style-name="P5"><text:span text:style-name="T6"><text:s text:c="3"/></text:span><text:span text:style-name="T7">Request-Line and Status-Line productions are defined in [</text:span><text:a xlink:type="simple" xlink:href="https://www.rfc-editor.org/rfc/rfc2616" text:style-name="Internet_20_link" text:visited-style-name="Visited_20_Internet_20_Link"><text:span text:style-name="T8">RFC2616</text:span></text:a><text:span text:style-name="T7">].</text:span></text:p>
      <text:p text:style-name="P5"/>
      <text:p text:style-name="P4"><text:s text:c="3"/><text:span text:style-name="T4">An unordered set of header fields comes after the leading line in</text:span></text:p>
      <text:p text:style-name="P4"><text:s text:c="3"/><text:span text:style-name="T4">both cases. <text:s/>The meaning of these header fields is specified in</text:span></text:p>
      <text:p text:style-name="P5"><text:span text:style-name="T6"><text:s text:c="3"/></text:span><text:a xlink:type="simple" xlink:href="https://www.rfc-editor.org/rfc/rfc6455#section-4" text:style-name="Internet_20_link" text:visited-style-name="Visited_20_Internet_20_Link"><text:span text:style-name="T8">Section 4</text:span></text:a><text:span text:style-name="T7"> of this document. <text:s/>Additional header fields may also be</text:span></text:p>
      <text:p text:style-name="P5"><text:span text:style-name="T6"><text:s text:c="3"/></text:span><text:span text:style-name="T7">present, such as cookies [</text:span><text:a xlink:type="simple" xlink:href="https://www.rfc-editor.org/rfc/rfc6265" text:style-name="Internet_20_link" text:visited-style-name="Visited_20_Internet_20_Link"><text:span text:style-name="T8">RFC6265</text:span></text:a><text:span text:style-name="T7">]. <text:s/>The format and parsing of</text:span></text:p>
      <text:p text:style-name="P5"><text:span text:style-name="T6"><text:s text:c="3"/></text:span><text:span text:style-name="T7">headers is as defined in [</text:span><text:a xlink:type="simple" xlink:href="https://www.rfc-editor.org/rfc/rfc2616" text:style-name="Internet_20_link" text:visited-style-name="Visited_20_Internet_20_Link"><text:span text:style-name="T8">RFC2616</text:span></text:a><text:span text:style-name="T7">].</text:span></text:p>
      <text:p text:style-name="P5"/>
      <text:p text:style-name="P4"><text:s text:c="3"/><text:span text:style-name="T4">Once the client and server have both sent their handshakes, and if</text:span></text:p>
      <text:p text:style-name="P4"><text:s text:c="3"/><text:span text:style-name="T4">the handshake was successful, then the data transfer part starts.</text:span></text:p>
      <text:p text:style-name="P4"><text:s text:c="3"/><text:span text:style-name="T4">This is a two-way communication channel where each side can,</text:span></text:p>
      <text:p text:style-name="P4"><text:s text:c="3"/><text:span text:style-name="T4">independently from the other, send data at will.</text:span></text:p>
      <text:p text:style-name="P5"/>
      <text:p text:style-name="P4"><text:s text:c="3"/><text:span text:style-name="T4">After a successful handshake, clients and servers transfer data back</text:span></text:p>
      <text:p text:style-name="P4"><text:s text:c="3"/><text:span text:style-name="T4">and forth in conceptual units referred to in this specification as</text:span></text:p>
      <text:p text:style-name="P4"><text:s text:c="3"/><text:span text:style-name="T4">"messages". <text:s/>On the wire, a message is composed of one or more</text:span></text:p>
      <text:p text:style-name="P5"/>
      <text:p text:style-name="P5"/>
      <text:p text:style-name="P5"/>
      <text:p text:style-name="P7">Fette &amp; Melnikov <text:s text:c="12"/>Standards Track <text:s text:c="19"/>[Page 5]</text:p>
      <text:p text:style-name="Horizontal_20_Line"/>
      <text:p text:style-name="P8"><text:bookmark text:name="page-6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frames. <text:s/>The WebSocket message does not necessarily correspond to a</text:span></text:p>
      <text:p text:style-name="P4"><text:s text:c="3"/><text:span text:style-name="T4">particular network layer framing, as a fragmented message may be</text:span></text:p>
      <text:p text:style-name="P4"><text:s text:c="3"/><text:span text:style-name="T4">coalesced or split by an intermediary.</text:span></text:p>
      <text:p text:style-name="P5"/>
      <text:p text:style-name="P4"><text:s text:c="3"/><text:span text:style-name="T4">A frame has an associated type. <text:s/>Each frame belonging to the same</text:span></text:p>
      <text:p text:style-name="P4"><text:s text:c="3"/><text:span text:style-name="T4">message contains the same type of data. <text:s/>Broadly speaking, there are</text:span></text:p>
      <text:p text:style-name="P5"><text:span text:style-name="T6"><text:s text:c="3"/></text:span><text:span text:style-name="T7">types for textual data (which is interpreted as UTF-8 [</text:span><text:a xlink:type="simple" xlink:href="https://www.rfc-editor.org/rfc/rfc3629" text:style-name="Internet_20_link" text:visited-style-name="Visited_20_Internet_20_Link"><text:span text:style-name="T8">RFC3629</text:span></text:a><text:span text:style-name="T7">]</text:span></text:p>
      <text:p text:style-name="P4"><text:s text:c="3"/><text:span text:style-name="T4">text), binary data (whose interpretation is left up to the</text:span></text:p>
      <text:p text:style-name="P4"><text:s text:c="3"/><text:span text:style-name="T4">application), and control frames (which are not intended to carry</text:span></text:p>
      <text:p text:style-name="P4"><text:s text:c="3"/><text:span text:style-name="T4">data for the application but instead for protocol-level signaling,</text:span></text:p>
      <text:p text:style-name="P4"><text:s text:c="3"/><text:span text:style-name="T4">such as to signal that the connection should be closed). <text:s/>This</text:span></text:p>
      <text:p text:style-name="P4"><text:s text:c="3"/><text:span text:style-name="T4">version of the protocol defines six frame types and leaves ten</text:span></text:p>
      <text:p text:style-name="P4"><text:s text:c="3"/><text:span text:style-name="T4">reserved for future use.</text:span></text:p>
      <text:p text:style-name="P5"/>
      <text:p text:style-name="P8"><text:a xlink:type="simple" xlink:href="https://www.rfc-editor.org/rfc/rfc6455#section-1.3" text:style-name="Internet_20_link" text:visited-style-name="Visited_20_Internet_20_Link"><text:bookmark text:name="section-1.3"/><text:span text:style-name="T10">1.3</text:span></text:a><text:span text:style-name="T11">. <text:s/>Opening Handshake</text:span></text:p>
      <text:p text:style-name="P5"/>
      <text:p text:style-name="P4"><text:s text:c="3"/><text:span text:style-name="T4">_This section is non-normative._</text:span></text:p>
      <text:p text:style-name="P5"/>
      <text:p text:style-name="P4"><text:s text:c="3"/><text:span text:style-name="T4">The opening handshake is intended to be compatible with HTTP-based</text:span></text:p>
      <text:p text:style-name="P4"><text:s text:c="3"/><text:span text:style-name="T4">server-side software and intermediaries, so that a single port can be</text:span></text:p>
      <text:p text:style-name="P4"><text:s text:c="3"/><text:span text:style-name="T4">used by both HTTP clients talking to that server and WebSocket</text:span></text:p>
      <text:p text:style-name="P4"><text:s text:c="3"/><text:span text:style-name="T4">clients talking to that server. <text:s/>To this end, the WebSocket client's</text:span></text:p>
      <text:p text:style-name="P4"><text:s text:c="3"/><text:span text:style-name="T4">handshake is an HTTP Upgrade request:</text:span></text:p>
      <text:p text:style-name="P5"/>
      <text:p text:style-name="P4"><text:s text:c="8"/><text:span text:style-name="T4">GET /chat HTTP/1.1</text:span></text:p>
      <text:p text:style-name="P4"><text:soft-page-break/><text:s text:c="8"/><text:span text:style-name="T4">Host: server.example.com</text:span></text:p>
      <text:p text:style-name="P4"><text:s text:c="8"/><text:span text:style-name="T4">Upgrade: websocket</text:span></text:p>
      <text:p text:style-name="P4"><text:s text:c="8"/><text:span text:style-name="T4">Connection: Upgrade</text:span></text:p>
      <text:p text:style-name="P4"><text:s text:c="8"/><text:span text:style-name="T4">Sec-WebSocket-Key: dGhlIHNhbXBsZSBub25jZQ==</text:span></text:p>
      <text:p text:style-name="P4"><text:s text:c="8"/><text:span text:style-name="T4">Origin: http://example.com</text:span></text:p>
      <text:p text:style-name="P4"><text:s text:c="8"/><text:span text:style-name="T4">Sec-WebSocket-Protocol: chat, superchat</text:span></text:p>
      <text:p text:style-name="P4"><text:s text:c="8"/><text:span text:style-name="T4">Sec-WebSocket-Version: 13</text:span></text:p>
      <text:p text:style-name="P5"/>
      <text:p text:style-name="P5"><text:span text:style-name="T6"><text:s text:c="3"/></text:span><text:span text:style-name="T7">In compliance with [</text:span><text:a xlink:type="simple" xlink:href="https://www.rfc-editor.org/rfc/rfc2616" text:style-name="Internet_20_link" text:visited-style-name="Visited_20_Internet_20_Link"><text:span text:style-name="T8">RFC2616</text:span></text:a><text:span text:style-name="T7">], header fields in the handshake may be</text:span></text:p>
      <text:p text:style-name="P4"><text:s text:c="3"/><text:span text:style-name="T4">sent by the client in any order, so the order in which different</text:span></text:p>
      <text:p text:style-name="P4"><text:s text:c="3"/><text:span text:style-name="T4">header fields are received is not significant.</text:span></text:p>
      <text:p text:style-name="P5"/>
      <text:p text:style-name="P5"><text:span text:style-name="T6"><text:s text:c="3"/></text:span><text:span text:style-name="T7">The "Request-URI" of the GET method [</text:span><text:a xlink:type="simple" xlink:href="https://www.rfc-editor.org/rfc/rfc2616" text:style-name="Internet_20_link" text:visited-style-name="Visited_20_Internet_20_Link"><text:span text:style-name="T8">RFC2616</text:span></text:a><text:span text:style-name="T7">] is used to identify the</text:span></text:p>
      <text:p text:style-name="P4"><text:s text:c="3"/><text:span text:style-name="T4">endpoint of the WebSocket connection, both to allow multiple domains</text:span></text:p>
      <text:p text:style-name="P4"><text:s text:c="3"/><text:span text:style-name="T4">to be served from one IP address and to allow multiple WebSocket</text:span></text:p>
      <text:p text:style-name="P4"><text:s text:c="3"/><text:span text:style-name="T4">endpoints to be served by a single server.</text:span></text:p>
      <text:p text:style-name="P5"/>
      <text:p text:style-name="P4"><text:s text:c="3"/><text:span text:style-name="T4">The client includes the hostname in the |Host| header field of its</text:span></text:p>
      <text:p text:style-name="P5"><text:span text:style-name="T6"><text:s text:c="3"/></text:span><text:span text:style-name="T7">handshake as per [</text:span><text:a xlink:type="simple" xlink:href="https://www.rfc-editor.org/rfc/rfc2616" text:style-name="Internet_20_link" text:visited-style-name="Visited_20_Internet_20_Link"><text:span text:style-name="T8">RFC2616</text:span></text:a><text:span text:style-name="T7">], so that both the client and the server</text:span></text:p>
      <text:p text:style-name="P4"><text:s text:c="3"/><text:span text:style-name="T4">can verify that they agree on which host is in use.</text:span></text:p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9"/>[Page 6]</text:p>
      <text:p text:style-name="Horizontal_20_Line"/>
      <text:p text:style-name="P8"><text:bookmark text:name="page-7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Additional header fields are used to select options in the WebSocket</text:span></text:p>
      <text:p text:style-name="P4"><text:s text:c="3"/><text:span text:style-name="T4">Protocol. <text:s/>Typical options available in this version are the</text:span></text:p>
      <text:p text:style-name="P4"><text:s text:c="3"/><text:span text:style-name="T4">subprotocol selector (|Sec-WebSocket-Protocol|), list of extensions</text:span></text:p>
      <text:p text:style-name="P4"><text:s text:c="3"/><text:span text:style-name="T4">support by the client (|Sec-WebSocket-Extensions|), |Origin| header</text:span></text:p>
      <text:p text:style-name="P4"><text:s text:c="3"/><text:span text:style-name="T4">field, etc. <text:s/>The |Sec-WebSocket-Protocol| request-header field can be</text:span></text:p>
      <text:p text:style-name="P4"><text:s text:c="3"/><text:span text:style-name="T4">used to indicate what subprotocols (application-level protocols</text:span></text:p>
      <text:p text:style-name="P4"><text:s text:c="3"/><text:span text:style-name="T4">layered over the WebSocket Protocol) are acceptable to the client.</text:span></text:p>
      <text:p text:style-name="P4"><text:s text:c="3"/><text:span text:style-name="T4">The server selects one or none of the acceptable protocols and echoes</text:span></text:p>
      <text:p text:style-name="P4"><text:s text:c="3"/><text:span text:style-name="T4">that value in its handshake to indicate that it has selected that</text:span></text:p>
      <text:p text:style-name="P4"><text:s text:c="3"/><text:span text:style-name="T4">protocol.</text:span></text:p>
      <text:p text:style-name="P5"/>
      <text:p text:style-name="P4"><text:s text:c="8"/><text:span text:style-name="T4">Sec-WebSocket-Protocol: chat</text:span></text:p>
      <text:p text:style-name="P5"/>
      <text:p text:style-name="P5"><text:span text:style-name="T6"><text:s text:c="3"/></text:span><text:span text:style-name="T7">The |Origin| header field [</text:span><text:a xlink:type="simple" xlink:href="https://www.rfc-editor.org/rfc/rfc6454" text:style-name="Internet_20_link" text:visited-style-name="Visited_20_Internet_20_Link"><text:span text:style-name="T8">RFC6454</text:span></text:a><text:span text:style-name="T7">] is used to protect against</text:span></text:p>
      <text:p text:style-name="P4"><text:s text:c="3"/><text:span text:style-name="T4">unauthorized cross-origin use of a WebSocket server by scripts using</text:span></text:p>
      <text:p text:style-name="P4"><text:s text:c="3"/><text:span text:style-name="T4">the WebSocket API in a web browser. <text:s/>The server is informed of the</text:span></text:p>
      <text:p text:style-name="P4"><text:s text:c="3"/><text:span text:style-name="T4">script origin generating the WebSocket connection request. <text:s/>If the</text:span></text:p>
      <text:p text:style-name="P4"><text:s text:c="3"/><text:span text:style-name="T4">server does not wish to accept connections from this origin, it can</text:span></text:p>
      <text:p text:style-name="P4"><text:s text:c="3"/><text:span text:style-name="T4">choose to reject the connection by sending an appropriate HTTP error</text:span></text:p>
      <text:p text:style-name="P4"><text:s text:c="3"/><text:span text:style-name="T4">code. <text:s/>This header field is sent by browser clients; for non-browser</text:span></text:p>
      <text:p text:style-name="P4"><text:s text:c="3"/><text:span text:style-name="T4">clients, this header field may be sent if it makes sense in the</text:span></text:p>
      <text:p text:style-name="P4"><text:s text:c="3"/><text:span text:style-name="T4">context of those clients.</text:span></text:p>
      <text:p text:style-name="P5"/>
      <text:p text:style-name="P4"><text:s text:c="3"/><text:span text:style-name="T4">Finally, the server has to prove to the client that it received the</text:span></text:p>
      <text:p text:style-name="P4"><text:s text:c="3"/><text:span text:style-name="T4">client's WebSocket handshake, so that the server doesn't accept</text:span></text:p>
      <text:p text:style-name="P4"><text:s text:c="3"/><text:span text:style-name="T4">connections that are not WebSocket connections. <text:s/>This prevents an</text:span></text:p>
      <text:p text:style-name="P4"><text:s text:c="3"/><text:span text:style-name="T4">attacker from tricking a WebSocket server by sending it carefully</text:span></text:p>
      <text:p text:style-name="P5"><text:span text:style-name="T6"><text:s text:c="3"/></text:span><text:span text:style-name="T7">crafted packets using XMLHttpRequest [</text:span><text:a xlink:type="simple" xlink:href="https://www.rfc-editor.org/rfc/rfc6455#ref-XMLHttpRequest" text:style-name="Internet_20_link" text:visited-style-name="Visited_20_Internet_20_Link"><text:span text:style-name="T8">XMLHttpRequest</text:span></text:a><text:span text:style-name="T7">] or a form</text:span></text:p>
      <text:p text:style-name="P4"><text:s text:c="3"/><text:span text:style-name="T4">submission.</text:span></text:p>
      <text:p text:style-name="P5"/>
      <text:p text:style-name="P4"><text:s text:c="3"/><text:span text:style-name="T4">To prove that the handshake was received, the server has to take two</text:span></text:p>
      <text:p text:style-name="P4"><text:soft-page-break/><text:s text:c="3"/><text:span text:style-name="T4">pieces of information and combine them to form a response. <text:s/>The first</text:span></text:p>
      <text:p text:style-name="P4"><text:s text:c="3"/><text:span text:style-name="T4">piece of information comes from the |Sec-WebSocket-Key| header field</text:span></text:p>
      <text:p text:style-name="P4"><text:s text:c="3"/><text:span text:style-name="T4">in the client handshake:</text:span></text:p>
      <text:p text:style-name="P5"/>
      <text:p text:style-name="P4"><text:s text:c="8"/><text:span text:style-name="T4">Sec-WebSocket-Key: dGhlIHNhbXBsZSBub25jZQ==</text:span></text:p>
      <text:p text:style-name="P5"/>
      <text:p text:style-name="P4"><text:s text:c="3"/><text:span text:style-name="T4">For this header field, the server has to take the value (as present</text:span></text:p>
      <text:p text:style-name="P5"><text:span text:style-name="T6"><text:s text:c="3"/></text:span><text:span text:style-name="T7">in the header field, e.g., the base64-encoded [</text:span><text:a xlink:type="simple" xlink:href="https://www.rfc-editor.org/rfc/rfc4648" text:style-name="Internet_20_link" text:visited-style-name="Visited_20_Internet_20_Link"><text:span text:style-name="T8">RFC4648</text:span></text:a><text:span text:style-name="T7">] version minus</text:span></text:p>
      <text:p text:style-name="P4"><text:s text:c="3"/><text:span text:style-name="T4">any leading and trailing whitespace) and concatenate this with the</text:span></text:p>
      <text:p text:style-name="P5"><text:span text:style-name="T6"><text:s text:c="3"/></text:span><text:span text:style-name="T7">Globally Unique Identifier (GUID, [</text:span><text:a xlink:type="simple" xlink:href="https://www.rfc-editor.org/rfc/rfc4122" text:style-name="Internet_20_link" text:visited-style-name="Visited_20_Internet_20_Link"><text:span text:style-name="T8">RFC4122</text:span></text:a><text:span text:style-name="T7">]) "258EAFA5-E914-47DA-</text:span></text:p>
      <text:p text:style-name="P4"><text:s text:c="3"/><text:span text:style-name="T4">95CA-C5AB0DC85B11" in string form, which is unlikely to be used by</text:span></text:p>
      <text:p text:style-name="P4"><text:s text:c="3"/><text:span text:style-name="T4">network endpoints that do not understand the WebSocket Protocol. <text:s/>A</text:span></text:p>
      <text:p text:style-name="P5"><text:span text:style-name="T6"><text:s text:c="3"/></text:span><text:span text:style-name="T7">SHA-1 hash (160 bits) [</text:span><text:a xlink:type="simple" xlink:href="https://www.rfc-editor.org/rfc/rfc6455#ref-FIPS.180-3" text:style-name="Internet_20_link" text:visited-style-name="Visited_20_Internet_20_Link"><text:span text:style-name="T8">FIPS.180-3</text:span></text:a><text:span text:style-name="T7">], base64-encoded (see </text:span><text:a xlink:type="simple" xlink:href="https://www.rfc-editor.org/rfc/rfc4648#section-4" text:style-name="Internet_20_link" text:visited-style-name="Visited_20_Internet_20_Link"><text:span text:style-name="T8">Section 4 of</text:span></text:a></text:p>
      <text:p text:style-name="P5"><text:a xlink:type="simple" xlink:href="https://www.rfc-editor.org/rfc/rfc4648#section-4" text:style-name="Internet_20_link" text:visited-style-name="Visited_20_Internet_20_Link"><text:span text:style-name="T6"><text:s text:c="3"/></text:span><text:span text:style-name="T7">[RFC4648]</text:span></text:a><text:span text:style-name="T7">), of this concatenation is then returned in the server's</text:span></text:p>
      <text:p text:style-name="P4"><text:s text:c="3"/><text:span text:style-name="T4">handshake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9"/>[Page 7]</text:p>
      <text:p text:style-name="Horizontal_20_Line"/>
      <text:p text:style-name="P8"><text:bookmark text:name="page-8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Concretely, if as in the example above, the |Sec-WebSocket-Key|</text:span></text:p>
      <text:p text:style-name="P4"><text:s text:c="3"/><text:span text:style-name="T4">header field had the value "dGhlIHNhbXBsZSBub25jZQ==", the server</text:span></text:p>
      <text:p text:style-name="P4"><text:s text:c="3"/><text:span text:style-name="T4">would concatenate the string "258EAFA5-E914-47DA-95CA-C5AB0DC85B11"</text:span></text:p>
      <text:p text:style-name="P4"><text:s text:c="3"/><text:span text:style-name="T4">to form the string "dGhlIHNhbXBsZSBub25jZQ==258EAFA5-E914-47DA-95CA-</text:span></text:p>
      <text:p text:style-name="P4"><text:s text:c="3"/><text:span text:style-name="T4">C5AB0DC85B11". <text:s/>The server would then take the SHA-1 hash of this,</text:span></text:p>
      <text:p text:style-name="P4"><text:s text:c="3"/><text:span text:style-name="T4">giving the value 0xb3 0x7a 0x4f 0x2c 0xc0 0x62 0x4f 0x16 0x90 0xf6</text:span></text:p>
      <text:p text:style-name="P4"><text:s text:c="3"/><text:span text:style-name="T4">0x46 0x06 0xcf 0x38 0x59 0x45 0xb2 0xbe 0xc4 0xea. <text:s/>This value is</text:span></text:p>
      <text:p text:style-name="P5"><text:span text:style-name="T6"><text:s text:c="3"/></text:span><text:span text:style-name="T7">then base64-encoded (see </text:span><text:a xlink:type="simple" xlink:href="https://www.rfc-editor.org/rfc/rfc4648#section-4" text:style-name="Internet_20_link" text:visited-style-name="Visited_20_Internet_20_Link"><text:span text:style-name="T8">Section 4 of [RFC4648]</text:span></text:a><text:span text:style-name="T7">), to give the value</text:span></text:p>
      <text:p text:style-name="P4"><text:s text:c="3"/><text:span text:style-name="T4">"s3pPLMBiTxaQ9kYGzzhZRbK+xOo=". <text:s/>This value would then be echoed in</text:span></text:p>
      <text:p text:style-name="P4"><text:s text:c="3"/><text:span text:style-name="T4">the |Sec-WebSocket-Accept| header field.</text:span></text:p>
      <text:p text:style-name="P5"/>
      <text:p text:style-name="P4"><text:s text:c="3"/><text:span text:style-name="T4">The handshake from the server is much simpler than the client</text:span></text:p>
      <text:p text:style-name="P4"><text:s text:c="3"/><text:span text:style-name="T4">handshake. <text:s/>The first line is an HTTP Status-Line, with the status</text:span></text:p>
      <text:p text:style-name="P4"><text:s text:c="3"/><text:span text:style-name="T4">code 101:</text:span></text:p>
      <text:p text:style-name="P5"/>
      <text:p text:style-name="P4"><text:s text:c="8"/><text:span text:style-name="T4">HTTP/1.1 101 Switching Protocols</text:span></text:p>
      <text:p text:style-name="P5"/>
      <text:p text:style-name="P4"><text:s text:c="3"/><text:span text:style-name="T4">Any status code other than 101 indicates that the WebSocket handshake</text:span></text:p>
      <text:p text:style-name="P4"><text:s text:c="3"/><text:span text:style-name="T4">has not completed and that the semantics of HTTP still apply. <text:s/>The</text:span></text:p>
      <text:p text:style-name="P4"><text:s text:c="3"/><text:span text:style-name="T4">headers follow the status code.</text:span></text:p>
      <text:p text:style-name="P5"/>
      <text:p text:style-name="P4"><text:s text:c="3"/><text:span text:style-name="T4">The |Connection| and |Upgrade| header fields complete the HTTP</text:span></text:p>
      <text:p text:style-name="P4"><text:s text:c="3"/><text:span text:style-name="T4">Upgrade. <text:s/>The |Sec-WebSocket-Accept| header field indicates whether</text:span></text:p>
      <text:p text:style-name="P4"><text:s text:c="3"/><text:span text:style-name="T4">the server is willing to accept the connection. <text:s/>If present, this</text:span></text:p>
      <text:p text:style-name="P4"><text:s text:c="3"/><text:span text:style-name="T4">header field must include a hash of the client's nonce sent in</text:span></text:p>
      <text:p text:style-name="P4"><text:s text:c="3"/><text:span text:style-name="T4">|Sec-WebSocket-Key| along with a predefined GUID. <text:s/>Any other value</text:span></text:p>
      <text:p text:style-name="P4"><text:s text:c="3"/><text:span text:style-name="T4">must not be interpreted as an acceptance of the connection by the</text:span></text:p>
      <text:p text:style-name="P4"><text:s text:c="3"/><text:span text:style-name="T4">server.</text:span></text:p>
      <text:p text:style-name="P5"/>
      <text:p text:style-name="P4"><text:s text:c="8"/><text:span text:style-name="T4">HTTP/1.1 101 Switching Protocols</text:span></text:p>
      <text:p text:style-name="P4"><text:s text:c="8"/><text:span text:style-name="T4">Upgrade: websocket</text:span></text:p>
      <text:p text:style-name="P4"><text:s text:c="8"/><text:span text:style-name="T4">Connection: Upgrade</text:span></text:p>
      <text:p text:style-name="P4"><text:s text:c="8"/><text:span text:style-name="T4">Sec-WebSocket-Accept: s3pPLMBiTxaQ9kYGzzhZRbK+xOo=</text:span></text:p>
      <text:p text:style-name="P5"/>
      <text:p text:style-name="P4"><text:s text:c="3"/><text:span text:style-name="T4">These fields are checked by the WebSocket client for scripted pages.</text:span></text:p>
      <text:p text:style-name="P4"><text:s text:c="3"/><text:span text:style-name="T4">If the |Sec-WebSocket-Accept| value does not match the expected</text:span></text:p>
      <text:p text:style-name="P4"><text:s text:c="3"/><text:span text:style-name="T4">value, if the header field is missing, or if the HTTP status code is</text:span></text:p>
      <text:p text:style-name="P4"><text:soft-page-break/><text:s text:c="3"/><text:span text:style-name="T4">not 101, the connection will not be established, and WebSocket frames</text:span></text:p>
      <text:p text:style-name="P4"><text:s text:c="3"/><text:span text:style-name="T4">will not be sent.</text:span></text:p>
      <text:p text:style-name="P5"/>
      <text:p text:style-name="P4"><text:s text:c="3"/><text:span text:style-name="T4">Option fields can also be included. <text:s/>In this version of the protocol,</text:span></text:p>
      <text:p text:style-name="P4"><text:s text:c="3"/><text:span text:style-name="T4">the main option field is |Sec-WebSocket-Protocol|, which indicates</text:span></text:p>
      <text:p text:style-name="P4"><text:s text:c="3"/><text:span text:style-name="T4">the subprotocol that the server has selected. <text:s/>WebSocket clients</text:span></text:p>
      <text:p text:style-name="P4"><text:s text:c="3"/><text:span text:style-name="T4">verify that the server included one of the values that was specified</text:span></text:p>
      <text:p text:style-name="P4"><text:s text:c="3"/><text:span text:style-name="T4">in the WebSocket client's handshake. <text:s/>A server that speaks multiple</text:span></text:p>
      <text:p text:style-name="P4"><text:s text:c="3"/><text:span text:style-name="T4">subprotocols has to make sure it selects one based on the client's</text:span></text:p>
      <text:p text:style-name="P4"><text:s text:c="3"/><text:span text:style-name="T4">handshake and specifies it in its handshake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9"/>[Page 8]</text:p>
      <text:p text:style-name="Horizontal_20_Line"/>
      <text:p text:style-name="P8"><text:bookmark text:name="page-9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8"/><text:span text:style-name="T4">Sec-WebSocket-Protocol: chat</text:span></text:p>
      <text:p text:style-name="P5"/>
      <text:p text:style-name="P4"><text:s text:c="3"/><text:span text:style-name="T4">The server can also set cookie-related option fields to _set_</text:span></text:p>
      <text:p text:style-name="P5"><text:span text:style-name="T6"><text:s text:c="3"/></text:span><text:span text:style-name="T7">cookies, as described in [</text:span><text:a xlink:type="simple" xlink:href="https://www.rfc-editor.org/rfc/rfc6265" text:style-name="Internet_20_link" text:visited-style-name="Visited_20_Internet_20_Link"><text:span text:style-name="T8">RFC6265</text:span></text:a><text:span text:style-name="T7">].</text:span></text:p>
      <text:p text:style-name="P5"/>
      <text:p text:style-name="P8"><text:a xlink:type="simple" xlink:href="https://www.rfc-editor.org/rfc/rfc6455#section-1.4" text:style-name="Internet_20_link" text:visited-style-name="Visited_20_Internet_20_Link"><text:bookmark text:name="section-1.4"/><text:span text:style-name="T10">1.4</text:span></text:a><text:span text:style-name="T11">. <text:s/>Closing Handshake</text:span></text:p>
      <text:p text:style-name="P5"/>
      <text:p text:style-name="P4"><text:s text:c="3"/><text:span text:style-name="T4">_This section is non-normative._</text:span></text:p>
      <text:p text:style-name="P5"/>
      <text:p text:style-name="P4"><text:s text:c="3"/><text:span text:style-name="T4">The closing handshake is far simpler than the opening handshake.</text:span></text:p>
      <text:p text:style-name="P5"/>
      <text:p text:style-name="P4"><text:s text:c="3"/><text:span text:style-name="T4">Either peer can send a control frame with data containing a specified</text:span></text:p>
      <text:p text:style-name="P4"><text:s text:c="3"/><text:span text:style-name="T4">control sequence to begin the closing handshake (detailed in</text:span></text:p>
      <text:p text:style-name="P5"><text:span text:style-name="T6"><text:s text:c="3"/></text:span><text:a xlink:type="simple" xlink:href="https://www.rfc-editor.org/rfc/rfc6455#section-5.5.1" text:style-name="Internet_20_link" text:visited-style-name="Visited_20_Internet_20_Link"><text:span text:style-name="T8">Section 5.5.1</text:span></text:a><text:span text:style-name="T7">). <text:s/>Upon receiving such a frame, the other peer sends a</text:span></text:p>
      <text:p text:style-name="P4"><text:s text:c="3"/><text:span text:style-name="T4">Close frame in response, if it hasn't already sent one. <text:s/>Upon</text:span></text:p>
      <text:p text:style-name="P4"><text:s text:c="3"/><text:span text:style-name="T4">receiving _that_ control frame, the first peer then closes the</text:span></text:p>
      <text:p text:style-name="P4"><text:s text:c="3"/><text:span text:style-name="T4">connection, safe in the knowledge that no further data is</text:span></text:p>
      <text:p text:style-name="P4"><text:s text:c="3"/><text:span text:style-name="T4">forthcoming.</text:span></text:p>
      <text:p text:style-name="P5"/>
      <text:p text:style-name="P4"><text:s text:c="3"/><text:span text:style-name="T4">After sending a control frame indicating the connection should be</text:span></text:p>
      <text:p text:style-name="P4"><text:s text:c="3"/><text:span text:style-name="T4">closed, a peer does not send any further data; after receiving a</text:span></text:p>
      <text:p text:style-name="P4"><text:s text:c="3"/><text:span text:style-name="T4">control frame indicating the connection should be closed, a peer</text:span></text:p>
      <text:p text:style-name="P4"><text:s text:c="3"/><text:span text:style-name="T4">discards any further data received.</text:span></text:p>
      <text:p text:style-name="P5"/>
      <text:p text:style-name="P4"><text:s text:c="3"/><text:span text:style-name="T4">It is safe for both peers to initiate this handshake simultaneously.</text:span></text:p>
      <text:p text:style-name="P5"/>
      <text:p text:style-name="P4"><text:s text:c="3"/><text:span text:style-name="T4">The closing handshake is intended to complement the TCP closing</text:span></text:p>
      <text:p text:style-name="P4"><text:s text:c="3"/><text:span text:style-name="T4">handshake (FIN/ACK), on the basis that the TCP closing handshake is</text:span></text:p>
      <text:p text:style-name="P4"><text:s text:c="3"/><text:span text:style-name="T4">not always reliable end-to-end, especially in the presence of</text:span></text:p>
      <text:p text:style-name="P4"><text:s text:c="3"/><text:span text:style-name="T4">intercepting proxies and other intermediaries.</text:span></text:p>
      <text:p text:style-name="P5"/>
      <text:p text:style-name="P4"><text:s text:c="3"/><text:span text:style-name="T4">By sending a Close frame and waiting for a Close frame in response,</text:span></text:p>
      <text:p text:style-name="P4"><text:s text:c="3"/><text:span text:style-name="T4">certain cases are avoided where data may be unnecessarily lost. <text:s/>For</text:span></text:p>
      <text:p text:style-name="P4"><text:s text:c="3"/><text:span text:style-name="T4">instance, on some platforms, if a socket is closed with data in the</text:span></text:p>
      <text:p text:style-name="P4"><text:s text:c="3"/><text:span text:style-name="T4">receive queue, a RST packet is sent, which will then cause recv() to</text:span></text:p>
      <text:p text:style-name="P4"><text:s text:c="3"/><text:span text:style-name="T4">fail for the party that received the RST, even if there was data</text:span></text:p>
      <text:p text:style-name="P4"><text:s text:c="3"/><text:span text:style-name="T4">waiting to be read.</text:span></text:p>
      <text:p text:style-name="P5"/>
      <text:p text:style-name="P8"><text:a xlink:type="simple" xlink:href="https://www.rfc-editor.org/rfc/rfc6455#section-1.5" text:style-name="Internet_20_link" text:visited-style-name="Visited_20_Internet_20_Link"><text:bookmark text:name="section-1.5"/><text:span text:style-name="T10">1.5</text:span></text:a><text:span text:style-name="T11">. <text:s/>Design Philosophy</text:span></text:p>
      <text:p text:style-name="P5"/>
      <text:p text:style-name="P4"><text:s text:c="3"/><text:span text:style-name="T4">_This section is non-normative._</text:span></text:p>
      <text:p text:style-name="P5"/>
      <text:p text:style-name="P4"><text:s text:c="3"/><text:span text:style-name="T4">The WebSocket Protocol is designed on the principle that there should</text:span></text:p>
      <text:p text:style-name="P4"><text:soft-page-break/><text:s text:c="3"/><text:span text:style-name="T4">be minimal framing (the only framing that exists is to make the</text:span></text:p>
      <text:p text:style-name="P4"><text:s text:c="3"/><text:span text:style-name="T4">protocol frame-based instead of stream-based and to support a</text:span></text:p>
      <text:p text:style-name="P4"><text:s text:c="3"/><text:span text:style-name="T4">distinction between Unicode text and binary frames). <text:s/>It is expected</text:span></text:p>
      <text:p text:style-name="P4"><text:s text:c="3"/><text:span text:style-name="T4">that metadata would be layered on top of WebSocket by the application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9"/>[Page 9]</text:p>
      <text:p text:style-name="Horizontal_20_Line"/>
      <text:p text:style-name="P8"><text:bookmark text:name="page-10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layer, in the same way that metadata is layered on top of TCP by the</text:span></text:p>
      <text:p text:style-name="P4"><text:s text:c="3"/><text:span text:style-name="T4">application layer (e.g., HTTP).</text:span></text:p>
      <text:p text:style-name="P5"/>
      <text:p text:style-name="P4"><text:s text:c="3"/><text:span text:style-name="T4">Conceptually, WebSocket is really just a layer on top of TCP that</text:span></text:p>
      <text:p text:style-name="P4"><text:s text:c="3"/><text:span text:style-name="T4">does the following:</text:span></text:p>
      <text:p text:style-name="P5"/>
      <text:p text:style-name="P4"><text:s text:c="3"/><text:span text:style-name="T4">o <text:s/>adds a web origin-based security model for browsers</text:span></text:p>
      <text:p text:style-name="P5"/>
      <text:p text:style-name="P4"><text:s text:c="3"/><text:span text:style-name="T4">o <text:s/>adds an addressing and protocol naming mechanism to support</text:span></text:p>
      <text:p text:style-name="P4"><text:s text:c="6"/><text:span text:style-name="T4">multiple services on one port and multiple host names on one IP</text:span></text:p>
      <text:p text:style-name="P4"><text:s text:c="6"/><text:span text:style-name="T4">address</text:span></text:p>
      <text:p text:style-name="P5"/>
      <text:p text:style-name="P4"><text:s text:c="3"/><text:span text:style-name="T4">o <text:s/>layers a framing mechanism on top of TCP to get back to the IP</text:span></text:p>
      <text:p text:style-name="P4"><text:s text:c="6"/><text:span text:style-name="T4">packet mechanism that TCP is built on, but without length limits</text:span></text:p>
      <text:p text:style-name="P5"/>
      <text:p text:style-name="P4"><text:s text:c="3"/><text:span text:style-name="T4">o <text:s/>includes an additional closing handshake in-band that is designed</text:span></text:p>
      <text:p text:style-name="P4"><text:s text:c="6"/><text:span text:style-name="T4">to work in the presence of proxies and other intermediaries</text:span></text:p>
      <text:p text:style-name="P5"/>
      <text:p text:style-name="P4"><text:s text:c="3"/><text:span text:style-name="T4">Other than that, WebSocket adds nothing. <text:s/>Basically it is intended to</text:span></text:p>
      <text:p text:style-name="P4"><text:s text:c="3"/><text:span text:style-name="T4">be as close to just exposing raw TCP to script as possible given the</text:span></text:p>
      <text:p text:style-name="P4"><text:s text:c="3"/><text:span text:style-name="T4">constraints of the Web. <text:s/>It's also designed in such a way that its</text:span></text:p>
      <text:p text:style-name="P4"><text:s text:c="3"/><text:span text:style-name="T4">servers can share a port with HTTP servers, by having its handshake</text:span></text:p>
      <text:p text:style-name="P4"><text:s text:c="3"/><text:span text:style-name="T4">be a valid HTTP Upgrade request. <text:s/>One could conceptually use other</text:span></text:p>
      <text:p text:style-name="P4"><text:s text:c="3"/><text:span text:style-name="T4">protocols to establish client-server messaging, but the intent of</text:span></text:p>
      <text:p text:style-name="P4"><text:s text:c="3"/><text:span text:style-name="T4">WebSockets is to provide a relatively simple protocol that can</text:span></text:p>
      <text:p text:style-name="P4"><text:s text:c="3"/><text:span text:style-name="T4">coexist with HTTP and deployed HTTP infrastructure (such as proxies)</text:span></text:p>
      <text:p text:style-name="P4"><text:s text:c="3"/><text:span text:style-name="T4">and that is as close to TCP as is safe for use with such</text:span></text:p>
      <text:p text:style-name="P4"><text:s text:c="3"/><text:span text:style-name="T4">infrastructure given security considerations, with targeted additions</text:span></text:p>
      <text:p text:style-name="P4"><text:s text:c="3"/><text:span text:style-name="T4">to simplify usage and keep simple things simple (such as the addition</text:span></text:p>
      <text:p text:style-name="P4"><text:s text:c="3"/><text:span text:style-name="T4">of message semantics).</text:span></text:p>
      <text:p text:style-name="P5"/>
      <text:p text:style-name="P4"><text:s text:c="3"/><text:span text:style-name="T4">The protocol is intended to be extensible; future versions will</text:span></text:p>
      <text:p text:style-name="P4"><text:s text:c="3"/><text:span text:style-name="T4">likely introduce additional concepts such as multiplexing.</text:span></text:p>
      <text:p text:style-name="P5"/>
      <text:p text:style-name="P8"><text:a xlink:type="simple" xlink:href="https://www.rfc-editor.org/rfc/rfc6455#section-1.6" text:style-name="Internet_20_link" text:visited-style-name="Visited_20_Internet_20_Link"><text:bookmark text:name="section-1.6"/><text:span text:style-name="T10">1.6</text:span></text:a><text:span text:style-name="T11">. <text:s/>Security Model</text:span></text:p>
      <text:p text:style-name="P5"/>
      <text:p text:style-name="P4"><text:s text:c="3"/><text:span text:style-name="T4">_This section is non-normative._</text:span></text:p>
      <text:p text:style-name="P5"/>
      <text:p text:style-name="P4"><text:s text:c="3"/><text:span text:style-name="T4">The WebSocket Protocol uses the origin model used by web browsers to</text:span></text:p>
      <text:p text:style-name="P4"><text:s text:c="3"/><text:span text:style-name="T4">restrict which web pages can contact a WebSocket server when the</text:span></text:p>
      <text:p text:style-name="P4"><text:s text:c="3"/><text:span text:style-name="T4">WebSocket Protocol is used from a web page. <text:s/>Naturally, when the</text:span></text:p>
      <text:p text:style-name="P4"><text:s text:c="3"/><text:span text:style-name="T4">WebSocket Protocol is used by a dedicated client directly (i.e., not</text:span></text:p>
      <text:p text:style-name="P4"><text:s text:c="3"/><text:span text:style-name="T4">from a web page through a web browser), the origin model is not</text:span></text:p>
      <text:p text:style-name="P4"><text:s text:c="3"/><text:span text:style-name="T4">useful, as the client can provide any arbitrary origin string.</text:span></text:p>
      <text:p text:style-name="P5"/>
      <text:p text:style-name="P4"><text:s text:c="3"/><text:span text:style-name="T4">This protocol is intended to fail to establish a connection with</text:span></text:p>
      <text:p text:style-name="P5"><text:span text:style-name="T6"><text:s text:c="3"/></text:span><text:span text:style-name="T7">servers of pre-existing protocols like SMTP [</text:span><text:a xlink:type="simple" xlink:href="https://www.rfc-editor.org/rfc/rfc5321" text:style-name="Internet_20_link" text:visited-style-name="Visited_20_Internet_20_Link"><text:span text:style-name="T8">RFC5321</text:span></text:a><text:span text:style-name="T7">] and HTTP, while</text:span></text:p>
      <text:p text:style-name="P4"><text:s text:c="3"/><text:span text:style-name="T4">allowing HTTP servers to opt-in to supporting this protocol if</text:span></text:p>
      <text:p text:style-name="P5"/>
      <text:p text:style-name="P5"><text:soft-page-break/></text:p>
      <text:p text:style-name="P5"/>
      <text:p text:style-name="P7">Fette &amp; Melnikov <text:s text:c="12"/>Standards Track <text:s text:c="18"/>[Page 10]</text:p>
      <text:p text:style-name="Horizontal_20_Line"/>
      <text:p text:style-name="P8"><text:bookmark text:name="page-11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desired. <text:s/>This is achieved by having a strict and elaborate handshake</text:span></text:p>
      <text:p text:style-name="P4"><text:s text:c="3"/><text:span text:style-name="T4">and by limiting the data that can be inserted into the connection</text:span></text:p>
      <text:p text:style-name="P4"><text:s text:c="3"/><text:span text:style-name="T4">before the handshake is finished (thus limiting how much the server</text:span></text:p>
      <text:p text:style-name="P4"><text:s text:c="3"/><text:span text:style-name="T4">can be influenced).</text:span></text:p>
      <text:p text:style-name="P5"/>
      <text:p text:style-name="P4"><text:s text:c="3"/><text:span text:style-name="T4">It is similarly intended to fail to establish a connection when data</text:span></text:p>
      <text:p text:style-name="P4"><text:s text:c="3"/><text:span text:style-name="T4">from other protocols, especially HTTP, is sent to a WebSocket server,</text:span></text:p>
      <text:p text:style-name="P4"><text:s text:c="3"/><text:span text:style-name="T4">for example, as might happen if an HTML "form" were submitted to a</text:span></text:p>
      <text:p text:style-name="P4"><text:s text:c="3"/><text:span text:style-name="T4">WebSocket server. <text:s/>This is primarily achieved by requiring that the</text:span></text:p>
      <text:p text:style-name="P4"><text:s text:c="3"/><text:span text:style-name="T4">server prove that it read the handshake, which it can only do if the</text:span></text:p>
      <text:p text:style-name="P4"><text:s text:c="3"/><text:span text:style-name="T4">handshake contains the appropriate parts, which can only be sent by a</text:span></text:p>
      <text:p text:style-name="P4"><text:s text:c="3"/><text:span text:style-name="T4">WebSocket client. <text:s/>In particular, at the time of writing of this</text:span></text:p>
      <text:p text:style-name="P4"><text:s text:c="3"/><text:span text:style-name="T4">specification, fields starting with |Sec-| cannot be set by an</text:span></text:p>
      <text:p text:style-name="P4"><text:s text:c="3"/><text:span text:style-name="T4">attacker from a web browser using only HTML and JavaScript APIs such</text:span></text:p>
      <text:p text:style-name="P5"><text:span text:style-name="T6"><text:s text:c="3"/></text:span><text:span text:style-name="T7">as XMLHttpRequest [</text:span><text:a xlink:type="simple" xlink:href="https://www.rfc-editor.org/rfc/rfc6455#ref-XMLHttpRequest" text:style-name="Internet_20_link" text:visited-style-name="Visited_20_Internet_20_Link"><text:span text:style-name="T8">XMLHttpRequest</text:span></text:a><text:span text:style-name="T7">].</text:span></text:p>
      <text:p text:style-name="P5"/>
      <text:p text:style-name="P8"><text:a xlink:type="simple" xlink:href="https://www.rfc-editor.org/rfc/rfc6455#section-1.7" text:style-name="Internet_20_link" text:visited-style-name="Visited_20_Internet_20_Link"><text:bookmark text:name="section-1.7"/><text:span text:style-name="T10">1.7</text:span></text:a><text:span text:style-name="T11">. <text:s/>Relationship to TCP and HTTP</text:span></text:p>
      <text:p text:style-name="P5"/>
      <text:p text:style-name="P4"><text:s text:c="3"/><text:span text:style-name="T4">_This section is non-normative._</text:span></text:p>
      <text:p text:style-name="P5"/>
      <text:p text:style-name="P4"><text:s text:c="3"/><text:span text:style-name="T4">The WebSocket Protocol is an independent TCP-based protocol. <text:s/>Its</text:span></text:p>
      <text:p text:style-name="P4"><text:s text:c="3"/><text:span text:style-name="T4">only relationship to HTTP is that its handshake is interpreted by</text:span></text:p>
      <text:p text:style-name="P4"><text:s text:c="3"/><text:span text:style-name="T4">HTTP servers as an Upgrade request.</text:span></text:p>
      <text:p text:style-name="P5"/>
      <text:p text:style-name="P4"><text:s text:c="3"/><text:span text:style-name="T4">By default, the WebSocket Protocol uses port 80 for regular WebSocket</text:span></text:p>
      <text:p text:style-name="P4"><text:s text:c="3"/><text:span text:style-name="T4">connections and port 443 for WebSocket connections tunneled over</text:span></text:p>
      <text:p text:style-name="P5"><text:span text:style-name="T6"><text:s text:c="3"/></text:span><text:span text:style-name="T7">Transport Layer Security (TLS) [</text:span><text:a xlink:type="simple" xlink:href="https://www.rfc-editor.org/rfc/rfc2818" text:style-name="Internet_20_link" text:visited-style-name="Visited_20_Internet_20_Link"><text:span text:style-name="T8">RFC2818</text:span></text:a><text:span text:style-name="T7">].</text:span></text:p>
      <text:p text:style-name="P5"/>
      <text:p text:style-name="P8"><text:a xlink:type="simple" xlink:href="https://www.rfc-editor.org/rfc/rfc6455#section-1.8" text:style-name="Internet_20_link" text:visited-style-name="Visited_20_Internet_20_Link"><text:bookmark text:name="section-1.8"/><text:span text:style-name="T10">1.8</text:span></text:a><text:span text:style-name="T11">. <text:s/>Establishing a Connection</text:span></text:p>
      <text:p text:style-name="P5"/>
      <text:p text:style-name="P4"><text:s text:c="3"/><text:span text:style-name="T4">_This section is non-normative._</text:span></text:p>
      <text:p text:style-name="P5"/>
      <text:p text:style-name="P4"><text:s text:c="3"/><text:span text:style-name="T4">When a connection is to be made to a port that is shared by an HTTP</text:span></text:p>
      <text:p text:style-name="P4"><text:s text:c="3"/><text:span text:style-name="T4">server (a situation that is quite likely to occur with traffic to</text:span></text:p>
      <text:p text:style-name="P4"><text:s text:c="3"/><text:span text:style-name="T4">ports 80 and 443), the connection will appear to the HTTP server to</text:span></text:p>
      <text:p text:style-name="P4"><text:s text:c="3"/><text:span text:style-name="T4">be a regular GET request with an Upgrade offer. <text:s/>In relatively simple</text:span></text:p>
      <text:p text:style-name="P4"><text:s text:c="3"/><text:span text:style-name="T4">setups with just one IP address and a single server for all traffic</text:span></text:p>
      <text:p text:style-name="P4"><text:s text:c="3"/><text:span text:style-name="T4">to a single hostname, this might allow a practical way for systems</text:span></text:p>
      <text:p text:style-name="P4"><text:s text:c="3"/><text:span text:style-name="T4">based on the WebSocket Protocol to be deployed. <text:s/>In more elaborate</text:span></text:p>
      <text:p text:style-name="P4"><text:s text:c="3"/><text:span text:style-name="T4">setups (e.g., with load balancers and multiple servers), a dedicated</text:span></text:p>
      <text:p text:style-name="P4"><text:s text:c="3"/><text:span text:style-name="T4">set of hosts for WebSocket connections separate from the HTTP servers</text:span></text:p>
      <text:p text:style-name="P4"><text:s text:c="3"/><text:span text:style-name="T4">is probably easier to manage. <text:s/>At the time of writing of this</text:span></text:p>
      <text:p text:style-name="P4"><text:s text:c="3"/><text:span text:style-name="T4">specification, it should be noted that connections on ports 80 and</text:span></text:p>
      <text:p text:style-name="P4"><text:s text:c="3"/><text:span text:style-name="T4">443 have significantly different success rates, with connections on</text:span></text:p>
      <text:p text:style-name="P4"><text:s text:c="3"/><text:span text:style-name="T4">port 443 being significantly more likely to succeed, though this may</text:span></text:p>
      <text:p text:style-name="P4"><text:s text:c="3"/><text:span text:style-name="T4">change with time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11]</text:p>
      <text:p text:style-name="Horizontal_20_Line"/>
      <text:p text:style-name="P8"><text:bookmark text:name="page-12"/></text:p>
      <text:p text:style-name="P8"><text:a xlink:type="simple" xlink:href="https://www.rfc-editor.org/rfc/rfc6455" text:style-name="Internet_20_link" text:visited-style-name="Visited_20_Internet_20_Link"><text:soft-page-break/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1.9" text:style-name="Internet_20_link" text:visited-style-name="Visited_20_Internet_20_Link"><text:bookmark text:name="section-1.9"/><text:span text:style-name="T10">1.9</text:span></text:a><text:span text:style-name="T11">. <text:s/>Subprotocols Using the WebSocket Protocol</text:span></text:p>
      <text:p text:style-name="P5"/>
      <text:p text:style-name="P4"><text:s text:c="3"/><text:span text:style-name="T4">_This section is non-normative._</text:span></text:p>
      <text:p text:style-name="P5"/>
      <text:p text:style-name="P4"><text:s text:c="3"/><text:span text:style-name="T4">The client can request that the server use a specific subprotocol by</text:span></text:p>
      <text:p text:style-name="P4"><text:s text:c="3"/><text:span text:style-name="T4">including the |Sec-WebSocket-Protocol| field in its handshake. <text:s/>If it</text:span></text:p>
      <text:p text:style-name="P4"><text:s text:c="3"/><text:span text:style-name="T4">is specified, the server needs to include the same field and one of</text:span></text:p>
      <text:p text:style-name="P4"><text:s text:c="3"/><text:span text:style-name="T4">the selected subprotocol values in its response for the connection to</text:span></text:p>
      <text:p text:style-name="P4"><text:s text:c="3"/><text:span text:style-name="T4">be established.</text:span></text:p>
      <text:p text:style-name="P5"/>
      <text:p text:style-name="P5"><text:span text:style-name="T6"><text:s text:c="3"/></text:span><text:span text:style-name="T7">These subprotocol names should be registered as per </text:span><text:a xlink:type="simple" xlink:href="https://www.rfc-editor.org/rfc/rfc6455#section-11.5" text:style-name="Internet_20_link" text:visited-style-name="Visited_20_Internet_20_Link"><text:span text:style-name="T8">Section 11.5</text:span></text:a><text:span text:style-name="T7">. <text:s/>To</text:span></text:p>
      <text:p text:style-name="P4"><text:s text:c="3"/><text:span text:style-name="T4">avoid potential collisions, it is recommended to use names that</text:span></text:p>
      <text:p text:style-name="P4"><text:s text:c="3"/><text:span text:style-name="T4">contain the ASCII version of the domain name of the subprotocol's</text:span></text:p>
      <text:p text:style-name="P4"><text:s text:c="3"/><text:span text:style-name="T4">originator. <text:s/>For example, if Example Corporation were to create a</text:span></text:p>
      <text:p text:style-name="P4"><text:s text:c="3"/><text:span text:style-name="T4">Chat subprotocol to be implemented by many servers around the Web,</text:span></text:p>
      <text:p text:style-name="P4"><text:s text:c="3"/><text:span text:style-name="T4">they could name it "chat.example.com". <text:s/>If the Example Organization</text:span></text:p>
      <text:p text:style-name="P4"><text:s text:c="3"/><text:span text:style-name="T4">called their competing subprotocol "chat.example.org", then the two</text:span></text:p>
      <text:p text:style-name="P4"><text:s text:c="3"/><text:span text:style-name="T4">subprotocols could be implemented by servers simultaneously, with the</text:span></text:p>
      <text:p text:style-name="P4"><text:s text:c="3"/><text:span text:style-name="T4">server dynamically selecting which subprotocol to use based on the</text:span></text:p>
      <text:p text:style-name="P4"><text:s text:c="3"/><text:span text:style-name="T4">value sent by the client.</text:span></text:p>
      <text:p text:style-name="P5"/>
      <text:p text:style-name="P4"><text:s text:c="3"/><text:span text:style-name="T4">Subprotocols can be versioned in backward-incompatible ways by</text:span></text:p>
      <text:p text:style-name="P4"><text:s text:c="3"/><text:span text:style-name="T4">changing the subprotocol name, e.g., going from</text:span></text:p>
      <text:p text:style-name="P4"><text:s text:c="3"/><text:span text:style-name="T4">"bookings.example.net" to "v2.bookings.example.net". <text:s/>These</text:span></text:p>
      <text:p text:style-name="P4"><text:s text:c="3"/><text:span text:style-name="T4">subprotocols would be considered completely separate by WebSocket</text:span></text:p>
      <text:p text:style-name="P4"><text:s text:c="3"/><text:span text:style-name="T4">clients. <text:s/>Backward-compatible versioning can be implemented by</text:span></text:p>
      <text:p text:style-name="P4"><text:s text:c="3"/><text:span text:style-name="T4">reusing the same subprotocol string but carefully designing the</text:span></text:p>
      <text:p text:style-name="P4"><text:s text:c="3"/><text:span text:style-name="T4">actual subprotocol to support this kind of extensibility.</text:span></text:p>
      <text:p text:style-name="P5"/>
      <text:p text:style-name="P8"><text:a xlink:type="simple" xlink:href="https://www.rfc-editor.org/rfc/rfc6455#section-2" text:style-name="Internet_20_link" text:visited-style-name="Visited_20_Internet_20_Link"><text:bookmark text:name="section-2"/><text:span text:style-name="T10">2</text:span></text:a><text:span text:style-name="T11">. <text:s/>Conformance Requirements</text:span></text:p>
      <text:p text:style-name="P5"/>
      <text:p text:style-name="P4"><text:s text:c="3"/><text:span text:style-name="T4">All diagrams, examples, and notes in this specification are non-</text:span></text:p>
      <text:p text:style-name="P4"><text:s text:c="3"/><text:span text:style-name="T4">normative, as are all sections explicitly marked non-normative.</text:span></text:p>
      <text:p text:style-name="P4"><text:s text:c="3"/><text:span text:style-name="T4">Everything else in this specification is normative.</text:span></text:p>
      <text:p text:style-name="P5"/>
      <text:p text:style-name="P4"><text:s text:c="3"/><text:span text:style-name="T4">The key words "MUST", "MUST NOT", "REQUIRED", "SHALL", "SHALL NOT",</text:span></text:p>
      <text:p text:style-name="P4"><text:s text:c="3"/><text:span text:style-name="T4">"SHOULD", "SHOULD NOT", "RECOMMENDED", "MAY", and "OPTIONAL" in this</text:span></text:p>
      <text:p text:style-name="P5"><text:span text:style-name="T6"><text:s text:c="3"/></text:span><text:span text:style-name="T7">document are to be interpreted as described in [</text:span><text:a xlink:type="simple" xlink:href="https://www.rfc-editor.org/rfc/rfc2119" text:style-name="Internet_20_link" text:visited-style-name="Visited_20_Internet_20_Link"><text:span text:style-name="T8">RFC2119</text:span></text:a><text:span text:style-name="T7">].</text:span></text:p>
      <text:p text:style-name="P5"/>
      <text:p text:style-name="P4"><text:s text:c="3"/><text:span text:style-name="T4">Requirements phrased in the imperative as part of algorithms (such as</text:span></text:p>
      <text:p text:style-name="P4"><text:s text:c="3"/><text:span text:style-name="T4">"strip any leading space characters" or "return false and abort these</text:span></text:p>
      <text:p text:style-name="P4"><text:s text:c="3"/><text:span text:style-name="T4">steps") are to be interpreted with the meaning of the key word</text:span></text:p>
      <text:p text:style-name="P4"><text:s text:c="3"/><text:span text:style-name="T4">("MUST", "SHOULD", "MAY", etc.) used in introducing the algorithm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12]</text:p>
      <text:p text:style-name="Horizontal_20_Line"/>
      <text:p text:style-name="P8"><text:bookmark text:name="page-13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Conformance requirements phrased as algorithms or specific steps MAY</text:span></text:p>
      <text:p text:style-name="P4"><text:s text:c="3"/><text:span text:style-name="T4">be implemented in any manner, so long as the end result is</text:span></text:p>
      <text:p text:style-name="P4"><text:s text:c="3"/><text:span text:style-name="T4">equivalent. <text:s/>(In particular, the algorithms defined in this</text:span></text:p>
      <text:p text:style-name="P4"><text:soft-page-break/><text:s text:c="3"/><text:span text:style-name="T4">specification are intended to be easy to follow and not intended to</text:span></text:p>
      <text:p text:style-name="P4"><text:s text:c="3"/><text:span text:style-name="T4">be performant.)</text:span></text:p>
      <text:p text:style-name="P5"/>
      <text:p text:style-name="P8"><text:a xlink:type="simple" xlink:href="https://www.rfc-editor.org/rfc/rfc6455#section-2.1" text:style-name="Internet_20_link" text:visited-style-name="Visited_20_Internet_20_Link"><text:bookmark text:name="section-2.1"/><text:span text:style-name="T10">2.1</text:span></text:a><text:span text:style-name="T11">. <text:s/>Terminology and Other Conventions</text:span></text:p>
      <text:p text:style-name="P5"/>
      <text:p text:style-name="P4"><text:s text:c="3"/><text:span text:style-name="T4">_ASCII_ shall mean the character-encoding scheme defined in</text:span></text:p>
      <text:p text:style-name="P5"><text:span text:style-name="T6"><text:s text:c="3"/></text:span><text:span text:style-name="T7">[</text:span><text:a xlink:type="simple" xlink:href="https://www.rfc-editor.org/rfc/rfc6455#ref-ANSI.X3-4.1986" text:style-name="Internet_20_link" text:visited-style-name="Visited_20_Internet_20_Link"><text:span text:style-name="T8">ANSI.X3-4.1986</text:span></text:a><text:span text:style-name="T7">].</text:span></text:p>
      <text:p text:style-name="P5"/>
      <text:p text:style-name="P4"><text:s text:c="3"/><text:span text:style-name="T4">This document makes reference to UTF-8 values and uses UTF-8</text:span></text:p>
      <text:p text:style-name="P5"><text:span text:style-name="T6"><text:s text:c="3"/></text:span><text:span text:style-name="T7">notational formats as defined in STD 63 [</text:span><text:a xlink:type="simple" xlink:href="https://www.rfc-editor.org/rfc/rfc3629" text:style-name="Internet_20_link" text:visited-style-name="Visited_20_Internet_20_Link"><text:span text:style-name="T8">RFC3629</text:span></text:a><text:span text:style-name="T7">].</text:span></text:p>
      <text:p text:style-name="P5"/>
      <text:p text:style-name="P4"><text:s text:c="3"/><text:span text:style-name="T4">Key terms such as named algorithms or definitions are indicated like</text:span></text:p>
      <text:p text:style-name="P4"><text:s text:c="3"/><text:span text:style-name="T4">_this_.</text:span></text:p>
      <text:p text:style-name="P5"/>
      <text:p text:style-name="P4"><text:s text:c="3"/><text:span text:style-name="T4">Names of header fields or variables are indicated like |this|.</text:span></text:p>
      <text:p text:style-name="P5"/>
      <text:p text:style-name="P4"><text:s text:c="3"/><text:span text:style-name="T4">Variable values are indicated like /this/.</text:span></text:p>
      <text:p text:style-name="P5"/>
      <text:p text:style-name="P4"><text:s text:c="3"/><text:span text:style-name="T4">This document references the procedure to _Fail the WebSocket</text:span></text:p>
      <text:p text:style-name="P5"><text:span text:style-name="T6"><text:s text:c="3"/></text:span><text:span text:style-name="T7">Connection_. <text:s/>This procedure is defined in </text:span><text:a xlink:type="simple" xlink:href="https://www.rfc-editor.org/rfc/rfc6455#section-7.1.7" text:style-name="Internet_20_link" text:visited-style-name="Visited_20_Internet_20_Link"><text:span text:style-name="T8">Section 7.1.7</text:span></text:a><text:span text:style-name="T7">.</text:span></text:p>
      <text:p text:style-name="P5"/>
      <text:p text:style-name="P4"><text:s text:c="3"/><text:span text:style-name="T4">_Converting a string to ASCII lowercase_ means replacing all</text:span></text:p>
      <text:p text:style-name="P4"><text:s text:c="3"/><text:span text:style-name="T4">characters in the range U+0041 to U+005A (i.e., LATIN CAPITAL LETTER</text:span></text:p>
      <text:p text:style-name="P4"><text:s text:c="3"/><text:span text:style-name="T4">A to LATIN CAPITAL LETTER Z) with the corresponding characters in the</text:span></text:p>
      <text:p text:style-name="P4"><text:s text:c="3"/><text:span text:style-name="T4">range U+0061 to U+007A (i.e., LATIN SMALL LETTER A to LATIN SMALL</text:span></text:p>
      <text:p text:style-name="P4"><text:s text:c="3"/><text:span text:style-name="T4">LETTER Z).</text:span></text:p>
      <text:p text:style-name="P5"/>
      <text:p text:style-name="P4"><text:s text:c="3"/><text:span text:style-name="T4">Comparing two strings in an _ASCII case-insensitive_ manner means</text:span></text:p>
      <text:p text:style-name="P4"><text:s text:c="3"/><text:span text:style-name="T4">comparing them exactly, code point for code point, except that the</text:span></text:p>
      <text:p text:style-name="P4"><text:s text:c="3"/><text:span text:style-name="T4">characters in the range U+0041 to U+005A (i.e., LATIN CAPITAL LETTER</text:span></text:p>
      <text:p text:style-name="P4"><text:s text:c="3"/><text:span text:style-name="T4">A to LATIN CAPITAL LETTER Z) and the corresponding characters in the</text:span></text:p>
      <text:p text:style-name="P4"><text:s text:c="3"/><text:span text:style-name="T4">range U+0061 to U+007A (i.e., LATIN SMALL LETTER A to LATIN SMALL</text:span></text:p>
      <text:p text:style-name="P4"><text:s text:c="3"/><text:span text:style-name="T4">LETTER Z) are considered to also match.</text:span></text:p>
      <text:p text:style-name="P5"/>
      <text:p text:style-name="P5"><text:span text:style-name="T6"><text:s text:c="3"/></text:span><text:span text:style-name="T7">The term "URI" is used in this document as defined in [</text:span><text:a xlink:type="simple" xlink:href="https://www.rfc-editor.org/rfc/rfc3986" text:style-name="Internet_20_link" text:visited-style-name="Visited_20_Internet_20_Link"><text:span text:style-name="T8">RFC3986</text:span></text:a><text:span text:style-name="T7">].</text:span></text:p>
      <text:p text:style-name="P5"/>
      <text:p text:style-name="P4"><text:s text:c="3"/><text:span text:style-name="T4">When an implementation is required to _send_ data as part of the</text:span></text:p>
      <text:p text:style-name="P4"><text:s text:c="3"/><text:span text:style-name="T4">WebSocket Protocol, the implementation MAY delay the actual</text:span></text:p>
      <text:p text:style-name="P4"><text:s text:c="3"/><text:span text:style-name="T4">transmission arbitrarily, e.g., buffering data so as to send fewer IP</text:span></text:p>
      <text:p text:style-name="P4"><text:s text:c="3"/><text:span text:style-name="T4">packets.</text:span></text:p>
      <text:p text:style-name="P5"/>
      <text:p text:style-name="P5"><text:span text:style-name="T6"><text:s text:c="3"/></text:span><text:span text:style-name="T7">Note that this document uses both [</text:span><text:a xlink:type="simple" xlink:href="https://www.rfc-editor.org/rfc/rfc5234" text:style-name="Internet_20_link" text:visited-style-name="Visited_20_Internet_20_Link"><text:span text:style-name="T8">RFC5234</text:span></text:a><text:span text:style-name="T7">] and [</text:span><text:a xlink:type="simple" xlink:href="https://www.rfc-editor.org/rfc/rfc2616" text:style-name="Internet_20_link" text:visited-style-name="Visited_20_Internet_20_Link"><text:span text:style-name="T8">RFC2616</text:span></text:a><text:span text:style-name="T7">] variants of</text:span></text:p>
      <text:p text:style-name="P4"><text:s text:c="3"/><text:span text:style-name="T4">ABNF in different sections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13]</text:p>
      <text:p text:style-name="Horizontal_20_Line"/>
      <text:p text:style-name="P8"><text:bookmark text:name="page-14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3" text:style-name="Internet_20_link" text:visited-style-name="Visited_20_Internet_20_Link"><text:bookmark text:name="section-3"/><text:span text:style-name="T10">3</text:span></text:a><text:span text:style-name="T11">. <text:s/>WebSocket URIs</text:span></text:p>
      <text:p text:style-name="P5"/>
      <text:p text:style-name="P4"><text:s text:c="3"/><text:span text:style-name="T4">This specification defines two URI schemes, using the ABNF syntax</text:span></text:p>
      <text:p text:style-name="P5"><text:span text:style-name="T6"><text:s text:c="3"/></text:span><text:span text:style-name="T7">defined in </text:span><text:a xlink:type="simple" xlink:href="https://www.rfc-editor.org/rfc/rfc5234" text:style-name="Internet_20_link" text:visited-style-name="Visited_20_Internet_20_Link"><text:span text:style-name="T8">RFC 5234</text:span></text:a><text:span text:style-name="T7"> [</text:span><text:a xlink:type="simple" xlink:href="https://www.rfc-editor.org/rfc/rfc5234" text:style-name="Internet_20_link" text:visited-style-name="Visited_20_Internet_20_Link"><text:span text:style-name="T8">RFC5234</text:span></text:a><text:span text:style-name="T7">], and terminology and ABNF productions</text:span></text:p>
      <text:p text:style-name="P5"><text:span text:style-name="T6"><text:s text:c="3"/></text:span><text:span text:style-name="T7">defined by the URI specification </text:span><text:a xlink:type="simple" xlink:href="https://www.rfc-editor.org/rfc/rfc3986" text:style-name="Internet_20_link" text:visited-style-name="Visited_20_Internet_20_Link"><text:span text:style-name="T8">RFC 3986</text:span></text:a><text:span text:style-name="T7"> [</text:span><text:a xlink:type="simple" xlink:href="https://www.rfc-editor.org/rfc/rfc3986" text:style-name="Internet_20_link" text:visited-style-name="Visited_20_Internet_20_Link"><text:span text:style-name="T8">RFC3986</text:span></text:a><text:span text:style-name="T7">].</text:span></text:p>
      <text:p text:style-name="P5"/>
      <text:p text:style-name="P4"><text:s text:c="10"/><text:span text:style-name="T4">ws-URI = "ws:" "//" host [ ":" port ] path [ "?" query ]</text:span></text:p>
      <text:p text:style-name="P4"><text:s text:c="10"/><text:span text:style-name="T4">wss-URI = "wss:" "//" host [ ":" port ] path [ "?" query ]</text:span></text:p>
      <text:p text:style-name="P5"/>
      <text:p text:style-name="P5"><text:soft-page-break/><text:span text:style-name="T6"><text:s text:c="10"/></text:span><text:span text:style-name="T7">host = &lt;host, defined in </text:span><text:a xlink:type="simple" xlink:href="https://www.rfc-editor.org/rfc/rfc3986#section-3.2.2" text:style-name="Internet_20_link" text:visited-style-name="Visited_20_Internet_20_Link"><text:span text:style-name="T8">[RFC3986], Section 3.2.2</text:span></text:a><text:span text:style-name="T7">&gt;</text:span></text:p>
      <text:p text:style-name="P5"><text:span text:style-name="T6"><text:s text:c="10"/></text:span><text:span text:style-name="T7">port = &lt;port, defined in </text:span><text:a xlink:type="simple" xlink:href="https://www.rfc-editor.org/rfc/rfc3986#section-3.2.3" text:style-name="Internet_20_link" text:visited-style-name="Visited_20_Internet_20_Link"><text:span text:style-name="T8">[RFC3986], Section 3.2.3</text:span></text:a><text:span text:style-name="T7">&gt;</text:span></text:p>
      <text:p text:style-name="P5"><text:span text:style-name="T6"><text:s text:c="10"/></text:span><text:span text:style-name="T7">path = &lt;path-abempty, defined in </text:span><text:a xlink:type="simple" xlink:href="https://www.rfc-editor.org/rfc/rfc3986#section-3.3" text:style-name="Internet_20_link" text:visited-style-name="Visited_20_Internet_20_Link"><text:span text:style-name="T8">[RFC3986], Section 3.3</text:span></text:a><text:span text:style-name="T7">&gt;</text:span></text:p>
      <text:p text:style-name="P5"><text:span text:style-name="T6"><text:s text:c="10"/></text:span><text:span text:style-name="T7">query = &lt;query, defined in </text:span><text:a xlink:type="simple" xlink:href="https://www.rfc-editor.org/rfc/rfc3986#section-3.4" text:style-name="Internet_20_link" text:visited-style-name="Visited_20_Internet_20_Link"><text:span text:style-name="T8">[RFC3986], Section 3.4</text:span></text:a><text:span text:style-name="T7">&gt;</text:span></text:p>
      <text:p text:style-name="P5"/>
      <text:p text:style-name="P4"><text:s text:c="3"/><text:span text:style-name="T4">The port component is OPTIONAL; the default for "ws" is port 80,</text:span></text:p>
      <text:p text:style-name="P4"><text:s text:c="3"/><text:span text:style-name="T4">while the default for "wss" is port 443.</text:span></text:p>
      <text:p text:style-name="P5"/>
      <text:p text:style-name="P4"><text:s text:c="3"/><text:span text:style-name="T4">The URI is called "secure" (and it is said that "the secure flag is</text:span></text:p>
      <text:p text:style-name="P4"><text:s text:c="3"/><text:span text:style-name="T4">set") if the scheme component matches "wss" case-insensitively.</text:span></text:p>
      <text:p text:style-name="P5"/>
      <text:p text:style-name="P5"><text:span text:style-name="T6"><text:s text:c="3"/></text:span><text:span text:style-name="T7">The "resource-name" (also known as /resource name/ in </text:span><text:a xlink:type="simple" xlink:href="https://www.rfc-editor.org/rfc/rfc6455#section-4.1" text:style-name="Internet_20_link" text:visited-style-name="Visited_20_Internet_20_Link"><text:span text:style-name="T8">Section 4.1</text:span></text:a><text:span text:style-name="T7">)</text:span></text:p>
      <text:p text:style-name="P4"><text:s text:c="3"/><text:span text:style-name="T4">can be constructed by concatenating the following:</text:span></text:p>
      <text:p text:style-name="P5"/>
      <text:p text:style-name="P4"><text:s text:c="3"/><text:span text:style-name="T4">o <text:s/>"/" if the path component is empty</text:span></text:p>
      <text:p text:style-name="P5"/>
      <text:p text:style-name="P4"><text:s text:c="3"/><text:span text:style-name="T4">o <text:s/>the path component</text:span></text:p>
      <text:p text:style-name="P5"/>
      <text:p text:style-name="P4"><text:s text:c="3"/><text:span text:style-name="T4">o <text:s/>"?" if the query component is non-empty</text:span></text:p>
      <text:p text:style-name="P5"/>
      <text:p text:style-name="P4"><text:s text:c="3"/><text:span text:style-name="T4">o <text:s/>the query component</text:span></text:p>
      <text:p text:style-name="P5"/>
      <text:p text:style-name="P4"><text:s text:c="3"/><text:span text:style-name="T4">Fragment identifiers are meaningless in the context of WebSocket URIs</text:span></text:p>
      <text:p text:style-name="P4"><text:s text:c="3"/><text:span text:style-name="T4">and MUST NOT be used on these URIs. <text:s/>As with any URI scheme, the</text:span></text:p>
      <text:p text:style-name="P4"><text:s text:c="3"/><text:span text:style-name="T4">character "#", when not indicating the start of a fragment, MUST be</text:span></text:p>
      <text:p text:style-name="P4"><text:s text:c="3"/><text:span text:style-name="T4">escaped as %23.</text:span></text:p>
      <text:p text:style-name="P5"/>
      <text:p text:style-name="P8"><text:a xlink:type="simple" xlink:href="https://www.rfc-editor.org/rfc/rfc6455#section-4" text:style-name="Internet_20_link" text:visited-style-name="Visited_20_Internet_20_Link"><text:bookmark text:name="section-4"/><text:span text:style-name="T10">4</text:span></text:a><text:span text:style-name="T11">. <text:s/>Opening Handshake</text:span></text:p>
      <text:p text:style-name="P5"/>
      <text:p text:style-name="P8"><text:a xlink:type="simple" xlink:href="https://www.rfc-editor.org/rfc/rfc6455#section-4.1" text:style-name="Internet_20_link" text:visited-style-name="Visited_20_Internet_20_Link"><text:bookmark text:name="section-4.1"/><text:span text:style-name="T10">4.1</text:span></text:a><text:span text:style-name="T11">. <text:s/>Client Requirements</text:span></text:p>
      <text:p text:style-name="P5"/>
      <text:p text:style-name="P4"><text:s text:c="3"/><text:span text:style-name="T4">To _Establish a WebSocket Connection_, a client opens a connection</text:span></text:p>
      <text:p text:style-name="P4"><text:s text:c="3"/><text:span text:style-name="T4">and sends a handshake as defined in this section. <text:s/>A connection is</text:span></text:p>
      <text:p text:style-name="P4"><text:s text:c="3"/><text:span text:style-name="T4">defined to initially be in a CONNECTING state. <text:s/>A client will need to</text:span></text:p>
      <text:p text:style-name="P4"><text:s text:c="3"/><text:span text:style-name="T4">supply a /host/, /port/, /resource name/, and a /secure/ flag, which</text:span></text:p>
      <text:p text:style-name="P5"><text:span text:style-name="T6"><text:s text:c="3"/></text:span><text:span text:style-name="T7">are the components of a WebSocket URI as discussed in </text:span><text:a xlink:type="simple" xlink:href="https://www.rfc-editor.org/rfc/rfc6455#section-3" text:style-name="Internet_20_link" text:visited-style-name="Visited_20_Internet_20_Link"><text:span text:style-name="T8">Section 3</text:span></text:a><text:span text:style-name="T7">,</text:span></text:p>
      <text:p text:style-name="P4"><text:s text:c="3"/><text:span text:style-name="T4">along with a list of /protocols/ and /extensions/ to be used.</text:span></text:p>
      <text:p text:style-name="P4"><text:s text:c="3"/><text:span text:style-name="T4">Additionally, if the client is a web browser, it supplies /origin/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14]</text:p>
      <text:p text:style-name="Horizontal_20_Line"/>
      <text:p text:style-name="P8"><text:bookmark text:name="page-15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Clients running in controlled environments, e.g., browsers on mobile</text:span></text:p>
      <text:p text:style-name="P4"><text:s text:c="3"/><text:span text:style-name="T4">handsets tied to specific carriers, MAY offload the management of the</text:span></text:p>
      <text:p text:style-name="P4"><text:s text:c="3"/><text:span text:style-name="T4">connection to another agent on the network. <text:s/>In such a situation, the</text:span></text:p>
      <text:p text:style-name="P4"><text:s text:c="3"/><text:span text:style-name="T4">client for the purposes of this specification is considered to</text:span></text:p>
      <text:p text:style-name="P4"><text:s text:c="3"/><text:span text:style-name="T4">include both the handset software and any such agents.</text:span></text:p>
      <text:p text:style-name="P5"/>
      <text:p text:style-name="P4"><text:s text:c="3"/><text:span text:style-name="T4">When the client is to _Establish a WebSocket Connection_ given a set</text:span></text:p>
      <text:p text:style-name="P4"><text:s text:c="3"/><text:span text:style-name="T4">of (/host/, /port/, /resource name/, and /secure/ flag), along with a</text:span></text:p>
      <text:p text:style-name="P4"><text:s text:c="3"/><text:span text:style-name="T4">list of /protocols/ and /extensions/ to be used, and an /origin/ in</text:span></text:p>
      <text:p text:style-name="P4"><text:s text:c="3"/><text:span text:style-name="T4">the case of web browsers, it MUST open a connection, send an opening</text:span></text:p>
      <text:p text:style-name="P4"><text:s text:c="3"/><text:span text:style-name="T4">handshake, and read the server's handshake in response. <text:s/>The exact</text:span></text:p>
      <text:p text:style-name="P4"><text:s text:c="3"/><text:span text:style-name="T4">requirements of how the connection should be opened, what should be</text:span></text:p>
      <text:p text:style-name="P4"><text:s text:c="3"/><text:span text:style-name="T4">sent in the opening handshake, and how the server's response should</text:span></text:p>
      <text:p text:style-name="P4"><text:s text:c="3"/><text:span text:style-name="T4">be interpreted are as follows in this section. <text:s/>In the following</text:span></text:p>
      <text:p text:style-name="P5"><text:span text:style-name="T6"><text:s text:c="3"/></text:span><text:span text:style-name="T7">text, we will use terms from </text:span><text:a xlink:type="simple" xlink:href="https://www.rfc-editor.org/rfc/rfc6455#section-3" text:style-name="Internet_20_link" text:visited-style-name="Visited_20_Internet_20_Link"><text:span text:style-name="T8">Section 3</text:span></text:a><text:span text:style-name="T7">, such as "/host/" and</text:span></text:p>
      <text:p text:style-name="P4"><text:soft-page-break/><text:s text:c="3"/><text:span text:style-name="T4">"/secure/ flag" as defined in that section.</text:span></text:p>
      <text:p text:style-name="P5"/>
      <text:p text:style-name="P4"><text:s text:c="3"/><text:span text:style-name="T4">1. <text:s/>The components of the WebSocket URI passed into this algorithm</text:span></text:p>
      <text:p text:style-name="P4"><text:s text:c="7"/><text:span text:style-name="T4">(/host/, /port/, /resource name/, and /secure/ flag) MUST be</text:span></text:p>
      <text:p text:style-name="P4"><text:s text:c="7"/><text:span text:style-name="T4">valid according to the specification of WebSocket URIs specified</text:span></text:p>
      <text:p text:style-name="P5"><text:span text:style-name="T6"><text:s text:c="7"/></text:span><text:span text:style-name="T7">in </text:span><text:a xlink:type="simple" xlink:href="https://www.rfc-editor.org/rfc/rfc6455#section-3" text:style-name="Internet_20_link" text:visited-style-name="Visited_20_Internet_20_Link"><text:span text:style-name="T8">Section 3</text:span></text:a><text:span text:style-name="T7">. <text:s/>If any of the components are invalid, the client</text:span></text:p>
      <text:p text:style-name="P4"><text:s text:c="7"/><text:span text:style-name="T4">MUST _Fail the WebSocket Connection_ and abort these steps.</text:span></text:p>
      <text:p text:style-name="P5"/>
      <text:p text:style-name="P4"><text:s text:c="3"/><text:span text:style-name="T4">2. <text:s/>If the client already has a WebSocket connection to the remote</text:span></text:p>
      <text:p text:style-name="P4"><text:s text:c="7"/><text:span text:style-name="T4">host (IP address) identified by /host/ and port /port/ pair, even</text:span></text:p>
      <text:p text:style-name="P4"><text:s text:c="7"/><text:span text:style-name="T4">if the remote host is known by another name, the client MUST wait</text:span></text:p>
      <text:p text:style-name="P4"><text:s text:c="7"/><text:span text:style-name="T4">until that connection has been established or for that connection</text:span></text:p>
      <text:p text:style-name="P4"><text:s text:c="7"/><text:span text:style-name="T4">to have failed. <text:s/>There MUST be no more than one connection in a</text:span></text:p>
      <text:p text:style-name="P4"><text:s text:c="7"/><text:span text:style-name="T4">CONNECTING state. <text:s/>If multiple connections to the same IP address</text:span></text:p>
      <text:p text:style-name="P4"><text:s text:c="7"/><text:span text:style-name="T4">are attempted simultaneously, the client MUST serialize them so</text:span></text:p>
      <text:p text:style-name="P4"><text:s text:c="7"/><text:span text:style-name="T4">that there is no more than one connection at a time running</text:span></text:p>
      <text:p text:style-name="P4"><text:s text:c="7"/><text:span text:style-name="T4">through the following steps.</text:span></text:p>
      <text:p text:style-name="P5"/>
      <text:p text:style-name="P4"><text:s text:c="7"/><text:span text:style-name="T4">If the client cannot determine the IP address of the remote host</text:span></text:p>
      <text:p text:style-name="P4"><text:s text:c="7"/><text:span text:style-name="T4">(for example, because all communication is being done through a</text:span></text:p>
      <text:p text:style-name="P4"><text:s text:c="7"/><text:span text:style-name="T4">proxy server that performs DNS queries itself), then the client</text:span></text:p>
      <text:p text:style-name="P4"><text:s text:c="7"/><text:span text:style-name="T4">MUST assume for the purposes of this step that each host name</text:span></text:p>
      <text:p text:style-name="P4"><text:s text:c="7"/><text:span text:style-name="T4">refers to a distinct remote host, and instead the client SHOULD</text:span></text:p>
      <text:p text:style-name="P4"><text:s text:c="7"/><text:span text:style-name="T4">limit the total number of simultaneous pending connections to a</text:span></text:p>
      <text:p text:style-name="P4"><text:s text:c="7"/><text:span text:style-name="T4">reasonably low number (e.g., the client might allow simultaneous</text:span></text:p>
      <text:p text:style-name="P4"><text:s text:c="7"/><text:span text:style-name="T4">pending connections to a.example.com and b.example.com, but if</text:span></text:p>
      <text:p text:style-name="P4"><text:s text:c="7"/><text:span text:style-name="T4">thirty simultaneous connections to a single host are requested,</text:span></text:p>
      <text:p text:style-name="P4"><text:s text:c="7"/><text:span text:style-name="T4">that may not be allowed). <text:s/>For example, in a web browser context,</text:span></text:p>
      <text:p text:style-name="P4"><text:s text:c="7"/><text:span text:style-name="T4">the client needs to consider the number of tabs the user has open</text:span></text:p>
      <text:p text:style-name="P4"><text:s text:c="7"/><text:span text:style-name="T4">in setting a limit to the number of simultaneous pending</text:span></text:p>
      <text:p text:style-name="P4"><text:s text:c="7"/><text:span text:style-name="T4">connections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15]</text:p>
      <text:p text:style-name="Horizontal_20_Line"/>
      <text:p text:style-name="P8"><text:bookmark text:name="page-16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7"/><text:span text:style-name="T4">NOTE: This makes it harder for a script to perform a denial-of-</text:span></text:p>
      <text:p text:style-name="P4"><text:s text:c="7"/><text:span text:style-name="T4">service attack by just opening a large number of WebSocket</text:span></text:p>
      <text:p text:style-name="P4"><text:s text:c="7"/><text:span text:style-name="T4">connections to a remote host. <text:s/>A server can further reduce the</text:span></text:p>
      <text:p text:style-name="P4"><text:s text:c="7"/><text:span text:style-name="T4">load on itself when attacked by pausing before closing the</text:span></text:p>
      <text:p text:style-name="P4"><text:s text:c="7"/><text:span text:style-name="T4">connection, as that will reduce the rate at which the client</text:span></text:p>
      <text:p text:style-name="P4"><text:s text:c="7"/><text:span text:style-name="T4">reconnects.</text:span></text:p>
      <text:p text:style-name="P5"/>
      <text:p text:style-name="P4"><text:s text:c="7"/><text:span text:style-name="T4">NOTE: There is no limit to the number of established WebSocket</text:span></text:p>
      <text:p text:style-name="P4"><text:s text:c="7"/><text:span text:style-name="T4">connections a client can have with a single remote host. <text:s/>Servers</text:span></text:p>
      <text:p text:style-name="P4"><text:s text:c="7"/><text:span text:style-name="T4">can refuse to accept connections from hosts/IP addresses with an</text:span></text:p>
      <text:p text:style-name="P4"><text:s text:c="7"/><text:span text:style-name="T4">excessive number of existing connections or disconnect resource-</text:span></text:p>
      <text:p text:style-name="P4"><text:s text:c="7"/><text:span text:style-name="T4">hogging connections when suffering high load.</text:span></text:p>
      <text:p text:style-name="P5"/>
      <text:p text:style-name="P4"><text:s text:c="3"/><text:span text:style-name="T4">3. <text:s/>_Proxy Usage_: If the client is configured to use a proxy when</text:span></text:p>
      <text:p text:style-name="P4"><text:s text:c="7"/><text:span text:style-name="T4">using the WebSocket Protocol to connect to host /host/ and port</text:span></text:p>
      <text:p text:style-name="P4"><text:s text:c="7"/><text:span text:style-name="T4">/port/, then the client SHOULD connect to that proxy and ask it</text:span></text:p>
      <text:p text:style-name="P4"><text:s text:c="7"/><text:span text:style-name="T4">to open a TCP connection to the host given by /host/ and the port</text:span></text:p>
      <text:p text:style-name="P4"><text:s text:c="7"/><text:span text:style-name="T4">given by /port/.</text:span></text:p>
      <text:p text:style-name="P5"/>
      <text:p text:style-name="P4"><text:s text:c="10"/><text:span text:style-name="T4">EXAMPLE: For example, if the client uses an HTTP proxy for all</text:span></text:p>
      <text:p text:style-name="P4"><text:s text:c="10"/><text:span text:style-name="T4">traffic, then if it was to try to connect to port 80 on server</text:span></text:p>
      <text:p text:style-name="P4"><text:soft-page-break/><text:s text:c="10"/><text:span text:style-name="T4">example.com, it might send the following lines to the proxy</text:span></text:p>
      <text:p text:style-name="P4"><text:s text:c="10"/><text:span text:style-name="T4">server:</text:span></text:p>
      <text:p text:style-name="P5"/>
      <text:p text:style-name="P4"><text:s text:c="14"/><text:span text:style-name="T4">CONNECT example.com:80 HTTP/1.1</text:span></text:p>
      <text:p text:style-name="P4"><text:s text:c="14"/><text:span text:style-name="T4">Host: example.com</text:span></text:p>
      <text:p text:style-name="P5"/>
      <text:p text:style-name="P4"><text:s text:c="10"/><text:span text:style-name="T4">If there was a password, the connection might look like:</text:span></text:p>
      <text:p text:style-name="P5"/>
      <text:p text:style-name="P4"><text:s text:c="14"/><text:span text:style-name="T4">CONNECT example.com:80 HTTP/1.1</text:span></text:p>
      <text:p text:style-name="P4"><text:s text:c="14"/><text:span text:style-name="T4">Host: example.com</text:span></text:p>
      <text:p text:style-name="P4"><text:s text:c="14"/><text:span text:style-name="T4">Proxy-authorization: Basic ZWRuYW1vZGU6bm9jYXBlcyE=</text:span></text:p>
      <text:p text:style-name="P5"/>
      <text:p text:style-name="P4"><text:s text:c="7"/><text:span text:style-name="T4">If the client is not configured to use a proxy, then a direct TCP</text:span></text:p>
      <text:p text:style-name="P4"><text:s text:c="7"/><text:span text:style-name="T4">connection SHOULD be opened to the host given by /host/ and the</text:span></text:p>
      <text:p text:style-name="P4"><text:s text:c="7"/><text:span text:style-name="T4">port given by /port/.</text:span></text:p>
      <text:p text:style-name="P5"/>
      <text:p text:style-name="P4"><text:s text:c="7"/><text:span text:style-name="T4">NOTE: Implementations that do not expose explicit UI for</text:span></text:p>
      <text:p text:style-name="P4"><text:s text:c="7"/><text:span text:style-name="T4">selecting a proxy for WebSocket connections separate from other</text:span></text:p>
      <text:p text:style-name="P5"><text:span text:style-name="T6"><text:s text:c="7"/></text:span><text:span text:style-name="T7">proxies are encouraged to use a SOCKS5 [</text:span><text:a xlink:type="simple" xlink:href="https://www.rfc-editor.org/rfc/rfc1928" text:style-name="Internet_20_link" text:visited-style-name="Visited_20_Internet_20_Link"><text:span text:style-name="T8">RFC1928</text:span></text:a><text:span text:style-name="T7">] proxy for</text:span></text:p>
      <text:p text:style-name="P4"><text:s text:c="7"/><text:span text:style-name="T4">WebSocket connections, if available, or failing that, to prefer</text:span></text:p>
      <text:p text:style-name="P4"><text:s text:c="7"/><text:span text:style-name="T4">the proxy configured for HTTPS connections over the proxy</text:span></text:p>
      <text:p text:style-name="P4"><text:s text:c="7"/><text:span text:style-name="T4">configured for HTTP connections.</text:span></text:p>
      <text:p text:style-name="P5"/>
      <text:p text:style-name="P4"><text:s text:c="7"/><text:span text:style-name="T4">For the purpose of proxy autoconfiguration scripts, the URI to</text:span></text:p>
      <text:p text:style-name="P4"><text:s text:c="7"/><text:span text:style-name="T4">pass the function MUST be constructed from /host/, /port/,</text:span></text:p>
      <text:p text:style-name="P4"><text:s text:c="7"/><text:span text:style-name="T4">/resource name/, and the /secure/ flag using the definition of a</text:span></text:p>
      <text:p text:style-name="P5"><text:span text:style-name="T6"><text:s text:c="7"/></text:span><text:span text:style-name="T7">WebSocket URI as given in </text:span><text:a xlink:type="simple" xlink:href="https://www.rfc-editor.org/rfc/rfc6455#section-3" text:style-name="Internet_20_link" text:visited-style-name="Visited_20_Internet_20_Link"><text:span text:style-name="T8">Section 3</text:span></text:a><text:span text:style-name="T7">.</text:span></text:p>
      <text:p text:style-name="P5"/>
      <text:p text:style-name="P5"/>
      <text:p text:style-name="P5"/>
      <text:p text:style-name="P7">Fette &amp; Melnikov <text:s text:c="12"/>Standards Track <text:s text:c="18"/>[Page 16]</text:p>
      <text:p text:style-name="Horizontal_20_Line"/>
      <text:p text:style-name="P8"><text:bookmark text:name="page-17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7"/><text:span text:style-name="T4">NOTE: The WebSocket Protocol can be identified in proxy</text:span></text:p>
      <text:p text:style-name="P4"><text:s text:c="7"/><text:span text:style-name="T4">autoconfiguration scripts from the scheme ("ws" for unencrypted</text:span></text:p>
      <text:p text:style-name="P4"><text:s text:c="7"/><text:span text:style-name="T4">connections and "wss" for encrypted connections).</text:span></text:p>
      <text:p text:style-name="P5"/>
      <text:p text:style-name="P4"><text:s text:c="3"/><text:span text:style-name="T4">4. <text:s/>If the connection could not be opened, either because a direct</text:span></text:p>
      <text:p text:style-name="P4"><text:s text:c="7"/><text:span text:style-name="T4">connection failed or because any proxy used returned an error,</text:span></text:p>
      <text:p text:style-name="P4"><text:s text:c="7"/><text:span text:style-name="T4">then the client MUST _Fail the WebSocket Connection_ and abort</text:span></text:p>
      <text:p text:style-name="P4"><text:s text:c="7"/><text:span text:style-name="T4">the connection attempt.</text:span></text:p>
      <text:p text:style-name="P5"/>
      <text:p text:style-name="P4"><text:s text:c="3"/><text:span text:style-name="T4">5. <text:s/>If /secure/ is true, the client MUST perform a TLS handshake over</text:span></text:p>
      <text:p text:style-name="P4"><text:s text:c="7"/><text:span text:style-name="T4">the connection after opening the connection and before sending</text:span></text:p>
      <text:p text:style-name="P5"><text:span text:style-name="T6"><text:s text:c="7"/></text:span><text:span text:style-name="T7">the handshake data [</text:span><text:a xlink:type="simple" xlink:href="https://www.rfc-editor.org/rfc/rfc2818" text:style-name="Internet_20_link" text:visited-style-name="Visited_20_Internet_20_Link"><text:span text:style-name="T8">RFC2818</text:span></text:a><text:span text:style-name="T7">]. <text:s/>If this fails (e.g., the server's</text:span></text:p>
      <text:p text:style-name="P4"><text:s text:c="7"/><text:span text:style-name="T4">certificate could not be verified), then the client MUST _Fail</text:span></text:p>
      <text:p text:style-name="P4"><text:s text:c="7"/><text:span text:style-name="T4">the WebSocket Connection_ and abort the connection. <text:s/>Otherwise,</text:span></text:p>
      <text:p text:style-name="P4"><text:s text:c="7"/><text:span text:style-name="T4">all further communication on this channel MUST run through the</text:span></text:p>
      <text:p text:style-name="P5"><text:span text:style-name="T6"><text:s text:c="7"/></text:span><text:span text:style-name="T7">encrypted tunnel [</text:span><text:a xlink:type="simple" xlink:href="https://www.rfc-editor.org/rfc/rfc5246" text:style-name="Internet_20_link" text:visited-style-name="Visited_20_Internet_20_Link"><text:span text:style-name="T8">RFC5246</text:span></text:a><text:span text:style-name="T7">].</text:span></text:p>
      <text:p text:style-name="P5"/>
      <text:p text:style-name="P4"><text:s text:c="7"/><text:span text:style-name="T4">Clients MUST use the Server Name Indication extension in the TLS</text:span></text:p>
      <text:p text:style-name="P5"><text:span text:style-name="T6"><text:s text:c="7"/></text:span><text:span text:style-name="T7">handshake [</text:span><text:a xlink:type="simple" xlink:href="https://www.rfc-editor.org/rfc/rfc6066" text:style-name="Internet_20_link" text:visited-style-name="Visited_20_Internet_20_Link"><text:span text:style-name="T8">RFC6066</text:span></text:a><text:span text:style-name="T7">].</text:span></text:p>
      <text:p text:style-name="P5"/>
      <text:p text:style-name="P4"><text:s text:c="3"/><text:span text:style-name="T4">Once a connection to the server has been established (including a</text:span></text:p>
      <text:p text:style-name="P4"><text:s text:c="3"/><text:span text:style-name="T4">connection via a proxy or over a TLS-encrypted tunnel), the client</text:span></text:p>
      <text:p text:style-name="P4"><text:s text:c="3"/><text:span text:style-name="T4">MUST send an opening handshake to the server. <text:s/>The handshake consists</text:span></text:p>
      <text:p text:style-name="P4"><text:s text:c="3"/><text:span text:style-name="T4">of an HTTP Upgrade request, along with a list of required and</text:span></text:p>
      <text:p text:style-name="P4"><text:s text:c="3"/><text:span text:style-name="T4">optional header fields. <text:s/>The requirements for this handshake are as</text:span></text:p>
      <text:p text:style-name="P4"><text:s text:c="3"/><text:span text:style-name="T4">follows.</text:span></text:p>
      <text:p text:style-name="P5"/>
      <text:p text:style-name="P4"><text:soft-page-break/><text:s text:c="3"/><text:span text:style-name="T4">1. <text:s text:c="2"/>The handshake MUST be a valid HTTP request as specified by</text:span></text:p>
      <text:p text:style-name="P5"><text:span text:style-name="T6"><text:s text:c="8"/></text:span><text:span text:style-name="T7">[</text:span><text:a xlink:type="simple" xlink:href="https://www.rfc-editor.org/rfc/rfc2616" text:style-name="Internet_20_link" text:visited-style-name="Visited_20_Internet_20_Link"><text:span text:style-name="T8">RFC2616</text:span></text:a><text:span text:style-name="T7">].</text:span></text:p>
      <text:p text:style-name="P5"/>
      <text:p text:style-name="P4"><text:s text:c="3"/><text:span text:style-name="T4">2. <text:s text:c="2"/>The method of the request MUST be GET, and the HTTP version MUST</text:span></text:p>
      <text:p text:style-name="P4"><text:s text:c="8"/><text:span text:style-name="T4">be at least 1.1.</text:span></text:p>
      <text:p text:style-name="P5"/>
      <text:p text:style-name="P4"><text:s text:c="8"/><text:span text:style-name="T4">For example, if the WebSocket URI is "ws://example.com/chat",</text:span></text:p>
      <text:p text:style-name="P4"><text:s text:c="8"/><text:span text:style-name="T4">the first line sent should be "GET /chat HTTP/1.1".</text:span></text:p>
      <text:p text:style-name="P5"/>
      <text:p text:style-name="P4"><text:s text:c="3"/><text:span text:style-name="T4">3. <text:s text:c="2"/>The "Request-URI" part of the request MUST match the /resource</text:span></text:p>
      <text:p text:style-name="P5"><text:span text:style-name="T6"><text:s text:c="8"/></text:span><text:span text:style-name="T7">name/ defined in </text:span><text:a xlink:type="simple" xlink:href="https://www.rfc-editor.org/rfc/rfc6455#section-3" text:style-name="Internet_20_link" text:visited-style-name="Visited_20_Internet_20_Link"><text:span text:style-name="T8">Section 3</text:span></text:a><text:span text:style-name="T7"> (a relative URI) or be an absolute</text:span></text:p>
      <text:p text:style-name="P4"><text:s text:c="8"/><text:span text:style-name="T4">http/https URI that, when parsed, has a /resource name/, /host/,</text:span></text:p>
      <text:p text:style-name="P4"><text:s text:c="8"/><text:span text:style-name="T4">and /port/ that match the corresponding ws/wss URI.</text:span></text:p>
      <text:p text:style-name="P5"/>
      <text:p text:style-name="P4"><text:s text:c="3"/><text:span text:style-name="T4">4. <text:s text:c="2"/>The request MUST contain a |Host| header field whose value</text:span></text:p>
      <text:p text:style-name="P4"><text:s text:c="8"/><text:span text:style-name="T4">contains /host/ plus optionally ":" followed by /port/ (when not</text:span></text:p>
      <text:p text:style-name="P4"><text:s text:c="8"/><text:span text:style-name="T4">using the default port).</text:span></text:p>
      <text:p text:style-name="P5"/>
      <text:p text:style-name="P4"><text:s text:c="3"/><text:span text:style-name="T4">5. <text:s text:c="2"/>The request MUST contain an |Upgrade| header field whose value</text:span></text:p>
      <text:p text:style-name="P4"><text:s text:c="8"/><text:span text:style-name="T4">MUST include the "websocket" keyword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17]</text:p>
      <text:p text:style-name="Horizontal_20_Line"/>
      <text:p text:style-name="P8"><text:bookmark text:name="page-18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6. <text:s text:c="2"/>The request MUST contain a |Connection| header field whose value</text:span></text:p>
      <text:p text:style-name="P4"><text:s text:c="8"/><text:span text:style-name="T4">MUST include the "Upgrade" token.</text:span></text:p>
      <text:p text:style-name="P5"/>
      <text:p text:style-name="P4"><text:s text:c="3"/><text:span text:style-name="T4">7. <text:s text:c="2"/>The request MUST include a header field with the name</text:span></text:p>
      <text:p text:style-name="P4"><text:s text:c="8"/><text:span text:style-name="T4">|Sec-WebSocket-Key|. <text:s/>The value of this header field MUST be a</text:span></text:p>
      <text:p text:style-name="P4"><text:s text:c="8"/><text:span text:style-name="T4">nonce consisting of a randomly selected 16-byte value that has</text:span></text:p>
      <text:p text:style-name="P5"><text:span text:style-name="T6"><text:s text:c="8"/></text:span><text:span text:style-name="T7">been base64-encoded (see </text:span><text:a xlink:type="simple" xlink:href="https://www.rfc-editor.org/rfc/rfc4648#section-4" text:style-name="Internet_20_link" text:visited-style-name="Visited_20_Internet_20_Link"><text:span text:style-name="T8">Section 4 of [RFC4648]</text:span></text:a><text:span text:style-name="T7">). <text:s/>The nonce</text:span></text:p>
      <text:p text:style-name="P4"><text:s text:c="8"/><text:span text:style-name="T4">MUST be selected randomly for each connection.</text:span></text:p>
      <text:p text:style-name="P5"/>
      <text:p text:style-name="P4"><text:s text:c="8"/><text:span text:style-name="T4">NOTE: As an example, if the randomly selected value was the</text:span></text:p>
      <text:p text:style-name="P4"><text:s text:c="8"/><text:span text:style-name="T4">sequence of bytes 0x01 0x02 0x03 0x04 0x05 0x06 0x07 0x08 0x09</text:span></text:p>
      <text:p text:style-name="P4"><text:s text:c="8"/><text:span text:style-name="T4">0x0a 0x0b 0x0c 0x0d 0x0e 0x0f 0x10, the value of the header</text:span></text:p>
      <text:p text:style-name="P4"><text:s text:c="8"/><text:span text:style-name="T4">field would be "AQIDBAUGBwgJCgsMDQ4PEC=="</text:span></text:p>
      <text:p text:style-name="P5"/>
      <text:p text:style-name="P4"><text:s text:c="3"/><text:span text:style-name="T4">8. <text:s text:c="2"/>The request MUST include a header field with the name |Origin|</text:span></text:p>
      <text:p text:style-name="P5"><text:span text:style-name="T6"><text:s text:c="8"/></text:span><text:span text:style-name="T7">[</text:span><text:a xlink:type="simple" xlink:href="https://www.rfc-editor.org/rfc/rfc6454" text:style-name="Internet_20_link" text:visited-style-name="Visited_20_Internet_20_Link"><text:span text:style-name="T8">RFC6454</text:span></text:a><text:span text:style-name="T7">] if the request is coming from a browser client. <text:s/>If</text:span></text:p>
      <text:p text:style-name="P4"><text:s text:c="8"/><text:span text:style-name="T4">the connection is from a non-browser client, the request MAY</text:span></text:p>
      <text:p text:style-name="P4"><text:s text:c="8"/><text:span text:style-name="T4">include this header field if the semantics of that client match</text:span></text:p>
      <text:p text:style-name="P4"><text:s text:c="8"/><text:span text:style-name="T4">the use-case described here for browser clients. <text:s/>The value of</text:span></text:p>
      <text:p text:style-name="P4"><text:s text:c="8"/><text:span text:style-name="T4">this header field is the ASCII serialization of origin of the</text:span></text:p>
      <text:p text:style-name="P4"><text:s text:c="8"/><text:span text:style-name="T4">context in which the code establishing the connection is</text:span></text:p>
      <text:p text:style-name="P5"><text:span text:style-name="T6"><text:s text:c="8"/></text:span><text:span text:style-name="T7">running. <text:s/>See [</text:span><text:a xlink:type="simple" xlink:href="https://www.rfc-editor.org/rfc/rfc6454" text:style-name="Internet_20_link" text:visited-style-name="Visited_20_Internet_20_Link"><text:span text:style-name="T8">RFC6454</text:span></text:a><text:span text:style-name="T7">] for the details of how this header field</text:span></text:p>
      <text:p text:style-name="P4"><text:s text:c="8"/><text:span text:style-name="T4">value is constructed.</text:span></text:p>
      <text:p text:style-name="P5"/>
      <text:p text:style-name="P4"><text:s text:c="8"/><text:span text:style-name="T4">As an example, if code downloaded from www.example.com attempts</text:span></text:p>
      <text:p text:style-name="P4"><text:s text:c="8"/><text:span text:style-name="T4">to establish a connection to ww2.example.com, the value of the</text:span></text:p>
      <text:p text:style-name="P4"><text:s text:c="8"/><text:span text:style-name="T4">header field would be "http://www.example.com".</text:span></text:p>
      <text:p text:style-name="P5"/>
      <text:p text:style-name="P4"><text:s text:c="3"/><text:span text:style-name="T4">9. <text:s text:c="2"/>The request MUST include a header field with the name</text:span></text:p>
      <text:p text:style-name="P4"><text:s text:c="8"/><text:span text:style-name="T4">|Sec-WebSocket-Version|. <text:s/>The value of this header field MUST be</text:span></text:p>
      <text:p text:style-name="P4"><text:s text:c="8"/><text:span text:style-name="T4">13.</text:span></text:p>
      <text:p text:style-name="P5"/>
      <text:p text:style-name="P4"><text:s text:c="8"/><text:span text:style-name="T4">NOTE: Although draft versions of this document (-09, -10, -11,</text:span></text:p>
      <text:p text:style-name="P4"><text:soft-page-break/><text:s text:c="8"/><text:span text:style-name="T4">and -12) were posted (they were mostly comprised of editorial</text:span></text:p>
      <text:p text:style-name="P4"><text:s text:c="8"/><text:span text:style-name="T4">changes and clarifications and not changes to the wire</text:span></text:p>
      <text:p text:style-name="P4"><text:s text:c="8"/><text:span text:style-name="T4">protocol), values 9, 10, 11, and 12 were not used as valid</text:span></text:p>
      <text:p text:style-name="P4"><text:s text:c="8"/><text:span text:style-name="T4">values for Sec-WebSocket-Version. <text:s/>These values were reserved in</text:span></text:p>
      <text:p text:style-name="P4"><text:s text:c="8"/><text:span text:style-name="T4">the IANA registry but were not and will not be used.</text:span></text:p>
      <text:p text:style-name="P5"/>
      <text:p text:style-name="P4"><text:s text:c="3"/><text:span text:style-name="T4">10. <text:s/>The request MAY include a header field with the name</text:span></text:p>
      <text:p text:style-name="P4"><text:s text:c="8"/><text:span text:style-name="T4">|Sec-WebSocket-Protocol|. <text:s/>If present, this value indicates one</text:span></text:p>
      <text:p text:style-name="P4"><text:s text:c="8"/><text:span text:style-name="T4">or more comma-separated subprotocol the client wishes to speak,</text:span></text:p>
      <text:p text:style-name="P4"><text:s text:c="8"/><text:span text:style-name="T4">ordered by preference. <text:s/>The elements that comprise this value</text:span></text:p>
      <text:p text:style-name="P4"><text:s text:c="8"/><text:span text:style-name="T4">MUST be non-empty strings with characters in the range U+0021 to</text:span></text:p>
      <text:p text:style-name="P4"><text:s text:c="8"/><text:span text:style-name="T4">U+007E not including separator characters as defined in</text:span></text:p>
      <text:p text:style-name="P5"><text:span text:style-name="T6"><text:s text:c="8"/></text:span><text:span text:style-name="T7">[</text:span><text:a xlink:type="simple" xlink:href="https://www.rfc-editor.org/rfc/rfc2616" text:style-name="Internet_20_link" text:visited-style-name="Visited_20_Internet_20_Link"><text:span text:style-name="T8">RFC2616</text:span></text:a><text:span text:style-name="T7">] and MUST all be unique strings. <text:s/>The ABNF for the</text:span></text:p>
      <text:p text:style-name="P4"><text:s text:c="8"/><text:span text:style-name="T4">value of this header field is 1#token, where the definitions of</text:span></text:p>
      <text:p text:style-name="P5"><text:span text:style-name="T6"><text:s text:c="8"/></text:span><text:span text:style-name="T7">constructs and rules are as given in [</text:span><text:a xlink:type="simple" xlink:href="https://www.rfc-editor.org/rfc/rfc2616" text:style-name="Internet_20_link" text:visited-style-name="Visited_20_Internet_20_Link"><text:span text:style-name="T8">RFC2616</text:span></text:a><text:span text:style-name="T7">].</text:span></text:p>
      <text:p text:style-name="P5"/>
      <text:p text:style-name="P5"/>
      <text:p text:style-name="P5"/>
      <text:p text:style-name="P7">Fette &amp; Melnikov <text:s text:c="12"/>Standards Track <text:s text:c="18"/>[Page 18]</text:p>
      <text:p text:style-name="Horizontal_20_Line"/>
      <text:p text:style-name="P8"><text:bookmark text:name="page-19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11. <text:s/>The request MAY include a header field with the name</text:span></text:p>
      <text:p text:style-name="P4"><text:s text:c="8"/><text:span text:style-name="T4">|Sec-WebSocket-Extensions|. <text:s/>If present, this value indicates</text:span></text:p>
      <text:p text:style-name="P4"><text:s text:c="8"/><text:span text:style-name="T4">the protocol-level extension(s) the client wishes to speak. <text:s/>The</text:span></text:p>
      <text:p text:style-name="P4"><text:s text:c="8"/><text:span text:style-name="T4">interpretation and format of this header field is described in</text:span></text:p>
      <text:p text:style-name="P5"><text:span text:style-name="T6"><text:s text:c="8"/></text:span><text:a xlink:type="simple" xlink:href="https://www.rfc-editor.org/rfc/rfc6455#section-9.1" text:style-name="Internet_20_link" text:visited-style-name="Visited_20_Internet_20_Link"><text:span text:style-name="T8">Section 9.1</text:span></text:a><text:span text:style-name="T7">.</text:span></text:p>
      <text:p text:style-name="P5"/>
      <text:p text:style-name="P4"><text:s text:c="3"/><text:span text:style-name="T4">12. <text:s/>The request MAY include any other header fields, for example,</text:span></text:p>
      <text:p text:style-name="P5"><text:span text:style-name="T6"><text:s text:c="8"/></text:span><text:span text:style-name="T7">cookies [</text:span><text:a xlink:type="simple" xlink:href="https://www.rfc-editor.org/rfc/rfc6265" text:style-name="Internet_20_link" text:visited-style-name="Visited_20_Internet_20_Link"><text:span text:style-name="T8">RFC6265</text:span></text:a><text:span text:style-name="T7">] and/or authentication-related header fields</text:span></text:p>
      <text:p text:style-name="P5"><text:span text:style-name="T6"><text:s text:c="8"/></text:span><text:span text:style-name="T7">such as the |Authorization| header field [</text:span><text:a xlink:type="simple" xlink:href="https://www.rfc-editor.org/rfc/rfc2616" text:style-name="Internet_20_link" text:visited-style-name="Visited_20_Internet_20_Link"><text:span text:style-name="T8">RFC2616</text:span></text:a><text:span text:style-name="T7">], which are</text:span></text:p>
      <text:p text:style-name="P4"><text:s text:c="8"/><text:span text:style-name="T4">processed according to documents that define them.</text:span></text:p>
      <text:p text:style-name="P5"/>
      <text:p text:style-name="P4"><text:s text:c="3"/><text:span text:style-name="T4">Once the client's opening handshake has been sent, the client MUST</text:span></text:p>
      <text:p text:style-name="P4"><text:s text:c="3"/><text:span text:style-name="T4">wait for a response from the server before sending any further data.</text:span></text:p>
      <text:p text:style-name="P4"><text:s text:c="3"/><text:span text:style-name="T4">The client MUST validate the server's response as follows:</text:span></text:p>
      <text:p text:style-name="P5"/>
      <text:p text:style-name="P4"><text:s text:c="3"/><text:span text:style-name="T4">1. <text:s/>If the status code received from the server is not 101, the</text:span></text:p>
      <text:p text:style-name="P5"><text:span text:style-name="T6"><text:s text:c="7"/></text:span><text:span text:style-name="T7">client handles the response per HTTP [</text:span><text:a xlink:type="simple" xlink:href="https://www.rfc-editor.org/rfc/rfc2616" text:style-name="Internet_20_link" text:visited-style-name="Visited_20_Internet_20_Link"><text:span text:style-name="T8">RFC2616</text:span></text:a><text:span text:style-name="T7">] procedures. <text:s/>In</text:span></text:p>
      <text:p text:style-name="P4"><text:s text:c="7"/><text:span text:style-name="T4">particular, the client might perform authentication if it</text:span></text:p>
      <text:p text:style-name="P4"><text:s text:c="7"/><text:span text:style-name="T4">receives a 401 status code; the server might redirect the client</text:span></text:p>
      <text:p text:style-name="P4"><text:s text:c="7"/><text:span text:style-name="T4">using a 3xx status code (but clients are not required to follow</text:span></text:p>
      <text:p text:style-name="P4"><text:s text:c="7"/><text:span text:style-name="T4">them), etc. <text:s/>Otherwise, proceed as follows.</text:span></text:p>
      <text:p text:style-name="P5"/>
      <text:p text:style-name="P4"><text:s text:c="3"/><text:span text:style-name="T4">2. <text:s/>If the response lacks an |Upgrade| header field or the |Upgrade|</text:span></text:p>
      <text:p text:style-name="P4"><text:s text:c="7"/><text:span text:style-name="T4">header field contains a value that is not an ASCII case-</text:span></text:p>
      <text:p text:style-name="P4"><text:s text:c="7"/><text:span text:style-name="T4">insensitive match for the value "websocket", the client MUST</text:span></text:p>
      <text:p text:style-name="P4"><text:s text:c="7"/><text:span text:style-name="T4">_Fail the WebSocket Connection_.</text:span></text:p>
      <text:p text:style-name="P5"/>
      <text:p text:style-name="P4"><text:s text:c="3"/><text:span text:style-name="T4">3. <text:s/>If the response lacks a |Connection| header field or the</text:span></text:p>
      <text:p text:style-name="P4"><text:s text:c="7"/><text:span text:style-name="T4">|Connection| header field doesn't contain a token that is an</text:span></text:p>
      <text:p text:style-name="P4"><text:s text:c="7"/><text:span text:style-name="T4">ASCII case-insensitive match for the value "Upgrade", the client</text:span></text:p>
      <text:p text:style-name="P4"><text:s text:c="7"/><text:span text:style-name="T4">MUST _Fail the WebSocket Connection_.</text:span></text:p>
      <text:p text:style-name="P5"/>
      <text:p text:style-name="P4"><text:s text:c="3"/><text:span text:style-name="T4">4. <text:s/>If the response lacks a |Sec-WebSocket-Accept| header field or</text:span></text:p>
      <text:p text:style-name="P4"><text:s text:c="7"/><text:span text:style-name="T4">the |Sec-WebSocket-Accept| contains a value other than the</text:span></text:p>
      <text:p text:style-name="P4"><text:s text:c="7"/><text:span text:style-name="T4">base64-encoded SHA-1 of the concatenation of the |Sec-WebSocket-</text:span></text:p>
      <text:p text:style-name="P4"><text:s text:c="7"/><text:span text:style-name="T4">Key| (as a string, not base64-decoded) with the string "258EAFA5-</text:span></text:p>
      <text:p text:style-name="P4"><text:s text:c="7"/><text:span text:style-name="T4">E914-47DA-95CA-C5AB0DC85B11" but ignoring any leading and</text:span></text:p>
      <text:p text:style-name="P4"><text:s text:c="7"/><text:span text:style-name="T4">trailing whitespace, the client MUST _Fail the WebSocket</text:span></text:p>
      <text:p text:style-name="P4"><text:s text:c="7"/><text:span text:style-name="T4">Connection_.</text:span></text:p>
      <text:p text:style-name="P5"><text:soft-page-break/></text:p>
      <text:p text:style-name="P4"><text:s text:c="3"/><text:span text:style-name="T4">5. <text:s/>If the response includes a |Sec-WebSocket-Extensions| header</text:span></text:p>
      <text:p text:style-name="P4"><text:s text:c="7"/><text:span text:style-name="T4">field and this header field indicates the use of an extension</text:span></text:p>
      <text:p text:style-name="P4"><text:s text:c="7"/><text:span text:style-name="T4">that was not present in the client's handshake (the server has</text:span></text:p>
      <text:p text:style-name="P4"><text:s text:c="7"/><text:span text:style-name="T4">indicated an extension not requested by the client), the client</text:span></text:p>
      <text:p text:style-name="P4"><text:s text:c="7"/><text:span text:style-name="T4">MUST _Fail the WebSocket Connection_. <text:s/>(The parsing of this</text:span></text:p>
      <text:p text:style-name="P4"><text:s text:c="7"/><text:span text:style-name="T4">header field to determine which extensions are requested is</text:span></text:p>
      <text:p text:style-name="P5"><text:span text:style-name="T6"><text:s text:c="7"/></text:span><text:span text:style-name="T7">discussed in </text:span><text:a xlink:type="simple" xlink:href="https://www.rfc-editor.org/rfc/rfc6455#section-9.1" text:style-name="Internet_20_link" text:visited-style-name="Visited_20_Internet_20_Link"><text:span text:style-name="T8">Section 9.1</text:span></text:a><text:span text:style-name="T7">.)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19]</text:p>
      <text:p text:style-name="Horizontal_20_Line"/>
      <text:p text:style-name="P8"><text:bookmark text:name="page-20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6. <text:s/>If the response includes a |Sec-WebSocket-Protocol| header field</text:span></text:p>
      <text:p text:style-name="P4"><text:s text:c="7"/><text:span text:style-name="T4">and this header field indicates the use of a subprotocol that was</text:span></text:p>
      <text:p text:style-name="P4"><text:s text:c="7"/><text:span text:style-name="T4">not present in the client's handshake (the server has indicated a</text:span></text:p>
      <text:p text:style-name="P4"><text:s text:c="7"/><text:span text:style-name="T4">subprotocol not requested by the client), the client MUST _Fail</text:span></text:p>
      <text:p text:style-name="P4"><text:s text:c="7"/><text:span text:style-name="T4">the WebSocket Connection_.</text:span></text:p>
      <text:p text:style-name="P5"/>
      <text:p text:style-name="P4"><text:s text:c="3"/><text:span text:style-name="T4">If the server's response does not conform to the requirements for the</text:span></text:p>
      <text:p text:style-name="P5"><text:span text:style-name="T6"><text:s text:c="3"/></text:span><text:span text:style-name="T7">server's handshake as defined in this section and in </text:span><text:a xlink:type="simple" xlink:href="https://www.rfc-editor.org/rfc/rfc6455#section-4.2.2" text:style-name="Internet_20_link" text:visited-style-name="Visited_20_Internet_20_Link"><text:span text:style-name="T8">Section 4.2.2</text:span></text:a><text:span text:style-name="T7">,</text:span></text:p>
      <text:p text:style-name="P4"><text:s text:c="3"/><text:span text:style-name="T4">the client MUST _Fail the WebSocket Connection_.</text:span></text:p>
      <text:p text:style-name="P5"/>
      <text:p text:style-name="P5"><text:span text:style-name="T6"><text:s text:c="3"/></text:span><text:span text:style-name="T7">Please note that according to [</text:span><text:a xlink:type="simple" xlink:href="https://www.rfc-editor.org/rfc/rfc2616" text:style-name="Internet_20_link" text:visited-style-name="Visited_20_Internet_20_Link"><text:span text:style-name="T8">RFC2616</text:span></text:a><text:span text:style-name="T7">], all header field names in</text:span></text:p>
      <text:p text:style-name="P4"><text:s text:c="3"/><text:span text:style-name="T4">both HTTP requests and HTTP responses are case-insensitive.</text:span></text:p>
      <text:p text:style-name="P5"/>
      <text:p text:style-name="P4"><text:s text:c="3"/><text:span text:style-name="T4">If the server's response is validated as provided for above, it is</text:span></text:p>
      <text:p text:style-name="P4"><text:s text:c="3"/><text:span text:style-name="T4">said that _The WebSocket Connection is Established_ and that the</text:span></text:p>
      <text:p text:style-name="P4"><text:s text:c="3"/><text:span text:style-name="T4">WebSocket Connection is in the OPEN state. <text:s/>The _Extensions In Use_</text:span></text:p>
      <text:p text:style-name="P4"><text:s text:c="3"/><text:span text:style-name="T4">is defined to be a (possibly empty) string, the value of which is</text:span></text:p>
      <text:p text:style-name="P4"><text:s text:c="3"/><text:span text:style-name="T4">equal to the value of the |Sec-WebSocket-Extensions| header field</text:span></text:p>
      <text:p text:style-name="P4"><text:s text:c="3"/><text:span text:style-name="T4">supplied by the server's handshake or the null value if that header</text:span></text:p>
      <text:p text:style-name="P4"><text:s text:c="3"/><text:span text:style-name="T4">field was not present in the server's handshake. <text:s/>The _Subprotocol In</text:span></text:p>
      <text:p text:style-name="P4"><text:s text:c="3"/><text:span text:style-name="T4">Use_ is defined to be the value of the |Sec-WebSocket-Protocol|</text:span></text:p>
      <text:p text:style-name="P4"><text:s text:c="3"/><text:span text:style-name="T4">header field in the server's handshake or the null value if that</text:span></text:p>
      <text:p text:style-name="P4"><text:s text:c="3"/><text:span text:style-name="T4">header field was not present in the server's handshake.</text:span></text:p>
      <text:p text:style-name="P4"><text:s text:c="3"/><text:span text:style-name="T4">Additionally, if any header fields in the server's handshake indicate</text:span></text:p>
      <text:p text:style-name="P5"><text:span text:style-name="T6"><text:s text:c="3"/></text:span><text:span text:style-name="T7">that cookies should be set (as defined by [</text:span><text:a xlink:type="simple" xlink:href="https://www.rfc-editor.org/rfc/rfc6265" text:style-name="Internet_20_link" text:visited-style-name="Visited_20_Internet_20_Link"><text:span text:style-name="T8">RFC6265</text:span></text:a><text:span text:style-name="T7">]), these cookies</text:span></text:p>
      <text:p text:style-name="P4"><text:s text:c="3"/><text:span text:style-name="T4">are referred to as _Cookies Set During the Server's Opening</text:span></text:p>
      <text:p text:style-name="P4"><text:s text:c="3"/><text:span text:style-name="T4">Handshake_.</text:span></text:p>
      <text:p text:style-name="P5"/>
      <text:p text:style-name="P8"><text:a xlink:type="simple" xlink:href="https://www.rfc-editor.org/rfc/rfc6455#section-4.2" text:style-name="Internet_20_link" text:visited-style-name="Visited_20_Internet_20_Link"><text:bookmark text:name="section-4.2"/><text:span text:style-name="T10">4.2</text:span></text:a><text:span text:style-name="T11">. <text:s/>Server-Side Requirements</text:span></text:p>
      <text:p text:style-name="P5"/>
      <text:p text:style-name="P4"><text:s text:c="3"/><text:span text:style-name="T4">Servers MAY offload the management of the connection to other agents</text:span></text:p>
      <text:p text:style-name="P4"><text:s text:c="3"/><text:span text:style-name="T4">on the network, for example, load balancers and reverse proxies. <text:s/>In</text:span></text:p>
      <text:p text:style-name="P4"><text:s text:c="3"/><text:span text:style-name="T4">such a situation, the server for the purposes of this specification</text:span></text:p>
      <text:p text:style-name="P4"><text:s text:c="3"/><text:span text:style-name="T4">is considered to include all parts of the server-side infrastructure</text:span></text:p>
      <text:p text:style-name="P4"><text:s text:c="3"/><text:span text:style-name="T4">from the first device to terminate the TCP connection all the way to</text:span></text:p>
      <text:p text:style-name="P4"><text:s text:c="3"/><text:span text:style-name="T4">the server that processes requests and sends responses.</text:span></text:p>
      <text:p text:style-name="P5"/>
      <text:p text:style-name="P4"><text:s text:c="3"/><text:span text:style-name="T4">EXAMPLE: A data center might have a server that responds to WebSocket</text:span></text:p>
      <text:p text:style-name="P4"><text:s text:c="3"/><text:span text:style-name="T4">requests with an appropriate handshake and then passes the connection</text:span></text:p>
      <text:p text:style-name="P4"><text:s text:c="3"/><text:span text:style-name="T4">to another server to actually process the data frames. <text:s/>For the</text:span></text:p>
      <text:p text:style-name="P4"><text:s text:c="3"/><text:span text:style-name="T4">purposes of this specification, the "server" is the combination of</text:span></text:p>
      <text:p text:style-name="P4"><text:s text:c="3"/><text:span text:style-name="T4">both computers.</text:span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20]</text:p>
      <text:p text:style-name="Horizontal_20_Line"/>
      <text:p text:style-name="P8"><text:bookmark text:name="page-21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4.2.1" text:style-name="Internet_20_link" text:visited-style-name="Visited_20_Internet_20_Link"><text:bookmark text:name="section-4.2.1"/><text:span text:style-name="T10">4.2.1</text:span></text:a><text:span text:style-name="T11">. <text:s/>Reading the Client's Opening Handshake</text:span></text:p>
      <text:p text:style-name="P5"/>
      <text:p text:style-name="P4"><text:s text:c="3"/><text:span text:style-name="T4">When a client starts a WebSocket connection, it sends its part of the</text:span></text:p>
      <text:p text:style-name="P4"><text:s text:c="3"/><text:span text:style-name="T4">opening handshake. <text:s/>The server must parse at least part of this</text:span></text:p>
      <text:p text:style-name="P4"><text:s text:c="3"/><text:span text:style-name="T4">handshake in order to obtain the necessary information to generate</text:span></text:p>
      <text:p text:style-name="P4"><text:s text:c="3"/><text:span text:style-name="T4">the server part of the handshake.</text:span></text:p>
      <text:p text:style-name="P5"/>
      <text:p text:style-name="P4"><text:s text:c="3"/><text:span text:style-name="T4">The client's opening handshake consists of the following parts. <text:s/>If</text:span></text:p>
      <text:p text:style-name="P4"><text:s text:c="3"/><text:span text:style-name="T4">the server, while reading the handshake, finds that the client did</text:span></text:p>
      <text:p text:style-name="P4"><text:s text:c="3"/><text:span text:style-name="T4">not send a handshake that matches the description below (note that as</text:span></text:p>
      <text:p text:style-name="P5"><text:span text:style-name="T6"><text:s text:c="3"/></text:span><text:span text:style-name="T7">per [</text:span><text:a xlink:type="simple" xlink:href="https://www.rfc-editor.org/rfc/rfc2616" text:style-name="Internet_20_link" text:visited-style-name="Visited_20_Internet_20_Link"><text:span text:style-name="T8">RFC2616</text:span></text:a><text:span text:style-name="T7">], the order of the header fields is not important),</text:span></text:p>
      <text:p text:style-name="P4"><text:s text:c="3"/><text:span text:style-name="T4">including but not limited to any violations of the ABNF grammar</text:span></text:p>
      <text:p text:style-name="P4"><text:s text:c="3"/><text:span text:style-name="T4">specified for the components of the handshake, the server MUST stop</text:span></text:p>
      <text:p text:style-name="P4"><text:s text:c="3"/><text:span text:style-name="T4">processing the client's handshake and return an HTTP response with an</text:span></text:p>
      <text:p text:style-name="P4"><text:s text:c="3"/><text:span text:style-name="T4">appropriate error code (such as 400 Bad Request).</text:span></text:p>
      <text:p text:style-name="P5"/>
      <text:p text:style-name="P4"><text:s text:c="3"/><text:span text:style-name="T4">1. <text:s text:c="2"/>An HTTP/1.1 or higher GET request, including a "Request-URI"</text:span></text:p>
      <text:p text:style-name="P5"><text:span text:style-name="T6"><text:s text:c="8"/></text:span><text:span text:style-name="T7">[</text:span><text:a xlink:type="simple" xlink:href="https://www.rfc-editor.org/rfc/rfc2616" text:style-name="Internet_20_link" text:visited-style-name="Visited_20_Internet_20_Link"><text:span text:style-name="T8">RFC2616</text:span></text:a><text:span text:style-name="T7">] that should be interpreted as a /resource name/</text:span></text:p>
      <text:p text:style-name="P5"><text:span text:style-name="T6"><text:s text:c="8"/></text:span><text:span text:style-name="T7">defined in </text:span><text:a xlink:type="simple" xlink:href="https://www.rfc-editor.org/rfc/rfc6455#section-3" text:style-name="Internet_20_link" text:visited-style-name="Visited_20_Internet_20_Link"><text:span text:style-name="T8">Section 3</text:span></text:a><text:span text:style-name="T7"> (or an absolute HTTP/HTTPS URI containing</text:span></text:p>
      <text:p text:style-name="P4"><text:s text:c="8"/><text:span text:style-name="T4">the /resource name/).</text:span></text:p>
      <text:p text:style-name="P5"/>
      <text:p text:style-name="P4"><text:s text:c="3"/><text:span text:style-name="T4">2. <text:s text:c="2"/>A |Host| header field containing the server's authority.</text:span></text:p>
      <text:p text:style-name="P5"/>
      <text:p text:style-name="P4"><text:s text:c="3"/><text:span text:style-name="T4">3. <text:s text:c="2"/>An |Upgrade| header field containing the value "websocket",</text:span></text:p>
      <text:p text:style-name="P4"><text:s text:c="8"/><text:span text:style-name="T4">treated as an ASCII case-insensitive value.</text:span></text:p>
      <text:p text:style-name="P5"/>
      <text:p text:style-name="P4"><text:s text:c="3"/><text:span text:style-name="T4">4. <text:s text:c="2"/>A |Connection| header field that includes the token "Upgrade",</text:span></text:p>
      <text:p text:style-name="P4"><text:s text:c="8"/><text:span text:style-name="T4">treated as an ASCII case-insensitive value.</text:span></text:p>
      <text:p text:style-name="P5"/>
      <text:p text:style-name="P4"><text:s text:c="3"/><text:span text:style-name="T4">5. <text:s text:c="2"/>A |Sec-WebSocket-Key| header field with a base64-encoded (see</text:span></text:p>
      <text:p text:style-name="P5"><text:span text:style-name="T6"><text:s text:c="8"/></text:span><text:a xlink:type="simple" xlink:href="https://www.rfc-editor.org/rfc/rfc4648#section-4" text:style-name="Internet_20_link" text:visited-style-name="Visited_20_Internet_20_Link"><text:span text:style-name="T8">Section 4 of [RFC4648]</text:span></text:a><text:span text:style-name="T7">) value that, when decoded, is 16 bytes in</text:span></text:p>
      <text:p text:style-name="P4"><text:s text:c="8"/><text:span text:style-name="T4">length.</text:span></text:p>
      <text:p text:style-name="P5"/>
      <text:p text:style-name="P4"><text:s text:c="3"/><text:span text:style-name="T4">6. <text:s text:c="2"/>A |Sec-WebSocket-Version| header field, with a value of 13.</text:span></text:p>
      <text:p text:style-name="P5"/>
      <text:p text:style-name="P4"><text:s text:c="3"/><text:span text:style-name="T4">7. <text:s text:c="2"/>Optionally, an |Origin| header field. <text:s/>This header field is sent</text:span></text:p>
      <text:p text:style-name="P4"><text:s text:c="8"/><text:span text:style-name="T4">by all browser clients. <text:s/>A connection attempt lacking this</text:span></text:p>
      <text:p text:style-name="P4"><text:s text:c="8"/><text:span text:style-name="T4">header field SHOULD NOT be interpreted as coming from a browser</text:span></text:p>
      <text:p text:style-name="P4"><text:s text:c="8"/><text:span text:style-name="T4">client.</text:span></text:p>
      <text:p text:style-name="P5"/>
      <text:p text:style-name="P4"><text:s text:c="3"/><text:span text:style-name="T4">8. <text:s text:c="2"/>Optionally, a |Sec-WebSocket-Protocol| header field, with a list</text:span></text:p>
      <text:p text:style-name="P4"><text:s text:c="8"/><text:span text:style-name="T4">of values indicating which protocols the client would like to</text:span></text:p>
      <text:p text:style-name="P4"><text:s text:c="8"/><text:span text:style-name="T4">speak, ordered by preference.</text:span></text:p>
      <text:p text:style-name="P5"/>
      <text:p text:style-name="P4"><text:s text:c="3"/><text:span text:style-name="T4">9. <text:s text:c="2"/>Optionally, a |Sec-WebSocket-Extensions| header field, with a</text:span></text:p>
      <text:p text:style-name="P4"><text:s text:c="8"/><text:span text:style-name="T4">list of values indicating which extensions the client would like</text:span></text:p>
      <text:p text:style-name="P4"><text:s text:c="8"/><text:span text:style-name="T4">to speak. <text:s/>The interpretation of this header field is discussed</text:span></text:p>
      <text:p text:style-name="P5"><text:span text:style-name="T6"><text:s text:c="8"/></text:span><text:span text:style-name="T7">in </text:span><text:a xlink:type="simple" xlink:href="https://www.rfc-editor.org/rfc/rfc6455#section-9.1" text:style-name="Internet_20_link" text:visited-style-name="Visited_20_Internet_20_Link"><text:span text:style-name="T8">Section 9.1</text:span></text:a><text:span text:style-name="T7">.</text:span></text:p>
      <text:p text:style-name="P5"/>
      <text:p text:style-name="P5"/>
      <text:p text:style-name="P5"/>
      <text:p text:style-name="P7"><text:soft-page-break/>Fette &amp; Melnikov <text:s text:c="12"/>Standards Track <text:s text:c="18"/>[Page 21]</text:p>
      <text:p text:style-name="Horizontal_20_Line"/>
      <text:p text:style-name="P8"><text:bookmark text:name="page-22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10. <text:s/>Optionally, other header fields, such as those used to send</text:span></text:p>
      <text:p text:style-name="P4"><text:s text:c="8"/><text:span text:style-name="T4">cookies or request authentication to a server. <text:s/>Unknown header</text:span></text:p>
      <text:p text:style-name="P5"><text:span text:style-name="T6"><text:s text:c="8"/></text:span><text:span text:style-name="T7">fields are ignored, as per [</text:span><text:a xlink:type="simple" xlink:href="https://www.rfc-editor.org/rfc/rfc2616" text:style-name="Internet_20_link" text:visited-style-name="Visited_20_Internet_20_Link"><text:span text:style-name="T8">RFC2616</text:span></text:a><text:span text:style-name="T7">].</text:span></text:p>
      <text:p text:style-name="P5"/>
      <text:p text:style-name="P8"><text:a xlink:type="simple" xlink:href="https://www.rfc-editor.org/rfc/rfc6455#section-4.2.2" text:style-name="Internet_20_link" text:visited-style-name="Visited_20_Internet_20_Link"><text:bookmark text:name="section-4.2.2"/><text:span text:style-name="T10">4.2.2</text:span></text:a><text:span text:style-name="T11">. <text:s/>Sending the Server's Opening Handshake</text:span></text:p>
      <text:p text:style-name="P5"/>
      <text:p text:style-name="P4"><text:s text:c="3"/><text:span text:style-name="T4">When a client establishes a WebSocket connection to a server, the</text:span></text:p>
      <text:p text:style-name="P4"><text:s text:c="3"/><text:span text:style-name="T4">server MUST complete the following steps to accept the connection and</text:span></text:p>
      <text:p text:style-name="P4"><text:s text:c="3"/><text:span text:style-name="T4">send the server's opening handshake.</text:span></text:p>
      <text:p text:style-name="P5"/>
      <text:p text:style-name="P4"><text:s text:c="3"/><text:span text:style-name="T4">1. <text:s/>If the connection is happening on an HTTPS (HTTP-over-TLS) port,</text:span></text:p>
      <text:p text:style-name="P4"><text:s text:c="7"/><text:span text:style-name="T4">perform a TLS handshake over the connection. <text:s/>If this fails</text:span></text:p>
      <text:p text:style-name="P4"><text:s text:c="7"/><text:span text:style-name="T4">(e.g., the client indicated a host name in the extended client</text:span></text:p>
      <text:p text:style-name="P4"><text:s text:c="7"/><text:span text:style-name="T4">hello "server_name" extension that the server does not host),</text:span></text:p>
      <text:p text:style-name="P4"><text:s text:c="7"/><text:span text:style-name="T4">then close the connection; otherwise, all further communication</text:span></text:p>
      <text:p text:style-name="P4"><text:s text:c="7"/><text:span text:style-name="T4">for the connection (including the server's handshake) MUST run</text:span></text:p>
      <text:p text:style-name="P5"><text:span text:style-name="T6"><text:s text:c="7"/></text:span><text:span text:style-name="T7">through the encrypted tunnel [</text:span><text:a xlink:type="simple" xlink:href="https://www.rfc-editor.org/rfc/rfc5246" text:style-name="Internet_20_link" text:visited-style-name="Visited_20_Internet_20_Link"><text:span text:style-name="T8">RFC5246</text:span></text:a><text:span text:style-name="T7">].</text:span></text:p>
      <text:p text:style-name="P5"/>
      <text:p text:style-name="P4"><text:s text:c="3"/><text:span text:style-name="T4">2. <text:s/>The server can perform additional client authentication, for</text:span></text:p>
      <text:p text:style-name="P4"><text:s text:c="7"/><text:span text:style-name="T4">example, by returning a 401 status code with the corresponding</text:span></text:p>
      <text:p text:style-name="P5"><text:span text:style-name="T6"><text:s text:c="7"/></text:span><text:span text:style-name="T7">|WWW-Authenticate| header field as described in [</text:span><text:a xlink:type="simple" xlink:href="https://www.rfc-editor.org/rfc/rfc2616" text:style-name="Internet_20_link" text:visited-style-name="Visited_20_Internet_20_Link"><text:span text:style-name="T8">RFC2616</text:span></text:a><text:span text:style-name="T7">].</text:span></text:p>
      <text:p text:style-name="P5"/>
      <text:p text:style-name="P4"><text:s text:c="3"/><text:span text:style-name="T4">3. <text:s/>The server MAY redirect the client using a 3xx status code</text:span></text:p>
      <text:p text:style-name="P5"><text:span text:style-name="T6"><text:s text:c="7"/></text:span><text:span text:style-name="T7">[</text:span><text:a xlink:type="simple" xlink:href="https://www.rfc-editor.org/rfc/rfc2616" text:style-name="Internet_20_link" text:visited-style-name="Visited_20_Internet_20_Link"><text:span text:style-name="T8">RFC2616</text:span></text:a><text:span text:style-name="T7">]. <text:s/>Note that this step can happen together with, before,</text:span></text:p>
      <text:p text:style-name="P4"><text:s text:c="7"/><text:span text:style-name="T4">or after the optional authentication step described above.</text:span></text:p>
      <text:p text:style-name="P5"/>
      <text:p text:style-name="P4"><text:s text:c="3"/><text:span text:style-name="T4">4. <text:s/>Establish the following information:</text:span></text:p>
      <text:p text:style-name="P5"/>
      <text:p text:style-name="P4"><text:s text:c="7"/><text:span text:style-name="T4">/origin/</text:span></text:p>
      <text:p text:style-name="P4"><text:s text:c="10"/><text:span text:style-name="T4">The |Origin| header field in the client's handshake indicates</text:span></text:p>
      <text:p text:style-name="P4"><text:s text:c="10"/><text:span text:style-name="T4">the origin of the script establishing the connection. <text:s/>The</text:span></text:p>
      <text:p text:style-name="P4"><text:s text:c="10"/><text:span text:style-name="T4">origin is serialized to ASCII and converted to lowercase. <text:s/>The</text:span></text:p>
      <text:p text:style-name="P4"><text:s text:c="10"/><text:span text:style-name="T4">server MAY use this information as part of a determination of</text:span></text:p>
      <text:p text:style-name="P4"><text:s text:c="10"/><text:span text:style-name="T4">whether to accept the incoming connection. <text:s/>If the server does</text:span></text:p>
      <text:p text:style-name="P4"><text:s text:c="10"/><text:span text:style-name="T4">not validate the origin, it will accept connections from</text:span></text:p>
      <text:p text:style-name="P4"><text:s text:c="10"/><text:span text:style-name="T4">anywhere. <text:s/>If the server does not wish to accept this</text:span></text:p>
      <text:p text:style-name="P4"><text:s text:c="10"/><text:span text:style-name="T4">connection, it MUST return an appropriate HTTP error code</text:span></text:p>
      <text:p text:style-name="P4"><text:s text:c="10"/><text:span text:style-name="T4">(e.g., 403 Forbidden) and abort the WebSocket handshake</text:span></text:p>
      <text:p text:style-name="P4"><text:s text:c="10"/><text:span text:style-name="T4">described in this section. <text:s/>For more detail, refer to</text:span></text:p>
      <text:p text:style-name="P5"><text:span text:style-name="T6"><text:s text:c="10"/></text:span><text:a xlink:type="simple" xlink:href="https://www.rfc-editor.org/rfc/rfc6455#section-10" text:style-name="Internet_20_link" text:visited-style-name="Visited_20_Internet_20_Link"><text:span text:style-name="T8">Section 10</text:span></text:a><text:span text:style-name="T7">.</text:span></text:p>
      <text:p text:style-name="P5"/>
      <text:p text:style-name="P4"><text:s text:c="7"/><text:span text:style-name="T4">/key/</text:span></text:p>
      <text:p text:style-name="P4"><text:s text:c="10"/><text:span text:style-name="T4">The |Sec-WebSocket-Key| header field in the client's handshake</text:span></text:p>
      <text:p text:style-name="P4"><text:s text:c="10"/><text:span text:style-name="T4">includes a base64-encoded value that, if decoded, is 16 bytes</text:span></text:p>
      <text:p text:style-name="P4"><text:s text:c="10"/><text:span text:style-name="T4">in length. <text:s/>This (encoded) value is used in the creation of</text:span></text:p>
      <text:p text:style-name="P4"><text:s text:c="10"/><text:span text:style-name="T4">the server's handshake to indicate an acceptance of the</text:span></text:p>
      <text:p text:style-name="P4"><text:s text:c="10"/><text:span text:style-name="T4">connection. <text:s/>It is not necessary for the server to base64-</text:span></text:p>
      <text:p text:style-name="P4"><text:s text:c="10"/><text:span text:style-name="T4">decode the |Sec-WebSocket-Key| value.</text:span></text:p>
      <text:p text:style-name="P5"/>
      <text:p text:style-name="P5"/>
      <text:p text:style-name="P5"/>
      <text:p text:style-name="P7">Fette &amp; Melnikov <text:s text:c="12"/>Standards Track <text:s text:c="18"/>[Page 22]</text:p>
      <text:p text:style-name="Horizontal_20_Line"/>
      <text:p text:style-name="P8"><text:bookmark text:name="page-23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><text:soft-page-break/></text:p>
      <text:p text:style-name="P4"><text:s text:c="7"/><text:span text:style-name="T4">/version/</text:span></text:p>
      <text:p text:style-name="P4"><text:s text:c="10"/><text:span text:style-name="T4">The |Sec-WebSocket-Version| header field in the client's</text:span></text:p>
      <text:p text:style-name="P4"><text:s text:c="10"/><text:span text:style-name="T4">handshake includes the version of the WebSocket Protocol with</text:span></text:p>
      <text:p text:style-name="P4"><text:s text:c="10"/><text:span text:style-name="T4">which the client is attempting to communicate. <text:s/>If this</text:span></text:p>
      <text:p text:style-name="P4"><text:s text:c="10"/><text:span text:style-name="T4">version does not match a version understood by the server, the</text:span></text:p>
      <text:p text:style-name="P4"><text:s text:c="10"/><text:span text:style-name="T4">server MUST abort the WebSocket handshake described in this</text:span></text:p>
      <text:p text:style-name="P4"><text:s text:c="10"/><text:span text:style-name="T4">section and instead send an appropriate HTTP error code (such</text:span></text:p>
      <text:p text:style-name="P4"><text:s text:c="10"/><text:span text:style-name="T4">as 426 Upgrade Required) and a |Sec-WebSocket-Version| header</text:span></text:p>
      <text:p text:style-name="P4"><text:s text:c="10"/><text:span text:style-name="T4">field indicating the version(s) the server is capable of</text:span></text:p>
      <text:p text:style-name="P4"><text:s text:c="10"/><text:span text:style-name="T4">understanding.</text:span></text:p>
      <text:p text:style-name="P5"/>
      <text:p text:style-name="P4"><text:s text:c="7"/><text:span text:style-name="T4">/resource name/</text:span></text:p>
      <text:p text:style-name="P4"><text:s text:c="10"/><text:span text:style-name="T4">An identifier for the service provided by the server. <text:s/>If the</text:span></text:p>
      <text:p text:style-name="P4"><text:s text:c="10"/><text:span text:style-name="T4">server provides multiple services, then the value should be</text:span></text:p>
      <text:p text:style-name="P4"><text:s text:c="10"/><text:span text:style-name="T4">derived from the resource name given in the client's handshake</text:span></text:p>
      <text:p text:style-name="P5"><text:span text:style-name="T6"><text:s text:c="10"/></text:span><text:span text:style-name="T7">in the "Request-URI" [</text:span><text:a xlink:type="simple" xlink:href="https://www.rfc-editor.org/rfc/rfc2616" text:style-name="Internet_20_link" text:visited-style-name="Visited_20_Internet_20_Link"><text:span text:style-name="T8">RFC2616</text:span></text:a><text:span text:style-name="T7">] of the GET method. <text:s/>If the</text:span></text:p>
      <text:p text:style-name="P4"><text:s text:c="10"/><text:span text:style-name="T4">requested service is not available, the server MUST send an</text:span></text:p>
      <text:p text:style-name="P4"><text:s text:c="10"/><text:span text:style-name="T4">appropriate HTTP error code (such as 404 Not Found) and abort</text:span></text:p>
      <text:p text:style-name="P4"><text:s text:c="10"/><text:span text:style-name="T4">the WebSocket handshake.</text:span></text:p>
      <text:p text:style-name="P5"/>
      <text:p text:style-name="P4"><text:s text:c="7"/><text:span text:style-name="T4">/subprotocol/</text:span></text:p>
      <text:p text:style-name="P4"><text:s text:c="10"/><text:span text:style-name="T4">Either a single value representing the subprotocol the server</text:span></text:p>
      <text:p text:style-name="P4"><text:s text:c="10"/><text:span text:style-name="T4">is ready to use or null. <text:s/>The value chosen MUST be derived</text:span></text:p>
      <text:p text:style-name="P4"><text:s text:c="10"/><text:span text:style-name="T4">from the client's handshake, specifically by selecting one of</text:span></text:p>
      <text:p text:style-name="P4"><text:s text:c="10"/><text:span text:style-name="T4">the values from the |Sec-WebSocket-Protocol| field that the</text:span></text:p>
      <text:p text:style-name="P4"><text:s text:c="10"/><text:span text:style-name="T4">server is willing to use for this connection (if any). <text:s/>If the</text:span></text:p>
      <text:p text:style-name="P4"><text:s text:c="10"/><text:span text:style-name="T4">client's handshake did not contain such a header field or if</text:span></text:p>
      <text:p text:style-name="P4"><text:s text:c="10"/><text:span text:style-name="T4">the server does not agree to any of the client's requested</text:span></text:p>
      <text:p text:style-name="P4"><text:s text:c="10"/><text:span text:style-name="T4">subprotocols, the only acceptable value is null. <text:s/>The absence</text:span></text:p>
      <text:p text:style-name="P4"><text:s text:c="10"/><text:span text:style-name="T4">of such a field is equivalent to the null value (meaning that</text:span></text:p>
      <text:p text:style-name="P4"><text:s text:c="10"/><text:span text:style-name="T4">if the server does not wish to agree to one of the suggested</text:span></text:p>
      <text:p text:style-name="P4"><text:s text:c="10"/><text:span text:style-name="T4">subprotocols, it MUST NOT send back a |Sec-WebSocket-Protocol|</text:span></text:p>
      <text:p text:style-name="P4"><text:s text:c="10"/><text:span text:style-name="T4">header field in its response). <text:s/>The empty string is not the</text:span></text:p>
      <text:p text:style-name="P4"><text:s text:c="10"/><text:span text:style-name="T4">same as the null value for these purposes and is not a legal</text:span></text:p>
      <text:p text:style-name="P4"><text:s text:c="10"/><text:span text:style-name="T4">value for this field. <text:s/>The ABNF for the value of this header</text:span></text:p>
      <text:p text:style-name="P4"><text:s text:c="10"/><text:span text:style-name="T4">field is (token), where the definitions of constructs and</text:span></text:p>
      <text:p text:style-name="P5"><text:span text:style-name="T6"><text:s text:c="10"/></text:span><text:span text:style-name="T7">rules are as given in [</text:span><text:a xlink:type="simple" xlink:href="https://www.rfc-editor.org/rfc/rfc2616" text:style-name="Internet_20_link" text:visited-style-name="Visited_20_Internet_20_Link"><text:span text:style-name="T8">RFC2616</text:span></text:a><text:span text:style-name="T7">].</text:span></text:p>
      <text:p text:style-name="P5"/>
      <text:p text:style-name="P4"><text:s text:c="7"/><text:span text:style-name="T4">/extensions/</text:span></text:p>
      <text:p text:style-name="P4"><text:s text:c="10"/><text:span text:style-name="T4">A (possibly empty) list representing the protocol-level</text:span></text:p>
      <text:p text:style-name="P4"><text:s text:c="10"/><text:span text:style-name="T4">extensions the server is ready to use. <text:s/>If the server supports</text:span></text:p>
      <text:p text:style-name="P4"><text:s text:c="10"/><text:span text:style-name="T4">multiple extensions, then the value MUST be derived from the</text:span></text:p>
      <text:p text:style-name="P4"><text:s text:c="10"/><text:span text:style-name="T4">client's handshake, specifically by selecting one or more of</text:span></text:p>
      <text:p text:style-name="P4"><text:s text:c="10"/><text:span text:style-name="T4">the values from the |Sec-WebSocket-Extensions| field. <text:s/>The</text:span></text:p>
      <text:p text:style-name="P4"><text:s text:c="10"/><text:span text:style-name="T4">absence of such a field is equivalent to the null value. <text:s/>The</text:span></text:p>
      <text:p text:style-name="P4"><text:s text:c="10"/><text:span text:style-name="T4">empty string is not the same as the null value for these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23]</text:p>
      <text:p text:style-name="Horizontal_20_Line"/>
      <text:p text:style-name="P8"><text:bookmark text:name="page-24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10"/><text:span text:style-name="T4">purposes. <text:s/>Extensions not listed by the client MUST NOT be</text:span></text:p>
      <text:p text:style-name="P4"><text:s text:c="10"/><text:span text:style-name="T4">listed. <text:s/>The method by which these values should be selected</text:span></text:p>
      <text:p text:style-name="P5"><text:span text:style-name="T6"><text:s text:c="10"/></text:span><text:span text:style-name="T7">and interpreted is discussed in </text:span><text:a xlink:type="simple" xlink:href="https://www.rfc-editor.org/rfc/rfc6455#section-9.1" text:style-name="Internet_20_link" text:visited-style-name="Visited_20_Internet_20_Link"><text:span text:style-name="T8">Section 9.1</text:span></text:a><text:span text:style-name="T7">.</text:span></text:p>
      <text:p text:style-name="P5"/>
      <text:p text:style-name="P4"><text:s text:c="3"/><text:span text:style-name="T4">5. <text:s/>If the server chooses to accept the incoming connection, it MUST</text:span></text:p>
      <text:p text:style-name="P4"><text:soft-page-break/><text:s text:c="7"/><text:span text:style-name="T4">reply with a valid HTTP response indicating the following.</text:span></text:p>
      <text:p text:style-name="P5"/>
      <text:p text:style-name="P5"><text:span text:style-name="T6"><text:s text:c="7"/></text:span><text:span text:style-name="T7">1. <text:s/>A Status-Line with a 101 response code as per </text:span><text:a xlink:type="simple" xlink:href="https://www.rfc-editor.org/rfc/rfc2616" text:style-name="Internet_20_link" text:visited-style-name="Visited_20_Internet_20_Link"><text:span text:style-name="T8">RFC 2616</text:span></text:a></text:p>
      <text:p text:style-name="P5"><text:span text:style-name="T6"><text:s text:c="11"/></text:span><text:span text:style-name="T7">[</text:span><text:a xlink:type="simple" xlink:href="https://www.rfc-editor.org/rfc/rfc2616" text:style-name="Internet_20_link" text:visited-style-name="Visited_20_Internet_20_Link"><text:span text:style-name="T8">RFC2616</text:span></text:a><text:span text:style-name="T7">]. <text:s/>Such a response could look like "HTTP/1.1 101</text:span></text:p>
      <text:p text:style-name="P4"><text:s text:c="11"/><text:span text:style-name="T4">Switching Protocols".</text:span></text:p>
      <text:p text:style-name="P5"/>
      <text:p text:style-name="P5"><text:span text:style-name="T6"><text:s text:c="7"/></text:span><text:span text:style-name="T7">2. <text:s/>An |Upgrade| header field with value "websocket" as per </text:span><text:a xlink:type="simple" xlink:href="https://www.rfc-editor.org/rfc/rfc2616" text:style-name="Internet_20_link" text:visited-style-name="Visited_20_Internet_20_Link"><text:span text:style-name="T8">RFC</text:span></text:a></text:p>
      <text:p text:style-name="P5"><text:span text:style-name="T6"><text:s text:c="11"/></text:span><text:a xlink:type="simple" xlink:href="https://www.rfc-editor.org/rfc/rfc2616" text:style-name="Internet_20_link" text:visited-style-name="Visited_20_Internet_20_Link"><text:span text:style-name="T8">2616</text:span></text:a><text:span text:style-name="T7"> [</text:span><text:a xlink:type="simple" xlink:href="https://www.rfc-editor.org/rfc/rfc2616" text:style-name="Internet_20_link" text:visited-style-name="Visited_20_Internet_20_Link"><text:span text:style-name="T8">RFC2616</text:span></text:a><text:span text:style-name="T7">].</text:span></text:p>
      <text:p text:style-name="P5"/>
      <text:p text:style-name="P4"><text:s text:c="7"/><text:span text:style-name="T4">3. <text:s/>A |Connection| header field with value "Upgrade".</text:span></text:p>
      <text:p text:style-name="P5"/>
      <text:p text:style-name="P4"><text:s text:c="7"/><text:span text:style-name="T4">4. <text:s/>A |Sec-WebSocket-Accept| header field. <text:s/>The value of this</text:span></text:p>
      <text:p text:style-name="P4"><text:s text:c="11"/><text:span text:style-name="T4">header field is constructed by concatenating /key/, defined</text:span></text:p>
      <text:p text:style-name="P5"><text:span text:style-name="T6"><text:s text:c="11"/></text:span><text:span text:style-name="T7">above in step 4 in </text:span><text:a xlink:type="simple" xlink:href="https://www.rfc-editor.org/rfc/rfc6455#section-4.2.2" text:style-name="Internet_20_link" text:visited-style-name="Visited_20_Internet_20_Link"><text:span text:style-name="T8">Section 4.2.2</text:span></text:a><text:span text:style-name="T7">, with the string "258EAFA5-</text:span></text:p>
      <text:p text:style-name="P4"><text:s text:c="11"/><text:span text:style-name="T4">E914-47DA-95CA-C5AB0DC85B11", taking the SHA-1 hash of this</text:span></text:p>
      <text:p text:style-name="P4"><text:s text:c="11"/><text:span text:style-name="T4">concatenated value to obtain a 20-byte value and base64-</text:span></text:p>
      <text:p text:style-name="P5"><text:span text:style-name="T6"><text:s text:c="11"/></text:span><text:span text:style-name="T7">encoding (see </text:span><text:a xlink:type="simple" xlink:href="https://www.rfc-editor.org/rfc/rfc4648#section-4" text:style-name="Internet_20_link" text:visited-style-name="Visited_20_Internet_20_Link"><text:span text:style-name="T8">Section 4 of [RFC4648]</text:span></text:a><text:span text:style-name="T7">) this 20-byte hash.</text:span></text:p>
      <text:p text:style-name="P5"/>
      <text:p text:style-name="P5"><text:span text:style-name="T6"><text:s text:c="11"/></text:span><text:span text:style-name="T7">The ABNF [</text:span><text:a xlink:type="simple" xlink:href="https://www.rfc-editor.org/rfc/rfc2616" text:style-name="Internet_20_link" text:visited-style-name="Visited_20_Internet_20_Link"><text:span text:style-name="T8">RFC2616</text:span></text:a><text:span text:style-name="T7">] of this header field is defined as</text:span></text:p>
      <text:p text:style-name="P4"><text:s text:c="11"/><text:span text:style-name="T4">follows:</text:span></text:p>
      <text:p text:style-name="P5"/>
      <text:p text:style-name="P4"><text:s text:c="11"/><text:span text:style-name="T4">Sec-WebSocket-Accept <text:s text:c="4"/>= base64-value-non-empty</text:span></text:p>
      <text:p text:style-name="P4"><text:s text:c="11"/><text:span text:style-name="T4">base64-value-non-empty = (1*base64-data [ base64-padding ]) |</text:span></text:p>
      <text:p text:style-name="P4"><text:s text:c="36"/><text:span text:style-name="T4">base64-padding</text:span></text:p>
      <text:p text:style-name="P4"><text:s text:c="11"/><text:span text:style-name="T4">base64-data <text:s text:c="5"/>= 4base64-character</text:span></text:p>
      <text:p text:style-name="P4"><text:s text:c="11"/><text:span text:style-name="T4">base64-padding <text:s text:c="2"/>= (2base64-character "==") |</text:span></text:p>
      <text:p text:style-name="P4"><text:s text:c="30"/><text:span text:style-name="T4">(3base64-character "=")</text:span></text:p>
      <text:p text:style-name="P4"><text:s text:c="11"/><text:span text:style-name="T4">base64-character = ALPHA | DIGIT | "+" | "/"</text:span></text:p>
      <text:p text:style-name="P5"/>
      <text:p text:style-name="P4"><text:s text:c="3"/><text:span text:style-name="T4">NOTE: As an example, if the value of the |Sec-WebSocket-Key| header</text:span></text:p>
      <text:p text:style-name="P4"><text:s text:c="3"/><text:span text:style-name="T4">field in the client's handshake were "dGhlIHNhbXBsZSBub25jZQ==", the</text:span></text:p>
      <text:p text:style-name="P4"><text:s text:c="3"/><text:span text:style-name="T4">server would append the string "258EAFA5-E914-47DA-95CA-C5AB0DC85B11"</text:span></text:p>
      <text:p text:style-name="P4"><text:s text:c="3"/><text:span text:style-name="T4">to form the string "dGhlIHNhbXBsZSBub25jZQ==258EAFA5-E914-47DA-95CA-</text:span></text:p>
      <text:p text:style-name="P4"><text:s text:c="3"/><text:span text:style-name="T4">C5AB0DC85B11". <text:s/>The server would then take the SHA-1 hash of this</text:span></text:p>
      <text:p text:style-name="P4"><text:s text:c="3"/><text:span text:style-name="T4">string, giving the value 0xb3 0x7a 0x4f 0x2c 0xc0 0x62 0x4f 0x16 0x90</text:span></text:p>
      <text:p text:style-name="P4"><text:s text:c="3"/><text:span text:style-name="T4">0xf6 0x46 0x06 0xcf 0x38 0x59 0x45 0xb2 0xbe 0xc4 0xea. <text:s/>This value</text:span></text:p>
      <text:p text:style-name="P4"><text:s text:c="3"/><text:span text:style-name="T4">is then base64-encoded, to give the value</text:span></text:p>
      <text:p text:style-name="P4"><text:s text:c="3"/><text:span text:style-name="T4">"s3pPLMBiTxaQ9kYGzzhZRbK+xOo=", which would be returned in the</text:span></text:p>
      <text:p text:style-name="P4"><text:s text:c="3"/><text:span text:style-name="T4">|Sec-WebSocket-Accept| header field.</text:span></text:p>
      <text:p text:style-name="P5"/>
      <text:p text:style-name="P4"><text:s text:c="7"/><text:span text:style-name="T4">5. <text:s/>Optionally, a |Sec-WebSocket-Protocol| header field, with a</text:span></text:p>
      <text:p text:style-name="P5"><text:span text:style-name="T6"><text:s text:c="11"/></text:span><text:span text:style-name="T7">value /subprotocol/ as defined in step 4 in </text:span><text:a xlink:type="simple" xlink:href="https://www.rfc-editor.org/rfc/rfc6455#section-4.2.2" text:style-name="Internet_20_link" text:visited-style-name="Visited_20_Internet_20_Link"><text:span text:style-name="T8">Section 4.2.2</text:span></text:a><text:span text:style-name="T7">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24]</text:p>
      <text:p text:style-name="Horizontal_20_Line"/>
      <text:p text:style-name="P8"><text:bookmark text:name="page-25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7"/><text:span text:style-name="T4">6. <text:s/>Optionally, a |Sec-WebSocket-Extensions| header field, with a</text:span></text:p>
      <text:p text:style-name="P5"><text:span text:style-name="T6"><text:s text:c="11"/></text:span><text:span text:style-name="T7">value /extensions/ as defined in step 4 in </text:span><text:a xlink:type="simple" xlink:href="https://www.rfc-editor.org/rfc/rfc6455#section-4.2.2" text:style-name="Internet_20_link" text:visited-style-name="Visited_20_Internet_20_Link"><text:span text:style-name="T8">Section 4.2.2</text:span></text:a><text:span text:style-name="T7">. <text:s/>If</text:span></text:p>
      <text:p text:style-name="P4"><text:s text:c="11"/><text:span text:style-name="T4">multiple extensions are to be used, they can all be listed in</text:span></text:p>
      <text:p text:style-name="P4"><text:s text:c="11"/><text:span text:style-name="T4">a single |Sec-WebSocket-Extensions| header field or split</text:span></text:p>
      <text:p text:style-name="P4"><text:s text:c="11"/><text:span text:style-name="T4">between multiple instances of the |Sec-WebSocket-Extensions|</text:span></text:p>
      <text:p text:style-name="P4"><text:s text:c="11"/><text:span text:style-name="T4">header field.</text:span></text:p>
      <text:p text:style-name="P5"/>
      <text:p text:style-name="P4"><text:s text:c="3"/><text:span text:style-name="T4">This completes the server's handshake. <text:s/>If the server finishes these</text:span></text:p>
      <text:p text:style-name="P4"><text:s text:c="3"/><text:span text:style-name="T4">steps without aborting the WebSocket handshake, the server considers</text:span></text:p>
      <text:p text:style-name="P4"><text:s text:c="3"/><text:span text:style-name="T4">the WebSocket connection to be established and that the WebSocket</text:span></text:p>
      <text:p text:style-name="P4"><text:s text:c="3"/><text:span text:style-name="T4">connection is in the OPEN state. <text:s/>At this point, the server may begin</text:span></text:p>
      <text:p text:style-name="P4"><text:soft-page-break/><text:s text:c="3"/><text:span text:style-name="T4">sending (and receiving) data.</text:span></text:p>
      <text:p text:style-name="P5"/>
      <text:p text:style-name="P8"><text:a xlink:type="simple" xlink:href="https://www.rfc-editor.org/rfc/rfc6455#section-4.3" text:style-name="Internet_20_link" text:visited-style-name="Visited_20_Internet_20_Link"><text:bookmark text:name="section-4.3"/><text:span text:style-name="T10">4.3</text:span></text:a><text:span text:style-name="T11">. <text:s/>Collected ABNF for New Header Fields Used in Handshake</text:span></text:p>
      <text:p text:style-name="P5"/>
      <text:p text:style-name="P5"><text:span text:style-name="T6"><text:s text:c="3"/></text:span><text:span text:style-name="T7">This section is using ABNF syntax/rules from </text:span><text:a xlink:type="simple" xlink:href="https://www.rfc-editor.org/rfc/rfc2616#section-2.1" text:style-name="Internet_20_link" text:visited-style-name="Visited_20_Internet_20_Link"><text:span text:style-name="T8">Section 2.1 of</text:span></text:a></text:p>
      <text:p text:style-name="P5"><text:a xlink:type="simple" xlink:href="https://www.rfc-editor.org/rfc/rfc2616#section-2.1" text:style-name="Internet_20_link" text:visited-style-name="Visited_20_Internet_20_Link"><text:span text:style-name="T6"><text:s text:c="3"/></text:span><text:span text:style-name="T7">[RFC2616]</text:span></text:a><text:span text:style-name="T7">, including the "implied *LWS rule".</text:span></text:p>
      <text:p text:style-name="P5"/>
      <text:p text:style-name="P4"><text:s text:c="3"/><text:span text:style-name="T4">Note that the following ABNF conventions are used in this section.</text:span></text:p>
      <text:p text:style-name="P4"><text:s text:c="3"/><text:span text:style-name="T4">Some names of the rules correspond to names of the corresponding</text:span></text:p>
      <text:p text:style-name="P4"><text:s text:c="3"/><text:span text:style-name="T4">header fields. <text:s/>Such rules express values of the corresponding header</text:span></text:p>
      <text:p text:style-name="P4"><text:s text:c="3"/><text:span text:style-name="T4">fields, for example, the Sec-WebSocket-Key ABNF rule describes syntax</text:span></text:p>
      <text:p text:style-name="P4"><text:s text:c="3"/><text:span text:style-name="T4">of the |Sec-WebSocket-Key| header field value. <text:s/>ABNF rules with the</text:span></text:p>
      <text:p text:style-name="P4"><text:s text:c="3"/><text:span text:style-name="T4">"-Client" suffix in the name are only used in requests sent by the</text:span></text:p>
      <text:p text:style-name="P4"><text:s text:c="3"/><text:span text:style-name="T4">client to the server; ABNF rules with the "-Server" suffix in the</text:span></text:p>
      <text:p text:style-name="P4"><text:s text:c="3"/><text:span text:style-name="T4">name are only used in responses sent by the server to the client.</text:span></text:p>
      <text:p text:style-name="P4"><text:s text:c="3"/><text:span text:style-name="T4">For example, the ABNF rule Sec-WebSocket-Protocol-Client describes</text:span></text:p>
      <text:p text:style-name="P4"><text:s text:c="3"/><text:span text:style-name="T4">syntax of the |Sec-WebSocket-Protocol| header field value sent by the</text:span></text:p>
      <text:p text:style-name="P4"><text:s text:c="3"/><text:span text:style-name="T4">client to the server.</text:span></text:p>
      <text:p text:style-name="P5"/>
      <text:p text:style-name="P4"><text:s text:c="3"/><text:span text:style-name="T4">The following new header fields can be sent during the handshake from</text:span></text:p>
      <text:p text:style-name="P4"><text:s text:c="3"/><text:span text:style-name="T4">the client to the server:</text:span></text:p>
      <text:p text:style-name="P5"/>
      <text:p text:style-name="P4"><text:s text:c="6"/><text:span text:style-name="T4">Sec-WebSocket-Key = base64-value-non-empty</text:span></text:p>
      <text:p text:style-name="P4"><text:s text:c="6"/><text:span text:style-name="T4">Sec-WebSocket-Extensions = extension-list</text:span></text:p>
      <text:p text:style-name="P4"><text:s text:c="6"/><text:span text:style-name="T4">Sec-WebSocket-Protocol-Client = 1#token</text:span></text:p>
      <text:p text:style-name="P4"><text:s text:c="6"/><text:span text:style-name="T4">Sec-WebSocket-Version-Client = version</text:span></text:p>
      <text:p text:style-name="P5"/>
      <text:p text:style-name="P4"><text:s text:c="6"/><text:span text:style-name="T4">base64-value-non-empty = (1*base64-data [ base64-padding ]) |</text:span></text:p>
      <text:p text:style-name="P4"><text:s text:c="32"/><text:span text:style-name="T4">base64-padding</text:span></text:p>
      <text:p text:style-name="P4"><text:s text:c="6"/><text:span text:style-name="T4">base64-data <text:s text:c="5"/>= 4base64-character</text:span></text:p>
      <text:p text:style-name="P4"><text:s text:c="6"/><text:span text:style-name="T4">base64-padding <text:s text:c="2"/>= (2base64-character "==") |</text:span></text:p>
      <text:p text:style-name="P4"><text:s text:c="25"/><text:span text:style-name="T4">(3base64-character "=")</text:span></text:p>
      <text:p text:style-name="P4"><text:s text:c="6"/><text:span text:style-name="T4">base64-character = ALPHA | DIGIT | "+" | "/"</text:span></text:p>
      <text:p text:style-name="P4"><text:s text:c="6"/><text:span text:style-name="T4">extension-list = 1#extension</text:span></text:p>
      <text:p text:style-name="P4"><text:s text:c="6"/><text:span text:style-name="T4">extension = extension-token *( ";" extension-param )</text:span></text:p>
      <text:p text:style-name="P4"><text:s text:c="6"/><text:span text:style-name="T4">extension-token = registered-token</text:span></text:p>
      <text:p text:style-name="P4"><text:s text:c="6"/><text:span text:style-name="T4">registered-token = token</text:span></text:p>
      <text:p text:style-name="P5"/>
      <text:p text:style-name="P5"/>
      <text:p text:style-name="P5"/>
      <text:p text:style-name="P7">Fette &amp; Melnikov <text:s text:c="12"/>Standards Track <text:s text:c="18"/>[Page 25]</text:p>
      <text:p text:style-name="Horizontal_20_Line"/>
      <text:p text:style-name="P8"><text:bookmark text:name="page-26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6"/><text:span text:style-name="T4">extension-param = token [ "=" (token | quoted-string) ]</text:span></text:p>
      <text:p text:style-name="P4"><text:s text:c="11"/><text:span text:style-name="T4">; When using the quoted-string syntax variant, the value</text:span></text:p>
      <text:p text:style-name="P4"><text:s text:c="11"/><text:span text:style-name="T4">; after quoted-string unescaping MUST conform to the</text:span></text:p>
      <text:p text:style-name="P4"><text:s text:c="11"/><text:span text:style-name="T4">; 'token' ABNF.</text:span></text:p>
      <text:p text:style-name="P4"><text:s text:c="6"/><text:span text:style-name="T4">NZDIGIT <text:s text:c="6"/>= <text:s/>"1" | "2" | "3" | "4" | "5" | "6" |</text:span></text:p>
      <text:p text:style-name="P4"><text:s text:c="23"/><text:span text:style-name="T4">"7" | "8" | "9"</text:span></text:p>
      <text:p text:style-name="P4"><text:s text:c="6"/><text:span text:style-name="T4">version = DIGIT | (NZDIGIT DIGIT) |</text:span></text:p>
      <text:p text:style-name="P4"><text:s text:c="16"/><text:span text:style-name="T4">("1" DIGIT DIGIT) | ("2" DIGIT DIGIT)</text:span></text:p>
      <text:p text:style-name="P4"><text:s text:c="16"/><text:span text:style-name="T4">; Limited to 0-255 range, with no leading zeros</text:span></text:p>
      <text:p text:style-name="P5"/>
      <text:p text:style-name="P4"><text:s text:c="3"/><text:span text:style-name="T4">The following new header fields can be sent during the handshake from</text:span></text:p>
      <text:p text:style-name="P4"><text:s text:c="3"/><text:span text:style-name="T4">the server to the client:</text:span></text:p>
      <text:p text:style-name="P5"/>
      <text:p text:style-name="P4"><text:s text:c="6"/><text:span text:style-name="T4">Sec-WebSocket-Extensions = extension-list</text:span></text:p>
      <text:p text:style-name="P4"><text:s text:c="6"/><text:span text:style-name="T4">Sec-WebSocket-Accept <text:s text:c="4"/>= base64-value-non-empty</text:span></text:p>
      <text:p text:style-name="P4"><text:s text:c="6"/><text:span text:style-name="T4">Sec-WebSocket-Protocol-Server = token</text:span></text:p>
      <text:p text:style-name="P4"><text:s text:c="6"/><text:span text:style-name="T4">Sec-WebSocket-Version-Server = 1#version</text:span></text:p>
      <text:p text:style-name="P5"><text:soft-page-break/></text:p>
      <text:p text:style-name="P8"><text:a xlink:type="simple" xlink:href="https://www.rfc-editor.org/rfc/rfc6455#section-4.4" text:style-name="Internet_20_link" text:visited-style-name="Visited_20_Internet_20_Link"><text:bookmark text:name="section-4.4"/><text:span text:style-name="T10">4.4</text:span></text:a><text:span text:style-name="T11">. <text:s/>Supporting Multiple Versions of WebSocket Protocol</text:span></text:p>
      <text:p text:style-name="P5"/>
      <text:p text:style-name="P4"><text:s text:c="3"/><text:span text:style-name="T4">This section provides some guidance on supporting multiple versions</text:span></text:p>
      <text:p text:style-name="P4"><text:s text:c="3"/><text:span text:style-name="T4">of the WebSocket Protocol in clients and servers.</text:span></text:p>
      <text:p text:style-name="P5"/>
      <text:p text:style-name="P4"><text:s text:c="3"/><text:span text:style-name="T4">Using the WebSocket version advertisement capability (the</text:span></text:p>
      <text:p text:style-name="P4"><text:s text:c="3"/><text:span text:style-name="T4">|Sec-WebSocket-Version| header field), a client can initially request</text:span></text:p>
      <text:p text:style-name="P4"><text:s text:c="3"/><text:span text:style-name="T4">the version of the WebSocket Protocol that it prefers (which doesn't</text:span></text:p>
      <text:p text:style-name="P4"><text:s text:c="3"/><text:span text:style-name="T4">necessarily have to be the latest supported by the client). <text:s/>If the</text:span></text:p>
      <text:p text:style-name="P4"><text:s text:c="3"/><text:span text:style-name="T4">server supports the requested version and the handshake message is</text:span></text:p>
      <text:p text:style-name="P4"><text:s text:c="3"/><text:span text:style-name="T4">otherwise valid, the server will accept that version. <text:s/>If the server</text:span></text:p>
      <text:p text:style-name="P4"><text:s text:c="3"/><text:span text:style-name="T4">doesn't support the requested version, it MUST respond with a</text:span></text:p>
      <text:p text:style-name="P4"><text:s text:c="3"/><text:span text:style-name="T4">|Sec-WebSocket-Version| header field (or multiple</text:span></text:p>
      <text:p text:style-name="P4"><text:s text:c="3"/><text:span text:style-name="T4">|Sec-WebSocket-Version| header fields) containing all versions it is</text:span></text:p>
      <text:p text:style-name="P4"><text:s text:c="3"/><text:span text:style-name="T4">willing to use. <text:s/>At this point, if the client supports one of the</text:span></text:p>
      <text:p text:style-name="P4"><text:s text:c="3"/><text:span text:style-name="T4">advertised versions, it can repeat the WebSocket handshake using a</text:span></text:p>
      <text:p text:style-name="P4"><text:s text:c="3"/><text:span text:style-name="T4">new version value.</text:span></text:p>
      <text:p text:style-name="P5"/>
      <text:p text:style-name="P4"><text:s text:c="3"/><text:span text:style-name="T4">The following example demonstrates version negotiation described</text:span></text:p>
      <text:p text:style-name="P4"><text:s text:c="3"/><text:span text:style-name="T4">above:</text:span></text:p>
      <text:p text:style-name="P5"/>
      <text:p text:style-name="P4"><text:s text:c="6"/><text:span text:style-name="T4">GET /chat HTTP/1.1</text:span></text:p>
      <text:p text:style-name="P4"><text:s text:c="6"/><text:span text:style-name="T4">Host: server.example.com</text:span></text:p>
      <text:p text:style-name="P4"><text:s text:c="6"/><text:span text:style-name="T4">Upgrade: websocket</text:span></text:p>
      <text:p text:style-name="P4"><text:s text:c="6"/><text:span text:style-name="T4">Connection: Upgrade</text:span></text:p>
      <text:p text:style-name="P4"><text:s text:c="6"/><text:span text:style-name="T4">...</text:span></text:p>
      <text:p text:style-name="P4"><text:s text:c="6"/><text:span text:style-name="T4">Sec-WebSocket-Version: 25</text:span></text:p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26]</text:p>
      <text:p text:style-name="Horizontal_20_Line"/>
      <text:p text:style-name="P8"><text:bookmark text:name="page-27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The response from the server might look as follows:</text:span></text:p>
      <text:p text:style-name="P5"/>
      <text:p text:style-name="P4"><text:s text:c="6"/><text:span text:style-name="T4">HTTP/1.1 400 Bad Request</text:span></text:p>
      <text:p text:style-name="P4"><text:s text:c="6"/><text:span text:style-name="T4">...</text:span></text:p>
      <text:p text:style-name="P4"><text:s text:c="6"/><text:span text:style-name="T4">Sec-WebSocket-Version: 13, 8, 7</text:span></text:p>
      <text:p text:style-name="P5"/>
      <text:p text:style-name="P4"><text:s text:c="3"/><text:span text:style-name="T4">Note that the last response from the server might also look like:</text:span></text:p>
      <text:p text:style-name="P5"/>
      <text:p text:style-name="P4"><text:s text:c="6"/><text:span text:style-name="T4">HTTP/1.1 400 Bad Request</text:span></text:p>
      <text:p text:style-name="P4"><text:s text:c="6"/><text:span text:style-name="T4">...</text:span></text:p>
      <text:p text:style-name="P4"><text:s text:c="6"/><text:span text:style-name="T4">Sec-WebSocket-Version: 13</text:span></text:p>
      <text:p text:style-name="P4"><text:s text:c="6"/><text:span text:style-name="T4">Sec-WebSocket-Version: 8, 7</text:span></text:p>
      <text:p text:style-name="P5"/>
      <text:p text:style-name="P4"><text:s text:c="3"/><text:span text:style-name="T4">The client now repeats the handshake that conforms to version 13:</text:span></text:p>
      <text:p text:style-name="P5"/>
      <text:p text:style-name="P4"><text:s text:c="6"/><text:span text:style-name="T4">GET /chat HTTP/1.1</text:span></text:p>
      <text:p text:style-name="P4"><text:s text:c="6"/><text:span text:style-name="T4">Host: server.example.com</text:span></text:p>
      <text:p text:style-name="P4"><text:s text:c="6"/><text:span text:style-name="T4">Upgrade: websocket</text:span></text:p>
      <text:p text:style-name="P4"><text:s text:c="6"/><text:span text:style-name="T4">Connection: Upgrade</text:span></text:p>
      <text:p text:style-name="P4"><text:s text:c="6"/><text:span text:style-name="T4">...</text:span></text:p>
      <text:p text:style-name="P4"><text:s text:c="6"/><text:span text:style-name="T4">Sec-WebSocket-Version: 13</text:span></text:p>
      <text:p text:style-name="P5"/>
      <text:p text:style-name="P8"><text:a xlink:type="simple" xlink:href="https://www.rfc-editor.org/rfc/rfc6455#section-5" text:style-name="Internet_20_link" text:visited-style-name="Visited_20_Internet_20_Link"><text:bookmark text:name="section-5"/><text:span text:style-name="T10">5</text:span></text:a><text:span text:style-name="T11">. <text:s/>Data Framing</text:span></text:p>
      <text:p text:style-name="P5"><text:soft-page-break/></text:p>
      <text:p text:style-name="P8"><text:a xlink:type="simple" xlink:href="https://www.rfc-editor.org/rfc/rfc6455#section-5.1" text:style-name="Internet_20_link" text:visited-style-name="Visited_20_Internet_20_Link"><text:bookmark text:name="section-5.1"/><text:span text:style-name="T10">5.1</text:span></text:a><text:span text:style-name="T11">. <text:s/>Overview</text:span></text:p>
      <text:p text:style-name="P5"/>
      <text:p text:style-name="P4"><text:s text:c="3"/><text:span text:style-name="T4">In the WebSocket Protocol, data is transmitted using a sequence of</text:span></text:p>
      <text:p text:style-name="P4"><text:s text:c="3"/><text:span text:style-name="T4">frames. <text:s/>To avoid confusing network intermediaries (such as</text:span></text:p>
      <text:p text:style-name="P4"><text:s text:c="3"/><text:span text:style-name="T4">intercepting proxies) and for security reasons that are further</text:span></text:p>
      <text:p text:style-name="P5"><text:span text:style-name="T6"><text:s text:c="3"/></text:span><text:span text:style-name="T7">discussed in </text:span><text:a xlink:type="simple" xlink:href="https://www.rfc-editor.org/rfc/rfc6455#section-10.3" text:style-name="Internet_20_link" text:visited-style-name="Visited_20_Internet_20_Link"><text:span text:style-name="T8">Section 10.3</text:span></text:a><text:span text:style-name="T7">, a client MUST mask all frames that it</text:span></text:p>
      <text:p text:style-name="P5"><text:span text:style-name="T6"><text:s text:c="3"/></text:span><text:span text:style-name="T7">sends to the server (see </text:span><text:a xlink:type="simple" xlink:href="https://www.rfc-editor.org/rfc/rfc6455#section-5.3" text:style-name="Internet_20_link" text:visited-style-name="Visited_20_Internet_20_Link"><text:span text:style-name="T8">Section 5.3</text:span></text:a><text:span text:style-name="T7"> for further details). <text:s/>(Note</text:span></text:p>
      <text:p text:style-name="P4"><text:s text:c="3"/><text:span text:style-name="T4">that masking is done whether or not the WebSocket Protocol is running</text:span></text:p>
      <text:p text:style-name="P4"><text:s text:c="3"/><text:span text:style-name="T4">over TLS.) <text:s/>The server MUST close the connection upon receiving a</text:span></text:p>
      <text:p text:style-name="P4"><text:s text:c="3"/><text:span text:style-name="T4">frame that is not masked. <text:s/>In this case, a server MAY send a Close</text:span></text:p>
      <text:p text:style-name="P4"><text:s text:c="3"/><text:span text:style-name="T4">frame with a status code of 1002 (protocol error) as defined in</text:span></text:p>
      <text:p text:style-name="P5"><text:span text:style-name="T6"><text:s text:c="3"/></text:span><text:a xlink:type="simple" xlink:href="https://www.rfc-editor.org/rfc/rfc6455#section-7.4.1" text:style-name="Internet_20_link" text:visited-style-name="Visited_20_Internet_20_Link"><text:span text:style-name="T8">Section 7.4.1</text:span></text:a><text:span text:style-name="T7">. <text:s/>A server MUST NOT mask any frames that it sends to</text:span></text:p>
      <text:p text:style-name="P4"><text:s text:c="3"/><text:span text:style-name="T4">the client. <text:s/>A client MUST close a connection if it detects a masked</text:span></text:p>
      <text:p text:style-name="P4"><text:s text:c="3"/><text:span text:style-name="T4">frame. <text:s/>In this case, it MAY use the status code 1002 (protocol</text:span></text:p>
      <text:p text:style-name="P5"><text:span text:style-name="T6"><text:s text:c="3"/></text:span><text:span text:style-name="T7">error) as defined in </text:span><text:a xlink:type="simple" xlink:href="https://www.rfc-editor.org/rfc/rfc6455#section-7.4.1" text:style-name="Internet_20_link" text:visited-style-name="Visited_20_Internet_20_Link"><text:span text:style-name="T8">Section 7.4.1</text:span></text:a><text:span text:style-name="T7">. <text:s/>(These rules might be relaxed in</text:span></text:p>
      <text:p text:style-name="P4"><text:s text:c="3"/><text:span text:style-name="T4">a future specification.)</text:span></text:p>
      <text:p text:style-name="P5"/>
      <text:p text:style-name="P4"><text:s text:c="3"/><text:span text:style-name="T4">The base framing protocol defines a frame type with an opcode, a</text:span></text:p>
      <text:p text:style-name="P4"><text:s text:c="3"/><text:span text:style-name="T4">payload length, and designated locations for "Extension data" and</text:span></text:p>
      <text:p text:style-name="P4"><text:s text:c="3"/><text:span text:style-name="T4">"Application data", which together define the "Payload data".</text:span></text:p>
      <text:p text:style-name="P4"><text:s text:c="3"/><text:span text:style-name="T4">Certain bits and opcodes are reserved for future expansion of the</text:span></text:p>
      <text:p text:style-name="P4"><text:s text:c="3"/><text:span text:style-name="T4">protocol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27]</text:p>
      <text:p text:style-name="Horizontal_20_Line"/>
      <text:p text:style-name="P8"><text:bookmark text:name="page-28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A data frame MAY be transmitted by either the client or the server at</text:span></text:p>
      <text:p text:style-name="P4"><text:s text:c="3"/><text:span text:style-name="T4">any time after opening handshake completion and before that endpoint</text:span></text:p>
      <text:p text:style-name="P5"><text:span text:style-name="T6"><text:s text:c="3"/></text:span><text:span text:style-name="T7">has sent a Close frame (</text:span><text:a xlink:type="simple" xlink:href="https://www.rfc-editor.org/rfc/rfc6455#section-5.5.1" text:style-name="Internet_20_link" text:visited-style-name="Visited_20_Internet_20_Link"><text:span text:style-name="T8">Section 5.5.1</text:span></text:a><text:span text:style-name="T7">).</text:span></text:p>
      <text:p text:style-name="P5"/>
      <text:p text:style-name="P8"><text:a xlink:type="simple" xlink:href="https://www.rfc-editor.org/rfc/rfc6455#section-5.2" text:style-name="Internet_20_link" text:visited-style-name="Visited_20_Internet_20_Link"><text:bookmark text:name="section-5.2"/><text:span text:style-name="T10">5.2</text:span></text:a><text:span text:style-name="T11">. <text:s/>Base Framing Protocol</text:span></text:p>
      <text:p text:style-name="P5"/>
      <text:p text:style-name="P4"><text:s text:c="3"/><text:span text:style-name="T4">This wire format for the data transfer part is described by the ABNF</text:span></text:p>
      <text:p text:style-name="P5"><text:span text:style-name="T6"><text:s text:c="3"/></text:span><text:span text:style-name="T7">[</text:span><text:a xlink:type="simple" xlink:href="https://www.rfc-editor.org/rfc/rfc5234" text:style-name="Internet_20_link" text:visited-style-name="Visited_20_Internet_20_Link"><text:span text:style-name="T8">RFC5234</text:span></text:a><text:span text:style-name="T7">] given in detail in this section. <text:s/>(Note that, unlike in</text:span></text:p>
      <text:p text:style-name="P4"><text:s text:c="3"/><text:span text:style-name="T4">other sections of this document, the ABNF in this section is</text:span></text:p>
      <text:p text:style-name="P4"><text:s text:c="3"/><text:span text:style-name="T4">operating on groups of bits. <text:s/>The length of each group of bits is</text:span></text:p>
      <text:p text:style-name="P4"><text:s text:c="3"/><text:span text:style-name="T4">indicated in a comment. <text:s/>When encoded on the wire, the most</text:span></text:p>
      <text:p text:style-name="P4"><text:s text:c="3"/><text:span text:style-name="T4">significant bit is the leftmost in the ABNF). <text:s/>A high-level overview</text:span></text:p>
      <text:p text:style-name="P4"><text:s text:c="3"/><text:span text:style-name="T4">of the framing is given in the following figure. <text:s/>In a case of</text:span></text:p>
      <text:p text:style-name="P4"><text:s text:c="3"/><text:span text:style-name="T4">conflict between the figure below and the ABNF specified later in</text:span></text:p>
      <text:p text:style-name="P4"><text:s text:c="3"/><text:span text:style-name="T4">this section, the figure is authoritative.</text:span></text:p>
      <text:p text:style-name="P5"/>
      <text:p text:style-name="P4"><text:s text:c="6"/><text:span text:style-name="T4">0 <text:s text:c="18"/>1 <text:s text:c="18"/>2 <text:s text:c="18"/>3</text:span></text:p>
      <text:p text:style-name="P4"><text:s text:c="6"/><text:span text:style-name="T4">0 1 2 3 4 5 6 7 8 9 0 1 2 3 4 5 6 7 8 9 0 1 2 3 4 5 6 7 8 9 0 1</text:span></text:p>
      <text:p text:style-name="P4"><text:s text:c="5"/><text:span text:style-name="T4">+-+-+-+-+-------+-+-------------+-------------------------------+</text:span></text:p>
      <text:p text:style-name="P4"><text:s text:c="5"/><text:span text:style-name="T4">|F|R|R|R| opcode|M| Payload len | <text:s text:c="3"/>Extended payload length <text:s text:c="3"/>|</text:span></text:p>
      <text:p text:style-name="P4"><text:s text:c="5"/><text:span text:style-name="T4">|I|S|S|S| <text:s/>(4) <text:s/>|A| <text:s text:c="4"/>(7) <text:s text:c="4"/>| <text:s text:c="12"/>(16/64) <text:s text:c="10"/>|</text:span></text:p>
      <text:p text:style-name="P4"><text:s text:c="5"/><text:span text:style-name="T4">|N|V|V|V| <text:s text:c="6"/>|S| <text:s text:c="12"/>| <text:s text:c="2"/>(if payload len==126/127) <text:s text:c="2"/>|</text:span></text:p>
      <text:p text:style-name="P4"><text:s text:c="5"/><text:span text:style-name="T4">| |1|2|3| <text:s text:c="6"/>|K| <text:s text:c="12"/>| <text:s text:c="30"/>|</text:span></text:p>
      <text:p text:style-name="P4"><text:s text:c="5"/><text:span text:style-name="T4">+-+-+-+-+-------+-+-------------+ - - - - - - - - - - - - - - - +</text:span></text:p>
      <text:p text:style-name="P4"><text:s text:c="5"/><text:span text:style-name="T4">| <text:s text:c="4"/>Extended payload length continued, if payload len == 127 <text:s/>|</text:span></text:p>
      <text:p text:style-name="P4"><text:s text:c="5"/><text:span text:style-name="T4">+ - - - - - - - - - - - - - - - +-------------------------------+</text:span></text:p>
      <text:p text:style-name="P4"><text:s text:c="5"/><text:span text:style-name="T4">| <text:s text:c="30"/>|Masking-key, if MASK set to 1 <text:s/>|</text:span></text:p>
      <text:p text:style-name="P4"><text:s text:c="5"/><text:span text:style-name="T4">+-------------------------------+-------------------------------+</text:span></text:p>
      <text:p text:style-name="P4"><text:s text:c="5"/><text:span text:style-name="T4">| Masking-key (continued) <text:s text:c="6"/>| <text:s text:c="9"/>Payload Data <text:s text:c="8"/>|</text:span></text:p>
      <text:p text:style-name="P4"><text:soft-page-break/><text:s text:c="5"/><text:span text:style-name="T4">+-------------------------------- - - - - - - - - - - - - - - - +</text:span></text:p>
      <text:p text:style-name="P4"><text:s text:c="5"/><text:span text:style-name="T4">: <text:s text:c="20"/>Payload Data continued ... <text:s text:c="15"/>:</text:span></text:p>
      <text:p text:style-name="P4"><text:s text:c="5"/><text:span text:style-name="T4">+ - - - - - - - - - - - - - - - - - - - - - - - - - - - - - - - +</text:span></text:p>
      <text:p text:style-name="P4"><text:s text:c="5"/><text:span text:style-name="T4">| <text:s text:c="20"/>Payload Data continued ... <text:s text:c="15"/>|</text:span></text:p>
      <text:p text:style-name="P4"><text:s text:c="5"/><text:span text:style-name="T4">+---------------------------------------------------------------+</text:span></text:p>
      <text:p text:style-name="P5"/>
      <text:p text:style-name="P4"><text:s text:c="3"/><text:span text:style-name="T4">FIN: <text:s/>1 bit</text:span></text:p>
      <text:p text:style-name="P5"/>
      <text:p text:style-name="P4"><text:s text:c="6"/><text:span text:style-name="T4">Indicates that this is the final fragment in a message. <text:s/>The first</text:span></text:p>
      <text:p text:style-name="P4"><text:s text:c="6"/><text:span text:style-name="T4">fragment MAY also be the final fragment.</text:span></text:p>
      <text:p text:style-name="P5"/>
      <text:p text:style-name="P4"><text:s text:c="3"/><text:span text:style-name="T4">RSV1, RSV2, RSV3: <text:s/>1 bit each</text:span></text:p>
      <text:p text:style-name="P5"/>
      <text:p text:style-name="P4"><text:s text:c="6"/><text:span text:style-name="T4">MUST be 0 unless an extension is negotiated that defines meanings</text:span></text:p>
      <text:p text:style-name="P4"><text:s text:c="6"/><text:span text:style-name="T4">for non-zero values. <text:s/>If a nonzero value is received and none of</text:span></text:p>
      <text:p text:style-name="P4"><text:s text:c="6"/><text:span text:style-name="T4">the negotiated extensions defines the meaning of such a nonzero</text:span></text:p>
      <text:p text:style-name="P4"><text:s text:c="6"/><text:span text:style-name="T4">value, the receiving endpoint MUST _Fail the WebSocket</text:span></text:p>
      <text:p text:style-name="P4"><text:s text:c="6"/><text:span text:style-name="T4">Connection_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28]</text:p>
      <text:p text:style-name="Horizontal_20_Line"/>
      <text:p text:style-name="P8"><text:bookmark text:name="page-29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Opcode: <text:s/>4 bits</text:span></text:p>
      <text:p text:style-name="P5"/>
      <text:p text:style-name="P4"><text:s text:c="6"/><text:span text:style-name="T4">Defines the interpretation of the "Payload data". <text:s/>If an unknown</text:span></text:p>
      <text:p text:style-name="P4"><text:s text:c="6"/><text:span text:style-name="T4">opcode is received, the receiving endpoint MUST _Fail the</text:span></text:p>
      <text:p text:style-name="P4"><text:s text:c="6"/><text:span text:style-name="T4">WebSocket Connection_. <text:s/>The following values are defined.</text:span></text:p>
      <text:p text:style-name="P5"/>
      <text:p text:style-name="P4"><text:s text:c="6"/><text:span text:style-name="T4">* <text:s/>%x0 denotes a continuation frame</text:span></text:p>
      <text:p text:style-name="P5"/>
      <text:p text:style-name="P4"><text:s text:c="6"/><text:span text:style-name="T4">* <text:s/>%x1 denotes a text frame</text:span></text:p>
      <text:p text:style-name="P5"/>
      <text:p text:style-name="P4"><text:s text:c="6"/><text:span text:style-name="T4">* <text:s/>%x2 denotes a binary frame</text:span></text:p>
      <text:p text:style-name="P5"/>
      <text:p text:style-name="P4"><text:s text:c="6"/><text:span text:style-name="T4">* <text:s/>%x3-7 are reserved for further non-control frames</text:span></text:p>
      <text:p text:style-name="P5"/>
      <text:p text:style-name="P4"><text:s text:c="6"/><text:span text:style-name="T4">* <text:s/>%x8 denotes a connection close</text:span></text:p>
      <text:p text:style-name="P5"/>
      <text:p text:style-name="P4"><text:s text:c="6"/><text:span text:style-name="T4">* <text:s/>%x9 denotes a ping</text:span></text:p>
      <text:p text:style-name="P5"/>
      <text:p text:style-name="P4"><text:s text:c="6"/><text:span text:style-name="T4">* <text:s/>%xA denotes a pong</text:span></text:p>
      <text:p text:style-name="P5"/>
      <text:p text:style-name="P4"><text:s text:c="6"/><text:span text:style-name="T4">* <text:s/>%xB-F are reserved for further control frames</text:span></text:p>
      <text:p text:style-name="P5"/>
      <text:p text:style-name="P4"><text:s text:c="3"/><text:span text:style-name="T4">Mask: <text:s/>1 bit</text:span></text:p>
      <text:p text:style-name="P5"/>
      <text:p text:style-name="P4"><text:s text:c="6"/><text:span text:style-name="T4">Defines whether the "Payload data" is masked. <text:s/>If set to 1, a</text:span></text:p>
      <text:p text:style-name="P4"><text:s text:c="6"/><text:span text:style-name="T4">masking key is present in masking-key, and this is used to unmask</text:span></text:p>
      <text:p text:style-name="P5"><text:span text:style-name="T6"><text:s text:c="6"/></text:span><text:span text:style-name="T7">the "Payload data" as per </text:span><text:a xlink:type="simple" xlink:href="https://www.rfc-editor.org/rfc/rfc6455#section-5.3" text:style-name="Internet_20_link" text:visited-style-name="Visited_20_Internet_20_Link"><text:span text:style-name="T8">Section 5.3</text:span></text:a><text:span text:style-name="T7">. <text:s/>All frames sent from</text:span></text:p>
      <text:p text:style-name="P4"><text:s text:c="6"/><text:span text:style-name="T4">client to server have this bit set to 1.</text:span></text:p>
      <text:p text:style-name="P5"/>
      <text:p text:style-name="P4"><text:s text:c="3"/><text:span text:style-name="T4">Payload length: <text:s/>7 bits, 7+16 bits, or 7+64 bits</text:span></text:p>
      <text:p text:style-name="P5"/>
      <text:p text:style-name="P4"><text:s text:c="6"/><text:span text:style-name="T4">The length of the "Payload data", in bytes: if 0-125, that is the</text:span></text:p>
      <text:p text:style-name="P4"><text:s text:c="6"/><text:span text:style-name="T4">payload length. <text:s/>If 126, the following 2 bytes interpreted as a</text:span></text:p>
      <text:p text:style-name="P4"><text:s text:c="6"/><text:span text:style-name="T4">16-bit unsigned integer are the payload length. <text:s/>If 127, the</text:span></text:p>
      <text:p text:style-name="P4"><text:s text:c="6"/><text:span text:style-name="T4">following 8 bytes interpreted as a 64-bit unsigned integer (the</text:span></text:p>
      <text:p text:style-name="P4"><text:soft-page-break/><text:s text:c="6"/><text:span text:style-name="T4">most significant bit MUST be 0) are the payload length. <text:s/>Multibyte</text:span></text:p>
      <text:p text:style-name="P4"><text:s text:c="6"/><text:span text:style-name="T4">length quantities are expressed in network byte order. <text:s/>Note that</text:span></text:p>
      <text:p text:style-name="P4"><text:s text:c="6"/><text:span text:style-name="T4">in all cases, the minimal number of bytes MUST be used to encode</text:span></text:p>
      <text:p text:style-name="P4"><text:s text:c="6"/><text:span text:style-name="T4">the length, for example, the length of a 124-byte-long string</text:span></text:p>
      <text:p text:style-name="P4"><text:s text:c="6"/><text:span text:style-name="T4">can't be encoded as the sequence 126, 0, 124. <text:s/>The payload length</text:span></text:p>
      <text:p text:style-name="P4"><text:s text:c="6"/><text:span text:style-name="T4">is the length of the "Extension data" + the length of the</text:span></text:p>
      <text:p text:style-name="P4"><text:s text:c="6"/><text:span text:style-name="T4">"Application data". <text:s/>The length of the "Extension data" may be</text:span></text:p>
      <text:p text:style-name="P4"><text:s text:c="6"/><text:span text:style-name="T4">zero, in which case the payload length is the length of the</text:span></text:p>
      <text:p text:style-name="P4"><text:s text:c="6"/><text:span text:style-name="T4">"Application data"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29]</text:p>
      <text:p text:style-name="Horizontal_20_Line"/>
      <text:p text:style-name="P8"><text:bookmark text:name="page-30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Masking-key: <text:s/>0 or 4 bytes</text:span></text:p>
      <text:p text:style-name="P5"/>
      <text:p text:style-name="P4"><text:s text:c="6"/><text:span text:style-name="T4">All frames sent from the client to the server are masked by a</text:span></text:p>
      <text:p text:style-name="P4"><text:s text:c="6"/><text:span text:style-name="T4">32-bit value that is contained within the frame. <text:s/>This field is</text:span></text:p>
      <text:p text:style-name="P4"><text:s text:c="6"/><text:span text:style-name="T4">present if the mask bit is set to 1 and is absent if the mask bit</text:span></text:p>
      <text:p text:style-name="P5"><text:span text:style-name="T6"><text:s text:c="6"/></text:span><text:span text:style-name="T7">is set to 0. <text:s/>See </text:span><text:a xlink:type="simple" xlink:href="https://www.rfc-editor.org/rfc/rfc6455#section-5.3" text:style-name="Internet_20_link" text:visited-style-name="Visited_20_Internet_20_Link"><text:span text:style-name="T8">Section 5.3</text:span></text:a><text:span text:style-name="T7"> for further information on client-</text:span></text:p>
      <text:p text:style-name="P4"><text:s text:c="6"/><text:span text:style-name="T4">to-server masking.</text:span></text:p>
      <text:p text:style-name="P5"/>
      <text:p text:style-name="P4"><text:s text:c="3"/><text:span text:style-name="T4">Payload data: <text:s/>(x+y) bytes</text:span></text:p>
      <text:p text:style-name="P5"/>
      <text:p text:style-name="P4"><text:s text:c="6"/><text:span text:style-name="T4">The "Payload data" is defined as "Extension data" concatenated</text:span></text:p>
      <text:p text:style-name="P4"><text:s text:c="6"/><text:span text:style-name="T4">with "Application data".</text:span></text:p>
      <text:p text:style-name="P5"/>
      <text:p text:style-name="P4"><text:s text:c="3"/><text:span text:style-name="T4">Extension data: <text:s/>x bytes</text:span></text:p>
      <text:p text:style-name="P5"/>
      <text:p text:style-name="P4"><text:s text:c="6"/><text:span text:style-name="T4">The "Extension data" is 0 bytes unless an extension has been</text:span></text:p>
      <text:p text:style-name="P4"><text:s text:c="6"/><text:span text:style-name="T4">negotiated. <text:s/>Any extension MUST specify the length of the</text:span></text:p>
      <text:p text:style-name="P4"><text:s text:c="6"/><text:span text:style-name="T4">"Extension data", or how that length may be calculated, and how</text:span></text:p>
      <text:p text:style-name="P4"><text:s text:c="6"/><text:span text:style-name="T4">the extension use MUST be negotiated during the opening handshake.</text:span></text:p>
      <text:p text:style-name="P4"><text:s text:c="6"/><text:span text:style-name="T4">If present, the "Extension data" is included in the total payload</text:span></text:p>
      <text:p text:style-name="P4"><text:s text:c="6"/><text:span text:style-name="T4">length.</text:span></text:p>
      <text:p text:style-name="P5"/>
      <text:p text:style-name="P4"><text:s text:c="3"/><text:span text:style-name="T4">Application data: <text:s/>y bytes</text:span></text:p>
      <text:p text:style-name="P5"/>
      <text:p text:style-name="P4"><text:s text:c="6"/><text:span text:style-name="T4">Arbitrary "Application data", taking up the remainder of the frame</text:span></text:p>
      <text:p text:style-name="P4"><text:s text:c="6"/><text:span text:style-name="T4">after any "Extension data". <text:s/>The length of the "Application data"</text:span></text:p>
      <text:p text:style-name="P4"><text:s text:c="6"/><text:span text:style-name="T4">is equal to the payload length minus the length of the "Extension</text:span></text:p>
      <text:p text:style-name="P4"><text:s text:c="6"/><text:span text:style-name="T4">data".</text:span></text:p>
      <text:p text:style-name="P5"/>
      <text:p text:style-name="P4"><text:s text:c="3"/><text:span text:style-name="T4">The base framing protocol is formally defined by the following ABNF</text:span></text:p>
      <text:p text:style-name="P5"><text:span text:style-name="T6"><text:s text:c="3"/></text:span><text:span text:style-name="T7">[</text:span><text:a xlink:type="simple" xlink:href="https://www.rfc-editor.org/rfc/rfc5234" text:style-name="Internet_20_link" text:visited-style-name="Visited_20_Internet_20_Link"><text:span text:style-name="T8">RFC5234</text:span></text:a><text:span text:style-name="T7">]. <text:s/>It is important to note that the representation of this</text:span></text:p>
      <text:p text:style-name="P4"><text:s text:c="3"/><text:span text:style-name="T4">data is binary, not ASCII characters. <text:s/>As such, a field with a length</text:span></text:p>
      <text:p text:style-name="P4"><text:s text:c="3"/><text:span text:style-name="T4">of 1 bit that takes values %x0 / %x1 is represented as a single bit</text:span></text:p>
      <text:p text:style-name="P4"><text:s text:c="3"/><text:span text:style-name="T4">whose value is 0 or 1, not a full byte (octet) that stands for the</text:span></text:p>
      <text:p text:style-name="P4"><text:s text:c="3"/><text:span text:style-name="T4">characters "0" or "1" in the ASCII encoding. <text:s/>A field with a length</text:span></text:p>
      <text:p text:style-name="P4"><text:s text:c="3"/><text:span text:style-name="T4">of 4 bits with values between %x0-F again is represented by 4 bits,</text:span></text:p>
      <text:p text:style-name="P4"><text:s text:c="3"/><text:span text:style-name="T4">again NOT by an ASCII character or full byte (octet) with these</text:span></text:p>
      <text:p text:style-name="P5"><text:span text:style-name="T6"><text:s text:c="3"/></text:span><text:span text:style-name="T7">values. <text:s/>[</text:span><text:a xlink:type="simple" xlink:href="https://www.rfc-editor.org/rfc/rfc5234" text:style-name="Internet_20_link" text:visited-style-name="Visited_20_Internet_20_Link"><text:span text:style-name="T8">RFC5234</text:span></text:a><text:span text:style-name="T7">] does not specify a character encoding: "Rules</text:span></text:p>
      <text:p text:style-name="P4"><text:s text:c="3"/><text:span text:style-name="T4">resolve into a string of terminal values, sometimes called</text:span></text:p>
      <text:p text:style-name="P4"><text:s text:c="3"/><text:span text:style-name="T4">characters. <text:s/>In ABNF, a character is merely a non-negative integer.</text:span></text:p>
      <text:p text:style-name="P4"><text:s text:c="3"/><text:span text:style-name="T4">In certain contexts, a specific mapping (encoding) of values into a</text:span></text:p>
      <text:p text:style-name="P4"><text:soft-page-break/><text:s text:c="3"/><text:span text:style-name="T4">character set (such as ASCII) will be specified." <text:s/>Here, the</text:span></text:p>
      <text:p text:style-name="P4"><text:s text:c="3"/><text:span text:style-name="T4">specified encoding is a binary encoding where each terminal value is</text:span></text:p>
      <text:p text:style-name="P4"><text:s text:c="3"/><text:span text:style-name="T4">encoded in the specified number of bits, which varies for each field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30]</text:p>
      <text:p text:style-name="Horizontal_20_Line"/>
      <text:p text:style-name="P8"><text:bookmark text:name="page-31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4"/><text:span text:style-name="T4">ws-frame <text:s text:c="15"/>= frame-fin <text:s text:c="10"/>; 1 bit in length</text:span></text:p>
      <text:p text:style-name="P4"><text:s text:c="30"/><text:span text:style-name="T4">frame-rsv1 <text:s text:c="9"/>; 1 bit in length</text:span></text:p>
      <text:p text:style-name="P4"><text:s text:c="30"/><text:span text:style-name="T4">frame-rsv2 <text:s text:c="9"/>; 1 bit in length</text:span></text:p>
      <text:p text:style-name="P4"><text:s text:c="30"/><text:span text:style-name="T4">frame-rsv3 <text:s text:c="9"/>; 1 bit in length</text:span></text:p>
      <text:p text:style-name="P4"><text:s text:c="30"/><text:span text:style-name="T4">frame-opcode <text:s text:c="7"/>; 4 bits in length</text:span></text:p>
      <text:p text:style-name="P4"><text:s text:c="30"/><text:span text:style-name="T4">frame-masked <text:s text:c="7"/>; 1 bit in length</text:span></text:p>
      <text:p text:style-name="P4"><text:s text:c="30"/><text:span text:style-name="T4">frame-payload-length <text:s text:c="2"/>; either 7, 7+16,</text:span></text:p>
      <text:p text:style-name="P4"><text:s text:c="53"/><text:span text:style-name="T4">; or 7+64 bits in</text:span></text:p>
      <text:p text:style-name="P4"><text:s text:c="53"/><text:span text:style-name="T4">; length</text:span></text:p>
      <text:p text:style-name="P4"><text:s text:c="30"/><text:span text:style-name="T4">[ frame-masking-key ] <text:s/>; 32 bits in length</text:span></text:p>
      <text:p text:style-name="P4"><text:s text:c="30"/><text:span text:style-name="T4">frame-payload-data <text:s text:c="4"/>; n*8 bits in</text:span></text:p>
      <text:p text:style-name="P4"><text:s text:c="53"/><text:span text:style-name="T4">; length, where</text:span></text:p>
      <text:p text:style-name="P4"><text:s text:c="53"/><text:span text:style-name="T4">; n &gt;= 0</text:span></text:p>
      <text:p text:style-name="P5"/>
      <text:p text:style-name="P4"><text:s text:c="4"/><text:span text:style-name="T4">frame-fin <text:s text:c="14"/>= %x0 ; more frames of this message follow</text:span></text:p>
      <text:p text:style-name="P4"><text:s text:c="28"/><text:span text:style-name="T4">/ %x1 ; final frame of this message</text:span></text:p>
      <text:p text:style-name="P4"><text:s text:c="34"/><text:span text:style-name="T4">; 1 bit in length</text:span></text:p>
      <text:p text:style-name="P5"/>
      <text:p text:style-name="P4"><text:s text:c="4"/><text:span text:style-name="T4">frame-rsv1 <text:s text:c="13"/>= %x0 / %x1</text:span></text:p>
      <text:p text:style-name="P4"><text:s text:c="30"/><text:span text:style-name="T4">; 1 bit in length, MUST be 0 unless</text:span></text:p>
      <text:p text:style-name="P4"><text:s text:c="30"/><text:span text:style-name="T4">; negotiated otherwise</text:span></text:p>
      <text:p text:style-name="P5"/>
      <text:p text:style-name="P4"><text:s text:c="4"/><text:span text:style-name="T4">frame-rsv2 <text:s text:c="13"/>= %x0 / %x1</text:span></text:p>
      <text:p text:style-name="P4"><text:s text:c="30"/><text:span text:style-name="T4">; 1 bit in length, MUST be 0 unless</text:span></text:p>
      <text:p text:style-name="P4"><text:s text:c="30"/><text:span text:style-name="T4">; negotiated otherwise</text:span></text:p>
      <text:p text:style-name="P5"/>
      <text:p text:style-name="P4"><text:s text:c="4"/><text:span text:style-name="T4">frame-rsv3 <text:s text:c="13"/>= %x0 / %x1</text:span></text:p>
      <text:p text:style-name="P4"><text:s text:c="30"/><text:span text:style-name="T4">; 1 bit in length, MUST be 0 unless</text:span></text:p>
      <text:p text:style-name="P4"><text:s text:c="30"/><text:span text:style-name="T4">; negotiated otherwise</text:span></text:p>
      <text:p text:style-name="P5"/>
      <text:p text:style-name="P4"><text:s text:c="4"/><text:span text:style-name="T4">frame-opcode <text:s text:c="11"/>= frame-opcode-non-control /</text:span></text:p>
      <text:p text:style-name="P4"><text:s text:c="30"/><text:span text:style-name="T4">frame-opcode-control /</text:span></text:p>
      <text:p text:style-name="P4"><text:s text:c="30"/><text:span text:style-name="T4">frame-opcode-cont</text:span></text:p>
      <text:p text:style-name="P5"/>
      <text:p text:style-name="P4"><text:s text:c="4"/><text:span text:style-name="T4">frame-opcode-cont <text:s text:c="6"/>= %x0 ; frame continuation</text:span></text:p>
      <text:p text:style-name="P5"/>
      <text:p text:style-name="P4"><text:s text:c="4"/><text:span text:style-name="T4">frame-opcode-non-control= %x1 ; text frame</text:span></text:p>
      <text:p text:style-name="P4"><text:s text:c="28"/><text:span text:style-name="T4">/ %x2 ; binary frame</text:span></text:p>
      <text:p text:style-name="P4"><text:s text:c="28"/><text:span text:style-name="T4">/ %x3-7</text:span></text:p>
      <text:p text:style-name="P4"><text:s text:c="28"/><text:span text:style-name="T4">; 4 bits in length,</text:span></text:p>
      <text:p text:style-name="P4"><text:s text:c="28"/><text:span text:style-name="T4">; reserved for further non-control frames</text:span></text:p>
      <text:p text:style-name="P5"/>
      <text:p text:style-name="P4"><text:s text:c="4"/><text:span text:style-name="T4">frame-opcode-control <text:s text:c="3"/>= %x8 ; connection close</text:span></text:p>
      <text:p text:style-name="P4"><text:s text:c="28"/><text:span text:style-name="T4">/ %x9 ; ping</text:span></text:p>
      <text:p text:style-name="P4"><text:s text:c="28"/><text:span text:style-name="T4">/ %xA ; pong</text:span></text:p>
      <text:p text:style-name="P4"><text:s text:c="28"/><text:span text:style-name="T4">/ %xB-F ; reserved for further control</text:span></text:p>
      <text:p text:style-name="P4"><text:s text:c="36"/><text:span text:style-name="T4">; frames</text:span></text:p>
      <text:p text:style-name="P4"><text:soft-page-break/><text:s text:c="36"/><text:span text:style-name="T4">; 4 bits in length</text:span></text:p>
      <text:p text:style-name="P5"/>
      <text:p text:style-name="P5"/>
      <text:p text:style-name="P5"/>
      <text:p text:style-name="P7">Fette &amp; Melnikov <text:s text:c="12"/>Standards Track <text:s text:c="18"/>[Page 31]</text:p>
      <text:p text:style-name="Horizontal_20_Line"/>
      <text:p text:style-name="P8"><text:bookmark text:name="page-32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4"/><text:span text:style-name="T4">frame-masked <text:s text:c="11"/>= %x0</text:span></text:p>
      <text:p text:style-name="P4"><text:s text:c="28"/><text:span text:style-name="T4">; frame is not masked, no frame-masking-key</text:span></text:p>
      <text:p text:style-name="P4"><text:s text:c="28"/><text:span text:style-name="T4">/ %x1</text:span></text:p>
      <text:p text:style-name="P4"><text:s text:c="28"/><text:span text:style-name="T4">; frame is masked, frame-masking-key present</text:span></text:p>
      <text:p text:style-name="P4"><text:s text:c="28"/><text:span text:style-name="T4">; 1 bit in length</text:span></text:p>
      <text:p text:style-name="P5"/>
      <text:p text:style-name="P4"><text:s text:c="4"/><text:span text:style-name="T4">frame-payload-length <text:s text:c="3"/>= ( %x00-7D )</text:span></text:p>
      <text:p text:style-name="P4"><text:s text:c="28"/><text:span text:style-name="T4">/ ( %x7E frame-payload-length-16 )</text:span></text:p>
      <text:p text:style-name="P4"><text:s text:c="28"/><text:span text:style-name="T4">/ ( %x7F frame-payload-length-63 )</text:span></text:p>
      <text:p text:style-name="P4"><text:s text:c="28"/><text:span text:style-name="T4">; 7, 7+16, or 7+64 bits in length,</text:span></text:p>
      <text:p text:style-name="P4"><text:s text:c="28"/><text:span text:style-name="T4">; respectively</text:span></text:p>
      <text:p text:style-name="P5"/>
      <text:p text:style-name="P4"><text:s text:c="4"/><text:span text:style-name="T4">frame-payload-length-16 = %x0000-FFFF ; 16 bits in length</text:span></text:p>
      <text:p text:style-name="P5"/>
      <text:p text:style-name="P4"><text:s text:c="4"/><text:span text:style-name="T4">frame-payload-length-63 = %x0000000000000000-7FFFFFFFFFFFFFFF</text:span></text:p>
      <text:p text:style-name="P4"><text:s text:c="28"/><text:span text:style-name="T4">; 64 bits in length</text:span></text:p>
      <text:p text:style-name="P5"/>
      <text:p text:style-name="P4"><text:s text:c="4"/><text:span text:style-name="T4">frame-masking-key <text:s text:c="6"/>= 4( %x00-FF )</text:span></text:p>
      <text:p text:style-name="P4"><text:s text:c="30"/><text:span text:style-name="T4">; present only if frame-masked is 1</text:span></text:p>
      <text:p text:style-name="P4"><text:s text:c="30"/><text:span text:style-name="T4">; 32 bits in length</text:span></text:p>
      <text:p text:style-name="P5"/>
      <text:p text:style-name="P4"><text:s text:c="4"/><text:span text:style-name="T4">frame-payload-data <text:s text:c="5"/>= (frame-masked-extension-data</text:span></text:p>
      <text:p text:style-name="P4"><text:s text:c="31"/><text:span text:style-name="T4">frame-masked-application-data)</text:span></text:p>
      <text:p text:style-name="P4"><text:s text:c="28"/><text:span text:style-name="T4">; when frame-masked is 1</text:span></text:p>
      <text:p text:style-name="P4"><text:s text:c="30"/><text:span text:style-name="T4">/ (frame-unmasked-extension-data</text:span></text:p>
      <text:p text:style-name="P4"><text:s text:c="32"/><text:span text:style-name="T4">frame-unmasked-application-data)</text:span></text:p>
      <text:p text:style-name="P4"><text:s text:c="28"/><text:span text:style-name="T4">; when frame-masked is 0</text:span></text:p>
      <text:p text:style-name="P5"/>
      <text:p text:style-name="P4"><text:s text:c="4"/><text:span text:style-name="T4">frame-masked-extension-data <text:s text:c="4"/>= *( %x00-FF )</text:span></text:p>
      <text:p text:style-name="P4"><text:s text:c="28"/><text:span text:style-name="T4">; reserved for future extensibility</text:span></text:p>
      <text:p text:style-name="P4"><text:s text:c="28"/><text:span text:style-name="T4">; n*8 bits in length, where n &gt;= 0</text:span></text:p>
      <text:p text:style-name="P5"/>
      <text:p text:style-name="P4"><text:s text:c="4"/><text:span text:style-name="T4">frame-masked-application-data <text:s text:c="2"/>= *( %x00-FF )</text:span></text:p>
      <text:p text:style-name="P4"><text:s text:c="28"/><text:span text:style-name="T4">; n*8 bits in length, where n &gt;= 0</text:span></text:p>
      <text:p text:style-name="P5"/>
      <text:p text:style-name="P4"><text:s text:c="4"/><text:span text:style-name="T4">frame-unmasked-extension-data <text:s text:c="2"/>= *( %x00-FF )</text:span></text:p>
      <text:p text:style-name="P4"><text:s text:c="28"/><text:span text:style-name="T4">; reserved for future extensibility</text:span></text:p>
      <text:p text:style-name="P4"><text:s text:c="28"/><text:span text:style-name="T4">; n*8 bits in length, where n &gt;= 0</text:span></text:p>
      <text:p text:style-name="P5"/>
      <text:p text:style-name="P4"><text:s text:c="4"/><text:span text:style-name="T4">frame-unmasked-application-data = *( %x00-FF )</text:span></text:p>
      <text:p text:style-name="P4"><text:s text:c="28"/><text:span text:style-name="T4">; n*8 bits in length, where n &gt;= 0</text:span></text:p>
      <text:p text:style-name="P5"/>
      <text:p text:style-name="P8"><text:a xlink:type="simple" xlink:href="https://www.rfc-editor.org/rfc/rfc6455#section-5.3" text:style-name="Internet_20_link" text:visited-style-name="Visited_20_Internet_20_Link"><text:bookmark text:name="section-5.3"/><text:span text:style-name="T10">5.3</text:span></text:a><text:span text:style-name="T11">. <text:s/>Client-to-Server Masking</text:span></text:p>
      <text:p text:style-name="P5"/>
      <text:p text:style-name="P4"><text:s text:c="3"/><text:span text:style-name="T4">A masked frame MUST have the field frame-masked set to 1, as defined</text:span></text:p>
      <text:p text:style-name="P5"><text:span text:style-name="T6"><text:s text:c="3"/></text:span><text:span text:style-name="T7">in 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32]</text:p>
      <text:p text:style-name="Horizontal_20_Line"/>
      <text:p text:style-name="P8"><text:bookmark text:name="page-33"/><text:soft-page-break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The masking key is contained completely within the frame, as defined</text:span></text:p>
      <text:p text:style-name="P5"><text:span text:style-name="T6"><text:s text:c="3"/></text:span><text:span text:style-name="T7">in 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 as frame-masking-key. <text:s/>It is used to mask the "Payload</text:span></text:p>
      <text:p text:style-name="P4"><text:s text:c="3"/><text:span text:style-name="T4">data" defined in the same section as frame-payload-data, which</text:span></text:p>
      <text:p text:style-name="P4"><text:s text:c="3"/><text:span text:style-name="T4">includes "Extension data" and "Application data".</text:span></text:p>
      <text:p text:style-name="P5"/>
      <text:p text:style-name="P4"><text:s text:c="3"/><text:span text:style-name="T4">The masking key is a 32-bit value chosen at random by the client.</text:span></text:p>
      <text:p text:style-name="P4"><text:s text:c="3"/><text:span text:style-name="T4">When preparing a masked frame, the client MUST pick a fresh masking</text:span></text:p>
      <text:p text:style-name="P4"><text:s text:c="3"/><text:span text:style-name="T4">key from the set of allowed 32-bit values. <text:s/>The masking key needs to</text:span></text:p>
      <text:p text:style-name="P4"><text:s text:c="3"/><text:span text:style-name="T4">be unpredictable; thus, the masking key MUST be derived from a strong</text:span></text:p>
      <text:p text:style-name="P4"><text:s text:c="3"/><text:span text:style-name="T4">source of entropy, and the masking key for a given frame MUST NOT</text:span></text:p>
      <text:p text:style-name="P4"><text:s text:c="3"/><text:span text:style-name="T4">make it simple for a server/proxy to predict the masking key for a</text:span></text:p>
      <text:p text:style-name="P4"><text:s text:c="3"/><text:span text:style-name="T4">subsequent frame. <text:s/>The unpredictability of the masking key is</text:span></text:p>
      <text:p text:style-name="P4"><text:s text:c="3"/><text:span text:style-name="T4">essential to prevent authors of malicious applications from selecting</text:span></text:p>
      <text:p text:style-name="P5"><text:span text:style-name="T6"><text:s text:c="3"/></text:span><text:span text:style-name="T7">the bytes that appear on the wire. <text:s/></text:span><text:a xlink:type="simple" xlink:href="https://www.rfc-editor.org/rfc/rfc4086" text:style-name="Internet_20_link" text:visited-style-name="Visited_20_Internet_20_Link"><text:span text:style-name="T8">RFC 4086</text:span></text:a><text:span text:style-name="T7"> [</text:span><text:a xlink:type="simple" xlink:href="https://www.rfc-editor.org/rfc/rfc4086" text:style-name="Internet_20_link" text:visited-style-name="Visited_20_Internet_20_Link"><text:span text:style-name="T8">RFC4086</text:span></text:a><text:span text:style-name="T7">] discusses what</text:span></text:p>
      <text:p text:style-name="P4"><text:s text:c="3"/><text:span text:style-name="T4">entails a suitable source of entropy for security-sensitive</text:span></text:p>
      <text:p text:style-name="P4"><text:s text:c="3"/><text:span text:style-name="T4">applications.</text:span></text:p>
      <text:p text:style-name="P5"/>
      <text:p text:style-name="P4"><text:s text:c="3"/><text:span text:style-name="T4">The masking does not affect the length of the "Payload data". <text:s/>To</text:span></text:p>
      <text:p text:style-name="P4"><text:s text:c="3"/><text:span text:style-name="T4">convert masked data into unmasked data, or vice versa, the following</text:span></text:p>
      <text:p text:style-name="P4"><text:s text:c="3"/><text:span text:style-name="T4">algorithm is applied. <text:s/>The same algorithm applies regardless of the</text:span></text:p>
      <text:p text:style-name="P4"><text:s text:c="3"/><text:span text:style-name="T4">direction of the translation, e.g., the same steps are applied to</text:span></text:p>
      <text:p text:style-name="P4"><text:s text:c="3"/><text:span text:style-name="T4">mask the data as to unmask the data.</text:span></text:p>
      <text:p text:style-name="P5"/>
      <text:p text:style-name="P4"><text:s text:c="3"/><text:span text:style-name="T4">Octet i of the transformed data ("transformed-octet-i") is the XOR of</text:span></text:p>
      <text:p text:style-name="P4"><text:s text:c="3"/><text:span text:style-name="T4">octet i of the original data ("original-octet-i") with octet at index</text:span></text:p>
      <text:p text:style-name="P4"><text:s text:c="3"/><text:span text:style-name="T4">i modulo 4 of the masking key ("masking-key-octet-j"):</text:span></text:p>
      <text:p text:style-name="P5"/>
      <text:p text:style-name="P4"><text:s text:c="5"/><text:span text:style-name="T4">j <text:s text:c="18"/>= i MOD 4</text:span></text:p>
      <text:p text:style-name="P4"><text:s text:c="5"/><text:span text:style-name="T4">transformed-octet-i = original-octet-i XOR masking-key-octet-j</text:span></text:p>
      <text:p text:style-name="P5"/>
      <text:p text:style-name="P4"><text:s text:c="3"/><text:span text:style-name="T4">The payload length, indicated in the framing as frame-payload-length,</text:span></text:p>
      <text:p text:style-name="P4"><text:s text:c="3"/><text:span text:style-name="T4">does NOT include the length of the masking key. <text:s/>It is the length of</text:span></text:p>
      <text:p text:style-name="P4"><text:s text:c="3"/><text:span text:style-name="T4">the "Payload data", e.g., the number of bytes following the masking</text:span></text:p>
      <text:p text:style-name="P4"><text:s text:c="3"/><text:span text:style-name="T4">key.</text:span></text:p>
      <text:p text:style-name="P5"/>
      <text:p text:style-name="P8"><text:a xlink:type="simple" xlink:href="https://www.rfc-editor.org/rfc/rfc6455#section-5.4" text:style-name="Internet_20_link" text:visited-style-name="Visited_20_Internet_20_Link"><text:bookmark text:name="section-5.4"/><text:span text:style-name="T10">5.4</text:span></text:a><text:span text:style-name="T11">. <text:s/>Fragmentation</text:span></text:p>
      <text:p text:style-name="P5"/>
      <text:p text:style-name="P4"><text:s text:c="3"/><text:span text:style-name="T4">The primary purpose of fragmentation is to allow sending a message</text:span></text:p>
      <text:p text:style-name="P4"><text:s text:c="3"/><text:span text:style-name="T4">that is of unknown size when the message is started without having to</text:span></text:p>
      <text:p text:style-name="P4"><text:s text:c="3"/><text:span text:style-name="T4">buffer that message. <text:s/>If messages couldn't be fragmented, then an</text:span></text:p>
      <text:p text:style-name="P4"><text:s text:c="3"/><text:span text:style-name="T4">endpoint would have to buffer the entire message so its length could</text:span></text:p>
      <text:p text:style-name="P4"><text:s text:c="3"/><text:span text:style-name="T4">be counted before the first byte is sent. <text:s/>With fragmentation, a</text:span></text:p>
      <text:p text:style-name="P4"><text:s text:c="3"/><text:span text:style-name="T4">server or intermediary may choose a reasonable size buffer and, when</text:span></text:p>
      <text:p text:style-name="P4"><text:s text:c="3"/><text:span text:style-name="T4">the buffer is full, write a fragment to the network.</text:span></text:p>
      <text:p text:style-name="P5"/>
      <text:p text:style-name="P4"><text:s text:c="3"/><text:span text:style-name="T4">A secondary use-case for fragmentation is for multiplexing, where it</text:span></text:p>
      <text:p text:style-name="P4"><text:s text:c="3"/><text:span text:style-name="T4">is not desirable for a large message on one logical channel to</text:span></text:p>
      <text:p text:style-name="P4"><text:s text:c="3"/><text:span text:style-name="T4">monopolize the output channel, so the multiplexing needs to be free</text:span></text:p>
      <text:p text:style-name="P5"/>
      <text:p text:style-name="P5"/>
      <text:p text:style-name="P5"/>
      <text:p text:style-name="P7">Fette &amp; Melnikov <text:s text:c="12"/>Standards Track <text:s text:c="18"/>[Page 33]</text:p>
      <text:p text:style-name="Horizontal_20_Line"/>
      <text:p text:style-name="P8"><text:bookmark text:name="page-34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to split the message into smaller fragments to better share the</text:span></text:p>
      <text:p text:style-name="P4"><text:s text:c="3"/><text:span text:style-name="T4">output channel. <text:s/>(Note that the multiplexing extension is not</text:span></text:p>
      <text:p text:style-name="P4"><text:soft-page-break/><text:s text:c="3"/><text:span text:style-name="T4">described in this document.)</text:span></text:p>
      <text:p text:style-name="P5"/>
      <text:p text:style-name="P4"><text:s text:c="3"/><text:span text:style-name="T4">Unless specified otherwise by an extension, frames have no semantic</text:span></text:p>
      <text:p text:style-name="P4"><text:s text:c="3"/><text:span text:style-name="T4">meaning. <text:s/>An intermediary might coalesce and/or split frames, if no</text:span></text:p>
      <text:p text:style-name="P4"><text:s text:c="3"/><text:span text:style-name="T4">extensions were negotiated by the client and the server or if some</text:span></text:p>
      <text:p text:style-name="P4"><text:s text:c="3"/><text:span text:style-name="T4">extensions were negotiated, but the intermediary understood all the</text:span></text:p>
      <text:p text:style-name="P4"><text:s text:c="3"/><text:span text:style-name="T4">extensions negotiated and knows how to coalesce and/or split frames</text:span></text:p>
      <text:p text:style-name="P4"><text:s text:c="3"/><text:span text:style-name="T4">in the presence of these extensions. <text:s/>One implication of this is that</text:span></text:p>
      <text:p text:style-name="P4"><text:s text:c="3"/><text:span text:style-name="T4">in absence of extensions, senders and receivers must not depend on</text:span></text:p>
      <text:p text:style-name="P4"><text:s text:c="3"/><text:span text:style-name="T4">the presence of specific frame boundaries.</text:span></text:p>
      <text:p text:style-name="P5"/>
      <text:p text:style-name="P4"><text:s text:c="3"/><text:span text:style-name="T4">The following rules apply to fragmentation:</text:span></text:p>
      <text:p text:style-name="P5"/>
      <text:p text:style-name="P4"><text:s text:c="3"/><text:span text:style-name="T4">o <text:s/>An unfragmented message consists of a single frame with the FIN</text:span></text:p>
      <text:p text:style-name="P5"><text:span text:style-name="T6"><text:s text:c="6"/></text:span><text:span text:style-name="T7">bit set (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) and an opcode other than 0.</text:span></text:p>
      <text:p text:style-name="P5"/>
      <text:p text:style-name="P4"><text:s text:c="3"/><text:span text:style-name="T4">o <text:s/>A fragmented message consists of a single frame with the FIN bit</text:span></text:p>
      <text:p text:style-name="P4"><text:s text:c="6"/><text:span text:style-name="T4">clear and an opcode other than 0, followed by zero or more frames</text:span></text:p>
      <text:p text:style-name="P4"><text:s text:c="6"/><text:span text:style-name="T4">with the FIN bit clear and the opcode set to 0, and terminated by</text:span></text:p>
      <text:p text:style-name="P4"><text:s text:c="6"/><text:span text:style-name="T4">a single frame with the FIN bit set and an opcode of 0. <text:s/>A</text:span></text:p>
      <text:p text:style-name="P4"><text:s text:c="6"/><text:span text:style-name="T4">fragmented message is conceptually equivalent to a single larger</text:span></text:p>
      <text:p text:style-name="P4"><text:s text:c="6"/><text:span text:style-name="T4">message whose payload is equal to the concatenation of the</text:span></text:p>
      <text:p text:style-name="P4"><text:s text:c="6"/><text:span text:style-name="T4">payloads of the fragments in order; however, in the presence of</text:span></text:p>
      <text:p text:style-name="P4"><text:s text:c="6"/><text:span text:style-name="T4">extensions, this may not hold true as the extension defines the</text:span></text:p>
      <text:p text:style-name="P4"><text:s text:c="6"/><text:span text:style-name="T4">interpretation of the "Extension data" present. <text:s/>For instance,</text:span></text:p>
      <text:p text:style-name="P4"><text:s text:c="6"/><text:span text:style-name="T4">"Extension data" may only be present at the beginning of the first</text:span></text:p>
      <text:p text:style-name="P4"><text:s text:c="6"/><text:span text:style-name="T4">fragment and apply to subsequent fragments, or there may be</text:span></text:p>
      <text:p text:style-name="P4"><text:s text:c="6"/><text:span text:style-name="T4">"Extension data" present in each of the fragments that applies</text:span></text:p>
      <text:p text:style-name="P4"><text:s text:c="6"/><text:span text:style-name="T4">only to that particular fragment. <text:s/>In the absence of "Extension</text:span></text:p>
      <text:p text:style-name="P4"><text:s text:c="6"/><text:span text:style-name="T4">data", the following example demonstrates how fragmentation works.</text:span></text:p>
      <text:p text:style-name="P5"/>
      <text:p text:style-name="P4"><text:s text:c="6"/><text:span text:style-name="T4">EXAMPLE: For a text message sent as three fragments, the first</text:span></text:p>
      <text:p text:style-name="P4"><text:s text:c="6"/><text:span text:style-name="T4">fragment would have an opcode of 0x1 and a FIN bit clear, the</text:span></text:p>
      <text:p text:style-name="P4"><text:s text:c="6"/><text:span text:style-name="T4">second fragment would have an opcode of 0x0 and a FIN bit clear,</text:span></text:p>
      <text:p text:style-name="P4"><text:s text:c="6"/><text:span text:style-name="T4">and the third fragment would have an opcode of 0x0 and a FIN bit</text:span></text:p>
      <text:p text:style-name="P4"><text:s text:c="6"/><text:span text:style-name="T4">that is set.</text:span></text:p>
      <text:p text:style-name="P5"/>
      <text:p text:style-name="P5"><text:span text:style-name="T6"><text:s text:c="3"/></text:span><text:span text:style-name="T7">o <text:s/>Control frames (see </text:span><text:a xlink:type="simple" xlink:href="https://www.rfc-editor.org/rfc/rfc6455#section-5.5" text:style-name="Internet_20_link" text:visited-style-name="Visited_20_Internet_20_Link"><text:span text:style-name="T8">Section 5.5</text:span></text:a><text:span text:style-name="T7">) MAY be injected in the middle of</text:span></text:p>
      <text:p text:style-name="P4"><text:s text:c="6"/><text:span text:style-name="T4">a fragmented message. <text:s/>Control frames themselves MUST NOT be</text:span></text:p>
      <text:p text:style-name="P4"><text:s text:c="6"/><text:span text:style-name="T4">fragmented.</text:span></text:p>
      <text:p text:style-name="P5"/>
      <text:p text:style-name="P4"><text:s text:c="3"/><text:span text:style-name="T4">o <text:s/>Message fragments MUST be delivered to the recipient in the order</text:span></text:p>
      <text:p text:style-name="P4"><text:s text:c="6"/><text:span text:style-name="T4">sent by the sender.</text:span></text:p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34]</text:p>
      <text:p text:style-name="Horizontal_20_Line"/>
      <text:p text:style-name="P8"><text:bookmark text:name="page-35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o <text:s/>The fragments of one message MUST NOT be interleaved between the</text:span></text:p>
      <text:p text:style-name="P4"><text:s text:c="6"/><text:span text:style-name="T4">fragments of another message unless an extension has been</text:span></text:p>
      <text:p text:style-name="P4"><text:s text:c="6"/><text:span text:style-name="T4">negotiated that can interpret the interleaving.</text:span></text:p>
      <text:p text:style-name="P5"/>
      <text:p text:style-name="P4"><text:s text:c="3"/><text:span text:style-name="T4">o <text:s/>An endpoint MUST be capable of handling control frames in the</text:span></text:p>
      <text:p text:style-name="P4"><text:s text:c="6"/><text:span text:style-name="T4">middle of a fragmented message.</text:span></text:p>
      <text:p text:style-name="P5"/>
      <text:p text:style-name="P4"><text:s text:c="3"/><text:span text:style-name="T4">o <text:s/>A sender MAY create fragments of any size for non-control</text:span></text:p>
      <text:p text:style-name="P4"><text:soft-page-break/><text:s text:c="6"/><text:span text:style-name="T4">messages.</text:span></text:p>
      <text:p text:style-name="P5"/>
      <text:p text:style-name="P4"><text:s text:c="3"/><text:span text:style-name="T4">o <text:s/>Clients and servers MUST support receiving both fragmented and</text:span></text:p>
      <text:p text:style-name="P4"><text:s text:c="6"/><text:span text:style-name="T4">unfragmented messages.</text:span></text:p>
      <text:p text:style-name="P5"/>
      <text:p text:style-name="P4"><text:s text:c="3"/><text:span text:style-name="T4">o <text:s/>As control frames cannot be fragmented, an intermediary MUST NOT</text:span></text:p>
      <text:p text:style-name="P4"><text:s text:c="6"/><text:span text:style-name="T4">attempt to change the fragmentation of a control frame.</text:span></text:p>
      <text:p text:style-name="P5"/>
      <text:p text:style-name="P4"><text:s text:c="3"/><text:span text:style-name="T4">o <text:s/>An intermediary MUST NOT change the fragmentation of a message if</text:span></text:p>
      <text:p text:style-name="P4"><text:s text:c="6"/><text:span text:style-name="T4">any reserved bit values are used and the meaning of these values</text:span></text:p>
      <text:p text:style-name="P4"><text:s text:c="6"/><text:span text:style-name="T4">is not known to the intermediary.</text:span></text:p>
      <text:p text:style-name="P5"/>
      <text:p text:style-name="P4"><text:s text:c="3"/><text:span text:style-name="T4">o <text:s/>An intermediary MUST NOT change the fragmentation of any message</text:span></text:p>
      <text:p text:style-name="P4"><text:s text:c="6"/><text:span text:style-name="T4">in the context of a connection where extensions have been</text:span></text:p>
      <text:p text:style-name="P4"><text:s text:c="6"/><text:span text:style-name="T4">negotiated and the intermediary is not aware of the semantics of</text:span></text:p>
      <text:p text:style-name="P4"><text:s text:c="6"/><text:span text:style-name="T4">the negotiated extensions. <text:s/>Similarly, an intermediary that didn't</text:span></text:p>
      <text:p text:style-name="P4"><text:s text:c="6"/><text:span text:style-name="T4">see the WebSocket handshake (and wasn't notified about its</text:span></text:p>
      <text:p text:style-name="P4"><text:s text:c="6"/><text:span text:style-name="T4">content) that resulted in a WebSocket connection MUST NOT change</text:span></text:p>
      <text:p text:style-name="P4"><text:s text:c="6"/><text:span text:style-name="T4">the fragmentation of any message of such connection.</text:span></text:p>
      <text:p text:style-name="P5"/>
      <text:p text:style-name="P4"><text:s text:c="3"/><text:span text:style-name="T4">o <text:s/>As a consequence of these rules, all fragments of a message are of</text:span></text:p>
      <text:p text:style-name="P4"><text:s text:c="6"/><text:span text:style-name="T4">the same type, as set by the first fragment's opcode. <text:s/>Since</text:span></text:p>
      <text:p text:style-name="P4"><text:s text:c="6"/><text:span text:style-name="T4">control frames cannot be fragmented, the type for all fragments in</text:span></text:p>
      <text:p text:style-name="P4"><text:s text:c="6"/><text:span text:style-name="T4">a message MUST be either text, binary, or one of the reserved</text:span></text:p>
      <text:p text:style-name="P4"><text:s text:c="6"/><text:span text:style-name="T4">opcodes.</text:span></text:p>
      <text:p text:style-name="P5"/>
      <text:p text:style-name="P4"><text:s text:c="3"/><text:span text:style-name="T4">NOTE: If control frames could not be interjected, the latency of a</text:span></text:p>
      <text:p text:style-name="P4"><text:s text:c="3"/><text:span text:style-name="T4">ping, for example, would be very long if behind a large message.</text:span></text:p>
      <text:p text:style-name="P4"><text:s text:c="3"/><text:span text:style-name="T4">Hence, the requirement of handling control frames in the middle of a</text:span></text:p>
      <text:p text:style-name="P4"><text:s text:c="3"/><text:span text:style-name="T4">fragmented message.</text:span></text:p>
      <text:p text:style-name="P5"/>
      <text:p text:style-name="P4"><text:s text:c="3"/><text:span text:style-name="T4">IMPLEMENTATION NOTE: In the absence of any extension, a receiver</text:span></text:p>
      <text:p text:style-name="P4"><text:s text:c="3"/><text:span text:style-name="T4">doesn't have to buffer the whole frame in order to process it. <text:s/>For</text:span></text:p>
      <text:p text:style-name="P4"><text:s text:c="3"/><text:span text:style-name="T4">example, if a streaming API is used, a part of a frame can be</text:span></text:p>
      <text:p text:style-name="P4"><text:s text:c="3"/><text:span text:style-name="T4">delivered to the application. <text:s/>However, note that this assumption</text:span></text:p>
      <text:p text:style-name="P4"><text:s text:c="3"/><text:span text:style-name="T4">might not hold true for all future WebSocket extension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35]</text:p>
      <text:p text:style-name="Horizontal_20_Line"/>
      <text:p text:style-name="P8"><text:bookmark text:name="page-36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5.5" text:style-name="Internet_20_link" text:visited-style-name="Visited_20_Internet_20_Link"><text:bookmark text:name="section-5.5"/><text:span text:style-name="T10">5.5</text:span></text:a><text:span text:style-name="T11">. <text:s/>Control Frames</text:span></text:p>
      <text:p text:style-name="P5"/>
      <text:p text:style-name="P4"><text:s text:c="3"/><text:span text:style-name="T4">Control frames are identified by opcodes where the most significant</text:span></text:p>
      <text:p text:style-name="P4"><text:s text:c="3"/><text:span text:style-name="T4">bit of the opcode is 1. <text:s/>Currently defined opcodes for control frames</text:span></text:p>
      <text:p text:style-name="P4"><text:s text:c="3"/><text:span text:style-name="T4">include 0x8 (Close), 0x9 (Ping), and 0xA (Pong). <text:s/>Opcodes 0xB-0xF are</text:span></text:p>
      <text:p text:style-name="P4"><text:s text:c="3"/><text:span text:style-name="T4">reserved for further control frames yet to be defined.</text:span></text:p>
      <text:p text:style-name="P5"/>
      <text:p text:style-name="P4"><text:s text:c="3"/><text:span text:style-name="T4">Control frames are used to communicate state about the WebSocket.</text:span></text:p>
      <text:p text:style-name="P4"><text:s text:c="3"/><text:span text:style-name="T4">Control frames can be interjected in the middle of a fragmented</text:span></text:p>
      <text:p text:style-name="P4"><text:s text:c="3"/><text:span text:style-name="T4">message.</text:span></text:p>
      <text:p text:style-name="P5"/>
      <text:p text:style-name="P4"><text:s text:c="3"/><text:span text:style-name="T4">All control frames MUST have a payload length of 125 bytes or less</text:span></text:p>
      <text:p text:style-name="P4"><text:s text:c="3"/><text:span text:style-name="T4">and MUST NOT be fragmented.</text:span></text:p>
      <text:p text:style-name="P5"/>
      <text:p text:style-name="P8"><text:a xlink:type="simple" xlink:href="https://www.rfc-editor.org/rfc/rfc6455#section-5.5.1" text:style-name="Internet_20_link" text:visited-style-name="Visited_20_Internet_20_Link"><text:bookmark text:name="section-5.5.1"/><text:soft-page-break/><text:span text:style-name="T10">5.5.1</text:span></text:a><text:span text:style-name="T11">. <text:s/>Close</text:span></text:p>
      <text:p text:style-name="P5"/>
      <text:p text:style-name="P4"><text:s text:c="3"/><text:span text:style-name="T4">The Close frame contains an opcode of 0x8.</text:span></text:p>
      <text:p text:style-name="P5"/>
      <text:p text:style-name="P4"><text:s text:c="3"/><text:span text:style-name="T4">The Close frame MAY contain a body (the "Application data" portion of</text:span></text:p>
      <text:p text:style-name="P4"><text:s text:c="3"/><text:span text:style-name="T4">the frame) that indicates a reason for closing, such as an endpoint</text:span></text:p>
      <text:p text:style-name="P4"><text:s text:c="3"/><text:span text:style-name="T4">shutting down, an endpoint having received a frame too large, or an</text:span></text:p>
      <text:p text:style-name="P4"><text:s text:c="3"/><text:span text:style-name="T4">endpoint having received a frame that does not conform to the format</text:span></text:p>
      <text:p text:style-name="P4"><text:s text:c="3"/><text:span text:style-name="T4">expected by the endpoint. <text:s/>If there is a body, the first two bytes of</text:span></text:p>
      <text:p text:style-name="P4"><text:s text:c="3"/><text:span text:style-name="T4">the body MUST be a 2-byte unsigned integer (in network byte order)</text:span></text:p>
      <text:p text:style-name="P5"><text:span text:style-name="T6"><text:s text:c="3"/></text:span><text:span text:style-name="T7">representing a status code with value /code/ defined in </text:span><text:a xlink:type="simple" xlink:href="https://www.rfc-editor.org/rfc/rfc6455#section-7.4" text:style-name="Internet_20_link" text:visited-style-name="Visited_20_Internet_20_Link"><text:span text:style-name="T8">Section 7.4</text:span></text:a><text:span text:style-name="T7">.</text:span></text:p>
      <text:p text:style-name="P4"><text:s text:c="3"/><text:span text:style-name="T4">Following the 2-byte integer, the body MAY contain UTF-8-encoded data</text:span></text:p>
      <text:p text:style-name="P4"><text:s text:c="3"/><text:span text:style-name="T4">with value /reason/, the interpretation of which is not defined by</text:span></text:p>
      <text:p text:style-name="P4"><text:s text:c="3"/><text:span text:style-name="T4">this specification. <text:s/>This data is not necessarily human readable but</text:span></text:p>
      <text:p text:style-name="P4"><text:s text:c="3"/><text:span text:style-name="T4">may be useful for debugging or passing information relevant to the</text:span></text:p>
      <text:p text:style-name="P4"><text:s text:c="3"/><text:span text:style-name="T4">script that opened the connection. <text:s/>As the data is not guaranteed to</text:span></text:p>
      <text:p text:style-name="P4"><text:s text:c="3"/><text:span text:style-name="T4">be human readable, clients MUST NOT show it to end users.</text:span></text:p>
      <text:p text:style-name="P5"/>
      <text:p text:style-name="P4"><text:s text:c="3"/><text:span text:style-name="T4">Close frames sent from client to server must be masked as per</text:span></text:p>
      <text:p text:style-name="P5"><text:span text:style-name="T6"><text:s text:c="3"/></text:span><text:a xlink:type="simple" xlink:href="https://www.rfc-editor.org/rfc/rfc6455#section-5.3" text:style-name="Internet_20_link" text:visited-style-name="Visited_20_Internet_20_Link"><text:span text:style-name="T8">Section 5.3</text:span></text:a><text:span text:style-name="T7">.</text:span></text:p>
      <text:p text:style-name="P5"/>
      <text:p text:style-name="P4"><text:s text:c="3"/><text:span text:style-name="T4">The application MUST NOT send any more data frames after sending a</text:span></text:p>
      <text:p text:style-name="P4"><text:s text:c="3"/><text:span text:style-name="T4">Close frame.</text:span></text:p>
      <text:p text:style-name="P5"/>
      <text:p text:style-name="P4"><text:s text:c="3"/><text:span text:style-name="T4">If an endpoint receives a Close frame and did not previously send a</text:span></text:p>
      <text:p text:style-name="P4"><text:s text:c="3"/><text:span text:style-name="T4">Close frame, the endpoint MUST send a Close frame in response. <text:s/>(When</text:span></text:p>
      <text:p text:style-name="P4"><text:s text:c="3"/><text:span text:style-name="T4">sending a Close frame in response, the endpoint typically echos the</text:span></text:p>
      <text:p text:style-name="P4"><text:s text:c="3"/><text:span text:style-name="T4">status code it received.) <text:s/>It SHOULD do so as soon as practical. <text:s/>An</text:span></text:p>
      <text:p text:style-name="P4"><text:s text:c="3"/><text:span text:style-name="T4">endpoint MAY delay sending a Close frame until its current message is</text:span></text:p>
      <text:p text:style-name="P4"><text:s text:c="3"/><text:span text:style-name="T4">sent (for instance, if the majority of a fragmented message is</text:span></text:p>
      <text:p text:style-name="P4"><text:s text:c="3"/><text:span text:style-name="T4">already sent, an endpoint MAY send the remaining fragments before</text:span></text:p>
      <text:p text:style-name="P4"><text:s text:c="3"/><text:span text:style-name="T4">sending a Close frame). <text:s/>However, there is no guarantee that the</text:span></text:p>
      <text:p text:style-name="P4"><text:s text:c="3"/><text:span text:style-name="T4">endpoint that has already sent a Close frame will continue to process</text:span></text:p>
      <text:p text:style-name="P4"><text:s text:c="3"/><text:span text:style-name="T4">data.</text:span></text:p>
      <text:p text:style-name="P5"/>
      <text:p text:style-name="P5"/>
      <text:p text:style-name="P5"/>
      <text:p text:style-name="P7">Fette &amp; Melnikov <text:s text:c="12"/>Standards Track <text:s text:c="18"/>[Page 36]</text:p>
      <text:p text:style-name="Horizontal_20_Line"/>
      <text:p text:style-name="P8"><text:bookmark text:name="page-37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After both sending and receiving a Close message, an endpoint</text:span></text:p>
      <text:p text:style-name="P4"><text:s text:c="3"/><text:span text:style-name="T4">considers the WebSocket connection closed and MUST close the</text:span></text:p>
      <text:p text:style-name="P4"><text:s text:c="3"/><text:span text:style-name="T4">underlying TCP connection. <text:s/>The server MUST close the underlying TCP</text:span></text:p>
      <text:p text:style-name="P4"><text:s text:c="3"/><text:span text:style-name="T4">connection immediately; the client SHOULD wait for the server to</text:span></text:p>
      <text:p text:style-name="P4"><text:s text:c="3"/><text:span text:style-name="T4">close the connection but MAY close the connection at any time after</text:span></text:p>
      <text:p text:style-name="P4"><text:s text:c="3"/><text:span text:style-name="T4">sending and receiving a Close message, e.g., if it has not received a</text:span></text:p>
      <text:p text:style-name="P4"><text:s text:c="3"/><text:span text:style-name="T4">TCP Close from the server in a reasonable time period.</text:span></text:p>
      <text:p text:style-name="P5"/>
      <text:p text:style-name="P4"><text:s text:c="3"/><text:span text:style-name="T4">If a client and server both send a Close message at the same time,</text:span></text:p>
      <text:p text:style-name="P4"><text:s text:c="3"/><text:span text:style-name="T4">both endpoints will have sent and received a Close message and should</text:span></text:p>
      <text:p text:style-name="P4"><text:s text:c="3"/><text:span text:style-name="T4">consider the WebSocket connection closed and close the underlying TCP</text:span></text:p>
      <text:p text:style-name="P4"><text:s text:c="3"/><text:span text:style-name="T4">connection.</text:span></text:p>
      <text:p text:style-name="P5"/>
      <text:p text:style-name="P8"><text:a xlink:type="simple" xlink:href="https://www.rfc-editor.org/rfc/rfc6455#section-5.5.2" text:style-name="Internet_20_link" text:visited-style-name="Visited_20_Internet_20_Link"><text:bookmark text:name="section-5.5.2"/><text:span text:style-name="T10">5.5.2</text:span></text:a><text:span text:style-name="T11">. <text:s/>Ping</text:span></text:p>
      <text:p text:style-name="P5"/>
      <text:p text:style-name="P4"><text:s text:c="3"/><text:span text:style-name="T4">The Ping frame contains an opcode of 0x9.</text:span></text:p>
      <text:p text:style-name="P5"/>
      <text:p text:style-name="P4"><text:s text:c="3"/><text:span text:style-name="T4">A Ping frame MAY include "Application data".</text:span></text:p>
      <text:p text:style-name="P5"/>
      <text:p text:style-name="P4"><text:s text:c="3"/><text:span text:style-name="T4">Upon receipt of a Ping frame, an endpoint MUST send a Pong frame in</text:span></text:p>
      <text:p text:style-name="P4"><text:soft-page-break/><text:s text:c="3"/><text:span text:style-name="T4">response, unless it already received a Close frame. <text:s/>It SHOULD</text:span></text:p>
      <text:p text:style-name="P4"><text:s text:c="3"/><text:span text:style-name="T4">respond with Pong frame as soon as is practical. <text:s/>Pong frames are</text:span></text:p>
      <text:p text:style-name="P5"><text:span text:style-name="T6"><text:s text:c="3"/></text:span><text:span text:style-name="T7">discussed in </text:span><text:a xlink:type="simple" xlink:href="https://www.rfc-editor.org/rfc/rfc6455#section-5.5.3" text:style-name="Internet_20_link" text:visited-style-name="Visited_20_Internet_20_Link"><text:span text:style-name="T8">Section 5.5.3</text:span></text:a><text:span text:style-name="T7">.</text:span></text:p>
      <text:p text:style-name="P5"/>
      <text:p text:style-name="P4"><text:s text:c="3"/><text:span text:style-name="T4">An endpoint MAY send a Ping frame any time after the connection is</text:span></text:p>
      <text:p text:style-name="P4"><text:s text:c="3"/><text:span text:style-name="T4">established and before the connection is closed.</text:span></text:p>
      <text:p text:style-name="P5"/>
      <text:p text:style-name="P4"><text:s text:c="3"/><text:span text:style-name="T4">NOTE: A Ping frame may serve either as a keepalive or as a means to</text:span></text:p>
      <text:p text:style-name="P4"><text:s text:c="3"/><text:span text:style-name="T4">verify that the remote endpoint is still responsive.</text:span></text:p>
      <text:p text:style-name="P5"/>
      <text:p text:style-name="P8"><text:a xlink:type="simple" xlink:href="https://www.rfc-editor.org/rfc/rfc6455#section-5.5.3" text:style-name="Internet_20_link" text:visited-style-name="Visited_20_Internet_20_Link"><text:bookmark text:name="section-5.5.3"/><text:span text:style-name="T10">5.5.3</text:span></text:a><text:span text:style-name="T11">. <text:s/>Pong</text:span></text:p>
      <text:p text:style-name="P5"/>
      <text:p text:style-name="P4"><text:s text:c="3"/><text:span text:style-name="T4">The Pong frame contains an opcode of 0xA.</text:span></text:p>
      <text:p text:style-name="P5"/>
      <text:p text:style-name="P5"><text:span text:style-name="T6"><text:s text:c="3"/></text:span><text:a xlink:type="simple" xlink:href="https://www.rfc-editor.org/rfc/rfc6455#section-5.5.2" text:style-name="Internet_20_link" text:visited-style-name="Visited_20_Internet_20_Link"><text:span text:style-name="T8">Section 5.5.2</text:span></text:a><text:span text:style-name="T7"> details requirements that apply to both Ping and Pong</text:span></text:p>
      <text:p text:style-name="P4"><text:s text:c="3"/><text:span text:style-name="T4">frames.</text:span></text:p>
      <text:p text:style-name="P5"/>
      <text:p text:style-name="P4"><text:s text:c="3"/><text:span text:style-name="T4">A Pong frame sent in response to a Ping frame must have identical</text:span></text:p>
      <text:p text:style-name="P4"><text:s text:c="3"/><text:span text:style-name="T4">"Application data" as found in the message body of the Ping frame</text:span></text:p>
      <text:p text:style-name="P4"><text:s text:c="3"/><text:span text:style-name="T4">being replied to.</text:span></text:p>
      <text:p text:style-name="P5"/>
      <text:p text:style-name="P4"><text:s text:c="3"/><text:span text:style-name="T4">If an endpoint receives a Ping frame and has not yet sent Pong</text:span></text:p>
      <text:p text:style-name="P4"><text:s text:c="3"/><text:span text:style-name="T4">frame(s) in response to previous Ping frame(s), the endpoint MAY</text:span></text:p>
      <text:p text:style-name="P4"><text:s text:c="3"/><text:span text:style-name="T4">elect to send a Pong frame for only the most recently processed Ping</text:span></text:p>
      <text:p text:style-name="P4"><text:s text:c="3"/><text:span text:style-name="T4">frame.</text:span></text:p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37]</text:p>
      <text:p text:style-name="Horizontal_20_Line"/>
      <text:p text:style-name="P8"><text:bookmark text:name="page-38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A Pong frame MAY be sent unsolicited. <text:s/>This serves as a</text:span></text:p>
      <text:p text:style-name="P4"><text:s text:c="3"/><text:span text:style-name="T4">unidirectional heartbeat. <text:s/>A response to an unsolicited Pong frame is</text:span></text:p>
      <text:p text:style-name="P4"><text:s text:c="3"/><text:span text:style-name="T4">not expected.</text:span></text:p>
      <text:p text:style-name="P5"/>
      <text:p text:style-name="P8"><text:a xlink:type="simple" xlink:href="https://www.rfc-editor.org/rfc/rfc6455#section-5.6" text:style-name="Internet_20_link" text:visited-style-name="Visited_20_Internet_20_Link"><text:bookmark text:name="section-5.6"/><text:span text:style-name="T10">5.6</text:span></text:a><text:span text:style-name="T11">. <text:s/>Data Frames</text:span></text:p>
      <text:p text:style-name="P5"/>
      <text:p text:style-name="P4"><text:s text:c="3"/><text:span text:style-name="T4">Data frames (e.g., non-control frames) are identified by opcodes</text:span></text:p>
      <text:p text:style-name="P4"><text:s text:c="3"/><text:span text:style-name="T4">where the most significant bit of the opcode is 0. <text:s/>Currently defined</text:span></text:p>
      <text:p text:style-name="P4"><text:s text:c="3"/><text:span text:style-name="T4">opcodes for data frames include 0x1 (Text), 0x2 (Binary). <text:s/>Opcodes</text:span></text:p>
      <text:p text:style-name="P4"><text:s text:c="3"/><text:span text:style-name="T4">0x3-0x7 are reserved for further non-control frames yet to be</text:span></text:p>
      <text:p text:style-name="P4"><text:s text:c="3"/><text:span text:style-name="T4">defined.</text:span></text:p>
      <text:p text:style-name="P5"/>
      <text:p text:style-name="P4"><text:s text:c="3"/><text:span text:style-name="T4">Data frames carry application-layer and/or extension-layer data. <text:s/>The</text:span></text:p>
      <text:p text:style-name="P4"><text:s text:c="3"/><text:span text:style-name="T4">opcode determines the interpretation of the data:</text:span></text:p>
      <text:p text:style-name="P5"/>
      <text:p text:style-name="P4"><text:s text:c="3"/><text:span text:style-name="T4">Text</text:span></text:p>
      <text:p text:style-name="P5"/>
      <text:p text:style-name="P4"><text:s text:c="6"/><text:span text:style-name="T4">The "Payload data" is text data encoded as UTF-8. <text:s/>Note that a</text:span></text:p>
      <text:p text:style-name="P4"><text:s text:c="6"/><text:span text:style-name="T4">particular text frame might include a partial UTF-8 sequence;</text:span></text:p>
      <text:p text:style-name="P4"><text:s text:c="6"/><text:span text:style-name="T4">however, the whole message MUST contain valid UTF-8. <text:s/>Invalid</text:span></text:p>
      <text:p text:style-name="P4"><text:s text:c="6"/><text:span text:style-name="T4">UTF-8 in reassembled messages is handled as described in</text:span></text:p>
      <text:p text:style-name="P5"><text:span text:style-name="T6"><text:s text:c="6"/></text:span><text:a xlink:type="simple" xlink:href="https://www.rfc-editor.org/rfc/rfc6455#section-8.1" text:style-name="Internet_20_link" text:visited-style-name="Visited_20_Internet_20_Link"><text:span text:style-name="T8">Section 8.1</text:span></text:a><text:span text:style-name="T7">.</text:span></text:p>
      <text:p text:style-name="P5"/>
      <text:p text:style-name="P4"><text:s text:c="3"/><text:span text:style-name="T4">Binary</text:span></text:p>
      <text:p text:style-name="P5"/>
      <text:p text:style-name="P4"><text:s text:c="6"/><text:span text:style-name="T4">The "Payload data" is arbitrary binary data whose interpretation</text:span></text:p>
      <text:p text:style-name="P4"><text:soft-page-break/><text:s text:c="6"/><text:span text:style-name="T4">is solely up to the application layer.</text:span></text:p>
      <text:p text:style-name="P5"/>
      <text:p text:style-name="P8"><text:a xlink:type="simple" xlink:href="https://www.rfc-editor.org/rfc/rfc6455#section-5.7" text:style-name="Internet_20_link" text:visited-style-name="Visited_20_Internet_20_Link"><text:bookmark text:name="section-5.7"/><text:span text:style-name="T10">5.7</text:span></text:a><text:span text:style-name="T11">. <text:s/>Examples</text:span></text:p>
      <text:p text:style-name="P5"/>
      <text:p text:style-name="P4"><text:s text:c="3"/><text:span text:style-name="T4">o <text:s/>A single-frame unmasked text message</text:span></text:p>
      <text:p text:style-name="P5"/>
      <text:p text:style-name="P4"><text:s text:c="6"/><text:span text:style-name="T4">* <text:s/>0x81 0x05 0x48 0x65 0x6c 0x6c 0x6f (contains "Hello")</text:span></text:p>
      <text:p text:style-name="P5"/>
      <text:p text:style-name="P4"><text:s text:c="3"/><text:span text:style-name="T4">o <text:s/>A single-frame masked text message</text:span></text:p>
      <text:p text:style-name="P5"/>
      <text:p text:style-name="P4"><text:s text:c="6"/><text:span text:style-name="T4">* <text:s/>0x81 0x85 0x37 0xfa 0x21 0x3d 0x7f 0x9f 0x4d 0x51 0x58</text:span></text:p>
      <text:p text:style-name="P4"><text:s text:c="9"/><text:span text:style-name="T4">(contains "Hello")</text:span></text:p>
      <text:p text:style-name="P5"/>
      <text:p text:style-name="P4"><text:s text:c="3"/><text:span text:style-name="T4">o <text:s/>A fragmented unmasked text message</text:span></text:p>
      <text:p text:style-name="P5"/>
      <text:p text:style-name="P4"><text:s text:c="6"/><text:span text:style-name="T4">* <text:s/>0x01 0x03 0x48 0x65 0x6c (contains "Hel")</text:span></text:p>
      <text:p text:style-name="P5"/>
      <text:p text:style-name="P4"><text:s text:c="6"/><text:span text:style-name="T4">* <text:s/>0x80 0x02 0x6c 0x6f (contains "lo"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38]</text:p>
      <text:p text:style-name="Horizontal_20_Line"/>
      <text:p text:style-name="P8"><text:bookmark text:name="page-39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o <text:s/>Unmasked Ping request and masked Ping response</text:span></text:p>
      <text:p text:style-name="P5"/>
      <text:p text:style-name="P4"><text:s text:c="6"/><text:span text:style-name="T4">* <text:s/>0x89 0x05 0x48 0x65 0x6c 0x6c 0x6f (contains a body of "Hello",</text:span></text:p>
      <text:p text:style-name="P4"><text:s text:c="9"/><text:span text:style-name="T4">but the contents of the body are arbitrary)</text:span></text:p>
      <text:p text:style-name="P5"/>
      <text:p text:style-name="P4"><text:s text:c="6"/><text:span text:style-name="T4">* <text:s/>0x8a 0x85 0x37 0xfa 0x21 0x3d 0x7f 0x9f 0x4d 0x51 0x58</text:span></text:p>
      <text:p text:style-name="P4"><text:s text:c="9"/><text:span text:style-name="T4">(contains a body of "Hello", matching the body of the ping)</text:span></text:p>
      <text:p text:style-name="P5"/>
      <text:p text:style-name="P4"><text:s text:c="3"/><text:span text:style-name="T4">o <text:s/>256 bytes binary message in a single unmasked frame</text:span></text:p>
      <text:p text:style-name="P5"/>
      <text:p text:style-name="P4"><text:s text:c="6"/><text:span text:style-name="T4">* <text:s/>0x82 0x7E 0x0100 [256 bytes of binary data]</text:span></text:p>
      <text:p text:style-name="P5"/>
      <text:p text:style-name="P4"><text:s text:c="3"/><text:span text:style-name="T4">o <text:s/>64KiB binary message in a single unmasked frame</text:span></text:p>
      <text:p text:style-name="P5"/>
      <text:p text:style-name="P4"><text:s text:c="6"/><text:span text:style-name="T4">* <text:s/>0x82 0x7F 0x0000000000010000 [65536 bytes of binary data]</text:span></text:p>
      <text:p text:style-name="P5"/>
      <text:p text:style-name="P8"><text:a xlink:type="simple" xlink:href="https://www.rfc-editor.org/rfc/rfc6455#section-5.8" text:style-name="Internet_20_link" text:visited-style-name="Visited_20_Internet_20_Link"><text:bookmark text:name="section-5.8"/><text:span text:style-name="T10">5.8</text:span></text:a><text:span text:style-name="T11">. <text:s/>Extensibility</text:span></text:p>
      <text:p text:style-name="P5"/>
      <text:p text:style-name="P4"><text:s text:c="3"/><text:span text:style-name="T4">The protocol is designed to allow for extensions, which will add</text:span></text:p>
      <text:p text:style-name="P4"><text:s text:c="3"/><text:span text:style-name="T4">capabilities to the base protocol. <text:s/>The endpoints of a connection</text:span></text:p>
      <text:p text:style-name="P4"><text:s text:c="3"/><text:span text:style-name="T4">MUST negotiate the use of any extensions during the opening</text:span></text:p>
      <text:p text:style-name="P4"><text:s text:c="3"/><text:span text:style-name="T4">handshake. <text:s/>This specification provides opcodes 0x3 through 0x7 and</text:span></text:p>
      <text:p text:style-name="P4"><text:s text:c="3"/><text:span text:style-name="T4">0xB through 0xF, the "Extension data" field, and the frame-rsv1,</text:span></text:p>
      <text:p text:style-name="P4"><text:s text:c="3"/><text:span text:style-name="T4">frame-rsv2, and frame-rsv3 bits of the frame header for use by</text:span></text:p>
      <text:p text:style-name="P4"><text:s text:c="3"/><text:span text:style-name="T4">extensions. <text:s/>The negotiation of extensions is discussed in further</text:span></text:p>
      <text:p text:style-name="P5"><text:span text:style-name="T6"><text:s text:c="3"/></text:span><text:span text:style-name="T7">detail in </text:span><text:a xlink:type="simple" xlink:href="https://www.rfc-editor.org/rfc/rfc6455#section-9.1" text:style-name="Internet_20_link" text:visited-style-name="Visited_20_Internet_20_Link"><text:span text:style-name="T8">Section 9.1</text:span></text:a><text:span text:style-name="T7">. <text:s/>Below are some anticipated uses of</text:span></text:p>
      <text:p text:style-name="P4"><text:s text:c="3"/><text:span text:style-name="T4">extensions. <text:s/>This list is neither complete nor prescriptive.</text:span></text:p>
      <text:p text:style-name="P5"/>
      <text:p text:style-name="P4"><text:s text:c="3"/><text:span text:style-name="T4">o <text:s/>"Extension data" may be placed in the "Payload data" before the</text:span></text:p>
      <text:p text:style-name="P4"><text:s text:c="6"/><text:span text:style-name="T4">"Application data".</text:span></text:p>
      <text:p text:style-name="P5"/>
      <text:p text:style-name="P4"><text:s text:c="3"/><text:span text:style-name="T4">o <text:s/>Reserved bits can be allocated for per-frame needs.</text:span></text:p>
      <text:p text:style-name="P5"><text:soft-page-break/></text:p>
      <text:p text:style-name="P4"><text:s text:c="3"/><text:span text:style-name="T4">o <text:s/>Reserved opcode values can be defined.</text:span></text:p>
      <text:p text:style-name="P5"/>
      <text:p text:style-name="P4"><text:s text:c="3"/><text:span text:style-name="T4">o <text:s/>Reserved bits can be allocated to the opcode field if more opcode</text:span></text:p>
      <text:p text:style-name="P4"><text:s text:c="6"/><text:span text:style-name="T4">values are needed.</text:span></text:p>
      <text:p text:style-name="P5"/>
      <text:p text:style-name="P4"><text:s text:c="3"/><text:span text:style-name="T4">o <text:s/>A reserved bit or an "extension" opcode can be defined that</text:span></text:p>
      <text:p text:style-name="P4"><text:s text:c="6"/><text:span text:style-name="T4">allocates additional bits out of the "Payload data" to define</text:span></text:p>
      <text:p text:style-name="P4"><text:s text:c="6"/><text:span text:style-name="T4">larger opcodes or more per-frame bits.</text:span></text:p>
      <text:p text:style-name="P5"/>
      <text:p text:style-name="P8"><text:a xlink:type="simple" xlink:href="https://www.rfc-editor.org/rfc/rfc6455#section-6" text:style-name="Internet_20_link" text:visited-style-name="Visited_20_Internet_20_Link"><text:bookmark text:name="section-6"/><text:span text:style-name="T10">6</text:span></text:a><text:span text:style-name="T11">. <text:s/>Sending and Receiving Data</text:span></text:p>
      <text:p text:style-name="P5"/>
      <text:p text:style-name="P8"><text:a xlink:type="simple" xlink:href="https://www.rfc-editor.org/rfc/rfc6455#section-6.1" text:style-name="Internet_20_link" text:visited-style-name="Visited_20_Internet_20_Link"><text:bookmark text:name="section-6.1"/><text:span text:style-name="T10">6.1</text:span></text:a><text:span text:style-name="T11">. <text:s/>Sending Data</text:span></text:p>
      <text:p text:style-name="P5"/>
      <text:p text:style-name="P4"><text:s text:c="3"/><text:span text:style-name="T4">To _Send a WebSocket Message_ comprising of /data/ over a WebSocket</text:span></text:p>
      <text:p text:style-name="P4"><text:s text:c="3"/><text:span text:style-name="T4">connection, an endpoint MUST perform the following steps.</text:span></text:p>
      <text:p text:style-name="P5"/>
      <text:p text:style-name="P5"/>
      <text:p text:style-name="P5"/>
      <text:p text:style-name="P7">Fette &amp; Melnikov <text:s text:c="12"/>Standards Track <text:s text:c="18"/>[Page 39]</text:p>
      <text:p text:style-name="Horizontal_20_Line"/>
      <text:p text:style-name="P8"><text:bookmark text:name="page-40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1. <text:s/>The endpoint MUST ensure the WebSocket connection is in the OPEN</text:span></text:p>
      <text:p text:style-name="P5"><text:span text:style-name="T6"><text:s text:c="7"/></text:span><text:span text:style-name="T7">state (cf. Sections </text:span><text:a xlink:type="simple" xlink:href="https://www.rfc-editor.org/rfc/rfc6455#section-4.1" text:style-name="Internet_20_link" text:visited-style-name="Visited_20_Internet_20_Link"><text:span text:style-name="T8">4.1</text:span></text:a><text:span text:style-name="T7"> and </text:span><text:a xlink:type="simple" xlink:href="https://www.rfc-editor.org/rfc/rfc6455#section-4.2.2" text:style-name="Internet_20_link" text:visited-style-name="Visited_20_Internet_20_Link"><text:span text:style-name="T8">4.2.2</text:span></text:a><text:span text:style-name="T7">.) <text:s/>If at any point the state of</text:span></text:p>
      <text:p text:style-name="P4"><text:s text:c="7"/><text:span text:style-name="T4">the WebSocket connection changes, the endpoint MUST abort the</text:span></text:p>
      <text:p text:style-name="P4"><text:s text:c="7"/><text:span text:style-name="T4">following steps.</text:span></text:p>
      <text:p text:style-name="P5"/>
      <text:p text:style-name="P4"><text:s text:c="3"/><text:span text:style-name="T4">2. <text:s/>An endpoint MUST encapsulate the /data/ in a WebSocket frame as</text:span></text:p>
      <text:p text:style-name="P5"><text:span text:style-name="T6"><text:s text:c="7"/></text:span><text:span text:style-name="T7">defined in 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. <text:s/>If the data to be sent is large or if</text:span></text:p>
      <text:p text:style-name="P4"><text:s text:c="7"/><text:span text:style-name="T4">the data is not available in its entirety at the point the</text:span></text:p>
      <text:p text:style-name="P4"><text:s text:c="7"/><text:span text:style-name="T4">endpoint wishes to begin sending the data, the endpoint MAY</text:span></text:p>
      <text:p text:style-name="P4"><text:s text:c="7"/><text:span text:style-name="T4">alternately encapsulate the data in a series of frames as defined</text:span></text:p>
      <text:p text:style-name="P5"><text:span text:style-name="T6"><text:s text:c="7"/></text:span><text:span text:style-name="T7">in </text:span><text:a xlink:type="simple" xlink:href="https://www.rfc-editor.org/rfc/rfc6455#section-5.4" text:style-name="Internet_20_link" text:visited-style-name="Visited_20_Internet_20_Link"><text:span text:style-name="T8">Section 5.4</text:span></text:a><text:span text:style-name="T7">.</text:span></text:p>
      <text:p text:style-name="P5"/>
      <text:p text:style-name="P4"><text:s text:c="3"/><text:span text:style-name="T4">3. <text:s/>The opcode (frame-opcode) of the first frame containing the data</text:span></text:p>
      <text:p text:style-name="P5"><text:span text:style-name="T6"><text:s text:c="7"/></text:span><text:span text:style-name="T7">MUST be set to the appropriate value from 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 for data</text:span></text:p>
      <text:p text:style-name="P4"><text:s text:c="7"/><text:span text:style-name="T4">that is to be interpreted by the recipient as text or binary</text:span></text:p>
      <text:p text:style-name="P4"><text:s text:c="7"/><text:span text:style-name="T4">data.</text:span></text:p>
      <text:p text:style-name="P5"/>
      <text:p text:style-name="P4"><text:s text:c="3"/><text:span text:style-name="T4">4. <text:s/>The FIN bit (frame-fin) of the last frame containing the data</text:span></text:p>
      <text:p text:style-name="P5"><text:span text:style-name="T6"><text:s text:c="7"/></text:span><text:span text:style-name="T7">MUST be set to 1 as defined in 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.</text:span></text:p>
      <text:p text:style-name="P5"/>
      <text:p text:style-name="P4"><text:s text:c="3"/><text:span text:style-name="T4">5. <text:s/>If the data is being sent by the client, the frame(s) MUST be</text:span></text:p>
      <text:p text:style-name="P5"><text:span text:style-name="T6"><text:s text:c="7"/></text:span><text:span text:style-name="T7">masked as defined in </text:span><text:a xlink:type="simple" xlink:href="https://www.rfc-editor.org/rfc/rfc6455#section-5.3" text:style-name="Internet_20_link" text:visited-style-name="Visited_20_Internet_20_Link"><text:span text:style-name="T8">Section 5.3</text:span></text:a><text:span text:style-name="T7">.</text:span></text:p>
      <text:p text:style-name="P5"/>
      <text:p text:style-name="P5"><text:span text:style-name="T6"><text:s text:c="3"/></text:span><text:span text:style-name="T7">6. <text:s/>If any extensions (</text:span><text:a xlink:type="simple" xlink:href="https://www.rfc-editor.org/rfc/rfc6455#section-9" text:style-name="Internet_20_link" text:visited-style-name="Visited_20_Internet_20_Link"><text:span text:style-name="T8">Section 9</text:span></text:a><text:span text:style-name="T7">) have been negotiated for the</text:span></text:p>
      <text:p text:style-name="P4"><text:s text:c="7"/><text:span text:style-name="T4">WebSocket connection, additional considerations may apply as per</text:span></text:p>
      <text:p text:style-name="P4"><text:s text:c="7"/><text:span text:style-name="T4">the definition of those extensions.</text:span></text:p>
      <text:p text:style-name="P5"/>
      <text:p text:style-name="P4"><text:s text:c="3"/><text:span text:style-name="T4">7. <text:s/>The frame(s) that have been formed MUST be transmitted over the</text:span></text:p>
      <text:p text:style-name="P4"><text:s text:c="7"/><text:span text:style-name="T4">underlying network connection.</text:span></text:p>
      <text:p text:style-name="P5"/>
      <text:p text:style-name="P8"><text:a xlink:type="simple" xlink:href="https://www.rfc-editor.org/rfc/rfc6455#section-6.2" text:style-name="Internet_20_link" text:visited-style-name="Visited_20_Internet_20_Link"><text:bookmark text:name="section-6.2"/><text:span text:style-name="T10">6.2</text:span></text:a><text:span text:style-name="T11">. <text:s/>Receiving Data</text:span></text:p>
      <text:p text:style-name="P5"/>
      <text:p text:style-name="P4"><text:s text:c="3"/><text:span text:style-name="T4">To receive WebSocket data, an endpoint listens on the underlying</text:span></text:p>
      <text:p text:style-name="P4"><text:s text:c="3"/><text:span text:style-name="T4">network connection. <text:s/>Incoming data MUST be parsed as WebSocket frames</text:span></text:p>
      <text:p text:style-name="P5"><text:span text:style-name="T6"><text:s text:c="3"/></text:span><text:span text:style-name="T7">as defined in 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. <text:s/>If a control frame (</text:span><text:a xlink:type="simple" xlink:href="https://www.rfc-editor.org/rfc/rfc6455#section-5.5" text:style-name="Internet_20_link" text:visited-style-name="Visited_20_Internet_20_Link"><text:span text:style-name="T8">Section 5.5</text:span></text:a><text:span text:style-name="T7">) is</text:span></text:p>
      <text:p text:style-name="P5"><text:span text:style-name="T6"><text:s text:c="3"/></text:span><text:span text:style-name="T7">received, the frame MUST be handled as defined by </text:span><text:a xlink:type="simple" xlink:href="https://www.rfc-editor.org/rfc/rfc6455#section-5.5" text:style-name="Internet_20_link" text:visited-style-name="Visited_20_Internet_20_Link"><text:span text:style-name="T8">Section 5.5</text:span></text:a><text:span text:style-name="T7">. <text:s/>Upon</text:span></text:p>
      <text:p text:style-name="P5"><text:span text:style-name="T6"><text:s text:c="3"/></text:span><text:span text:style-name="T7">receiving a data frame (</text:span><text:a xlink:type="simple" xlink:href="https://www.rfc-editor.org/rfc/rfc6455#section-5.6" text:style-name="Internet_20_link" text:visited-style-name="Visited_20_Internet_20_Link"><text:span text:style-name="T8">Section 5.6</text:span></text:a><text:span text:style-name="T7">), the endpoint MUST note the</text:span></text:p>
      <text:p text:style-name="P4"><text:s text:c="3"/><text:span text:style-name="T4">/type/ of the data as defined by the opcode (frame-opcode) from</text:span></text:p>
      <text:p text:style-name="P5"><text:soft-page-break/><text:span text:style-name="T6"><text:s text:c="3"/>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. <text:s/>The "Application data" from this frame is defined as</text:span></text:p>
      <text:p text:style-name="P4"><text:s text:c="3"/><text:span text:style-name="T4">the /data/ of the message. <text:s/>If the frame comprises an unfragmented</text:span></text:p>
      <text:p text:style-name="P5"><text:span text:style-name="T6"><text:s text:c="3"/></text:span><text:span text:style-name="T7">message (</text:span><text:a xlink:type="simple" xlink:href="https://www.rfc-editor.org/rfc/rfc6455#section-5.4" text:style-name="Internet_20_link" text:visited-style-name="Visited_20_Internet_20_Link"><text:span text:style-name="T8">Section 5.4</text:span></text:a><text:span text:style-name="T7">), it is said that _A WebSocket Message Has Been</text:span></text:p>
      <text:p text:style-name="P4"><text:s text:c="3"/><text:span text:style-name="T4">Received_ with type /type/ and data /data/. <text:s/>If the frame is part of</text:span></text:p>
      <text:p text:style-name="P4"><text:s text:c="3"/><text:span text:style-name="T4">a fragmented message, the "Application data" of the subsequent data</text:span></text:p>
      <text:p text:style-name="P4"><text:s text:c="3"/><text:span text:style-name="T4">frames is concatenated to form the /data/. <text:s/>When the last fragment is</text:span></text:p>
      <text:p text:style-name="P4"><text:s text:c="3"/><text:span text:style-name="T4">received as indicated by the FIN bit (frame-fin), it is said that _A</text:span></text:p>
      <text:p text:style-name="P4"><text:s text:c="3"/><text:span text:style-name="T4">WebSocket Message Has Been Received_ with data /data/ (comprised of</text:span></text:p>
      <text:p text:style-name="P4"><text:s text:c="3"/><text:span text:style-name="T4">the concatenation of the "Application data" of the fragments) and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40]</text:p>
      <text:p text:style-name="Horizontal_20_Line"/>
      <text:p text:style-name="P8"><text:bookmark text:name="page-41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type /type/ (noted from the first frame of the fragmented message).</text:span></text:p>
      <text:p text:style-name="P4"><text:s text:c="3"/><text:span text:style-name="T4">Subsequent data frames MUST be interpreted as belonging to a new</text:span></text:p>
      <text:p text:style-name="P4"><text:s text:c="3"/><text:span text:style-name="T4">WebSocket message.</text:span></text:p>
      <text:p text:style-name="P5"/>
      <text:p text:style-name="P5"><text:span text:style-name="T6"><text:s text:c="3"/></text:span><text:span text:style-name="T7">Extensions (</text:span><text:a xlink:type="simple" xlink:href="https://www.rfc-editor.org/rfc/rfc6455#section-9" text:style-name="Internet_20_link" text:visited-style-name="Visited_20_Internet_20_Link"><text:span text:style-name="T8">Section 9</text:span></text:a><text:span text:style-name="T7">) MAY change the semantics of how data is read,</text:span></text:p>
      <text:p text:style-name="P4"><text:s text:c="3"/><text:span text:style-name="T4">specifically including what comprises a message boundary.</text:span></text:p>
      <text:p text:style-name="P4"><text:s text:c="3"/><text:span text:style-name="T4">Extensions, in addition to adding "Extension data" before the</text:span></text:p>
      <text:p text:style-name="P4"><text:s text:c="3"/><text:span text:style-name="T4">"Application data" in a payload, MAY also modify the "Application</text:span></text:p>
      <text:p text:style-name="P4"><text:s text:c="3"/><text:span text:style-name="T4">data" (such as by compressing it).</text:span></text:p>
      <text:p text:style-name="P5"/>
      <text:p text:style-name="P4"><text:s text:c="3"/><text:span text:style-name="T4">A server MUST remove masking for data frames received from a client</text:span></text:p>
      <text:p text:style-name="P5"><text:span text:style-name="T6"><text:s text:c="3"/></text:span><text:span text:style-name="T7">as described in </text:span><text:a xlink:type="simple" xlink:href="https://www.rfc-editor.org/rfc/rfc6455#section-5.3" text:style-name="Internet_20_link" text:visited-style-name="Visited_20_Internet_20_Link"><text:span text:style-name="T8">Section 5.3</text:span></text:a><text:span text:style-name="T7">.</text:span></text:p>
      <text:p text:style-name="P5"/>
      <text:p text:style-name="P8"><text:a xlink:type="simple" xlink:href="https://www.rfc-editor.org/rfc/rfc6455#section-7" text:style-name="Internet_20_link" text:visited-style-name="Visited_20_Internet_20_Link"><text:bookmark text:name="section-7"/><text:span text:style-name="T10">7</text:span></text:a><text:span text:style-name="T11">. <text:s/>Closing the Connection</text:span></text:p>
      <text:p text:style-name="P5"/>
      <text:p text:style-name="P8"><text:a xlink:type="simple" xlink:href="https://www.rfc-editor.org/rfc/rfc6455#section-7.1" text:style-name="Internet_20_link" text:visited-style-name="Visited_20_Internet_20_Link"><text:bookmark text:name="section-7.1"/><text:span text:style-name="T10">7.1</text:span></text:a><text:span text:style-name="T11">. <text:s/>Definitions</text:span></text:p>
      <text:p text:style-name="P5"/>
      <text:p text:style-name="P8"><text:a xlink:type="simple" xlink:href="https://www.rfc-editor.org/rfc/rfc6455#section-7.1.1" text:style-name="Internet_20_link" text:visited-style-name="Visited_20_Internet_20_Link"><text:bookmark text:name="section-7.1.1"/><text:span text:style-name="T10">7.1.1</text:span></text:a><text:span text:style-name="T11">. <text:s/>Close the WebSocket Connection</text:span></text:p>
      <text:p text:style-name="P5"/>
      <text:p text:style-name="P4"><text:s text:c="3"/><text:span text:style-name="T4">To _Close the WebSocket Connection_, an endpoint closes the</text:span></text:p>
      <text:p text:style-name="P4"><text:s text:c="3"/><text:span text:style-name="T4">underlying TCP connection. <text:s/>An endpoint SHOULD use a method that</text:span></text:p>
      <text:p text:style-name="P4"><text:s text:c="3"/><text:span text:style-name="T4">cleanly closes the TCP connection, as well as the TLS session, if</text:span></text:p>
      <text:p text:style-name="P4"><text:s text:c="3"/><text:span text:style-name="T4">applicable, discarding any trailing bytes that may have been</text:span></text:p>
      <text:p text:style-name="P4"><text:s text:c="3"/><text:span text:style-name="T4">received. <text:s/>An endpoint MAY close the connection via any means</text:span></text:p>
      <text:p text:style-name="P4"><text:s text:c="3"/><text:span text:style-name="T4">available when necessary, such as when under attack.</text:span></text:p>
      <text:p text:style-name="P5"/>
      <text:p text:style-name="P4"><text:s text:c="3"/><text:span text:style-name="T4">The underlying TCP connection, in most normal cases, SHOULD be closed</text:span></text:p>
      <text:p text:style-name="P4"><text:s text:c="3"/><text:span text:style-name="T4">first by the server, so that it holds the TIME_WAIT state and not the</text:span></text:p>
      <text:p text:style-name="P4"><text:s text:c="3"/><text:span text:style-name="T4">client (as this would prevent it from re-opening the connection for 2</text:span></text:p>
      <text:p text:style-name="P4"><text:s text:c="3"/><text:span text:style-name="T4">maximum segment lifetimes (2MSL), while there is no corresponding</text:span></text:p>
      <text:p text:style-name="P4"><text:s text:c="3"/><text:span text:style-name="T4">server impact as a TIME_WAIT connection is immediately reopened upon</text:span></text:p>
      <text:p text:style-name="P4"><text:s text:c="3"/><text:span text:style-name="T4">a new SYN with a higher seq number). <text:s/>In abnormal cases (such as not</text:span></text:p>
      <text:p text:style-name="P4"><text:s text:c="3"/><text:span text:style-name="T4">having received a TCP Close from the server after a reasonable amount</text:span></text:p>
      <text:p text:style-name="P4"><text:s text:c="3"/><text:span text:style-name="T4">of time) a client MAY initiate the TCP Close. <text:s/>As such, when a server</text:span></text:p>
      <text:p text:style-name="P4"><text:s text:c="3"/><text:span text:style-name="T4">is instructed to _Close the WebSocket Connection_ it SHOULD initiate</text:span></text:p>
      <text:p text:style-name="P4"><text:s text:c="3"/><text:span text:style-name="T4">a TCP Close immediately, and when a client is instructed to do the</text:span></text:p>
      <text:p text:style-name="P4"><text:s text:c="3"/><text:span text:style-name="T4">same, it SHOULD wait for a TCP Close from the server.</text:span></text:p>
      <text:p text:style-name="P5"/>
      <text:p text:style-name="P4"><text:s text:c="3"/><text:span text:style-name="T4">As an example of how to obtain a clean closure in C using Berkeley</text:span></text:p>
      <text:p text:style-name="P4"><text:s text:c="3"/><text:span text:style-name="T4">sockets, one would call shutdown() with SHUT_WR on the socket, call</text:span></text:p>
      <text:p text:style-name="P4"><text:s text:c="3"/><text:span text:style-name="T4">recv() until obtaining a return value of 0 indicating that the peer</text:span></text:p>
      <text:p text:style-name="P4"><text:s text:c="3"/><text:span text:style-name="T4">has also performed an orderly shutdown, and finally call close() on</text:span></text:p>
      <text:p text:style-name="P4"><text:s text:c="3"/><text:span text:style-name="T4">the socket.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41]</text:p>
      <text:p text:style-name="Horizontal_20_Line"/>
      <text:p text:style-name="P8"><text:bookmark text:name="page-42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7.1.2" text:style-name="Internet_20_link" text:visited-style-name="Visited_20_Internet_20_Link"><text:bookmark text:name="section-7.1.2"/><text:span text:style-name="T10">7.1.2</text:span></text:a><text:span text:style-name="T11">. <text:s/>Start the WebSocket Closing Handshake</text:span></text:p>
      <text:p text:style-name="P5"/>
      <text:p text:style-name="P4"><text:s text:c="3"/><text:span text:style-name="T4">To _Start the WebSocket Closing Handshake_ with a status code</text:span></text:p>
      <text:p text:style-name="P5"><text:span text:style-name="T6"><text:s text:c="3"/></text:span><text:span text:style-name="T7">(</text:span><text:a xlink:type="simple" xlink:href="https://www.rfc-editor.org/rfc/rfc6455#section-7.4" text:style-name="Internet_20_link" text:visited-style-name="Visited_20_Internet_20_Link"><text:span text:style-name="T8">Section 7.4</text:span></text:a><text:span text:style-name="T7">) /code/ and an optional close reason (</text:span><text:a xlink:type="simple" xlink:href="https://www.rfc-editor.org/rfc/rfc6455#section-7.1.6" text:style-name="Internet_20_link" text:visited-style-name="Visited_20_Internet_20_Link"><text:span text:style-name="T8">Section 7.1.6</text:span></text:a><text:span text:style-name="T7">)</text:span></text:p>
      <text:p text:style-name="P4"><text:s text:c="3"/><text:span text:style-name="T4">/reason/, an endpoint MUST send a Close control frame, as described</text:span></text:p>
      <text:p text:style-name="P5"><text:span text:style-name="T6"><text:s text:c="3"/></text:span><text:span text:style-name="T7">in </text:span><text:a xlink:type="simple" xlink:href="https://www.rfc-editor.org/rfc/rfc6455#section-5.5.1" text:style-name="Internet_20_link" text:visited-style-name="Visited_20_Internet_20_Link"><text:span text:style-name="T8">Section 5.5.1</text:span></text:a><text:span text:style-name="T7">, whose status code is set to /code/ and whose close</text:span></text:p>
      <text:p text:style-name="P4"><text:s text:c="3"/><text:span text:style-name="T4">reason is set to /reason/. <text:s/>Once an endpoint has both sent and</text:span></text:p>
      <text:p text:style-name="P4"><text:s text:c="3"/><text:span text:style-name="T4">received a Close control frame, that endpoint SHOULD _Close the</text:span></text:p>
      <text:p text:style-name="P5"><text:span text:style-name="T6"><text:s text:c="3"/></text:span><text:span text:style-name="T7">WebSocket Connection_ as defined in </text:span><text:a xlink:type="simple" xlink:href="https://www.rfc-editor.org/rfc/rfc6455#section-7.1.1" text:style-name="Internet_20_link" text:visited-style-name="Visited_20_Internet_20_Link"><text:span text:style-name="T8">Section 7.1.1</text:span></text:a><text:span text:style-name="T7">.</text:span></text:p>
      <text:p text:style-name="P5"/>
      <text:p text:style-name="P8"><text:a xlink:type="simple" xlink:href="https://www.rfc-editor.org/rfc/rfc6455#section-7.1.3" text:style-name="Internet_20_link" text:visited-style-name="Visited_20_Internet_20_Link"><text:bookmark text:name="section-7.1.3"/><text:span text:style-name="T10">7.1.3</text:span></text:a><text:span text:style-name="T11">. <text:s/>The WebSocket Closing Handshake is Started</text:span></text:p>
      <text:p text:style-name="P5"/>
      <text:p text:style-name="P4"><text:s text:c="3"/><text:span text:style-name="T4">Upon either sending or receiving a Close control frame, it is said</text:span></text:p>
      <text:p text:style-name="P4"><text:s text:c="3"/><text:span text:style-name="T4">that _The WebSocket Closing Handshake is Started_ and that the</text:span></text:p>
      <text:p text:style-name="P4"><text:s text:c="3"/><text:span text:style-name="T4">WebSocket connection is in the CLOSING state.</text:span></text:p>
      <text:p text:style-name="P5"/>
      <text:p text:style-name="P8"><text:a xlink:type="simple" xlink:href="https://www.rfc-editor.org/rfc/rfc6455#section-7.1.4" text:style-name="Internet_20_link" text:visited-style-name="Visited_20_Internet_20_Link"><text:bookmark text:name="section-7.1.4"/><text:span text:style-name="T10">7.1.4</text:span></text:a><text:span text:style-name="T11">. <text:s/>The WebSocket Connection is Closed</text:span></text:p>
      <text:p text:style-name="P5"/>
      <text:p text:style-name="P4"><text:s text:c="3"/><text:span text:style-name="T4">When the underlying TCP connection is closed, it is said that _The</text:span></text:p>
      <text:p text:style-name="P4"><text:s text:c="3"/><text:span text:style-name="T4">WebSocket Connection is Closed_ and that the WebSocket connection is</text:span></text:p>
      <text:p text:style-name="P4"><text:s text:c="3"/><text:span text:style-name="T4">in the CLOSED state. <text:s/>If the TCP connection was closed after the</text:span></text:p>
      <text:p text:style-name="P4"><text:s text:c="3"/><text:span text:style-name="T4">WebSocket closing handshake was completed, the WebSocket connection</text:span></text:p>
      <text:p text:style-name="P4"><text:s text:c="3"/><text:span text:style-name="T4">is said to have been closed _cleanly_.</text:span></text:p>
      <text:p text:style-name="P5"/>
      <text:p text:style-name="P4"><text:s text:c="3"/><text:span text:style-name="T4">If the WebSocket connection could not be established, it is also said</text:span></text:p>
      <text:p text:style-name="P4"><text:s text:c="3"/><text:span text:style-name="T4">that _The WebSocket Connection is Closed_, but not _cleanly_.</text:span></text:p>
      <text:p text:style-name="P5"/>
      <text:p text:style-name="P8"><text:a xlink:type="simple" xlink:href="https://www.rfc-editor.org/rfc/rfc6455#section-7.1.5" text:style-name="Internet_20_link" text:visited-style-name="Visited_20_Internet_20_Link"><text:bookmark text:name="section-7.1.5"/><text:span text:style-name="T10">7.1.5</text:span></text:a><text:span text:style-name="T11">. <text:s/>The WebSocket Connection Close Code</text:span></text:p>
      <text:p text:style-name="P5"/>
      <text:p text:style-name="P5"><text:span text:style-name="T6"><text:s text:c="3"/></text:span><text:span text:style-name="T7">As defined in Sections </text:span><text:a xlink:type="simple" xlink:href="https://www.rfc-editor.org/rfc/rfc6455#section-5.5.1" text:style-name="Internet_20_link" text:visited-style-name="Visited_20_Internet_20_Link"><text:span text:style-name="T8">5.5.1</text:span></text:a><text:span text:style-name="T7"> and </text:span><text:a xlink:type="simple" xlink:href="https://www.rfc-editor.org/rfc/rfc6455#section-7.4" text:style-name="Internet_20_link" text:visited-style-name="Visited_20_Internet_20_Link"><text:span text:style-name="T8">7.4</text:span></text:a><text:span text:style-name="T7">, a Close control frame may</text:span></text:p>
      <text:p text:style-name="P4"><text:s text:c="3"/><text:span text:style-name="T4">contain a status code indicating a reason for closure. <text:s/>A closing of</text:span></text:p>
      <text:p text:style-name="P4"><text:s text:c="3"/><text:span text:style-name="T4">the WebSocket connection may be initiated by either endpoint,</text:span></text:p>
      <text:p text:style-name="P4"><text:s text:c="3"/><text:span text:style-name="T4">potentially simultaneously. _The WebSocket Connection Close Code_ is</text:span></text:p>
      <text:p text:style-name="P5"><text:span text:style-name="T6"><text:s text:c="3"/></text:span><text:span text:style-name="T7">defined as the status code (</text:span><text:a xlink:type="simple" xlink:href="https://www.rfc-editor.org/rfc/rfc6455#section-7.4" text:style-name="Internet_20_link" text:visited-style-name="Visited_20_Internet_20_Link"><text:span text:style-name="T8">Section 7.4</text:span></text:a><text:span text:style-name="T7">) contained in the first Close</text:span></text:p>
      <text:p text:style-name="P4"><text:s text:c="3"/><text:span text:style-name="T4">control frame received by the application implementing this protocol.</text:span></text:p>
      <text:p text:style-name="P4"><text:s text:c="3"/><text:span text:style-name="T4">If this Close control frame contains no status code, _The WebSocket</text:span></text:p>
      <text:p text:style-name="P4"><text:s text:c="3"/><text:span text:style-name="T4">Connection Close Code_ is considered to be 1005. <text:s/>If _The WebSocket</text:span></text:p>
      <text:p text:style-name="P4"><text:s text:c="3"/><text:span text:style-name="T4">Connection is Closed_ and no Close control frame was received by the</text:span></text:p>
      <text:p text:style-name="P4"><text:s text:c="3"/><text:span text:style-name="T4">endpoint (such as could occur if the underlying transport connection</text:span></text:p>
      <text:p text:style-name="P4"><text:s text:c="3"/><text:span text:style-name="T4">is lost), _The WebSocket Connection Close Code_ is considered to be</text:span></text:p>
      <text:p text:style-name="P4"><text:s text:c="3"/><text:span text:style-name="T4">1006.</text:span></text:p>
      <text:p text:style-name="P5"/>
      <text:p text:style-name="P4"><text:s text:c="3"/><text:span text:style-name="T4">NOTE: Two endpoints may not agree on the value of _The WebSocket</text:span></text:p>
      <text:p text:style-name="P4"><text:s text:c="3"/><text:span text:style-name="T4">Connection Close Code_. <text:s/>As an example, if the remote endpoint sent a</text:span></text:p>
      <text:p text:style-name="P4"><text:s text:c="3"/><text:span text:style-name="T4">Close frame but the local application has not yet read the data</text:span></text:p>
      <text:p text:style-name="P4"><text:s text:c="3"/><text:span text:style-name="T4">containing the Close frame from its socket's receive buffer, and the</text:span></text:p>
      <text:p text:style-name="P4"><text:s text:c="3"/><text:span text:style-name="T4">local application independently decided to close the connection and</text:span></text:p>
      <text:p text:style-name="P4"><text:s text:c="3"/><text:span text:style-name="T4">send a Close frame, both endpoints will have sent and received a</text:span></text:p>
      <text:p text:style-name="P5"/>
      <text:p text:style-name="P5"/>
      <text:p text:style-name="P5"><text:soft-page-break/></text:p>
      <text:p text:style-name="P7">Fette &amp; Melnikov <text:s text:c="12"/>Standards Track <text:s text:c="18"/>[Page 42]</text:p>
      <text:p text:style-name="Horizontal_20_Line"/>
      <text:p text:style-name="P8"><text:bookmark text:name="page-43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Close frame and will not send further Close frames. <text:s/>Each endpoint</text:span></text:p>
      <text:p text:style-name="P4"><text:s text:c="3"/><text:span text:style-name="T4">will see the status code sent by the other end as _The WebSocket</text:span></text:p>
      <text:p text:style-name="P4"><text:s text:c="3"/><text:span text:style-name="T4">Connection Close Code_. <text:s/>As such, it is possible that the two</text:span></text:p>
      <text:p text:style-name="P4"><text:s text:c="3"/><text:span text:style-name="T4">endpoints may not agree on the value of _The WebSocket Connection</text:span></text:p>
      <text:p text:style-name="P4"><text:s text:c="3"/><text:span text:style-name="T4">Close Code_ in the case that both endpoints _Start the WebSocket</text:span></text:p>
      <text:p text:style-name="P4"><text:s text:c="3"/><text:span text:style-name="T4">Closing Handshake_ independently and at roughly the same time.</text:span></text:p>
      <text:p text:style-name="P5"/>
      <text:p text:style-name="P8"><text:a xlink:type="simple" xlink:href="https://www.rfc-editor.org/rfc/rfc6455#section-7.1.6" text:style-name="Internet_20_link" text:visited-style-name="Visited_20_Internet_20_Link"><text:bookmark text:name="section-7.1.6"/><text:span text:style-name="T10">7.1.6</text:span></text:a><text:span text:style-name="T11">. <text:s/>The WebSocket Connection Close Reason</text:span></text:p>
      <text:p text:style-name="P5"/>
      <text:p text:style-name="P5"><text:span text:style-name="T6"><text:s text:c="3"/></text:span><text:span text:style-name="T7">As defined in Sections </text:span><text:a xlink:type="simple" xlink:href="https://www.rfc-editor.org/rfc/rfc6455#section-5.5.1" text:style-name="Internet_20_link" text:visited-style-name="Visited_20_Internet_20_Link"><text:span text:style-name="T8">5.5.1</text:span></text:a><text:span text:style-name="T7"> and </text:span><text:a xlink:type="simple" xlink:href="https://www.rfc-editor.org/rfc/rfc6455#section-7.4" text:style-name="Internet_20_link" text:visited-style-name="Visited_20_Internet_20_Link"><text:span text:style-name="T8">7.4</text:span></text:a><text:span text:style-name="T7">, a Close control frame may</text:span></text:p>
      <text:p text:style-name="P4"><text:s text:c="3"/><text:span text:style-name="T4">contain a status code indicating a reason for closure, followed by</text:span></text:p>
      <text:p text:style-name="P4"><text:s text:c="3"/><text:span text:style-name="T4">UTF-8-encoded data, the interpretation of said data being left to the</text:span></text:p>
      <text:p text:style-name="P4"><text:s text:c="3"/><text:span text:style-name="T4">endpoints and not defined by this protocol. <text:s/>A closing of the</text:span></text:p>
      <text:p text:style-name="P4"><text:s text:c="3"/><text:span text:style-name="T4">WebSocket connection may be initiated by either endpoint, potentially</text:span></text:p>
      <text:p text:style-name="P4"><text:s text:c="3"/><text:span text:style-name="T4">simultaneously. _The WebSocket Connection Close Reason_ is defined as</text:span></text:p>
      <text:p text:style-name="P5"><text:span text:style-name="T6"><text:s text:c="3"/></text:span><text:span text:style-name="T7">the UTF-8-encoded data following the status code (</text:span><text:a xlink:type="simple" xlink:href="https://www.rfc-editor.org/rfc/rfc6455#section-7.4" text:style-name="Internet_20_link" text:visited-style-name="Visited_20_Internet_20_Link"><text:span text:style-name="T8">Section 7.4</text:span></text:a><text:span text:style-name="T7">)</text:span></text:p>
      <text:p text:style-name="P4"><text:s text:c="3"/><text:span text:style-name="T4">contained in the first Close control frame received by the</text:span></text:p>
      <text:p text:style-name="P4"><text:s text:c="3"/><text:span text:style-name="T4">application implementing this protocol. <text:s/>If there is no such data in</text:span></text:p>
      <text:p text:style-name="P4"><text:s text:c="3"/><text:span text:style-name="T4">the Close control frame, _The WebSocket Connection Close Reason_ is</text:span></text:p>
      <text:p text:style-name="P4"><text:s text:c="3"/><text:span text:style-name="T4">the empty string.</text:span></text:p>
      <text:p text:style-name="P5"/>
      <text:p text:style-name="P5"><text:span text:style-name="T6"><text:s text:c="3"/></text:span><text:span text:style-name="T7">NOTE: Following the same logic as noted in </text:span><text:a xlink:type="simple" xlink:href="https://www.rfc-editor.org/rfc/rfc6455#section-7.1.5" text:style-name="Internet_20_link" text:visited-style-name="Visited_20_Internet_20_Link"><text:span text:style-name="T8">Section 7.1.5</text:span></text:a><text:span text:style-name="T7">, two</text:span></text:p>
      <text:p text:style-name="P4"><text:s text:c="3"/><text:span text:style-name="T4">endpoints may not agree on _The WebSocket Connection Close Reason_.</text:span></text:p>
      <text:p text:style-name="P5"/>
      <text:p text:style-name="P8"><text:a xlink:type="simple" xlink:href="https://www.rfc-editor.org/rfc/rfc6455#section-7.1.7" text:style-name="Internet_20_link" text:visited-style-name="Visited_20_Internet_20_Link"><text:bookmark text:name="section-7.1.7"/><text:span text:style-name="T10">7.1.7</text:span></text:a><text:span text:style-name="T11">. <text:s/>Fail the WebSocket Connection</text:span></text:p>
      <text:p text:style-name="P5"/>
      <text:p text:style-name="P4"><text:s text:c="3"/><text:span text:style-name="T4">Certain algorithms and specifications require an endpoint to _Fail</text:span></text:p>
      <text:p text:style-name="P4"><text:s text:c="3"/><text:span text:style-name="T4">the WebSocket Connection_. <text:s/>To do so, the client MUST _Close the</text:span></text:p>
      <text:p text:style-name="P4"><text:s text:c="3"/><text:span text:style-name="T4">WebSocket Connection_, and MAY report the problem to the user (which</text:span></text:p>
      <text:p text:style-name="P4"><text:s text:c="3"/><text:span text:style-name="T4">would be especially useful for developers) in an appropriate manner.</text:span></text:p>
      <text:p text:style-name="P4"><text:s text:c="3"/><text:span text:style-name="T4">Similarly, to do so, the server MUST _Close the WebSocket</text:span></text:p>
      <text:p text:style-name="P4"><text:s text:c="3"/><text:span text:style-name="T4">Connection_, and SHOULD log the problem.</text:span></text:p>
      <text:p text:style-name="P5"/>
      <text:p text:style-name="P4"><text:s text:c="3"/><text:span text:style-name="T4">If _The WebSocket Connection is Established_ prior to the point where</text:span></text:p>
      <text:p text:style-name="P4"><text:s text:c="3"/><text:span text:style-name="T4">the endpoint is required to _Fail the WebSocket Connection_, the</text:span></text:p>
      <text:p text:style-name="P4"><text:s text:c="3"/><text:span text:style-name="T4">endpoint SHOULD send a Close frame with an appropriate status code</text:span></text:p>
      <text:p text:style-name="P5"><text:span text:style-name="T6"><text:s text:c="3"/></text:span><text:span text:style-name="T7">(</text:span><text:a xlink:type="simple" xlink:href="https://www.rfc-editor.org/rfc/rfc6455#section-7.4" text:style-name="Internet_20_link" text:visited-style-name="Visited_20_Internet_20_Link"><text:span text:style-name="T8">Section 7.4</text:span></text:a><text:span text:style-name="T7">) before proceeding to _Close the WebSocket Connection_.</text:span></text:p>
      <text:p text:style-name="P4"><text:s text:c="3"/><text:span text:style-name="T4">An endpoint MAY omit sending a Close frame if it believes the other</text:span></text:p>
      <text:p text:style-name="P4"><text:s text:c="3"/><text:span text:style-name="T4">side is unlikely to be able to receive and process the Close frame,</text:span></text:p>
      <text:p text:style-name="P4"><text:s text:c="3"/><text:span text:style-name="T4">due to the nature of the error that led the WebSocket connection to</text:span></text:p>
      <text:p text:style-name="P4"><text:s text:c="3"/><text:span text:style-name="T4">fail in the first place. <text:s/>An endpoint MUST NOT continue to attempt to</text:span></text:p>
      <text:p text:style-name="P4"><text:s text:c="3"/><text:span text:style-name="T4">process data (including a responding Close frame) from the remote</text:span></text:p>
      <text:p text:style-name="P4"><text:s text:c="3"/><text:span text:style-name="T4">endpoint after being instructed to _Fail the WebSocket Connection_.</text:span></text:p>
      <text:p text:style-name="P5"/>
      <text:p text:style-name="P4"><text:s text:c="3"/><text:span text:style-name="T4">Except as indicated above or as specified by the application layer</text:span></text:p>
      <text:p text:style-name="P4"><text:s text:c="3"/><text:span text:style-name="T4">(e.g., a script using the WebSocket API), clients SHOULD NOT close</text:span></text:p>
      <text:p text:style-name="P4"><text:s text:c="3"/><text:span text:style-name="T4">the connection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43]</text:p>
      <text:p text:style-name="Horizontal_20_Line"/>
      <text:p text:style-name="P8"><text:bookmark text:name="page-44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><text:soft-page-break/></text:p>
      <text:p text:style-name="P5"/>
      <text:p text:style-name="P8"><text:a xlink:type="simple" xlink:href="https://www.rfc-editor.org/rfc/rfc6455#section-7.2" text:style-name="Internet_20_link" text:visited-style-name="Visited_20_Internet_20_Link"><text:bookmark text:name="section-7.2"/><text:span text:style-name="T10">7.2</text:span></text:a><text:span text:style-name="T11">. <text:s/>Abnormal Closures</text:span></text:p>
      <text:p text:style-name="P5"/>
      <text:p text:style-name="P8"><text:a xlink:type="simple" xlink:href="https://www.rfc-editor.org/rfc/rfc6455#section-7.2.1" text:style-name="Internet_20_link" text:visited-style-name="Visited_20_Internet_20_Link"><text:bookmark text:name="section-7.2.1"/><text:span text:style-name="T10">7.2.1</text:span></text:a><text:span text:style-name="T11">. <text:s/>Client-Initiated Closure</text:span></text:p>
      <text:p text:style-name="P5"/>
      <text:p text:style-name="P4"><text:s text:c="3"/><text:span text:style-name="T4">Certain algorithms, in particular during the opening handshake,</text:span></text:p>
      <text:p text:style-name="P4"><text:s text:c="3"/><text:span text:style-name="T4">require the client to _Fail the WebSocket Connection_. <text:s/>To do so, the</text:span></text:p>
      <text:p text:style-name="P4"><text:s text:c="3"/><text:span text:style-name="T4">client MUST _Fail the WebSocket Connection_ as defined in</text:span></text:p>
      <text:p text:style-name="P5"><text:span text:style-name="T6"><text:s text:c="3"/></text:span><text:a xlink:type="simple" xlink:href="https://www.rfc-editor.org/rfc/rfc6455#section-7.1.7" text:style-name="Internet_20_link" text:visited-style-name="Visited_20_Internet_20_Link"><text:span text:style-name="T8">Section 7.1.7</text:span></text:a><text:span text:style-name="T7">.</text:span></text:p>
      <text:p text:style-name="P5"/>
      <text:p text:style-name="P4"><text:s text:c="3"/><text:span text:style-name="T4">If at any point the underlying transport layer connection is</text:span></text:p>
      <text:p text:style-name="P4"><text:s text:c="3"/><text:span text:style-name="T4">unexpectedly lost, the client MUST _Fail the WebSocket Connection_.</text:span></text:p>
      <text:p text:style-name="P5"/>
      <text:p text:style-name="P4"><text:s text:c="3"/><text:span text:style-name="T4">Except as indicated above or as specified by the application layer</text:span></text:p>
      <text:p text:style-name="P4"><text:s text:c="3"/><text:span text:style-name="T4">(e.g., a script using the WebSocket API), clients SHOULD NOT close</text:span></text:p>
      <text:p text:style-name="P4"><text:s text:c="3"/><text:span text:style-name="T4">the connection.</text:span></text:p>
      <text:p text:style-name="P5"/>
      <text:p text:style-name="P8"><text:a xlink:type="simple" xlink:href="https://www.rfc-editor.org/rfc/rfc6455#section-7.2.2" text:style-name="Internet_20_link" text:visited-style-name="Visited_20_Internet_20_Link"><text:bookmark text:name="section-7.2.2"/><text:span text:style-name="T10">7.2.2</text:span></text:a><text:span text:style-name="T11">. <text:s/>Server-Initiated Closure</text:span></text:p>
      <text:p text:style-name="P5"/>
      <text:p text:style-name="P4"><text:s text:c="3"/><text:span text:style-name="T4">Certain algorithms require or recommend that the server _Abort the</text:span></text:p>
      <text:p text:style-name="P4"><text:s text:c="3"/><text:span text:style-name="T4">WebSocket Connection_ during the opening handshake. <text:s/>To do so, the</text:span></text:p>
      <text:p text:style-name="P5"><text:span text:style-name="T6"><text:s text:c="3"/></text:span><text:span text:style-name="T7">server MUST simply _Close the WebSocket Connection_ (</text:span><text:a xlink:type="simple" xlink:href="https://www.rfc-editor.org/rfc/rfc6455#section-7.1.1" text:style-name="Internet_20_link" text:visited-style-name="Visited_20_Internet_20_Link"><text:span text:style-name="T8">Section 7.1.1</text:span></text:a><text:span text:style-name="T7">).</text:span></text:p>
      <text:p text:style-name="P5"/>
      <text:p text:style-name="P8"><text:a xlink:type="simple" xlink:href="https://www.rfc-editor.org/rfc/rfc6455#section-7.2.3" text:style-name="Internet_20_link" text:visited-style-name="Visited_20_Internet_20_Link"><text:bookmark text:name="section-7.2.3"/><text:span text:style-name="T10">7.2.3</text:span></text:a><text:span text:style-name="T11">. <text:s/>Recovering from Abnormal Closure</text:span></text:p>
      <text:p text:style-name="P5"/>
      <text:p text:style-name="P4"><text:s text:c="3"/><text:span text:style-name="T4">Abnormal closures may be caused by any number of reasons. <text:s/>Such</text:span></text:p>
      <text:p text:style-name="P4"><text:s text:c="3"/><text:span text:style-name="T4">closures could be the result of a transient error, in which case</text:span></text:p>
      <text:p text:style-name="P4"><text:s text:c="3"/><text:span text:style-name="T4">reconnecting may lead to a good connection and a resumption of normal</text:span></text:p>
      <text:p text:style-name="P4"><text:s text:c="3"/><text:span text:style-name="T4">operations. <text:s/>Such closures may also be the result of a nontransient</text:span></text:p>
      <text:p text:style-name="P4"><text:s text:c="3"/><text:span text:style-name="T4">problem, in which case if each deployed client experiences an</text:span></text:p>
      <text:p text:style-name="P4"><text:s text:c="3"/><text:span text:style-name="T4">abnormal closure and immediately and persistently tries to reconnect,</text:span></text:p>
      <text:p text:style-name="P4"><text:s text:c="3"/><text:span text:style-name="T4">the server may experience what amounts to a denial-of-service attack</text:span></text:p>
      <text:p text:style-name="P4"><text:s text:c="3"/><text:span text:style-name="T4">by a large number of clients trying to reconnect. <text:s/>The end result of</text:span></text:p>
      <text:p text:style-name="P4"><text:s text:c="3"/><text:span text:style-name="T4">such a scenario could be that the service is unable to recover in a</text:span></text:p>
      <text:p text:style-name="P4"><text:s text:c="3"/><text:span text:style-name="T4">timely manner or recovery is made much more difficult.</text:span></text:p>
      <text:p text:style-name="P5"/>
      <text:p text:style-name="P4"><text:s text:c="3"/><text:span text:style-name="T4">To prevent this, clients SHOULD use some form of backoff when trying</text:span></text:p>
      <text:p text:style-name="P4"><text:s text:c="3"/><text:span text:style-name="T4">to reconnect after abnormal closures as described in this section.</text:span></text:p>
      <text:p text:style-name="P5"/>
      <text:p text:style-name="P4"><text:s text:c="3"/><text:span text:style-name="T4">The first reconnect attempt SHOULD be delayed by a random amount of</text:span></text:p>
      <text:p text:style-name="P4"><text:s text:c="3"/><text:span text:style-name="T4">time. <text:s/>The parameters by which this random delay is chosen are left</text:span></text:p>
      <text:p text:style-name="P4"><text:s text:c="3"/><text:span text:style-name="T4">to the client to decide; a value chosen randomly between 0 and 5</text:span></text:p>
      <text:p text:style-name="P4"><text:s text:c="3"/><text:span text:style-name="T4">seconds is a reasonable initial delay though clients MAY choose a</text:span></text:p>
      <text:p text:style-name="P4"><text:s text:c="3"/><text:span text:style-name="T4">different interval from which to select a delay length based on</text:span></text:p>
      <text:p text:style-name="P4"><text:s text:c="3"/><text:span text:style-name="T4">implementation experience and particular application.</text:span></text:p>
      <text:p text:style-name="P5"/>
      <text:p text:style-name="P4"><text:s text:c="3"/><text:span text:style-name="T4">Should the first reconnect attempt fail, subsequent reconnect</text:span></text:p>
      <text:p text:style-name="P4"><text:s text:c="3"/><text:span text:style-name="T4">attempts SHOULD be delayed by increasingly longer amounts of time,</text:span></text:p>
      <text:p text:style-name="P4"><text:s text:c="3"/><text:span text:style-name="T4">using a method such as truncated binary exponential backoff.</text:span></text:p>
      <text:p text:style-name="P5"/>
      <text:p text:style-name="P5"/>
      <text:p text:style-name="P5"/>
      <text:p text:style-name="P7">Fette &amp; Melnikov <text:s text:c="12"/>Standards Track <text:s text:c="18"/>[Page 44]</text:p>
      <text:p text:style-name="Horizontal_20_Line"/>
      <text:p text:style-name="P8"><text:bookmark text:name="page-45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7.3" text:style-name="Internet_20_link" text:visited-style-name="Visited_20_Internet_20_Link"><text:bookmark text:name="section-7.3"/><text:span text:style-name="T10">7.3</text:span></text:a><text:span text:style-name="T11">. <text:s/>Normal Closure of Connections</text:span></text:p>
      <text:p text:style-name="P5"/>
      <text:p text:style-name="P4"><text:s text:c="3"/><text:span text:style-name="T4">Servers MAY close the WebSocket connection whenever desired. <text:s/>Clients</text:span></text:p>
      <text:p text:style-name="P4"><text:s text:c="3"/><text:span text:style-name="T4">SHOULD NOT close the WebSocket connection arbitrarily. <text:s/>In either</text:span></text:p>
      <text:p text:style-name="P4"><text:soft-page-break/><text:s text:c="3"/><text:span text:style-name="T4">case, an endpoint initiates a closure by following the procedures to</text:span></text:p>
      <text:p text:style-name="P5"><text:span text:style-name="T6"><text:s text:c="3"/></text:span><text:span text:style-name="T7">_Start the WebSocket Closing Handshake_ (</text:span><text:a xlink:type="simple" xlink:href="https://www.rfc-editor.org/rfc/rfc6455#section-7.1.2" text:style-name="Internet_20_link" text:visited-style-name="Visited_20_Internet_20_Link"><text:span text:style-name="T8">Section 7.1.2</text:span></text:a><text:span text:style-name="T7">).</text:span></text:p>
      <text:p text:style-name="P5"/>
      <text:p text:style-name="P8"><text:a xlink:type="simple" xlink:href="https://www.rfc-editor.org/rfc/rfc6455#section-7.4" text:style-name="Internet_20_link" text:visited-style-name="Visited_20_Internet_20_Link"><text:bookmark text:name="section-7.4"/><text:span text:style-name="T10">7.4</text:span></text:a><text:span text:style-name="T11">. <text:s/>Status Codes</text:span></text:p>
      <text:p text:style-name="P5"/>
      <text:p text:style-name="P4"><text:s text:c="3"/><text:span text:style-name="T4">When closing an established connection (e.g., when sending a Close</text:span></text:p>
      <text:p text:style-name="P4"><text:s text:c="3"/><text:span text:style-name="T4">frame, after the opening handshake has completed), an endpoint MAY</text:span></text:p>
      <text:p text:style-name="P4"><text:s text:c="3"/><text:span text:style-name="T4">indicate a reason for closure. <text:s/>The interpretation of this reason by</text:span></text:p>
      <text:p text:style-name="P4"><text:s text:c="3"/><text:span text:style-name="T4">an endpoint, and the action an endpoint should take given this</text:span></text:p>
      <text:p text:style-name="P4"><text:s text:c="3"/><text:span text:style-name="T4">reason, are left undefined by this specification. <text:s/>This specification</text:span></text:p>
      <text:p text:style-name="P4"><text:s text:c="3"/><text:span text:style-name="T4">defines a set of pre-defined status codes and specifies which ranges</text:span></text:p>
      <text:p text:style-name="P4"><text:s text:c="3"/><text:span text:style-name="T4">may be used by extensions, frameworks, and end applications. <text:s/>The</text:span></text:p>
      <text:p text:style-name="P4"><text:s text:c="3"/><text:span text:style-name="T4">status code and any associated textual message are optional</text:span></text:p>
      <text:p text:style-name="P4"><text:s text:c="3"/><text:span text:style-name="T4">components of a Close frame.</text:span></text:p>
      <text:p text:style-name="P5"/>
      <text:p text:style-name="P8"><text:a xlink:type="simple" xlink:href="https://www.rfc-editor.org/rfc/rfc6455#section-7.4.1" text:style-name="Internet_20_link" text:visited-style-name="Visited_20_Internet_20_Link"><text:bookmark text:name="section-7.4.1"/><text:span text:style-name="T10">7.4.1</text:span></text:a><text:span text:style-name="T11">. <text:s/>Defined Status Codes</text:span></text:p>
      <text:p text:style-name="P5"/>
      <text:p text:style-name="P4"><text:s text:c="3"/><text:span text:style-name="T4">Endpoints MAY use the following pre-defined status codes when sending</text:span></text:p>
      <text:p text:style-name="P4"><text:s text:c="3"/><text:span text:style-name="T4">a Close frame.</text:span></text:p>
      <text:p text:style-name="P5"/>
      <text:p text:style-name="P4"><text:s text:c="3"/><text:span text:style-name="T4">1000</text:span></text:p>
      <text:p text:style-name="P5"/>
      <text:p text:style-name="P4"><text:s text:c="6"/><text:span text:style-name="T4">1000 indicates a normal closure, meaning that the purpose for</text:span></text:p>
      <text:p text:style-name="P4"><text:s text:c="6"/><text:span text:style-name="T4">which the connection was established has been fulfilled.</text:span></text:p>
      <text:p text:style-name="P5"/>
      <text:p text:style-name="P4"><text:s text:c="3"/><text:span text:style-name="T4">1001</text:span></text:p>
      <text:p text:style-name="P5"/>
      <text:p text:style-name="P4"><text:s text:c="6"/><text:span text:style-name="T4">1001 indicates that an endpoint is "going away", such as a server</text:span></text:p>
      <text:p text:style-name="P4"><text:s text:c="6"/><text:span text:style-name="T4">going down or a browser having navigated away from a page.</text:span></text:p>
      <text:p text:style-name="P5"/>
      <text:p text:style-name="P4"><text:s text:c="3"/><text:span text:style-name="T4">1002</text:span></text:p>
      <text:p text:style-name="P5"/>
      <text:p text:style-name="P4"><text:s text:c="6"/><text:span text:style-name="T4">1002 indicates that an endpoint is terminating the connection due</text:span></text:p>
      <text:p text:style-name="P4"><text:s text:c="6"/><text:span text:style-name="T4">to a protocol error.</text:span></text:p>
      <text:p text:style-name="P5"/>
      <text:p text:style-name="P4"><text:s text:c="3"/><text:span text:style-name="T4">1003</text:span></text:p>
      <text:p text:style-name="P5"/>
      <text:p text:style-name="P4"><text:s text:c="6"/><text:span text:style-name="T4">1003 indicates that an endpoint is terminating the connection</text:span></text:p>
      <text:p text:style-name="P4"><text:s text:c="6"/><text:span text:style-name="T4">because it has received a type of data it cannot accept (e.g., an</text:span></text:p>
      <text:p text:style-name="P4"><text:s text:c="6"/><text:span text:style-name="T4">endpoint that understands only text data MAY send this if it</text:span></text:p>
      <text:p text:style-name="P4"><text:s text:c="6"/><text:span text:style-name="T4">receives a binary message).</text:span></text:p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45]</text:p>
      <text:p text:style-name="Horizontal_20_Line"/>
      <text:p text:style-name="P8"><text:bookmark text:name="page-46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1004</text:span></text:p>
      <text:p text:style-name="P5"/>
      <text:p text:style-name="P4"><text:s text:c="6"/><text:span text:style-name="T4">Reserved. <text:s/>The specific meaning might be defined in the future.</text:span></text:p>
      <text:p text:style-name="P5"/>
      <text:p text:style-name="P4"><text:s text:c="3"/><text:span text:style-name="T4">1005</text:span></text:p>
      <text:p text:style-name="P5"/>
      <text:p text:style-name="P4"><text:s text:c="6"/><text:span text:style-name="T4">1005 is a reserved value and MUST NOT be set as a status code in a</text:span></text:p>
      <text:p text:style-name="P4"><text:s text:c="6"/><text:span text:style-name="T4">Close control frame by an endpoint. <text:s/>It is designated for use in</text:span></text:p>
      <text:p text:style-name="P4"><text:s text:c="6"/><text:span text:style-name="T4">applications expecting a status code to indicate that no status</text:span></text:p>
      <text:p text:style-name="P4"><text:s text:c="6"/><text:span text:style-name="T4">code was actually present.</text:span></text:p>
      <text:p text:style-name="P5"><text:soft-page-break/></text:p>
      <text:p text:style-name="P4"><text:s text:c="3"/><text:span text:style-name="T4">1006</text:span></text:p>
      <text:p text:style-name="P5"/>
      <text:p text:style-name="P4"><text:s text:c="6"/><text:span text:style-name="T4">1006 is a reserved value and MUST NOT be set as a status code in a</text:span></text:p>
      <text:p text:style-name="P4"><text:s text:c="6"/><text:span text:style-name="T4">Close control frame by an endpoint. <text:s/>It is designated for use in</text:span></text:p>
      <text:p text:style-name="P4"><text:s text:c="6"/><text:span text:style-name="T4">applications expecting a status code to indicate that the</text:span></text:p>
      <text:p text:style-name="P4"><text:s text:c="6"/><text:span text:style-name="T4">connection was closed abnormally, e.g., without sending or</text:span></text:p>
      <text:p text:style-name="P4"><text:s text:c="6"/><text:span text:style-name="T4">receiving a Close control frame.</text:span></text:p>
      <text:p text:style-name="P5"/>
      <text:p text:style-name="P4"><text:s text:c="3"/><text:span text:style-name="T4">1007</text:span></text:p>
      <text:p text:style-name="P5"/>
      <text:p text:style-name="P4"><text:s text:c="6"/><text:span text:style-name="T4">1007 indicates that an endpoint is terminating the connection</text:span></text:p>
      <text:p text:style-name="P4"><text:s text:c="6"/><text:span text:style-name="T4">because it has received data within a message that was not</text:span></text:p>
      <text:p text:style-name="P5"><text:span text:style-name="T6"><text:s text:c="6"/></text:span><text:span text:style-name="T7">consistent with the type of the message (e.g., non-UTF-8 [</text:span><text:a xlink:type="simple" xlink:href="https://www.rfc-editor.org/rfc/rfc3629" text:style-name="Internet_20_link" text:visited-style-name="Visited_20_Internet_20_Link"><text:span text:style-name="T8">RFC3629</text:span></text:a><text:span text:style-name="T7">]</text:span></text:p>
      <text:p text:style-name="P4"><text:s text:c="6"/><text:span text:style-name="T4">data within a text message).</text:span></text:p>
      <text:p text:style-name="P5"/>
      <text:p text:style-name="P4"><text:s text:c="3"/><text:span text:style-name="T4">1008</text:span></text:p>
      <text:p text:style-name="P5"/>
      <text:p text:style-name="P4"><text:s text:c="6"/><text:span text:style-name="T4">1008 indicates that an endpoint is terminating the connection</text:span></text:p>
      <text:p text:style-name="P4"><text:s text:c="6"/><text:span text:style-name="T4">because it has received a message that violates its policy. <text:s/>This</text:span></text:p>
      <text:p text:style-name="P4"><text:s text:c="6"/><text:span text:style-name="T4">is a generic status code that can be returned when there is no</text:span></text:p>
      <text:p text:style-name="P4"><text:s text:c="6"/><text:span text:style-name="T4">other more suitable status code (e.g., 1003 or 1009) or if there</text:span></text:p>
      <text:p text:style-name="P4"><text:s text:c="6"/><text:span text:style-name="T4">is a need to hide specific details about the policy.</text:span></text:p>
      <text:p text:style-name="P5"/>
      <text:p text:style-name="P4"><text:s text:c="3"/><text:span text:style-name="T4">1009</text:span></text:p>
      <text:p text:style-name="P5"/>
      <text:p text:style-name="P4"><text:s text:c="6"/><text:span text:style-name="T4">1009 indicates that an endpoint is terminating the connection</text:span></text:p>
      <text:p text:style-name="P4"><text:s text:c="6"/><text:span text:style-name="T4">because it has received a message that is too big for it to</text:span></text:p>
      <text:p text:style-name="P4"><text:s text:c="6"/><text:span text:style-name="T4">process.</text:span></text:p>
      <text:p text:style-name="P5"/>
      <text:p text:style-name="P4"><text:s text:c="3"/><text:span text:style-name="T4">1010</text:span></text:p>
      <text:p text:style-name="P5"/>
      <text:p text:style-name="P4"><text:s text:c="6"/><text:span text:style-name="T4">1010 indicates that an endpoint (client) is terminating the</text:span></text:p>
      <text:p text:style-name="P4"><text:s text:c="6"/><text:span text:style-name="T4">connection because it has expected the server to negotiate one or</text:span></text:p>
      <text:p text:style-name="P4"><text:s text:c="6"/><text:span text:style-name="T4">more extension, but the server didn't return them in the response</text:span></text:p>
      <text:p text:style-name="P4"><text:s text:c="6"/><text:span text:style-name="T4">message of the WebSocket handshake. <text:s/>The list of extensions that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46]</text:p>
      <text:p text:style-name="Horizontal_20_Line"/>
      <text:p text:style-name="P8"><text:bookmark text:name="page-47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6"/><text:span text:style-name="T4">are needed SHOULD appear in the /reason/ part of the Close frame.</text:span></text:p>
      <text:p text:style-name="P4"><text:s text:c="6"/><text:span text:style-name="T4">Note that this status code is not used by the server, because it</text:span></text:p>
      <text:p text:style-name="P4"><text:s text:c="6"/><text:span text:style-name="T4">can fail the WebSocket handshake instead.</text:span></text:p>
      <text:p text:style-name="P5"/>
      <text:p text:style-name="P4"><text:s text:c="3"/><text:span text:style-name="T4">1011</text:span></text:p>
      <text:p text:style-name="P5"/>
      <text:p text:style-name="P4"><text:s text:c="6"/><text:span text:style-name="T4">1011 indicates that a server is terminating the connection because</text:span></text:p>
      <text:p text:style-name="P4"><text:s text:c="6"/><text:span text:style-name="T4">it encountered an unexpected condition that prevented it from</text:span></text:p>
      <text:p text:style-name="P4"><text:s text:c="6"/><text:span text:style-name="T4">fulfilling the request.</text:span></text:p>
      <text:p text:style-name="P5"/>
      <text:p text:style-name="P4"><text:s text:c="3"/><text:span text:style-name="T4">1015</text:span></text:p>
      <text:p text:style-name="P5"/>
      <text:p text:style-name="P4"><text:s text:c="6"/><text:span text:style-name="T4">1015 is a reserved value and MUST NOT be set as a status code in a</text:span></text:p>
      <text:p text:style-name="P4"><text:s text:c="6"/><text:span text:style-name="T4">Close control frame by an endpoint. <text:s/>It is designated for use in</text:span></text:p>
      <text:p text:style-name="P4"><text:s text:c="6"/><text:span text:style-name="T4">applications expecting a status code to indicate that the</text:span></text:p>
      <text:p text:style-name="P4"><text:s text:c="6"/><text:span text:style-name="T4">connection was closed due to a failure to perform a TLS handshake</text:span></text:p>
      <text:p text:style-name="P4"><text:soft-page-break/><text:s text:c="6"/><text:span text:style-name="T4">(e.g., the server certificate can't be verified).</text:span></text:p>
      <text:p text:style-name="P5"/>
      <text:p text:style-name="P8"><text:a xlink:type="simple" xlink:href="https://www.rfc-editor.org/rfc/rfc6455#section-7.4.2" text:style-name="Internet_20_link" text:visited-style-name="Visited_20_Internet_20_Link"><text:bookmark text:name="section-7.4.2"/><text:span text:style-name="T10">7.4.2</text:span></text:a><text:span text:style-name="T11">. <text:s/>Reserved Status Code Ranges</text:span></text:p>
      <text:p text:style-name="P5"/>
      <text:p text:style-name="P4"><text:s text:c="3"/><text:span text:style-name="T4">0-999</text:span></text:p>
      <text:p text:style-name="P5"/>
      <text:p text:style-name="P4"><text:s text:c="6"/><text:span text:style-name="T4">Status codes in the range 0-999 are not used.</text:span></text:p>
      <text:p text:style-name="P5"/>
      <text:p text:style-name="P4"><text:s text:c="3"/><text:span text:style-name="T4">1000-2999</text:span></text:p>
      <text:p text:style-name="P5"/>
      <text:p text:style-name="P4"><text:s text:c="6"/><text:span text:style-name="T4">Status codes in the range 1000-2999 are reserved for definition by</text:span></text:p>
      <text:p text:style-name="P4"><text:s text:c="6"/><text:span text:style-name="T4">this protocol, its future revisions, and extensions specified in a</text:span></text:p>
      <text:p text:style-name="P4"><text:s text:c="6"/><text:span text:style-name="T4">permanent and readily available public specification.</text:span></text:p>
      <text:p text:style-name="P5"/>
      <text:p text:style-name="P4"><text:s text:c="3"/><text:span text:style-name="T4">3000-3999</text:span></text:p>
      <text:p text:style-name="P5"/>
      <text:p text:style-name="P4"><text:s text:c="6"/><text:span text:style-name="T4">Status codes in the range 3000-3999 are reserved for use by</text:span></text:p>
      <text:p text:style-name="P4"><text:s text:c="6"/><text:span text:style-name="T4">libraries, frameworks, and applications. <text:s/>These status codes are</text:span></text:p>
      <text:p text:style-name="P4"><text:s text:c="6"/><text:span text:style-name="T4">registered directly with IANA. <text:s/>The interpretation of these codes</text:span></text:p>
      <text:p text:style-name="P4"><text:s text:c="6"/><text:span text:style-name="T4">is undefined by this protocol.</text:span></text:p>
      <text:p text:style-name="P5"/>
      <text:p text:style-name="P4"><text:s text:c="3"/><text:span text:style-name="T4">4000-4999</text:span></text:p>
      <text:p text:style-name="P5"/>
      <text:p text:style-name="P4"><text:s text:c="6"/><text:span text:style-name="T4">Status codes in the range 4000-4999 are reserved for private use</text:span></text:p>
      <text:p text:style-name="P4"><text:s text:c="6"/><text:span text:style-name="T4">and thus can't be registered. <text:s/>Such codes can be used by prior</text:span></text:p>
      <text:p text:style-name="P4"><text:s text:c="6"/><text:span text:style-name="T4">agreements between WebSocket applications. <text:s/>The interpretation of</text:span></text:p>
      <text:p text:style-name="P4"><text:s text:c="6"/><text:span text:style-name="T4">these codes is undefined by this protocol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47]</text:p>
      <text:p text:style-name="Horizontal_20_Line"/>
      <text:p text:style-name="P8"><text:bookmark text:name="page-48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8" text:style-name="Internet_20_link" text:visited-style-name="Visited_20_Internet_20_Link"><text:bookmark text:name="section-8"/><text:span text:style-name="T10">8</text:span></text:a><text:span text:style-name="T11">. <text:s/>Error Handling</text:span></text:p>
      <text:p text:style-name="P5"/>
      <text:p text:style-name="P8"><text:a xlink:type="simple" xlink:href="https://www.rfc-editor.org/rfc/rfc6455#section-8.1" text:style-name="Internet_20_link" text:visited-style-name="Visited_20_Internet_20_Link"><text:bookmark text:name="section-8.1"/><text:span text:style-name="T10">8.1</text:span></text:a><text:span text:style-name="T11">. <text:s/>Handling Errors in UTF-8-Encoded Data</text:span></text:p>
      <text:p text:style-name="P5"/>
      <text:p text:style-name="P4"><text:s text:c="3"/><text:span text:style-name="T4">When an endpoint is to interpret a byte stream as UTF-8 but finds</text:span></text:p>
      <text:p text:style-name="P4"><text:s text:c="3"/><text:span text:style-name="T4">that the byte stream is not, in fact, a valid UTF-8 stream, that</text:span></text:p>
      <text:p text:style-name="P4"><text:s text:c="3"/><text:span text:style-name="T4">endpoint MUST _Fail the WebSocket Connection_. <text:s/>This rule applies</text:span></text:p>
      <text:p text:style-name="P4"><text:s text:c="3"/><text:span text:style-name="T4">both during the opening handshake and during subsequent data</text:span></text:p>
      <text:p text:style-name="P4"><text:s text:c="3"/><text:span text:style-name="T4">exchange.</text:span></text:p>
      <text:p text:style-name="P5"/>
      <text:p text:style-name="P8"><text:a xlink:type="simple" xlink:href="https://www.rfc-editor.org/rfc/rfc6455#section-9" text:style-name="Internet_20_link" text:visited-style-name="Visited_20_Internet_20_Link"><text:bookmark text:name="section-9"/><text:span text:style-name="T10">9</text:span></text:a><text:span text:style-name="T11">. <text:s/>Extensions</text:span></text:p>
      <text:p text:style-name="P5"/>
      <text:p text:style-name="P4"><text:s text:c="3"/><text:span text:style-name="T4">WebSocket clients MAY request extensions to this specification, and</text:span></text:p>
      <text:p text:style-name="P4"><text:s text:c="3"/><text:span text:style-name="T4">WebSocket servers MAY accept some or all extensions requested by the</text:span></text:p>
      <text:p text:style-name="P4"><text:s text:c="3"/><text:span text:style-name="T4">client. <text:s/>A server MUST NOT respond with any extension not requested</text:span></text:p>
      <text:p text:style-name="P4"><text:s text:c="3"/><text:span text:style-name="T4">by the client. <text:s/>If extension parameters are included in negotiations</text:span></text:p>
      <text:p text:style-name="P4"><text:s text:c="3"/><text:span text:style-name="T4">between the client and the server, those parameters MUST be chosen in</text:span></text:p>
      <text:p text:style-name="P4"><text:s text:c="3"/><text:span text:style-name="T4">accordance with the specification of the extension to which the</text:span></text:p>
      <text:p text:style-name="P4"><text:s text:c="3"/><text:span text:style-name="T4">parameters apply.</text:span></text:p>
      <text:p text:style-name="P5"/>
      <text:p text:style-name="P8"><text:a xlink:type="simple" xlink:href="https://www.rfc-editor.org/rfc/rfc6455#section-9.1" text:style-name="Internet_20_link" text:visited-style-name="Visited_20_Internet_20_Link"><text:bookmark text:name="section-9.1"/><text:span text:style-name="T10">9.1</text:span></text:a><text:span text:style-name="T11">. <text:s/>Negotiating Extensions</text:span></text:p>
      <text:p text:style-name="P5"/>
      <text:p text:style-name="P4"><text:soft-page-break/><text:s text:c="3"/><text:span text:style-name="T4">A client requests extensions by including a |Sec-WebSocket-</text:span></text:p>
      <text:p text:style-name="P4"><text:s text:c="3"/><text:span text:style-name="T4">Extensions| header field, which follows the normal rules for HTTP</text:span></text:p>
      <text:p text:style-name="P5"><text:span text:style-name="T6"><text:s text:c="3"/></text:span><text:span text:style-name="T7">header fields (see </text:span><text:a xlink:type="simple" xlink:href="https://www.rfc-editor.org/rfc/rfc2616#section-4.2" text:style-name="Internet_20_link" text:visited-style-name="Visited_20_Internet_20_Link"><text:span text:style-name="T8">[RFC2616], Section 4.2</text:span></text:a><text:span text:style-name="T7">) and the value of the</text:span></text:p>
      <text:p text:style-name="P5"><text:span text:style-name="T6"><text:s text:c="3"/></text:span><text:span text:style-name="T7">header field is defined by the following ABNF [</text:span><text:a xlink:type="simple" xlink:href="https://www.rfc-editor.org/rfc/rfc2616" text:style-name="Internet_20_link" text:visited-style-name="Visited_20_Internet_20_Link"><text:span text:style-name="T8">RFC2616</text:span></text:a><text:span text:style-name="T7">]. <text:s/>Note that</text:span></text:p>
      <text:p text:style-name="P5"><text:span text:style-name="T6"><text:s text:c="3"/></text:span><text:span text:style-name="T7">this section is using ABNF syntax/rules from [</text:span><text:a xlink:type="simple" xlink:href="https://www.rfc-editor.org/rfc/rfc2616" text:style-name="Internet_20_link" text:visited-style-name="Visited_20_Internet_20_Link"><text:span text:style-name="T8">RFC2616</text:span></text:a><text:span text:style-name="T7">], including the</text:span></text:p>
      <text:p text:style-name="P4"><text:s text:c="3"/><text:span text:style-name="T4">"implied *LWS rule". <text:s/>If a value is received by either the client or</text:span></text:p>
      <text:p text:style-name="P4"><text:s text:c="3"/><text:span text:style-name="T4">the server during negotiation that does not conform to the ABNF</text:span></text:p>
      <text:p text:style-name="P4"><text:s text:c="3"/><text:span text:style-name="T4">below, the recipient of such malformed data MUST immediately _Fail</text:span></text:p>
      <text:p text:style-name="P4"><text:s text:c="3"/><text:span text:style-name="T4">the WebSocket Connection_.</text:span></text:p>
      <text:p text:style-name="P5"/>
      <text:p text:style-name="P4"><text:s text:c="9"/><text:span text:style-name="T4">Sec-WebSocket-Extensions = extension-list</text:span></text:p>
      <text:p text:style-name="P4"><text:s text:c="9"/><text:span text:style-name="T4">extension-list = 1#extension</text:span></text:p>
      <text:p text:style-name="P4"><text:s text:c="9"/><text:span text:style-name="T4">extension = extension-token *( ";" extension-param )</text:span></text:p>
      <text:p text:style-name="P4"><text:s text:c="9"/><text:span text:style-name="T4">extension-token = registered-token</text:span></text:p>
      <text:p text:style-name="P4"><text:s text:c="9"/><text:span text:style-name="T4">registered-token = token</text:span></text:p>
      <text:p text:style-name="P4"><text:s text:c="9"/><text:span text:style-name="T4">extension-param = token [ "=" (token | quoted-string) ]</text:span></text:p>
      <text:p text:style-name="P4"><text:s text:c="13"/><text:span text:style-name="T4">;When using the quoted-string syntax variant, the value</text:span></text:p>
      <text:p text:style-name="P4"><text:s text:c="13"/><text:span text:style-name="T4">;after quoted-string unescaping MUST conform to the</text:span></text:p>
      <text:p text:style-name="P4"><text:s text:c="13"/><text:span text:style-name="T4">;'token' ABNF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48]</text:p>
      <text:p text:style-name="Horizontal_20_Line"/>
      <text:p text:style-name="P8"><text:bookmark text:name="page-49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Note that like other HTTP header fields, this header field MAY be</text:span></text:p>
      <text:p text:style-name="P4"><text:s text:c="3"/><text:span text:style-name="T4">split or combined across multiple lines. <text:s/>Ergo, the following are</text:span></text:p>
      <text:p text:style-name="P4"><text:s text:c="3"/><text:span text:style-name="T4">equivalent:</text:span></text:p>
      <text:p text:style-name="P5"/>
      <text:p text:style-name="P4"><text:s text:c="9"/><text:span text:style-name="T4">Sec-WebSocket-Extensions: foo</text:span></text:p>
      <text:p text:style-name="P4"><text:s text:c="9"/><text:span text:style-name="T4">Sec-WebSocket-Extensions: bar; baz=2</text:span></text:p>
      <text:p text:style-name="P5"/>
      <text:p text:style-name="P4"><text:s text:c="3"/><text:span text:style-name="T4">is exactly equivalent to</text:span></text:p>
      <text:p text:style-name="P5"/>
      <text:p text:style-name="P4"><text:s text:c="9"/><text:span text:style-name="T4">Sec-WebSocket-Extensions: foo, bar; baz=2</text:span></text:p>
      <text:p text:style-name="P5"/>
      <text:p text:style-name="P4"><text:s text:c="3"/><text:span text:style-name="T4">Any extension-token used MUST be a registered token (see</text:span></text:p>
      <text:p text:style-name="P5"><text:span text:style-name="T6"><text:s text:c="3"/></text:span><text:a xlink:type="simple" xlink:href="https://www.rfc-editor.org/rfc/rfc6455#section-11.4" text:style-name="Internet_20_link" text:visited-style-name="Visited_20_Internet_20_Link"><text:span text:style-name="T8">Section 11.4</text:span></text:a><text:span text:style-name="T7">). <text:s/>The parameters supplied with any given extension MUST</text:span></text:p>
      <text:p text:style-name="P4"><text:s text:c="3"/><text:span text:style-name="T4">be defined for that extension. <text:s/>Note that the client is only offering</text:span></text:p>
      <text:p text:style-name="P4"><text:s text:c="3"/><text:span text:style-name="T4">to use any advertised extensions and MUST NOT use them unless the</text:span></text:p>
      <text:p text:style-name="P4"><text:s text:c="3"/><text:span text:style-name="T4">server indicates that it wishes to use the extension.</text:span></text:p>
      <text:p text:style-name="P5"/>
      <text:p text:style-name="P4"><text:s text:c="3"/><text:span text:style-name="T4">Note that the order of extensions is significant. <text:s/>Any interactions</text:span></text:p>
      <text:p text:style-name="P4"><text:s text:c="3"/><text:span text:style-name="T4">between multiple extensions MAY be defined in the documents defining</text:span></text:p>
      <text:p text:style-name="P4"><text:s text:c="3"/><text:span text:style-name="T4">the extensions. <text:s/>In the absence of such definitions, the</text:span></text:p>
      <text:p text:style-name="P4"><text:s text:c="3"/><text:span text:style-name="T4">interpretation is that the header fields listed by the client in its</text:span></text:p>
      <text:p text:style-name="P4"><text:s text:c="3"/><text:span text:style-name="T4">request represent a preference of the header fields it wishes to use,</text:span></text:p>
      <text:p text:style-name="P4"><text:s text:c="3"/><text:span text:style-name="T4">with the first options listed being most preferable. <text:s/>The extensions</text:span></text:p>
      <text:p text:style-name="P4"><text:s text:c="3"/><text:span text:style-name="T4">listed by the server in response represent the extensions actually in</text:span></text:p>
      <text:p text:style-name="P4"><text:s text:c="3"/><text:span text:style-name="T4">use for the connection. <text:s/>Should the extensions modify the data and/or</text:span></text:p>
      <text:p text:style-name="P4"><text:s text:c="3"/><text:span text:style-name="T4">framing, the order of operations on the data should be assumed to be</text:span></text:p>
      <text:p text:style-name="P4"><text:s text:c="3"/><text:span text:style-name="T4">the same as the order in which the extensions are listed in the</text:span></text:p>
      <text:p text:style-name="P4"><text:s text:c="3"/><text:span text:style-name="T4">server's response in the opening handshake.</text:span></text:p>
      <text:p text:style-name="P5"><text:soft-page-break/></text:p>
      <text:p text:style-name="P4"><text:s text:c="3"/><text:span text:style-name="T4">For example, if there are two extensions "foo" and "bar" and if the</text:span></text:p>
      <text:p text:style-name="P4"><text:s text:c="3"/><text:span text:style-name="T4">header field |Sec-WebSocket-Extensions| sent by the server has the</text:span></text:p>
      <text:p text:style-name="P4"><text:s text:c="3"/><text:span text:style-name="T4">value "foo, bar", then operations on the data will be made as</text:span></text:p>
      <text:p text:style-name="P4"><text:s text:c="3"/><text:span text:style-name="T4">bar(foo(data)), be those changes to the data itself (such as</text:span></text:p>
      <text:p text:style-name="P4"><text:s text:c="3"/><text:span text:style-name="T4">compression) or changes to the framing that may "stack".</text:span></text:p>
      <text:p text:style-name="P5"/>
      <text:p text:style-name="P4"><text:s text:c="3"/><text:span text:style-name="T4">Non-normative examples of acceptable extension header fields (note</text:span></text:p>
      <text:p text:style-name="P4"><text:s text:c="3"/><text:span text:style-name="T4">that long lines are folded for readability):</text:span></text:p>
      <text:p text:style-name="P5"/>
      <text:p text:style-name="P4"><text:s text:c="9"/><text:span text:style-name="T4">Sec-WebSocket-Extensions: deflate-stream</text:span></text:p>
      <text:p text:style-name="P4"><text:s text:c="9"/><text:span text:style-name="T4">Sec-WebSocket-Extensions: mux; max-channels=4; flow-control,</text:span></text:p>
      <text:p text:style-name="P4"><text:s text:c="10"/><text:span text:style-name="T4">deflate-stream</text:span></text:p>
      <text:p text:style-name="P4"><text:s text:c="9"/><text:span text:style-name="T4">Sec-WebSocket-Extensions: private-extension</text:span></text:p>
      <text:p text:style-name="P5"/>
      <text:p text:style-name="P4"><text:s text:c="3"/><text:span text:style-name="T4">A server accepts one or more extensions by including a</text:span></text:p>
      <text:p text:style-name="P4"><text:s text:c="3"/><text:span text:style-name="T4">|Sec-WebSocket-Extensions| header field containing one or more</text:span></text:p>
      <text:p text:style-name="P4"><text:s text:c="3"/><text:span text:style-name="T4">extensions that were requested by the client. <text:s/>The interpretation of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49]</text:p>
      <text:p text:style-name="Horizontal_20_Line"/>
      <text:p text:style-name="P8"><text:bookmark text:name="page-50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any extension parameters, and what constitutes a valid response by a</text:span></text:p>
      <text:p text:style-name="P4"><text:s text:c="3"/><text:span text:style-name="T4">server to a requested set of parameters by a client, will be defined</text:span></text:p>
      <text:p text:style-name="P4"><text:s text:c="3"/><text:span text:style-name="T4">by each such extension.</text:span></text:p>
      <text:p text:style-name="P5"/>
      <text:p text:style-name="P8"><text:a xlink:type="simple" xlink:href="https://www.rfc-editor.org/rfc/rfc6455#section-9.2" text:style-name="Internet_20_link" text:visited-style-name="Visited_20_Internet_20_Link"><text:bookmark text:name="section-9.2"/><text:span text:style-name="T10">9.2</text:span></text:a><text:span text:style-name="T11">. <text:s/>Known Extensions</text:span></text:p>
      <text:p text:style-name="P5"/>
      <text:p text:style-name="P4"><text:s text:c="3"/><text:span text:style-name="T4">Extensions provide a mechanism for implementations to opt-in to</text:span></text:p>
      <text:p text:style-name="P4"><text:s text:c="3"/><text:span text:style-name="T4">additional protocol features. <text:s/>This document doesn't define any</text:span></text:p>
      <text:p text:style-name="P4"><text:s text:c="3"/><text:span text:style-name="T4">extension, but implementations MAY use extensions defined separately.</text:span></text:p>
      <text:p text:style-name="P5"/>
      <text:p text:style-name="P8"><text:a xlink:type="simple" xlink:href="https://www.rfc-editor.org/rfc/rfc6455#section-10" text:style-name="Internet_20_link" text:visited-style-name="Visited_20_Internet_20_Link"><text:bookmark text:name="section-10"/><text:span text:style-name="T10">10</text:span></text:a><text:span text:style-name="T11">. <text:s/>Security Considerations</text:span></text:p>
      <text:p text:style-name="P5"/>
      <text:p text:style-name="P4"><text:s text:c="3"/><text:span text:style-name="T4">This section describes some security considerations applicable to the</text:span></text:p>
      <text:p text:style-name="P4"><text:s text:c="3"/><text:span text:style-name="T4">WebSocket Protocol. <text:s/>Specific security considerations are described</text:span></text:p>
      <text:p text:style-name="P4"><text:s text:c="3"/><text:span text:style-name="T4">in subsections of this section.</text:span></text:p>
      <text:p text:style-name="P5"/>
      <text:p text:style-name="P8"><text:a xlink:type="simple" xlink:href="https://www.rfc-editor.org/rfc/rfc6455#section-10.1" text:style-name="Internet_20_link" text:visited-style-name="Visited_20_Internet_20_Link"><text:bookmark text:name="section-10.1"/><text:span text:style-name="T10">10.1</text:span></text:a><text:span text:style-name="T11">. <text:s/>Non-Browser Clients</text:span></text:p>
      <text:p text:style-name="P5"/>
      <text:p text:style-name="P4"><text:s text:c="3"/><text:span text:style-name="T4">The WebSocket Protocol protects against malicious JavaScript running</text:span></text:p>
      <text:p text:style-name="P4"><text:s text:c="3"/><text:span text:style-name="T4">inside a trusted application such as a web browser, for example, by</text:span></text:p>
      <text:p text:style-name="P5"><text:span text:style-name="T6"><text:s text:c="3"/></text:span><text:span text:style-name="T7">checking of the |Origin| header field (see below). <text:s/>See </text:span><text:a xlink:type="simple" xlink:href="https://www.rfc-editor.org/rfc/rfc6455#section-1.6" text:style-name="Internet_20_link" text:visited-style-name="Visited_20_Internet_20_Link"><text:span text:style-name="T8">Section 1.6</text:span></text:a></text:p>
      <text:p text:style-name="P4"><text:s text:c="3"/><text:span text:style-name="T4">for additional details. <text:s/>Such assumptions don't hold true in the case</text:span></text:p>
      <text:p text:style-name="P4"><text:s text:c="3"/><text:span text:style-name="T4">of a more-capable client.</text:span></text:p>
      <text:p text:style-name="P5"/>
      <text:p text:style-name="P4"><text:s text:c="3"/><text:span text:style-name="T4">While this protocol is intended to be used by scripts in web pages,</text:span></text:p>
      <text:p text:style-name="P4"><text:s text:c="3"/><text:span text:style-name="T4">it can also be used directly by hosts. <text:s/>Such hosts are acting on</text:span></text:p>
      <text:p text:style-name="P4"><text:s text:c="3"/><text:span text:style-name="T4">their own behalf and can therefore send fake |Origin| header fields,</text:span></text:p>
      <text:p text:style-name="P4"><text:s text:c="3"/><text:span text:style-name="T4">misleading the server. <text:s/>Servers should therefore be careful about</text:span></text:p>
      <text:p text:style-name="P4"><text:s text:c="3"/><text:span text:style-name="T4">assuming that they are talking directly to scripts from known origins</text:span></text:p>
      <text:p text:style-name="P4"><text:s text:c="3"/><text:span text:style-name="T4">and must consider that they might be accessed in unexpected ways. <text:s/>In</text:span></text:p>
      <text:p text:style-name="P4"><text:s text:c="3"/><text:span text:style-name="T4">particular, a server should not trust that any input is valid.</text:span></text:p>
      <text:p text:style-name="P5"/>
      <text:p text:style-name="P4"><text:s text:c="3"/><text:span text:style-name="T4">EXAMPLE: If the server uses input as part of SQL queries, all input</text:span></text:p>
      <text:p text:style-name="P4"><text:s text:c="3"/><text:span text:style-name="T4">text should be escaped before being passed to the SQL server, lest</text:span></text:p>
      <text:p text:style-name="P4"><text:soft-page-break/><text:s text:c="3"/><text:span text:style-name="T4">the server be susceptible to SQL injection.</text:span></text:p>
      <text:p text:style-name="P5"/>
      <text:p text:style-name="P8"><text:a xlink:type="simple" xlink:href="https://www.rfc-editor.org/rfc/rfc6455#section-10.2" text:style-name="Internet_20_link" text:visited-style-name="Visited_20_Internet_20_Link"><text:bookmark text:name="section-10.2"/><text:span text:style-name="T10">10.2</text:span></text:a><text:span text:style-name="T11">. <text:s/>Origin Considerations</text:span></text:p>
      <text:p text:style-name="P5"/>
      <text:p text:style-name="P4"><text:s text:c="3"/><text:span text:style-name="T4">Servers that are not intended to process input from any web page but</text:span></text:p>
      <text:p text:style-name="P4"><text:s text:c="3"/><text:span text:style-name="T4">only for certain sites SHOULD verify the |Origin| field is an origin</text:span></text:p>
      <text:p text:style-name="P4"><text:s text:c="3"/><text:span text:style-name="T4">they expect. <text:s/>If the origin indicated is unacceptable to the server,</text:span></text:p>
      <text:p text:style-name="P4"><text:s text:c="3"/><text:span text:style-name="T4">then it SHOULD respond to the WebSocket handshake with a reply</text:span></text:p>
      <text:p text:style-name="P4"><text:s text:c="3"/><text:span text:style-name="T4">containing HTTP 403 Forbidden status code.</text:span></text:p>
      <text:p text:style-name="P5"/>
      <text:p text:style-name="P4"><text:s text:c="3"/><text:span text:style-name="T4">The |Origin| header field protects from the attack cases when the</text:span></text:p>
      <text:p text:style-name="P4"><text:s text:c="3"/><text:span text:style-name="T4">untrusted party is typically the author of a JavaScript application</text:span></text:p>
      <text:p text:style-name="P4"><text:s text:c="3"/><text:span text:style-name="T4">that is executing in the context of the trusted client. <text:s/>The client</text:span></text:p>
      <text:p text:style-name="P4"><text:s text:c="3"/><text:span text:style-name="T4">itself can contact the server and, via the mechanism of the |Origin|</text:span></text:p>
      <text:p text:style-name="P5"/>
      <text:p text:style-name="P5"/>
      <text:p text:style-name="P5"/>
      <text:p text:style-name="P7">Fette &amp; Melnikov <text:s text:c="12"/>Standards Track <text:s text:c="18"/>[Page 50]</text:p>
      <text:p text:style-name="Horizontal_20_Line"/>
      <text:p text:style-name="P8"><text:bookmark text:name="page-51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header field, determine whether to extend those communication</text:span></text:p>
      <text:p text:style-name="P4"><text:s text:c="3"/><text:span text:style-name="T4">privileges to the JavaScript application. <text:s/>The intent is not to</text:span></text:p>
      <text:p text:style-name="P4"><text:s text:c="3"/><text:span text:style-name="T4">prevent non-browsers from establishing connections but rather to</text:span></text:p>
      <text:p text:style-name="P4"><text:s text:c="3"/><text:span text:style-name="T4">ensure that trusted browsers under the control of potentially</text:span></text:p>
      <text:p text:style-name="P4"><text:s text:c="3"/><text:span text:style-name="T4">malicious JavaScript cannot fake a WebSocket handshake.</text:span></text:p>
      <text:p text:style-name="P5"/>
      <text:p text:style-name="P8"><text:a xlink:type="simple" xlink:href="https://www.rfc-editor.org/rfc/rfc6455#section-10.3" text:style-name="Internet_20_link" text:visited-style-name="Visited_20_Internet_20_Link"><text:bookmark text:name="section-10.3"/><text:span text:style-name="T10">10.3</text:span></text:a><text:span text:style-name="T11">. <text:s/>Attacks On Infrastructure (Masking)</text:span></text:p>
      <text:p text:style-name="P5"/>
      <text:p text:style-name="P4"><text:s text:c="3"/><text:span text:style-name="T4">In addition to endpoints being the target of attacks via WebSockets,</text:span></text:p>
      <text:p text:style-name="P4"><text:s text:c="3"/><text:span text:style-name="T4">other parts of web infrastructure, such as proxies, may be the</text:span></text:p>
      <text:p text:style-name="P4"><text:s text:c="3"/><text:span text:style-name="T4">subject of an attack.</text:span></text:p>
      <text:p text:style-name="P5"/>
      <text:p text:style-name="P4"><text:s text:c="3"/><text:span text:style-name="T4">As this protocol was being developed, an experiment was conducted to</text:span></text:p>
      <text:p text:style-name="P4"><text:s text:c="3"/><text:span text:style-name="T4">demonstrate a class of attacks on proxies that led to the poisoning</text:span></text:p>
      <text:p text:style-name="P5"><text:span text:style-name="T6"><text:s text:c="3"/></text:span><text:span text:style-name="T7">of caching proxies deployed in the wild [</text:span><text:a xlink:type="simple" xlink:href="https://www.rfc-editor.org/rfc/rfc6455#ref-TALKING" text:style-name="Internet_20_link" text:visited-style-name="Visited_20_Internet_20_Link"><text:span text:style-name="T8">TALKING</text:span></text:a><text:span text:style-name="T7">]. <text:s/>The general form</text:span></text:p>
      <text:p text:style-name="P4"><text:s text:c="3"/><text:span text:style-name="T4">of the attack was to establish a connection to a server under the</text:span></text:p>
      <text:p text:style-name="P4"><text:s text:c="3"/><text:span text:style-name="T4">"attacker's" control, perform an UPGRADE on the HTTP connection</text:span></text:p>
      <text:p text:style-name="P4"><text:s text:c="3"/><text:span text:style-name="T4">similar to what the WebSocket Protocol does to establish a</text:span></text:p>
      <text:p text:style-name="P4"><text:s text:c="3"/><text:span text:style-name="T4">connection, and subsequently send data over that UPGRADEd connection</text:span></text:p>
      <text:p text:style-name="P4"><text:s text:c="3"/><text:span text:style-name="T4">that looked like a GET request for a specific known resource (which</text:span></text:p>
      <text:p text:style-name="P4"><text:s text:c="3"/><text:span text:style-name="T4">in an attack would likely be something like a widely deployed script</text:span></text:p>
      <text:p text:style-name="P4"><text:s text:c="3"/><text:span text:style-name="T4">for tracking hits or a resource on an ad-serving network). <text:s/>The</text:span></text:p>
      <text:p text:style-name="P4"><text:s text:c="3"/><text:span text:style-name="T4">remote server would respond with something that looked like a</text:span></text:p>
      <text:p text:style-name="P4"><text:s text:c="3"/><text:span text:style-name="T4">response to the fake GET request, and this response would be cached</text:span></text:p>
      <text:p text:style-name="P4"><text:s text:c="3"/><text:span text:style-name="T4">by a nonzero percentage of deployed intermediaries, thus poisoning</text:span></text:p>
      <text:p text:style-name="P4"><text:s text:c="3"/><text:span text:style-name="T4">the cache. <text:s/>The net effect of this attack would be that if a user</text:span></text:p>
      <text:p text:style-name="P4"><text:s text:c="3"/><text:span text:style-name="T4">could be convinced to visit a website the attacker controlled, the</text:span></text:p>
      <text:p text:style-name="P4"><text:s text:c="3"/><text:span text:style-name="T4">attacker could potentially poison the cache for that user and other</text:span></text:p>
      <text:p text:style-name="P4"><text:s text:c="3"/><text:span text:style-name="T4">users behind the same cache and run malicious script on other</text:span></text:p>
      <text:p text:style-name="P4"><text:s text:c="3"/><text:span text:style-name="T4">origins, compromising the web security model.</text:span></text:p>
      <text:p text:style-name="P5"/>
      <text:p text:style-name="P4"><text:s text:c="3"/><text:span text:style-name="T4">To avoid such attacks on deployed intermediaries, it is not</text:span></text:p>
      <text:p text:style-name="P4"><text:s text:c="3"/><text:span text:style-name="T4">sufficient to prefix application-supplied data with framing that is</text:span></text:p>
      <text:p text:style-name="P4"><text:s text:c="3"/><text:span text:style-name="T4">not compliant with HTTP, as it is not possible to exhaustively</text:span></text:p>
      <text:p text:style-name="P4"><text:s text:c="3"/><text:span text:style-name="T4">discover and test that each nonconformant intermediary does not skip</text:span></text:p>
      <text:p text:style-name="P4"><text:s text:c="3"/><text:span text:style-name="T4">such non-HTTP framing and act incorrectly on the frame payload.</text:span></text:p>
      <text:p text:style-name="P4"><text:s text:c="3"/><text:span text:style-name="T4">Thus, the defense adopted is to mask all data from the client to the</text:span></text:p>
      <text:p text:style-name="P4"><text:s text:c="3"/><text:span text:style-name="T4">server, so that the remote script (attacker) does not have control</text:span></text:p>
      <text:p text:style-name="P4"><text:s text:c="3"/><text:span text:style-name="T4">over how the data being sent appears on the wire and thus cannot</text:span></text:p>
      <text:p text:style-name="P4"><text:s text:c="3"/><text:span text:style-name="T4">construct a message that could be misinterpreted by an intermediary</text:span></text:p>
      <text:p text:style-name="P4"><text:soft-page-break/><text:s text:c="3"/><text:span text:style-name="T4">as an HTTP request.</text:span></text:p>
      <text:p text:style-name="P5"/>
      <text:p text:style-name="P4"><text:s text:c="3"/><text:span text:style-name="T4">Clients MUST choose a new masking key for each frame, using an</text:span></text:p>
      <text:p text:style-name="P4"><text:s text:c="3"/><text:span text:style-name="T4">algorithm that cannot be predicted by end applications that provide</text:span></text:p>
      <text:p text:style-name="P4"><text:s text:c="3"/><text:span text:style-name="T4">data. <text:s/>For example, each masking could be drawn from a</text:span></text:p>
      <text:p text:style-name="P4"><text:s text:c="3"/><text:span text:style-name="T4">cryptographically strong random number generator. <text:s/>If the same key is</text:span></text:p>
      <text:p text:style-name="P4"><text:s text:c="3"/><text:span text:style-name="T4">used or a decipherable pattern exists for how the next key is chosen,</text:span></text:p>
      <text:p text:style-name="P4"><text:s text:c="3"/><text:span text:style-name="T4">the attacker can send a message that, when masked, could appear to be</text:span></text:p>
      <text:p text:style-name="P5"/>
      <text:p text:style-name="P5"/>
      <text:p text:style-name="P5"/>
      <text:p text:style-name="P7">Fette &amp; Melnikov <text:s text:c="12"/>Standards Track <text:s text:c="18"/>[Page 51]</text:p>
      <text:p text:style-name="Horizontal_20_Line"/>
      <text:p text:style-name="P8"><text:bookmark text:name="page-52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an HTTP request (by taking the message the attacker wishes to see on</text:span></text:p>
      <text:p text:style-name="P4"><text:s text:c="3"/><text:span text:style-name="T4">the wire and masking it with the next masking key to be used, the</text:span></text:p>
      <text:p text:style-name="P4"><text:s text:c="3"/><text:span text:style-name="T4">masking key will effectively unmask the data when the client applies</text:span></text:p>
      <text:p text:style-name="P4"><text:s text:c="3"/><text:span text:style-name="T4">it).</text:span></text:p>
      <text:p text:style-name="P5"/>
      <text:p text:style-name="P4"><text:s text:c="3"/><text:span text:style-name="T4">It is also necessary that once the transmission of a frame from a</text:span></text:p>
      <text:p text:style-name="P4"><text:s text:c="3"/><text:span text:style-name="T4">client has begun, the payload (application-supplied data) of that</text:span></text:p>
      <text:p text:style-name="P4"><text:s text:c="3"/><text:span text:style-name="T4">frame must not be capable of being modified by the application.</text:span></text:p>
      <text:p text:style-name="P4"><text:s text:c="3"/><text:span text:style-name="T4">Otherwise, an attacker could send a long frame where the initial data</text:span></text:p>
      <text:p text:style-name="P4"><text:s text:c="3"/><text:span text:style-name="T4">was a known value (such as all zeros), compute the masking key being</text:span></text:p>
      <text:p text:style-name="P4"><text:s text:c="3"/><text:span text:style-name="T4">used upon receipt of the first part of the data, and then modify the</text:span></text:p>
      <text:p text:style-name="P4"><text:s text:c="3"/><text:span text:style-name="T4">data that is yet to be sent in the frame to appear as an HTTP request</text:span></text:p>
      <text:p text:style-name="P4"><text:s text:c="3"/><text:span text:style-name="T4">when masked. <text:s/>(This is essentially the same problem described in the</text:span></text:p>
      <text:p text:style-name="P4"><text:s text:c="3"/><text:span text:style-name="T4">previous paragraph with using a known or predictable masking key.)</text:span></text:p>
      <text:p text:style-name="P4"><text:s text:c="3"/><text:span text:style-name="T4">If additional data is to be sent or data to be sent is somehow</text:span></text:p>
      <text:p text:style-name="P4"><text:s text:c="3"/><text:span text:style-name="T4">changed, that new or changed data must be sent in a new frame and</text:span></text:p>
      <text:p text:style-name="P4"><text:s text:c="3"/><text:span text:style-name="T4">thus with a new masking key. <text:s/>In short, once transmission of a frame</text:span></text:p>
      <text:p text:style-name="P4"><text:s text:c="3"/><text:span text:style-name="T4">begins, the contents must not be modifiable by the remote script</text:span></text:p>
      <text:p text:style-name="P4"><text:s text:c="3"/><text:span text:style-name="T4">(application).</text:span></text:p>
      <text:p text:style-name="P5"/>
      <text:p text:style-name="P4"><text:s text:c="3"/><text:span text:style-name="T4">The threat model being protected against is one in which the client</text:span></text:p>
      <text:p text:style-name="P4"><text:s text:c="3"/><text:span text:style-name="T4">sends data that appears to be an HTTP request. <text:s/>As such, the channel</text:span></text:p>
      <text:p text:style-name="P4"><text:s text:c="3"/><text:span text:style-name="T4">that needs to be masked is the data from the client to the server.</text:span></text:p>
      <text:p text:style-name="P4"><text:s text:c="3"/><text:span text:style-name="T4">The data from the server to the client can be made to look like a</text:span></text:p>
      <text:p text:style-name="P4"><text:s text:c="3"/><text:span text:style-name="T4">response, but to accomplish this request, the client must also be</text:span></text:p>
      <text:p text:style-name="P4"><text:s text:c="3"/><text:span text:style-name="T4">able to forge a request. <text:s/>As such, it was not deemed necessary to</text:span></text:p>
      <text:p text:style-name="P4"><text:s text:c="3"/><text:span text:style-name="T4">mask data in both directions (the data from the server to the client</text:span></text:p>
      <text:p text:style-name="P4"><text:s text:c="3"/><text:span text:style-name="T4">is not masked).</text:span></text:p>
      <text:p text:style-name="P5"/>
      <text:p text:style-name="P4"><text:s text:c="3"/><text:span text:style-name="T4">Despite the protection provided by masking, non-compliant HTTP</text:span></text:p>
      <text:p text:style-name="P4"><text:s text:c="3"/><text:span text:style-name="T4">proxies will still be vulnerable to poisoning attacks of this type by</text:span></text:p>
      <text:p text:style-name="P4"><text:s text:c="3"/><text:span text:style-name="T4">clients and servers that do not apply masking.</text:span></text:p>
      <text:p text:style-name="P5"/>
      <text:p text:style-name="P8"><text:a xlink:type="simple" xlink:href="https://www.rfc-editor.org/rfc/rfc6455#section-10.4" text:style-name="Internet_20_link" text:visited-style-name="Visited_20_Internet_20_Link"><text:bookmark text:name="section-10.4"/><text:span text:style-name="T10">10.4</text:span></text:a><text:span text:style-name="T11">. <text:s/>Implementation-Specific Limits</text:span></text:p>
      <text:p text:style-name="P5"/>
      <text:p text:style-name="P4"><text:s text:c="3"/><text:span text:style-name="T4">Implementations that have implementation- and/or platform-specific</text:span></text:p>
      <text:p text:style-name="P4"><text:s text:c="3"/><text:span text:style-name="T4">limitations regarding the frame size or total message size after</text:span></text:p>
      <text:p text:style-name="P4"><text:s text:c="3"/><text:span text:style-name="T4">reassembly from multiple frames MUST protect themselves against</text:span></text:p>
      <text:p text:style-name="P4"><text:s text:c="3"/><text:span text:style-name="T4">exceeding those limits. <text:s/>(For example, a malicious endpoint can try</text:span></text:p>
      <text:p text:style-name="P4"><text:s text:c="3"/><text:span text:style-name="T4">to exhaust its peer's memory or mount a denial-of-service attack by</text:span></text:p>
      <text:p text:style-name="P4"><text:s text:c="3"/><text:span text:style-name="T4">sending either a single big frame (e.g., of size 2**60) or by sending</text:span></text:p>
      <text:p text:style-name="P4"><text:s text:c="3"/><text:span text:style-name="T4">a long stream of small frames that are a part of a fragmented</text:span></text:p>
      <text:p text:style-name="P4"><text:s text:c="3"/><text:span text:style-name="T4">message.) <text:s/>Such an implementation SHOULD impose a limit on frame</text:span></text:p>
      <text:p text:style-name="P4"><text:s text:c="3"/><text:span text:style-name="T4">sizes and the total message size after reassembly from multiple</text:span></text:p>
      <text:p text:style-name="P4"><text:s text:c="3"/><text:span text:style-name="T4">frames.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7">Fette &amp; Melnikov <text:s text:c="12"/>Standards Track <text:s text:c="18"/>[Page 52]</text:p>
      <text:p text:style-name="Horizontal_20_Line"/>
      <text:p text:style-name="P8"><text:bookmark text:name="page-53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10.5" text:style-name="Internet_20_link" text:visited-style-name="Visited_20_Internet_20_Link"><text:bookmark text:name="section-10.5"/><text:span text:style-name="T10">10.5</text:span></text:a><text:span text:style-name="T11">. <text:s/>WebSocket Client Authentication</text:span></text:p>
      <text:p text:style-name="P5"/>
      <text:p text:style-name="P4"><text:s text:c="3"/><text:span text:style-name="T4">This protocol doesn't prescribe any particular way that servers can</text:span></text:p>
      <text:p text:style-name="P4"><text:s text:c="3"/><text:span text:style-name="T4">authenticate clients during the WebSocket handshake. <text:s/>The WebSocket</text:span></text:p>
      <text:p text:style-name="P4"><text:s text:c="3"/><text:span text:style-name="T4">server can use any client authentication mechanism available to a</text:span></text:p>
      <text:p text:style-name="P4"><text:s text:c="3"/><text:span text:style-name="T4">generic HTTP server, such as cookies, HTTP authentication, or TLS</text:span></text:p>
      <text:p text:style-name="P4"><text:s text:c="3"/><text:span text:style-name="T4">authentication.</text:span></text:p>
      <text:p text:style-name="P5"/>
      <text:p text:style-name="P8"><text:a xlink:type="simple" xlink:href="https://www.rfc-editor.org/rfc/rfc6455#section-10.6" text:style-name="Internet_20_link" text:visited-style-name="Visited_20_Internet_20_Link"><text:bookmark text:name="section-10.6"/><text:span text:style-name="T10">10.6</text:span></text:a><text:span text:style-name="T11">. <text:s/>Connection Confidentiality and Integrity</text:span></text:p>
      <text:p text:style-name="P5"/>
      <text:p text:style-name="P4"><text:s text:c="3"/><text:span text:style-name="T4">Connection confidentiality and integrity is provided by running the</text:span></text:p>
      <text:p text:style-name="P4"><text:s text:c="3"/><text:span text:style-name="T4">WebSocket Protocol over TLS (wss URIs). <text:s/>WebSocket implementations</text:span></text:p>
      <text:p text:style-name="P4"><text:s text:c="3"/><text:span text:style-name="T4">MUST support TLS and SHOULD employ it when communicating with their</text:span></text:p>
      <text:p text:style-name="P4"><text:s text:c="3"/><text:span text:style-name="T4">peers.</text:span></text:p>
      <text:p text:style-name="P5"/>
      <text:p text:style-name="P4"><text:s text:c="3"/><text:span text:style-name="T4">For connections using TLS, the amount of benefit provided by TLS</text:span></text:p>
      <text:p text:style-name="P4"><text:s text:c="3"/><text:span text:style-name="T4">depends greatly on the strength of the algorithms negotiated during</text:span></text:p>
      <text:p text:style-name="P4"><text:s text:c="3"/><text:span text:style-name="T4">the TLS handshake. <text:s/>For example, some TLS cipher mechanisms don't</text:span></text:p>
      <text:p text:style-name="P4"><text:s text:c="3"/><text:span text:style-name="T4">provide connection confidentiality. <text:s/>To achieve reasonable levels of</text:span></text:p>
      <text:p text:style-name="P4"><text:s text:c="3"/><text:span text:style-name="T4">protection, clients should use only Strong TLS algorithms. <text:s/>"Web</text:span></text:p>
      <text:p text:style-name="P4"><text:s text:c="3"/><text:span text:style-name="T4">Security Context: User Interface Guidelines"</text:span></text:p>
      <text:p text:style-name="P5"><text:span text:style-name="T6"><text:s text:c="3"/></text:span><text:span text:style-name="T7">[</text:span><text:a xlink:type="simple" xlink:href="https://www.rfc-editor.org/rfc/rfc6455#ref-W3C.REC-wsc-ui-20100812" text:style-name="Internet_20_link" text:visited-style-name="Visited_20_Internet_20_Link"><text:span text:style-name="T8">W3C.REC-wsc-ui-20100812</text:span></text:a><text:span text:style-name="T7">] discusses what constitutes Strong TLS</text:span></text:p>
      <text:p text:style-name="P5"><text:span text:style-name="T6"><text:s text:c="3"/></text:span><text:span text:style-name="T7">algorithms. <text:s/>[</text:span><text:a xlink:type="simple" xlink:href="https://www.rfc-editor.org/rfc/rfc5246" text:style-name="Internet_20_link" text:visited-style-name="Visited_20_Internet_20_Link"><text:span text:style-name="T8">RFC5246</text:span></text:a><text:span text:style-name="T7">] provides additional guidance in </text:span><text:a xlink:type="simple" xlink:href="https://www.rfc-editor.org/rfc/rfc6455#appendix-A.5" text:style-name="Internet_20_link" text:visited-style-name="Visited_20_Internet_20_Link"><text:span text:style-name="T8">Appendix A.5</text:span></text:a></text:p>
      <text:p text:style-name="P5"><text:span text:style-name="T6"><text:s text:c="3"/></text:span><text:span text:style-name="T7">and </text:span><text:a xlink:type="simple" xlink:href="https://www.rfc-editor.org/rfc/rfc6455#appendix-D.3" text:style-name="Internet_20_link" text:visited-style-name="Visited_20_Internet_20_Link"><text:span text:style-name="T8">Appendix D.3</text:span></text:a><text:span text:style-name="T7">.</text:span></text:p>
      <text:p text:style-name="P5"/>
      <text:p text:style-name="P8"><text:a xlink:type="simple" xlink:href="https://www.rfc-editor.org/rfc/rfc6455#section-10.7" text:style-name="Internet_20_link" text:visited-style-name="Visited_20_Internet_20_Link"><text:bookmark text:name="section-10.7"/><text:span text:style-name="T10">10.7</text:span></text:a><text:span text:style-name="T11">. <text:s/>Handling of Invalid Data</text:span></text:p>
      <text:p text:style-name="P5"/>
      <text:p text:style-name="P4"><text:s text:c="3"/><text:span text:style-name="T4">Incoming data MUST always be validated by both clients and servers.</text:span></text:p>
      <text:p text:style-name="P4"><text:s text:c="3"/><text:span text:style-name="T4">If, at any time, an endpoint is faced with data that it does not</text:span></text:p>
      <text:p text:style-name="P4"><text:s text:c="3"/><text:span text:style-name="T4">understand or that violates some criteria by which the endpoint</text:span></text:p>
      <text:p text:style-name="P4"><text:s text:c="3"/><text:span text:style-name="T4">determines safety of input, or when the endpoint sees an opening</text:span></text:p>
      <text:p text:style-name="P4"><text:s text:c="3"/><text:span text:style-name="T4">handshake that does not correspond to the values it is expecting</text:span></text:p>
      <text:p text:style-name="P4"><text:s text:c="3"/><text:span text:style-name="T4">(e.g., incorrect path or origin in the client request), the endpoint</text:span></text:p>
      <text:p text:style-name="P4"><text:s text:c="3"/><text:span text:style-name="T4">MAY drop the TCP connection. <text:s/>If the invalid data was received after</text:span></text:p>
      <text:p text:style-name="P4"><text:s text:c="3"/><text:span text:style-name="T4">a successful WebSocket handshake, the endpoint SHOULD send a Close</text:span></text:p>
      <text:p text:style-name="P5"><text:span text:style-name="T6"><text:s text:c="3"/></text:span><text:span text:style-name="T7">frame with an appropriate status code (</text:span><text:a xlink:type="simple" xlink:href="https://www.rfc-editor.org/rfc/rfc6455#section-7.4" text:style-name="Internet_20_link" text:visited-style-name="Visited_20_Internet_20_Link"><text:span text:style-name="T8">Section 7.4</text:span></text:a><text:span text:style-name="T7">) before proceeding</text:span></text:p>
      <text:p text:style-name="P4"><text:s text:c="3"/><text:span text:style-name="T4">to _Close the WebSocket Connection_. <text:s/>Use of a Close frame with an</text:span></text:p>
      <text:p text:style-name="P4"><text:s text:c="3"/><text:span text:style-name="T4">appropriate status code can help in diagnosing the problem. <text:s/>If the</text:span></text:p>
      <text:p text:style-name="P4"><text:s text:c="3"/><text:span text:style-name="T4">invalid data is sent during the WebSocket handshake, the server</text:span></text:p>
      <text:p text:style-name="P5"><text:span text:style-name="T6"><text:s text:c="3"/></text:span><text:span text:style-name="T7">SHOULD return an appropriate HTTP [</text:span><text:a xlink:type="simple" xlink:href="https://www.rfc-editor.org/rfc/rfc2616" text:style-name="Internet_20_link" text:visited-style-name="Visited_20_Internet_20_Link"><text:span text:style-name="T8">RFC2616</text:span></text:a><text:span text:style-name="T7">] status code.</text:span></text:p>
      <text:p text:style-name="P5"/>
      <text:p text:style-name="P4"><text:s text:c="3"/><text:span text:style-name="T4">A common class of security problems arises when sending text data</text:span></text:p>
      <text:p text:style-name="P4"><text:s text:c="3"/><text:span text:style-name="T4">using the wrong encoding. <text:s/>This protocol specifies that messages with</text:span></text:p>
      <text:p text:style-name="P4"><text:s text:c="3"/><text:span text:style-name="T4">a Text data type (as opposed to Binary or other types) contain UTF-8-</text:span></text:p>
      <text:p text:style-name="P4"><text:s text:c="3"/><text:span text:style-name="T4">encoded data. <text:s/>Although the length is still indicated and</text:span></text:p>
      <text:p text:style-name="P4"><text:s text:c="3"/><text:span text:style-name="T4">applications implementing this protocol should use the length to</text:span></text:p>
      <text:p text:style-name="P4"><text:s text:c="3"/><text:span text:style-name="T4">determine where the frame actually ends, sending data in an improper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53]</text:p>
      <text:p text:style-name="Horizontal_20_Line"><text:soft-page-break/></text:p>
      <text:p text:style-name="P8"><text:bookmark text:name="page-54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encoding may still break assumptions that applications built on top</text:span></text:p>
      <text:p text:style-name="P4"><text:s text:c="3"/><text:span text:style-name="T4">of this protocol may make, leading to anything from misinterpretation</text:span></text:p>
      <text:p text:style-name="P4"><text:s text:c="3"/><text:span text:style-name="T4">of data to loss of data or potential security bugs.</text:span></text:p>
      <text:p text:style-name="P5"/>
      <text:p text:style-name="P8"><text:a xlink:type="simple" xlink:href="https://www.rfc-editor.org/rfc/rfc6455#section-10.8" text:style-name="Internet_20_link" text:visited-style-name="Visited_20_Internet_20_Link"><text:bookmark text:name="section-10.8"/><text:span text:style-name="T10">10.8</text:span></text:a><text:span text:style-name="T11">. <text:s/>Use of SHA-1 by the WebSocket Handshake</text:span></text:p>
      <text:p text:style-name="P5"/>
      <text:p text:style-name="P4"><text:s text:c="3"/><text:span text:style-name="T4">The WebSocket handshake described in this document doesn't depend on</text:span></text:p>
      <text:p text:style-name="P4"><text:s text:c="3"/><text:span text:style-name="T4">any security properties of SHA-1, such as collision resistance or</text:span></text:p>
      <text:p text:style-name="P4"><text:s text:c="3"/><text:span text:style-name="T4">resistance to the second pre-image attack (as described in</text:span></text:p>
      <text:p text:style-name="P5"><text:span text:style-name="T6"><text:s text:c="3"/></text:span><text:span text:style-name="T7">[</text:span><text:a xlink:type="simple" xlink:href="https://www.rfc-editor.org/rfc/rfc4270" text:style-name="Internet_20_link" text:visited-style-name="Visited_20_Internet_20_Link"><text:span text:style-name="T8">RFC4270</text:span></text:a><text:span text:style-name="T7">]).</text:span></text:p>
      <text:p text:style-name="P5"/>
      <text:p text:style-name="P8"><text:a xlink:type="simple" xlink:href="https://www.rfc-editor.org/rfc/rfc6455#section-11" text:style-name="Internet_20_link" text:visited-style-name="Visited_20_Internet_20_Link"><text:bookmark text:name="section-11"/><text:span text:style-name="T10">11</text:span></text:a><text:span text:style-name="T11">. <text:s/>IANA Considerations</text:span></text:p>
      <text:p text:style-name="P5"/>
      <text:p text:style-name="P8"><text:a xlink:type="simple" xlink:href="https://www.rfc-editor.org/rfc/rfc6455#section-11.1" text:style-name="Internet_20_link" text:visited-style-name="Visited_20_Internet_20_Link"><text:bookmark text:name="section-11.1"/><text:span text:style-name="T10">11.1</text:span></text:a><text:span text:style-name="T11">. <text:s/>Registration of New URI Schemes</text:span></text:p>
      <text:p text:style-name="P5"/>
      <text:p text:style-name="P8"><text:a xlink:type="simple" xlink:href="https://www.rfc-editor.org/rfc/rfc6455#section-11.1.1" text:style-name="Internet_20_link" text:visited-style-name="Visited_20_Internet_20_Link"><text:bookmark text:name="section-11.1.1"/><text:span text:style-name="T10">11.1.1</text:span></text:a><text:span text:style-name="T11">. <text:s/>Registration of "ws" Scheme</text:span></text:p>
      <text:p text:style-name="P5"/>
      <text:p text:style-name="P4"><text:s text:c="3"/><text:span text:style-name="T4">A |ws| URI identifies a WebSocket server and resource name.</text:span></text:p>
      <text:p text:style-name="P5"/>
      <text:p text:style-name="P4"><text:s text:c="3"/><text:span text:style-name="T4">URI scheme name</text:span></text:p>
      <text:p text:style-name="P4"><text:s text:c="6"/><text:span text:style-name="T4">ws</text:span></text:p>
      <text:p text:style-name="P5"/>
      <text:p text:style-name="P4"><text:s text:c="3"/><text:span text:style-name="T4">Status</text:span></text:p>
      <text:p text:style-name="P4"><text:s text:c="6"/><text:span text:style-name="T4">Permanent</text:span></text:p>
      <text:p text:style-name="P5"/>
      <text:p text:style-name="P4"><text:s text:c="3"/><text:span text:style-name="T4">URI scheme syntax</text:span></text:p>
      <text:p text:style-name="P5"><text:span text:style-name="T6"><text:s text:c="6"/></text:span><text:span text:style-name="T7">Using the ABNF [</text:span><text:a xlink:type="simple" xlink:href="https://www.rfc-editor.org/rfc/rfc5234" text:style-name="Internet_20_link" text:visited-style-name="Visited_20_Internet_20_Link"><text:span text:style-name="T8">RFC5234</text:span></text:a><text:span text:style-name="T7">] syntax and ABNF terminals from the URI</text:span></text:p>
      <text:p text:style-name="P5"><text:span text:style-name="T6"><text:s text:c="6"/></text:span><text:span text:style-name="T7">specification [</text:span><text:a xlink:type="simple" xlink:href="https://www.rfc-editor.org/rfc/rfc3986" text:style-name="Internet_20_link" text:visited-style-name="Visited_20_Internet_20_Link"><text:span text:style-name="T8">RFC3986</text:span></text:a><text:span text:style-name="T7">]:</text:span></text:p>
      <text:p text:style-name="P5"/>
      <text:p text:style-name="P4"><text:s text:c="11"/><text:span text:style-name="T4">"ws:" "//" authority path-abempty [ "?" query ]</text:span></text:p>
      <text:p text:style-name="P5"/>
      <text:p text:style-name="P5"><text:span text:style-name="T6"><text:s text:c="3"/></text:span><text:span text:style-name="T7">The &lt;path-abempty&gt; and &lt;query&gt; [</text:span><text:a xlink:type="simple" xlink:href="https://www.rfc-editor.org/rfc/rfc3986" text:style-name="Internet_20_link" text:visited-style-name="Visited_20_Internet_20_Link"><text:span text:style-name="T8">RFC3986</text:span></text:a><text:span text:style-name="T7">] components form the resource</text:span></text:p>
      <text:p text:style-name="P4"><text:s text:c="3"/><text:span text:style-name="T4">name sent to the server to identify the kind of service desired.</text:span></text:p>
      <text:p text:style-name="P5"><text:span text:style-name="T6"><text:s text:c="3"/></text:span><text:span text:style-name="T7">Other components have the meanings described in [</text:span><text:a xlink:type="simple" xlink:href="https://www.rfc-editor.org/rfc/rfc3986" text:style-name="Internet_20_link" text:visited-style-name="Visited_20_Internet_20_Link"><text:span text:style-name="T8">RFC3986</text:span></text:a><text:span text:style-name="T7">].</text:span></text:p>
      <text:p text:style-name="P5"/>
      <text:p text:style-name="P4"><text:s text:c="3"/><text:span text:style-name="T4">URI scheme semantics</text:span></text:p>
      <text:p text:style-name="P4"><text:s text:c="6"/><text:span text:style-name="T4">The only operation for this scheme is to open a connection using</text:span></text:p>
      <text:p text:style-name="P4"><text:s text:c="6"/><text:span text:style-name="T4">the WebSocket Protocol.</text:span></text:p>
      <text:p text:style-name="P5"/>
      <text:p text:style-name="P4"><text:s text:c="3"/><text:span text:style-name="T4">Encoding considerations</text:span></text:p>
      <text:p text:style-name="P4"><text:s text:c="6"/><text:span text:style-name="T4">Characters in the host component that are excluded by the syntax</text:span></text:p>
      <text:p text:style-name="P4"><text:s text:c="6"/><text:span text:style-name="T4">defined above MUST be converted from Unicode to ASCII as specified</text:span></text:p>
      <text:p text:style-name="P5"><text:span text:style-name="T6"><text:s text:c="6"/></text:span><text:span text:style-name="T7">in [</text:span><text:a xlink:type="simple" xlink:href="https://www.rfc-editor.org/rfc/rfc3987" text:style-name="Internet_20_link" text:visited-style-name="Visited_20_Internet_20_Link"><text:span text:style-name="T8">RFC3987</text:span></text:a><text:span text:style-name="T7">] or its replacement. <text:s/>For the purposes of scheme-based</text:span></text:p>
      <text:p text:style-name="P4"><text:s text:c="6"/><text:span text:style-name="T4">normalization, Internationalized Domain Name (IDN) forms of the</text:span></text:p>
      <text:p text:style-name="P4"><text:s text:c="6"/><text:span text:style-name="T4">host component and their conversions to punycode are considered</text:span></text:p>
      <text:p text:style-name="P5"><text:span text:style-name="T6"><text:s text:c="6"/></text:span><text:span text:style-name="T7">equivalent (see </text:span><text:a xlink:type="simple" xlink:href="https://www.rfc-editor.org/rfc/rfc3987#section-5.3.3" text:style-name="Internet_20_link" text:visited-style-name="Visited_20_Internet_20_Link"><text:span text:style-name="T8">Section 5.3.3 of [RFC3987]</text:span></text:a><text:span text:style-name="T7">)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54]</text:p>
      <text:p text:style-name="Horizontal_20_Line"/>
      <text:p text:style-name="P8"><text:bookmark text:name="page-55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oft-page-break/><text:s text:c="6"/><text:span text:style-name="T4">Characters in other components that are excluded by the syntax</text:span></text:p>
      <text:p text:style-name="P4"><text:s text:c="6"/><text:span text:style-name="T4">defined above MUST be converted from Unicode to ASCII by first</text:span></text:p>
      <text:p text:style-name="P4"><text:s text:c="6"/><text:span text:style-name="T4">encoding the characters as UTF-8 and then replacing the</text:span></text:p>
      <text:p text:style-name="P4"><text:s text:c="6"/><text:span text:style-name="T4">corresponding bytes using their percent-encoded form as defined in</text:span></text:p>
      <text:p text:style-name="P5"><text:span text:style-name="T6"><text:s text:c="6"/></text:span><text:span text:style-name="T7">the URI [</text:span><text:a xlink:type="simple" xlink:href="https://www.rfc-editor.org/rfc/rfc3986" text:style-name="Internet_20_link" text:visited-style-name="Visited_20_Internet_20_Link"><text:span text:style-name="T8">RFC3986</text:span></text:a><text:span text:style-name="T7">] and Internationalized Resource Identifier (IRI)</text:span></text:p>
      <text:p text:style-name="P5"><text:span text:style-name="T6"><text:s text:c="6"/></text:span><text:span text:style-name="T7">[</text:span><text:a xlink:type="simple" xlink:href="https://www.rfc-editor.org/rfc/rfc3987" text:style-name="Internet_20_link" text:visited-style-name="Visited_20_Internet_20_Link"><text:span text:style-name="T8">RFC3987</text:span></text:a><text:span text:style-name="T7">] specifications.</text:span></text:p>
      <text:p text:style-name="P5"/>
      <text:p text:style-name="P4"><text:s text:c="3"/><text:span text:style-name="T4">Applications/protocols that use this URI scheme name</text:span></text:p>
      <text:p text:style-name="P4"><text:s text:c="6"/><text:span text:style-name="T4">WebSocket Protocol</text:span></text:p>
      <text:p text:style-name="P5"/>
      <text:p text:style-name="P4"><text:s text:c="3"/><text:span text:style-name="T4">Interoperability considerations</text:span></text:p>
      <text:p text:style-name="P4"><text:s text:c="6"/><text:span text:style-name="T4">Use of WebSocket requires use of HTTP version 1.1 or higher.</text:span></text:p>
      <text:p text:style-name="P5"/>
      <text:p text:style-name="P4"><text:s text:c="3"/><text:span text:style-name="T4">Security considerations</text:span></text:p>
      <text:p text:style-name="P4"><text:s text:c="6"/><text:span text:style-name="T4">See "Security Considerations" section.</text:span></text:p>
      <text:p text:style-name="P5"/>
      <text:p text:style-name="P4"><text:s text:c="3"/><text:span text:style-name="T4">Contact</text:span></text:p>
      <text:p text:style-name="P4"><text:s text:c="6"/><text:span text:style-name="T4">HYBI WG &lt;hybi@ietf.org&gt;</text:span></text:p>
      <text:p text:style-name="P5"/>
      <text:p text:style-name="P4"><text:s text:c="3"/><text:span text:style-name="T4">Author/Change controller</text:span></text:p>
      <text:p text:style-name="P4"><text:s text:c="6"/><text:span text:style-name="T4">IETF &lt;iesg@ietf.org&gt;</text:span></text:p>
      <text:p text:style-name="P5"/>
      <text:p text:style-name="P4"><text:s text:c="3"/><text:span text:style-name="T4">References</text:span></text:p>
      <text:p text:style-name="P5"><text:span text:style-name="T6"><text:s text:c="6"/></text:span><text:a xlink:type="simple" xlink:href="https://www.rfc-editor.org/rfc/rfc6455" text:style-name="Internet_20_link" text:visited-style-name="Visited_20_Internet_20_Link"><text:span text:style-name="T7">RFC 6455</text:span></text:a></text:p>
      <text:p text:style-name="P5"/>
      <text:p text:style-name="P8"><text:a xlink:type="simple" xlink:href="https://www.rfc-editor.org/rfc/rfc6455#section-11.1.2" text:style-name="Internet_20_link" text:visited-style-name="Visited_20_Internet_20_Link"><text:bookmark text:name="section-11.1.2"/><text:span text:style-name="T10">11.1.2</text:span></text:a><text:span text:style-name="T11">. <text:s/>Registration of "wss" Scheme</text:span></text:p>
      <text:p text:style-name="P5"/>
      <text:p text:style-name="P4"><text:s text:c="3"/><text:span text:style-name="T4">A |wss| URI identifies a WebSocket server and resource name and</text:span></text:p>
      <text:p text:style-name="P4"><text:s text:c="3"/><text:span text:style-name="T4">indicates that traffic over that connection is to be protected via</text:span></text:p>
      <text:p text:style-name="P4"><text:s text:c="3"/><text:span text:style-name="T4">TLS (including standard benefits of TLS such as data confidentiality</text:span></text:p>
      <text:p text:style-name="P4"><text:s text:c="3"/><text:span text:style-name="T4">and integrity and endpoint authentication).</text:span></text:p>
      <text:p text:style-name="P5"/>
      <text:p text:style-name="P4"><text:s text:c="3"/><text:span text:style-name="T4">URI scheme name</text:span></text:p>
      <text:p text:style-name="P4"><text:s text:c="6"/><text:span text:style-name="T4">wss</text:span></text:p>
      <text:p text:style-name="P5"/>
      <text:p text:style-name="P4"><text:s text:c="3"/><text:span text:style-name="T4">Status</text:span></text:p>
      <text:p text:style-name="P4"><text:s text:c="6"/><text:span text:style-name="T4">Permanent</text:span></text:p>
      <text:p text:style-name="P5"/>
      <text:p text:style-name="P4"><text:s text:c="3"/><text:span text:style-name="T4">URI scheme syntax</text:span></text:p>
      <text:p text:style-name="P5"><text:span text:style-name="T6"><text:s text:c="6"/></text:span><text:span text:style-name="T7">Using the ABNF [</text:span><text:a xlink:type="simple" xlink:href="https://www.rfc-editor.org/rfc/rfc5234" text:style-name="Internet_20_link" text:visited-style-name="Visited_20_Internet_20_Link"><text:span text:style-name="T8">RFC5234</text:span></text:a><text:span text:style-name="T7">] syntax and ABNF terminals from the URI</text:span></text:p>
      <text:p text:style-name="P5"><text:span text:style-name="T6"><text:s text:c="6"/></text:span><text:span text:style-name="T7">specification [</text:span><text:a xlink:type="simple" xlink:href="https://www.rfc-editor.org/rfc/rfc3986" text:style-name="Internet_20_link" text:visited-style-name="Visited_20_Internet_20_Link"><text:span text:style-name="T8">RFC3986</text:span></text:a><text:span text:style-name="T7">]:</text:span></text:p>
      <text:p text:style-name="P5"/>
      <text:p text:style-name="P4"><text:s text:c="11"/><text:span text:style-name="T4">"wss:" "//" authority path-abempty [ "?" query ]</text:span></text:p>
      <text:p text:style-name="P5"/>
      <text:p text:style-name="P4"><text:s text:c="3"/><text:span text:style-name="T4">The &lt;path-abempty&gt; and &lt;query&gt; components form the resource name sent</text:span></text:p>
      <text:p text:style-name="P4"><text:s text:c="3"/><text:span text:style-name="T4">to the server to identify the kind of service desired. <text:s/>Other</text:span></text:p>
      <text:p text:style-name="P5"><text:span text:style-name="T6"><text:s text:c="3"/></text:span><text:span text:style-name="T7">components have the meanings described in [</text:span><text:a xlink:type="simple" xlink:href="https://www.rfc-editor.org/rfc/rfc3986" text:style-name="Internet_20_link" text:visited-style-name="Visited_20_Internet_20_Link"><text:span text:style-name="T8">RFC3986</text:span></text:a><text:span text:style-name="T7">]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55]</text:p>
      <text:p text:style-name="Horizontal_20_Line"/>
      <text:p text:style-name="P8"><text:bookmark text:name="page-56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URI scheme semantics</text:span></text:p>
      <text:p text:style-name="P4"><text:s text:c="6"/><text:span text:style-name="T4">The only operation for this scheme is to open a connection using</text:span></text:p>
      <text:p text:style-name="P4"><text:s text:c="6"/><text:span text:style-name="T4">the WebSocket Protocol, encrypted using TLS.</text:span></text:p>
      <text:p text:style-name="P5"/>
      <text:p text:style-name="P4"><text:s text:c="3"/><text:span text:style-name="T4">Encoding considerations</text:span></text:p>
      <text:p text:style-name="P4"><text:s text:c="6"/><text:span text:style-name="T4">Characters in the host component that are excluded by the syntax</text:span></text:p>
      <text:p text:style-name="P4"><text:soft-page-break/><text:s text:c="6"/><text:span text:style-name="T4">defined above MUST be converted from Unicode to ASCII as specified</text:span></text:p>
      <text:p text:style-name="P5"><text:span text:style-name="T6"><text:s text:c="6"/></text:span><text:span text:style-name="T7">in [</text:span><text:a xlink:type="simple" xlink:href="https://www.rfc-editor.org/rfc/rfc3987" text:style-name="Internet_20_link" text:visited-style-name="Visited_20_Internet_20_Link"><text:span text:style-name="T8">RFC3987</text:span></text:a><text:span text:style-name="T7">] or its replacement. <text:s/>For the purposes of scheme-based</text:span></text:p>
      <text:p text:style-name="P4"><text:s text:c="6"/><text:span text:style-name="T4">normalization IDN forms of the host component and their</text:span></text:p>
      <text:p text:style-name="P5"><text:span text:style-name="T6"><text:s text:c="6"/></text:span><text:span text:style-name="T7">conversions to punycode are considered equivalent (see </text:span><text:a xlink:type="simple" xlink:href="https://www.rfc-editor.org/rfc/rfc3987#section-5.3.3" text:style-name="Internet_20_link" text:visited-style-name="Visited_20_Internet_20_Link"><text:span text:style-name="T8">Section</text:span></text:a></text:p>
      <text:p text:style-name="P5"><text:span text:style-name="T6"><text:s text:c="6"/></text:span><text:a xlink:type="simple" xlink:href="https://www.rfc-editor.org/rfc/rfc3987#section-5.3.3" text:style-name="Internet_20_link" text:visited-style-name="Visited_20_Internet_20_Link"><text:span text:style-name="T8">5.3.3 of [RFC3987]</text:span></text:a><text:span text:style-name="T7">).</text:span></text:p>
      <text:p text:style-name="P5"/>
      <text:p text:style-name="P4"><text:s text:c="6"/><text:span text:style-name="T4">Characters in other components that are excluded by the syntax</text:span></text:p>
      <text:p text:style-name="P4"><text:s text:c="6"/><text:span text:style-name="T4">defined above MUST be converted from Unicode to ASCII by first</text:span></text:p>
      <text:p text:style-name="P4"><text:s text:c="6"/><text:span text:style-name="T4">encoding the characters as UTF-8 and then replacing the</text:span></text:p>
      <text:p text:style-name="P4"><text:s text:c="6"/><text:span text:style-name="T4">corresponding bytes using their percent-encoded form as defined in</text:span></text:p>
      <text:p text:style-name="P5"><text:span text:style-name="T6"><text:s text:c="6"/></text:span><text:span text:style-name="T7">the URI [</text:span><text:a xlink:type="simple" xlink:href="https://www.rfc-editor.org/rfc/rfc3986" text:style-name="Internet_20_link" text:visited-style-name="Visited_20_Internet_20_Link"><text:span text:style-name="T8">RFC3986</text:span></text:a><text:span text:style-name="T7">] and IRI [</text:span><text:a xlink:type="simple" xlink:href="https://www.rfc-editor.org/rfc/rfc3987" text:style-name="Internet_20_link" text:visited-style-name="Visited_20_Internet_20_Link"><text:span text:style-name="T8">RFC3987</text:span></text:a><text:span text:style-name="T7">] specifications.</text:span></text:p>
      <text:p text:style-name="P5"/>
      <text:p text:style-name="P4"><text:s text:c="3"/><text:span text:style-name="T4">Applications/protocols that use this URI scheme name</text:span></text:p>
      <text:p text:style-name="P4"><text:s text:c="6"/><text:span text:style-name="T4">WebSocket Protocol over TLS</text:span></text:p>
      <text:p text:style-name="P5"/>
      <text:p text:style-name="P4"><text:s text:c="3"/><text:span text:style-name="T4">Interoperability considerations</text:span></text:p>
      <text:p text:style-name="P4"><text:s text:c="6"/><text:span text:style-name="T4">Use of WebSocket requires use of HTTP version 1.1 or higher.</text:span></text:p>
      <text:p text:style-name="P5"/>
      <text:p text:style-name="P4"><text:s text:c="3"/><text:span text:style-name="T4">Security considerations</text:span></text:p>
      <text:p text:style-name="P4"><text:s text:c="6"/><text:span text:style-name="T4">See "Security Considerations" section.</text:span></text:p>
      <text:p text:style-name="P5"/>
      <text:p text:style-name="P4"><text:s text:c="3"/><text:span text:style-name="T4">Contact</text:span></text:p>
      <text:p text:style-name="P4"><text:s text:c="6"/><text:span text:style-name="T4">HYBI WG &lt;hybi@ietf.org&gt;</text:span></text:p>
      <text:p text:style-name="P5"/>
      <text:p text:style-name="P4"><text:s text:c="3"/><text:span text:style-name="T4">Author/Change controller</text:span></text:p>
      <text:p text:style-name="P4"><text:s text:c="6"/><text:span text:style-name="T4">IETF &lt;iesg@ietf.org&gt;</text:span></text:p>
      <text:p text:style-name="P5"/>
      <text:p text:style-name="P4"><text:s text:c="3"/><text:span text:style-name="T4">References</text:span></text:p>
      <text:p text:style-name="P5"><text:span text:style-name="T6"><text:s text:c="6"/></text:span><text:a xlink:type="simple" xlink:href="https://www.rfc-editor.org/rfc/rfc6455" text:style-name="Internet_20_link" text:visited-style-name="Visited_20_Internet_20_Link"><text:span text:style-name="T7">RFC 6455</text:span></text:a></text:p>
      <text:p text:style-name="P5"/>
      <text:p text:style-name="P8"><text:a xlink:type="simple" xlink:href="https://www.rfc-editor.org/rfc/rfc6455#section-11.2" text:style-name="Internet_20_link" text:visited-style-name="Visited_20_Internet_20_Link"><text:bookmark text:name="section-11.2"/><text:span text:style-name="T10">11.2</text:span></text:a><text:span text:style-name="T11">. <text:s/>Registration of the "WebSocket" HTTP Upgrade Keyword</text:span></text:p>
      <text:p text:style-name="P5"/>
      <text:p text:style-name="P4"><text:s text:c="3"/><text:span text:style-name="T4">This section defines a keyword registered in the HTTP Upgrade Tokens</text:span></text:p>
      <text:p text:style-name="P5"><text:span text:style-name="T6"><text:s text:c="3"/></text:span><text:span text:style-name="T7">Registry as per </text:span><text:a xlink:type="simple" xlink:href="https://www.rfc-editor.org/rfc/rfc2817" text:style-name="Internet_20_link" text:visited-style-name="Visited_20_Internet_20_Link"><text:span text:style-name="T8">RFC 2817</text:span></text:a><text:span text:style-name="T7"> [</text:span><text:a xlink:type="simple" xlink:href="https://www.rfc-editor.org/rfc/rfc2817" text:style-name="Internet_20_link" text:visited-style-name="Visited_20_Internet_20_Link"><text:span text:style-name="T8">RFC2817</text:span></text:a><text:span text:style-name="T7">].</text:span></text:p>
      <text:p text:style-name="P5"/>
      <text:p text:style-name="P4"><text:s text:c="3"/><text:span text:style-name="T4">Name of token</text:span></text:p>
      <text:p text:style-name="P4"><text:s text:c="6"/><text:span text:style-name="T4">WebSocket</text:span></text:p>
      <text:p text:style-name="P5"/>
      <text:p text:style-name="P4"><text:s text:c="3"/><text:span text:style-name="T4">Author/Change controller</text:span></text:p>
      <text:p text:style-name="P4"><text:s text:c="6"/><text:span text:style-name="T4">IETF &lt;iesg@ietf.org&gt;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56]</text:p>
      <text:p text:style-name="Horizontal_20_Line"/>
      <text:p text:style-name="P8"><text:bookmark text:name="page-57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Contact</text:span></text:p>
      <text:p text:style-name="P4"><text:s text:c="6"/><text:span text:style-name="T4">HYBI &lt;hybi@ietf.org&gt;</text:span></text:p>
      <text:p text:style-name="P5"/>
      <text:p text:style-name="P4"><text:s text:c="3"/><text:span text:style-name="T4">References</text:span></text:p>
      <text:p text:style-name="P5"><text:span text:style-name="T6"><text:s text:c="6"/></text:span><text:a xlink:type="simple" xlink:href="https://www.rfc-editor.org/rfc/rfc6455" text:style-name="Internet_20_link" text:visited-style-name="Visited_20_Internet_20_Link"><text:span text:style-name="T7">RFC 6455</text:span></text:a></text:p>
      <text:p text:style-name="P5"/>
      <text:p text:style-name="P8"><text:a xlink:type="simple" xlink:href="https://www.rfc-editor.org/rfc/rfc6455#section-11.3" text:style-name="Internet_20_link" text:visited-style-name="Visited_20_Internet_20_Link"><text:bookmark text:name="section-11.3"/><text:span text:style-name="T10">11.3</text:span></text:a><text:span text:style-name="T11">. <text:s/>Registration of New HTTP Header Fields</text:span></text:p>
      <text:p text:style-name="P5"/>
      <text:p text:style-name="P8"><text:a xlink:type="simple" xlink:href="https://www.rfc-editor.org/rfc/rfc6455#section-11.3.1" text:style-name="Internet_20_link" text:visited-style-name="Visited_20_Internet_20_Link"><text:bookmark text:name="section-11.3.1"/><text:span text:style-name="T10">11.3.1</text:span></text:a><text:span text:style-name="T11">. <text:s/>Sec-WebSocket-Key</text:span></text:p>
      <text:p text:style-name="P5"/>
      <text:p text:style-name="P4"><text:s text:c="3"/><text:span text:style-name="T4">This section describes a header field registered in the Permanent</text:span></text:p>
      <text:p text:style-name="P5"><text:span text:style-name="T6"><text:s text:c="3"/></text:span><text:span text:style-name="T7">Message Header Field Names registry [</text:span><text:a xlink:type="simple" xlink:href="https://www.rfc-editor.org/rfc/rfc3864" text:style-name="Internet_20_link" text:visited-style-name="Visited_20_Internet_20_Link"><text:span text:style-name="T8">RFC3864</text:span></text:a><text:span text:style-name="T7">].</text:span></text:p>
      <text:p text:style-name="P5"><text:soft-page-break/></text:p>
      <text:p text:style-name="P4"><text:s text:c="3"/><text:span text:style-name="T4">Header field name</text:span></text:p>
      <text:p text:style-name="P4"><text:s text:c="6"/><text:span text:style-name="T4">Sec-WebSocket-Key</text:span></text:p>
      <text:p text:style-name="P5"/>
      <text:p text:style-name="P4"><text:s text:c="3"/><text:span text:style-name="T4">Applicable protocol</text:span></text:p>
      <text:p text:style-name="P4"><text:s text:c="6"/><text:span text:style-name="T4">http</text:span></text:p>
      <text:p text:style-name="P5"/>
      <text:p text:style-name="P4"><text:s text:c="3"/><text:span text:style-name="T4">Status</text:span></text:p>
      <text:p text:style-name="P4"><text:s text:c="6"/><text:span text:style-name="T4">standard</text:span></text:p>
      <text:p text:style-name="P5"/>
      <text:p text:style-name="P4"><text:s text:c="3"/><text:span text:style-name="T4">Author/Change controller</text:span></text:p>
      <text:p text:style-name="P4"><text:s text:c="6"/><text:span text:style-name="T4">IETF</text:span></text:p>
      <text:p text:style-name="P5"/>
      <text:p text:style-name="P4"><text:s text:c="3"/><text:span text:style-name="T4">Specification document(s)</text:span></text:p>
      <text:p text:style-name="P5"><text:span text:style-name="T6"><text:s text:c="6"/></text:span><text:a xlink:type="simple" xlink:href="https://www.rfc-editor.org/rfc/rfc6455" text:style-name="Internet_20_link" text:visited-style-name="Visited_20_Internet_20_Link"><text:span text:style-name="T7">RFC 6455</text:span></text:a></text:p>
      <text:p text:style-name="P5"/>
      <text:p text:style-name="P4"><text:s text:c="3"/><text:span text:style-name="T4">Related information</text:span></text:p>
      <text:p text:style-name="P4"><text:s text:c="6"/><text:span text:style-name="T4">This header field is only used for WebSocket opening handshake.</text:span></text:p>
      <text:p text:style-name="P5"/>
      <text:p text:style-name="P4"><text:s text:c="3"/><text:span text:style-name="T4">The |Sec-WebSocket-Key| header field is used in the WebSocket opening</text:span></text:p>
      <text:p text:style-name="P4"><text:s text:c="3"/><text:span text:style-name="T4">handshake. <text:s/>It is sent from the client to the server to provide part</text:span></text:p>
      <text:p text:style-name="P4"><text:s text:c="3"/><text:span text:style-name="T4">of the information used by the server to prove that it received a</text:span></text:p>
      <text:p text:style-name="P4"><text:s text:c="3"/><text:span text:style-name="T4">valid WebSocket opening handshake. <text:s/>This helps ensure that the server</text:span></text:p>
      <text:p text:style-name="P4"><text:s text:c="3"/><text:span text:style-name="T4">does not accept connections from non-WebSocket clients (e.g., HTTP</text:span></text:p>
      <text:p text:style-name="P4"><text:s text:c="3"/><text:span text:style-name="T4">clients) that are being abused to send data to unsuspecting WebSocket</text:span></text:p>
      <text:p text:style-name="P4"><text:s text:c="3"/><text:span text:style-name="T4">servers.</text:span></text:p>
      <text:p text:style-name="P5"/>
      <text:p text:style-name="P4"><text:s text:c="3"/><text:span text:style-name="T4">The |Sec-WebSocket-Key| header field MUST NOT appear more than once</text:span></text:p>
      <text:p text:style-name="P4"><text:s text:c="3"/><text:span text:style-name="T4">in an HTTP request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57]</text:p>
      <text:p text:style-name="Horizontal_20_Line"/>
      <text:p text:style-name="P8"><text:bookmark text:name="page-58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11.3.2" text:style-name="Internet_20_link" text:visited-style-name="Visited_20_Internet_20_Link"><text:bookmark text:name="section-11.3.2"/><text:span text:style-name="T10">11.3.2</text:span></text:a><text:span text:style-name="T11">. <text:s/>Sec-WebSocket-Extensions</text:span></text:p>
      <text:p text:style-name="P5"/>
      <text:p text:style-name="P4"><text:s text:c="3"/><text:span text:style-name="T4">This section describes a header field for registration in the</text:span></text:p>
      <text:p text:style-name="P5"><text:span text:style-name="T6"><text:s text:c="3"/></text:span><text:span text:style-name="T7">Permanent Message Header Field Names registry [</text:span><text:a xlink:type="simple" xlink:href="https://www.rfc-editor.org/rfc/rfc3864" text:style-name="Internet_20_link" text:visited-style-name="Visited_20_Internet_20_Link"><text:span text:style-name="T8">RFC3864</text:span></text:a><text:span text:style-name="T7">].</text:span></text:p>
      <text:p text:style-name="P5"/>
      <text:p text:style-name="P4"><text:s text:c="3"/><text:span text:style-name="T4">Header field name</text:span></text:p>
      <text:p text:style-name="P4"><text:s text:c="6"/><text:span text:style-name="T4">Sec-WebSocket-Extensions</text:span></text:p>
      <text:p text:style-name="P5"/>
      <text:p text:style-name="P4"><text:s text:c="3"/><text:span text:style-name="T4">Applicable protocol</text:span></text:p>
      <text:p text:style-name="P4"><text:s text:c="6"/><text:span text:style-name="T4">http</text:span></text:p>
      <text:p text:style-name="P5"/>
      <text:p text:style-name="P4"><text:s text:c="3"/><text:span text:style-name="T4">Status</text:span></text:p>
      <text:p text:style-name="P4"><text:s text:c="6"/><text:span text:style-name="T4">standard</text:span></text:p>
      <text:p text:style-name="P5"/>
      <text:p text:style-name="P4"><text:s text:c="3"/><text:span text:style-name="T4">Author/Change controller</text:span></text:p>
      <text:p text:style-name="P4"><text:s text:c="6"/><text:span text:style-name="T4">IETF</text:span></text:p>
      <text:p text:style-name="P5"/>
      <text:p text:style-name="P4"><text:s text:c="3"/><text:span text:style-name="T4">Specification document(s)</text:span></text:p>
      <text:p text:style-name="P5"><text:soft-page-break/><text:span text:style-name="T6"><text:s text:c="6"/></text:span><text:a xlink:type="simple" xlink:href="https://www.rfc-editor.org/rfc/rfc6455" text:style-name="Internet_20_link" text:visited-style-name="Visited_20_Internet_20_Link"><text:span text:style-name="T7">RFC 6455</text:span></text:a></text:p>
      <text:p text:style-name="P5"/>
      <text:p text:style-name="P4"><text:s text:c="3"/><text:span text:style-name="T4">Related information</text:span></text:p>
      <text:p text:style-name="P4"><text:s text:c="6"/><text:span text:style-name="T4">This header field is only used for WebSocket opening handshake.</text:span></text:p>
      <text:p text:style-name="P5"/>
      <text:p text:style-name="P4"><text:s text:c="3"/><text:span text:style-name="T4">The |Sec-WebSocket-Extensions| header field is used in the WebSocket</text:span></text:p>
      <text:p text:style-name="P4"><text:s text:c="3"/><text:span text:style-name="T4">opening handshake. <text:s/>It is initially sent from the client to the</text:span></text:p>
      <text:p text:style-name="P4"><text:s text:c="3"/><text:span text:style-name="T4">server, and then subsequently sent from the server to the client, to</text:span></text:p>
      <text:p text:style-name="P4"><text:s text:c="3"/><text:span text:style-name="T4">agree on a set of protocol-level extensions to use for the duration</text:span></text:p>
      <text:p text:style-name="P4"><text:s text:c="3"/><text:span text:style-name="T4">of the connection.</text:span></text:p>
      <text:p text:style-name="P5"/>
      <text:p text:style-name="P4"><text:s text:c="3"/><text:span text:style-name="T4">The |Sec-WebSocket-Extensions| header field MAY appear multiple times</text:span></text:p>
      <text:p text:style-name="P4"><text:s text:c="3"/><text:span text:style-name="T4">in an HTTP request (which is logically the same as a single</text:span></text:p>
      <text:p text:style-name="P4"><text:s text:c="3"/><text:span text:style-name="T4">|Sec-WebSocket-Extensions| header field that contains all values.</text:span></text:p>
      <text:p text:style-name="P4"><text:s text:c="3"/><text:span text:style-name="T4">However, the |Sec-WebSocket-Extensions| header field MUST NOT appear</text:span></text:p>
      <text:p text:style-name="P4"><text:s text:c="3"/><text:span text:style-name="T4">more than once in an HTTP response.</text:span></text:p>
      <text:p text:style-name="P5"/>
      <text:p text:style-name="P8"><text:a xlink:type="simple" xlink:href="https://www.rfc-editor.org/rfc/rfc6455#section-11.3.3" text:style-name="Internet_20_link" text:visited-style-name="Visited_20_Internet_20_Link"><text:bookmark text:name="section-11.3.3"/><text:span text:style-name="T10">11.3.3</text:span></text:a><text:span text:style-name="T11">. <text:s/>Sec-WebSocket-Accept</text:span></text:p>
      <text:p text:style-name="P5"/>
      <text:p text:style-name="P4"><text:s text:c="3"/><text:span text:style-name="T4">This section describes a header field registered in the Permanent</text:span></text:p>
      <text:p text:style-name="P5"><text:span text:style-name="T6"><text:s text:c="3"/></text:span><text:span text:style-name="T7">Message Header Field Names registry [</text:span><text:a xlink:type="simple" xlink:href="https://www.rfc-editor.org/rfc/rfc3864" text:style-name="Internet_20_link" text:visited-style-name="Visited_20_Internet_20_Link"><text:span text:style-name="T8">RFC3864</text:span></text:a><text:span text:style-name="T7">].</text:span></text:p>
      <text:p text:style-name="P5"/>
      <text:p text:style-name="P4"><text:s text:c="3"/><text:span text:style-name="T4">Header field name</text:span></text:p>
      <text:p text:style-name="P4"><text:s text:c="6"/><text:span text:style-name="T4">Sec-WebSocket-Accept</text:span></text:p>
      <text:p text:style-name="P5"/>
      <text:p text:style-name="P4"><text:s text:c="3"/><text:span text:style-name="T4">Applicable protocol</text:span></text:p>
      <text:p text:style-name="P4"><text:s text:c="6"/><text:span text:style-name="T4">http</text:span></text:p>
      <text:p text:style-name="P5"/>
      <text:p text:style-name="P4"><text:s text:c="3"/><text:span text:style-name="T4">Status</text:span></text:p>
      <text:p text:style-name="P4"><text:s text:c="6"/><text:span text:style-name="T4">standard</text:span></text:p>
      <text:p text:style-name="P5"/>
      <text:p text:style-name="P5"/>
      <text:p text:style-name="P5"/>
      <text:p text:style-name="P7">Fette &amp; Melnikov <text:s text:c="12"/>Standards Track <text:s text:c="18"/>[Page 58]</text:p>
      <text:p text:style-name="Horizontal_20_Line"/>
      <text:p text:style-name="P8"><text:bookmark text:name="page-59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Author/Change controller</text:span></text:p>
      <text:p text:style-name="P4"><text:s text:c="6"/><text:span text:style-name="T4">IETF</text:span></text:p>
      <text:p text:style-name="P5"/>
      <text:p text:style-name="P4"><text:s text:c="3"/><text:span text:style-name="T4">Specification document(s)</text:span></text:p>
      <text:p text:style-name="P5"><text:span text:style-name="T6"><text:s text:c="6"/></text:span><text:a xlink:type="simple" xlink:href="https://www.rfc-editor.org/rfc/rfc6455" text:style-name="Internet_20_link" text:visited-style-name="Visited_20_Internet_20_Link"><text:span text:style-name="T7">RFC 6455</text:span></text:a></text:p>
      <text:p text:style-name="P5"/>
      <text:p text:style-name="P4"><text:s text:c="3"/><text:span text:style-name="T4">Related information</text:span></text:p>
      <text:p text:style-name="P4"><text:s text:c="6"/><text:span text:style-name="T4">This header field is only used for the WebSocket opening</text:span></text:p>
      <text:p text:style-name="P4"><text:s text:c="6"/><text:span text:style-name="T4">handshake.</text:span></text:p>
      <text:p text:style-name="P5"/>
      <text:p text:style-name="P4"><text:s text:c="3"/><text:span text:style-name="T4">The |Sec-WebSocket-Accept| header field is used in the WebSocket</text:span></text:p>
      <text:p text:style-name="P4"><text:s text:c="3"/><text:span text:style-name="T4">opening handshake. <text:s/>It is sent from the server to the client to</text:span></text:p>
      <text:p text:style-name="P4"><text:s text:c="3"/><text:span text:style-name="T4">confirm that the server is willing to initiate the WebSocket</text:span></text:p>
      <text:p text:style-name="P4"><text:s text:c="3"/><text:span text:style-name="T4">connection.</text:span></text:p>
      <text:p text:style-name="P5"/>
      <text:p text:style-name="P4"><text:s text:c="3"/><text:span text:style-name="T4">The |Sec-WebSocket-Accept| header MUST NOT appear more than once in</text:span></text:p>
      <text:p text:style-name="P4"><text:s text:c="3"/><text:span text:style-name="T4">an HTTP response.</text:span></text:p>
      <text:p text:style-name="P5"/>
      <text:p text:style-name="P8"><text:a xlink:type="simple" xlink:href="https://www.rfc-editor.org/rfc/rfc6455#section-11.3.4" text:style-name="Internet_20_link" text:visited-style-name="Visited_20_Internet_20_Link"><text:bookmark text:name="section-11.3.4"/><text:span text:style-name="T10">11.3.4</text:span></text:a><text:span text:style-name="T11">. <text:s/>Sec-WebSocket-Protocol</text:span></text:p>
      <text:p text:style-name="P5"/>
      <text:p text:style-name="P4"><text:s text:c="3"/><text:span text:style-name="T4">This section describes a header field registered in the Permanent</text:span></text:p>
      <text:p text:style-name="P5"><text:span text:style-name="T6"><text:s text:c="3"/></text:span><text:span text:style-name="T7">Message Header Field Names registry [</text:span><text:a xlink:type="simple" xlink:href="https://www.rfc-editor.org/rfc/rfc3864" text:style-name="Internet_20_link" text:visited-style-name="Visited_20_Internet_20_Link"><text:span text:style-name="T8">RFC3864</text:span></text:a><text:span text:style-name="T7">].</text:span></text:p>
      <text:p text:style-name="P5"/>
      <text:p text:style-name="P4"><text:s text:c="3"/><text:span text:style-name="T4">Header field name</text:span></text:p>
      <text:p text:style-name="P4"><text:soft-page-break/><text:s text:c="6"/><text:span text:style-name="T4">Sec-WebSocket-Protocol</text:span></text:p>
      <text:p text:style-name="P5"/>
      <text:p text:style-name="P4"><text:s text:c="3"/><text:span text:style-name="T4">Applicable protocol</text:span></text:p>
      <text:p text:style-name="P4"><text:s text:c="6"/><text:span text:style-name="T4">http</text:span></text:p>
      <text:p text:style-name="P5"/>
      <text:p text:style-name="P4"><text:s text:c="3"/><text:span text:style-name="T4">Status</text:span></text:p>
      <text:p text:style-name="P4"><text:s text:c="6"/><text:span text:style-name="T4">standard</text:span></text:p>
      <text:p text:style-name="P5"/>
      <text:p text:style-name="P4"><text:s text:c="3"/><text:span text:style-name="T4">Author/Change controller</text:span></text:p>
      <text:p text:style-name="P4"><text:s text:c="6"/><text:span text:style-name="T4">IETF</text:span></text:p>
      <text:p text:style-name="P5"/>
      <text:p text:style-name="P4"><text:s text:c="3"/><text:span text:style-name="T4">Specification document(s)</text:span></text:p>
      <text:p text:style-name="P5"><text:span text:style-name="T6"><text:s text:c="6"/></text:span><text:a xlink:type="simple" xlink:href="https://www.rfc-editor.org/rfc/rfc6455" text:style-name="Internet_20_link" text:visited-style-name="Visited_20_Internet_20_Link"><text:span text:style-name="T7">RFC 6455</text:span></text:a></text:p>
      <text:p text:style-name="P5"/>
      <text:p text:style-name="P4"><text:s text:c="3"/><text:span text:style-name="T4">Related information</text:span></text:p>
      <text:p text:style-name="P4"><text:s text:c="6"/><text:span text:style-name="T4">This header field is only used for the WebSocket opening</text:span></text:p>
      <text:p text:style-name="P4"><text:s text:c="6"/><text:span text:style-name="T4">handshake.</text:span></text:p>
      <text:p text:style-name="P5"/>
      <text:p text:style-name="P4"><text:s text:c="3"/><text:span text:style-name="T4">The |Sec-WebSocket-Protocol| header field is used in the WebSocket</text:span></text:p>
      <text:p text:style-name="P4"><text:s text:c="3"/><text:span text:style-name="T4">opening handshake. <text:s/>It is sent from the client to the server and back</text:span></text:p>
      <text:p text:style-name="P4"><text:s text:c="3"/><text:span text:style-name="T4">from the server to the client to confirm the subprotocol of the</text:span></text:p>
      <text:p text:style-name="P4"><text:s text:c="3"/><text:span text:style-name="T4">connection. <text:s/>This enables scripts to both select a subprotocol and be</text:span></text:p>
      <text:p text:style-name="P4"><text:s text:c="3"/><text:span text:style-name="T4">sure that the server agreed to serve that subprotocol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59]</text:p>
      <text:p text:style-name="Horizontal_20_Line"/>
      <text:p text:style-name="P8"><text:bookmark text:name="page-60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The |Sec-WebSocket-Protocol| header field MAY appear multiple times</text:span></text:p>
      <text:p text:style-name="P4"><text:s text:c="3"/><text:span text:style-name="T4">in an HTTP request (which is logically the same as a single</text:span></text:p>
      <text:p text:style-name="P4"><text:s text:c="3"/><text:span text:style-name="T4">|Sec-WebSocket-Protocol| header field that contains all values).</text:span></text:p>
      <text:p text:style-name="P4"><text:s text:c="3"/><text:span text:style-name="T4">However, the |Sec-WebSocket-Protocol| header field MUST NOT appear</text:span></text:p>
      <text:p text:style-name="P4"><text:s text:c="3"/><text:span text:style-name="T4">more than once in an HTTP response.</text:span></text:p>
      <text:p text:style-name="P5"/>
      <text:p text:style-name="P8"><text:a xlink:type="simple" xlink:href="https://www.rfc-editor.org/rfc/rfc6455#section-11.3.5" text:style-name="Internet_20_link" text:visited-style-name="Visited_20_Internet_20_Link"><text:bookmark text:name="section-11.3.5"/><text:span text:style-name="T10">11.3.5</text:span></text:a><text:span text:style-name="T11">. <text:s/>Sec-WebSocket-Version</text:span></text:p>
      <text:p text:style-name="P5"/>
      <text:p text:style-name="P4"><text:s text:c="3"/><text:span text:style-name="T4">This section describes a header field registered in the Permanent</text:span></text:p>
      <text:p text:style-name="P5"><text:span text:style-name="T6"><text:s text:c="3"/></text:span><text:span text:style-name="T7">Message Header Field Names registry [</text:span><text:a xlink:type="simple" xlink:href="https://www.rfc-editor.org/rfc/rfc3864" text:style-name="Internet_20_link" text:visited-style-name="Visited_20_Internet_20_Link"><text:span text:style-name="T8">RFC3864</text:span></text:a><text:span text:style-name="T7">].</text:span></text:p>
      <text:p text:style-name="P5"/>
      <text:p text:style-name="P4"><text:s text:c="3"/><text:span text:style-name="T4">Header field name</text:span></text:p>
      <text:p text:style-name="P4"><text:s text:c="6"/><text:span text:style-name="T4">Sec-WebSocket-Version</text:span></text:p>
      <text:p text:style-name="P5"/>
      <text:p text:style-name="P4"><text:s text:c="3"/><text:span text:style-name="T4">Applicable protocol</text:span></text:p>
      <text:p text:style-name="P4"><text:s text:c="6"/><text:span text:style-name="T4">http</text:span></text:p>
      <text:p text:style-name="P5"/>
      <text:p text:style-name="P4"><text:s text:c="3"/><text:span text:style-name="T4">Status</text:span></text:p>
      <text:p text:style-name="P4"><text:s text:c="6"/><text:span text:style-name="T4">standard</text:span></text:p>
      <text:p text:style-name="P5"/>
      <text:p text:style-name="P4"><text:s text:c="3"/><text:span text:style-name="T4">Author/Change controller</text:span></text:p>
      <text:p text:style-name="P4"><text:s text:c="6"/><text:span text:style-name="T4">IETF</text:span></text:p>
      <text:p text:style-name="P5"/>
      <text:p text:style-name="P4"><text:s text:c="3"/><text:span text:style-name="T4">Specification document(s)</text:span></text:p>
      <text:p text:style-name="P5"><text:span text:style-name="T6"><text:s text:c="6"/></text:span><text:a xlink:type="simple" xlink:href="https://www.rfc-editor.org/rfc/rfc6455" text:style-name="Internet_20_link" text:visited-style-name="Visited_20_Internet_20_Link"><text:span text:style-name="T7">RFC 6455</text:span></text:a></text:p>
      <text:p text:style-name="P5"/>
      <text:p text:style-name="P4"><text:s text:c="3"/><text:span text:style-name="T4">Related information</text:span></text:p>
      <text:p text:style-name="P4"><text:s text:c="6"/><text:span text:style-name="T4">This header field is only used for the WebSocket opening</text:span></text:p>
      <text:p text:style-name="P4"><text:s text:c="6"/><text:span text:style-name="T4">handshake.</text:span></text:p>
      <text:p text:style-name="P5"/>
      <text:p text:style-name="P4"><text:soft-page-break/><text:s text:c="3"/><text:span text:style-name="T4">The |Sec-WebSocket-Version| header field is used in the WebSocket</text:span></text:p>
      <text:p text:style-name="P4"><text:s text:c="3"/><text:span text:style-name="T4">opening handshake. <text:s/>It is sent from the client to the server to</text:span></text:p>
      <text:p text:style-name="P4"><text:s text:c="3"/><text:span text:style-name="T4">indicate the protocol version of the connection. <text:s/>This enables</text:span></text:p>
      <text:p text:style-name="P4"><text:s text:c="3"/><text:span text:style-name="T4">servers to correctly interpret the opening handshake and subsequent</text:span></text:p>
      <text:p text:style-name="P4"><text:s text:c="3"/><text:span text:style-name="T4">data being sent from the data, and close the connection if the server</text:span></text:p>
      <text:p text:style-name="P4"><text:s text:c="3"/><text:span text:style-name="T4">cannot interpret that data in a safe manner. <text:s/>The |Sec-WebSocket-</text:span></text:p>
      <text:p text:style-name="P4"><text:s text:c="3"/><text:span text:style-name="T4">Version| header field is also sent from the server to the client on</text:span></text:p>
      <text:p text:style-name="P4"><text:s text:c="3"/><text:span text:style-name="T4">WebSocket handshake error, when the version received from the client</text:span></text:p>
      <text:p text:style-name="P4"><text:s text:c="3"/><text:span text:style-name="T4">does not match a version understood by the server. <text:s/>In such a case,</text:span></text:p>
      <text:p text:style-name="P4"><text:s text:c="3"/><text:span text:style-name="T4">the header field includes the protocol version(s) supported by the</text:span></text:p>
      <text:p text:style-name="P4"><text:s text:c="3"/><text:span text:style-name="T4">server.</text:span></text:p>
      <text:p text:style-name="P5"/>
      <text:p text:style-name="P4"><text:s text:c="3"/><text:span text:style-name="T4">Note that there is no expectation that higher version numbers are</text:span></text:p>
      <text:p text:style-name="P4"><text:s text:c="3"/><text:span text:style-name="T4">necessarily backward compatible with lower version number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60]</text:p>
      <text:p text:style-name="Horizontal_20_Line"/>
      <text:p text:style-name="P8"><text:bookmark text:name="page-61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The |Sec-WebSocket-Version| header field MAY appear multiple times in</text:span></text:p>
      <text:p text:style-name="P4"><text:s text:c="3"/><text:span text:style-name="T4">an HTTP response (which is logically the same as a single</text:span></text:p>
      <text:p text:style-name="P4"><text:s text:c="3"/><text:span text:style-name="T4">|Sec-WebSocket-Version| header field that contains all values).</text:span></text:p>
      <text:p text:style-name="P4"><text:s text:c="3"/><text:span text:style-name="T4">However, the |Sec-WebSocket-Version| header field MUST NOT appear</text:span></text:p>
      <text:p text:style-name="P4"><text:s text:c="3"/><text:span text:style-name="T4">more than once in an HTTP request.</text:span></text:p>
      <text:p text:style-name="P5"/>
      <text:p text:style-name="P8"><text:a xlink:type="simple" xlink:href="https://www.rfc-editor.org/rfc/rfc6455#section-11.4" text:style-name="Internet_20_link" text:visited-style-name="Visited_20_Internet_20_Link"><text:bookmark text:name="section-11.4"/><text:span text:style-name="T10">11.4</text:span></text:a><text:span text:style-name="T11">. <text:s/>WebSocket Extension Name Registry</text:span></text:p>
      <text:p text:style-name="P5"/>
      <text:p text:style-name="P4"><text:s text:c="3"/><text:span text:style-name="T4">This specification creates a new IANA registry for WebSocket</text:span></text:p>
      <text:p text:style-name="P4"><text:s text:c="3"/><text:span text:style-name="T4">Extension names to be used with the WebSocket Protocol in accordance</text:span></text:p>
      <text:p text:style-name="P5"><text:span text:style-name="T6"><text:s text:c="3"/></text:span><text:span text:style-name="T7">with the principles set out in </text:span><text:a xlink:type="simple" xlink:href="https://www.rfc-editor.org/rfc/rfc5226" text:style-name="Internet_20_link" text:visited-style-name="Visited_20_Internet_20_Link"><text:span text:style-name="T8">RFC 5226</text:span></text:a><text:span text:style-name="T7">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4"><text:s text:c="3"/><text:span text:style-name="T4">As part of this registry, IANA maintains the following information:</text:span></text:p>
      <text:p text:style-name="P5"/>
      <text:p text:style-name="P4"><text:s text:c="3"/><text:span text:style-name="T4">Extension Identifier</text:span></text:p>
      <text:p text:style-name="P4"><text:s text:c="6"/><text:span text:style-name="T4">The identifier of the extension, as will be used in the</text:span></text:p>
      <text:p text:style-name="P4"><text:s text:c="6"/><text:span text:style-name="T4">|Sec-WebSocket-Extensions| header field registered in</text:span></text:p>
      <text:p text:style-name="P5"><text:span text:style-name="T6"><text:s text:c="6"/></text:span><text:a xlink:type="simple" xlink:href="https://www.rfc-editor.org/rfc/rfc6455#section-11.3.2" text:style-name="Internet_20_link" text:visited-style-name="Visited_20_Internet_20_Link"><text:span text:style-name="T8">Section 11.3.2</text:span></text:a><text:span text:style-name="T7"> of this specification. <text:s/>The value must conform to</text:span></text:p>
      <text:p text:style-name="P5"><text:span text:style-name="T6"><text:s text:c="6"/></text:span><text:span text:style-name="T7">the requirements for an extension-token as defined in </text:span><text:a xlink:type="simple" xlink:href="https://www.rfc-editor.org/rfc/rfc6455#section-9.1" text:style-name="Internet_20_link" text:visited-style-name="Visited_20_Internet_20_Link"><text:span text:style-name="T8">Section 9.1</text:span></text:a></text:p>
      <text:p text:style-name="P4"><text:s text:c="6"/><text:span text:style-name="T4">of this specification.</text:span></text:p>
      <text:p text:style-name="P5"/>
      <text:p text:style-name="P4"><text:s text:c="3"/><text:span text:style-name="T4">Extension Common Name</text:span></text:p>
      <text:p text:style-name="P4"><text:s text:c="6"/><text:span text:style-name="T4">The name of the extension, as the extension is generally referred</text:span></text:p>
      <text:p text:style-name="P4"><text:s text:c="6"/><text:span text:style-name="T4">to.</text:span></text:p>
      <text:p text:style-name="P5"/>
      <text:p text:style-name="P4"><text:s text:c="3"/><text:span text:style-name="T4">Extension Definition</text:span></text:p>
      <text:p text:style-name="P4"><text:s text:c="6"/><text:span text:style-name="T4">A reference to the document in which the extension being used with</text:span></text:p>
      <text:p text:style-name="P4"><text:s text:c="6"/><text:span text:style-name="T4">the WebSocket Protocol is defined.</text:span></text:p>
      <text:p text:style-name="P5"/>
      <text:p text:style-name="P4"><text:s text:c="3"/><text:span text:style-name="T4">Known Incompatible Extensions</text:span></text:p>
      <text:p text:style-name="P4"><text:s text:c="6"/><text:span text:style-name="T4">A list of extension identifiers with which this extension is known</text:span></text:p>
      <text:p text:style-name="P4"><text:s text:c="6"/><text:span text:style-name="T4">to be incompatible.</text:span></text:p>
      <text:p text:style-name="P5"/>
      <text:p text:style-name="P4"><text:s text:c="3"/><text:span text:style-name="T4">WebSocket Extension names are to be subject to the "First Come First</text:span></text:p>
      <text:p text:style-name="P5"><text:span text:style-name="T6"><text:s text:c="3"/></text:span><text:span text:style-name="T7">Served" IANA registration policy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4"><text:soft-page-break/><text:s text:c="3"/><text:span text:style-name="T4">There are no initial values in this registry.</text:span></text:p>
      <text:p text:style-name="P5"/>
      <text:p text:style-name="P8"><text:a xlink:type="simple" xlink:href="https://www.rfc-editor.org/rfc/rfc6455#section-11.5" text:style-name="Internet_20_link" text:visited-style-name="Visited_20_Internet_20_Link"><text:bookmark text:name="section-11.5"/><text:span text:style-name="T10">11.5</text:span></text:a><text:span text:style-name="T11">. <text:s/>WebSocket Subprotocol Name Registry</text:span></text:p>
      <text:p text:style-name="P5"/>
      <text:p text:style-name="P4"><text:s text:c="3"/><text:span text:style-name="T4">This specification creates a new IANA registry for WebSocket</text:span></text:p>
      <text:p text:style-name="P4"><text:s text:c="3"/><text:span text:style-name="T4">Subprotocol names to be used with the WebSocket Protocol in</text:span></text:p>
      <text:p text:style-name="P5"><text:span text:style-name="T6"><text:s text:c="3"/></text:span><text:span text:style-name="T7">accordance with the principles set out in </text:span><text:a xlink:type="simple" xlink:href="https://www.rfc-editor.org/rfc/rfc5226" text:style-name="Internet_20_link" text:visited-style-name="Visited_20_Internet_20_Link"><text:span text:style-name="T8">RFC 5226</text:span></text:a><text:span text:style-name="T7">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61]</text:p>
      <text:p text:style-name="Horizontal_20_Line"/>
      <text:p text:style-name="P8"><text:bookmark text:name="page-62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As part of this registry, IANA maintains the following information:</text:span></text:p>
      <text:p text:style-name="P5"/>
      <text:p text:style-name="P4"><text:s text:c="3"/><text:span text:style-name="T4">Subprotocol Identifier</text:span></text:p>
      <text:p text:style-name="P4"><text:s text:c="6"/><text:span text:style-name="T4">The identifier of the subprotocol, as will be used in the</text:span></text:p>
      <text:p text:style-name="P5"><text:span text:style-name="T6"><text:s text:c="6"/></text:span><text:span text:style-name="T7">|Sec-WebSocket-Protocol| header field registered in </text:span><text:a xlink:type="simple" xlink:href="https://www.rfc-editor.org/rfc/rfc6455#section-11.3.4" text:style-name="Internet_20_link" text:visited-style-name="Visited_20_Internet_20_Link"><text:span text:style-name="T8">Section 11.3.4</text:span></text:a></text:p>
      <text:p text:style-name="P4"><text:s text:c="6"/><text:span text:style-name="T4">of this specification. <text:s/>The value must conform to the requirements</text:span></text:p>
      <text:p text:style-name="P5"><text:span text:style-name="T6"><text:s text:c="6"/></text:span><text:span text:style-name="T7">given in item 10 of </text:span><text:a xlink:type="simple" xlink:href="https://www.rfc-editor.org/rfc/rfc6455#section-4.1" text:style-name="Internet_20_link" text:visited-style-name="Visited_20_Internet_20_Link"><text:span text:style-name="T8">Section 4.1</text:span></text:a><text:span text:style-name="T7"> of this specification -- namely,</text:span></text:p>
      <text:p text:style-name="P5"><text:span text:style-name="T6"><text:s text:c="6"/></text:span><text:span text:style-name="T7">the value must be a token as defined by </text:span><text:a xlink:type="simple" xlink:href="https://www.rfc-editor.org/rfc/rfc2616" text:style-name="Internet_20_link" text:visited-style-name="Visited_20_Internet_20_Link"><text:span text:style-name="T8">RFC 2616</text:span></text:a><text:span text:style-name="T7"> [</text:span><text:a xlink:type="simple" xlink:href="https://www.rfc-editor.org/rfc/rfc2616" text:style-name="Internet_20_link" text:visited-style-name="Visited_20_Internet_20_Link"><text:span text:style-name="T8">RFC2616</text:span></text:a><text:span text:style-name="T7">].</text:span></text:p>
      <text:p text:style-name="P5"/>
      <text:p text:style-name="P4"><text:s text:c="3"/><text:span text:style-name="T4">Subprotocol Common Name</text:span></text:p>
      <text:p text:style-name="P4"><text:s text:c="6"/><text:span text:style-name="T4">The name of the subprotocol, as the subprotocol is generally</text:span></text:p>
      <text:p text:style-name="P4"><text:s text:c="6"/><text:span text:style-name="T4">referred to.</text:span></text:p>
      <text:p text:style-name="P5"/>
      <text:p text:style-name="P4"><text:s text:c="3"/><text:span text:style-name="T4">Subprotocol Definition</text:span></text:p>
      <text:p text:style-name="P4"><text:s text:c="6"/><text:span text:style-name="T4">A reference to the document in which the subprotocol being used</text:span></text:p>
      <text:p text:style-name="P4"><text:s text:c="6"/><text:span text:style-name="T4">with the WebSocket Protocol is defined.</text:span></text:p>
      <text:p text:style-name="P5"/>
      <text:p text:style-name="P4"><text:s text:c="3"/><text:span text:style-name="T4">WebSocket Subprotocol names are to be subject to the "First Come</text:span></text:p>
      <text:p text:style-name="P5"><text:span text:style-name="T6"><text:s text:c="3"/></text:span><text:span text:style-name="T7">First Served" IANA registration policy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8"><text:a xlink:type="simple" xlink:href="https://www.rfc-editor.org/rfc/rfc6455#section-11.6" text:style-name="Internet_20_link" text:visited-style-name="Visited_20_Internet_20_Link"><text:bookmark text:name="section-11.6"/><text:span text:style-name="T10">11.6</text:span></text:a><text:span text:style-name="T11">. <text:s/>WebSocket Version Number Registry</text:span></text:p>
      <text:p text:style-name="P5"/>
      <text:p text:style-name="P4"><text:s text:c="3"/><text:span text:style-name="T4">This specification creates a new IANA registry for WebSocket Version</text:span></text:p>
      <text:p text:style-name="P4"><text:s text:c="3"/><text:span text:style-name="T4">Numbers to be used with the WebSocket Protocol in accordance with the</text:span></text:p>
      <text:p text:style-name="P5"><text:span text:style-name="T6"><text:s text:c="3"/></text:span><text:span text:style-name="T7">principles set out in </text:span><text:a xlink:type="simple" xlink:href="https://www.rfc-editor.org/rfc/rfc5226" text:style-name="Internet_20_link" text:visited-style-name="Visited_20_Internet_20_Link"><text:span text:style-name="T8">RFC 5226</text:span></text:a><text:span text:style-name="T7">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4"><text:s text:c="3"/><text:span text:style-name="T4">As part of this registry, IANA maintains the following information:</text:span></text:p>
      <text:p text:style-name="P5"/>
      <text:p text:style-name="P4"><text:s text:c="3"/><text:span text:style-name="T4">Version Number</text:span></text:p>
      <text:p text:style-name="P4"><text:s text:c="6"/><text:span text:style-name="T4">The version number to be used in the |Sec-WebSocket-Version| is</text:span></text:p>
      <text:p text:style-name="P5"><text:span text:style-name="T6"><text:s text:c="6"/></text:span><text:span text:style-name="T7">specified in </text:span><text:a xlink:type="simple" xlink:href="https://www.rfc-editor.org/rfc/rfc6455#section-4.1" text:style-name="Internet_20_link" text:visited-style-name="Visited_20_Internet_20_Link"><text:span text:style-name="T8">Section 4.1</text:span></text:a><text:span text:style-name="T7"> of this specification. <text:s/>The value must be</text:span></text:p>
      <text:p text:style-name="P4"><text:s text:c="6"/><text:span text:style-name="T4">a non-negative integer in the range between 0 and 255 (inclusive).</text:span></text:p>
      <text:p text:style-name="P5"/>
      <text:p text:style-name="P4"><text:s text:c="3"/><text:span text:style-name="T4">Reference</text:span></text:p>
      <text:p text:style-name="P4"><text:s text:c="6"/><text:span text:style-name="T4">The RFC requesting a new version number or a draft name with</text:span></text:p>
      <text:p text:style-name="P4"><text:s text:c="6"/><text:span text:style-name="T4">version number (see below).</text:span></text:p>
      <text:p text:style-name="P5"/>
      <text:p text:style-name="P4"><text:s text:c="3"/><text:span text:style-name="T4">Status</text:span></text:p>
      <text:p text:style-name="P4"><text:s text:c="6"/><text:span text:style-name="T4">Either "Interim" or "Standard". <text:s/>See below for description.</text:span></text:p>
      <text:p text:style-name="P5"/>
      <text:p text:style-name="P4"><text:s text:c="3"/><text:span text:style-name="T4">A version number is designated as either "Interim" or "Standard".</text:span></text:p>
      <text:p text:style-name="P5"/>
      <text:p text:style-name="P4"><text:soft-page-break/><text:s text:c="3"/><text:span text:style-name="T4">A "Standard" version number is documented in an RFC and used to</text:span></text:p>
      <text:p text:style-name="P4"><text:s text:c="3"/><text:span text:style-name="T4">identify a major, stable version of the WebSocket protocol, such as</text:span></text:p>
      <text:p text:style-name="P4"><text:s text:c="3"/><text:span text:style-name="T4">the version defined by this RFC. <text:s/>"Standard" version numbers are</text:span></text:p>
      <text:p text:style-name="P5"><text:span text:style-name="T6"><text:s text:c="3"/></text:span><text:span text:style-name="T7">subject to the "IETF Review" IANA registration policy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62]</text:p>
      <text:p text:style-name="Horizontal_20_Line"/>
      <text:p text:style-name="P8"><text:bookmark text:name="page-63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An "Interim" version number is documented in an Internet-Draft and</text:span></text:p>
      <text:p text:style-name="P4"><text:s text:c="3"/><text:span text:style-name="T4">used to help implementors identify and interoperate with deployed</text:span></text:p>
      <text:p text:style-name="P4"><text:s text:c="3"/><text:span text:style-name="T4">versions of the WebSocket protocol, such as versions developed before</text:span></text:p>
      <text:p text:style-name="P4"><text:s text:c="3"/><text:span text:style-name="T4">the publication of this RFC. <text:s/>"Interim" version numbers are subject</text:span></text:p>
      <text:p text:style-name="P5"><text:span text:style-name="T6"><text:s text:c="3"/></text:span><text:span text:style-name="T7">to the "Expert Review" IANA registration policy [</text:span><text:a xlink:type="simple" xlink:href="https://www.rfc-editor.org/rfc/rfc5226" text:style-name="Internet_20_link" text:visited-style-name="Visited_20_Internet_20_Link"><text:span text:style-name="T8">RFC5226</text:span></text:a><text:span text:style-name="T7">], with the</text:span></text:p>
      <text:p text:style-name="P4"><text:s text:c="3"/><text:span text:style-name="T4">chairs of the HYBI Working Group (or, if the working group closes,</text:span></text:p>
      <text:p text:style-name="P4"><text:s text:c="3"/><text:span text:style-name="T4">the Area Directors for the IETF Applications Area) being the initial</text:span></text:p>
      <text:p text:style-name="P4"><text:s text:c="3"/><text:span text:style-name="T4">Designated Experts.</text:span></text:p>
      <text:p text:style-name="P5"/>
      <text:p text:style-name="P4"><text:s text:c="3"/><text:span text:style-name="T4">IANA has added initial values to the registry as follows.</text:span></text:p>
      <text:p text:style-name="P5"/>
      <text:p text:style-name="P4"><text:s text:c="3"/><text:span text:style-name="T4">+--------+-----------------------------------------+----------+</text:span></text:p>
      <text:p text:style-name="P4"><text:s text:c="3"/><text:span text:style-name="T4">|Version | <text:s text:c="15"/>Reference <text:s text:c="15"/>| <text:s/>Status <text:s/>|</text:span></text:p>
      <text:p text:style-name="P4"><text:s text:c="3"/><text:span text:style-name="T4">| Number | <text:s text:c="40"/>| <text:s text:c="9"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0 <text:s text:c="5"/>+ </text:span><text:a xlink:type="simple" xlink:href="https://www.rfc-editor.org/rfc/draft-ietf-hybi-thewebsocketprotocol-00" text:style-name="Internet_20_link" text:visited-style-name="Visited_20_Internet_20_Link"><text:span text:style-name="T8">draft-ietf-hybi-thewebsocketprotocol-00</text:span></text:a><text:span text:style-name="T7"> | Interim <text:s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1 <text:s text:c="5"/>+ </text:span><text:a xlink:type="simple" xlink:href="https://www.rfc-editor.org/rfc/draft-ietf-hybi-thewebsocketprotocol-01" text:style-name="Internet_20_link" text:visited-style-name="Visited_20_Internet_20_Link"><text:span text:style-name="T8">draft-ietf-hybi-thewebsocketprotocol-01</text:span></text:a><text:span text:style-name="T7"> | Interim <text:s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2 <text:s text:c="5"/>+ </text:span><text:a xlink:type="simple" xlink:href="https://www.rfc-editor.org/rfc/draft-ietf-hybi-thewebsocketprotocol-02" text:style-name="Internet_20_link" text:visited-style-name="Visited_20_Internet_20_Link"><text:span text:style-name="T8">draft-ietf-hybi-thewebsocketprotocol-02</text:span></text:a><text:span text:style-name="T7"> | Interim <text:s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3 <text:s text:c="5"/>+ </text:span><text:a xlink:type="simple" xlink:href="https://www.rfc-editor.org/rfc/draft-ietf-hybi-thewebsocketprotocol-03" text:style-name="Internet_20_link" text:visited-style-name="Visited_20_Internet_20_Link"><text:span text:style-name="T8">draft-ietf-hybi-thewebsocketprotocol-03</text:span></text:a><text:span text:style-name="T7"> | Interim <text:s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4 <text:s text:c="5"/>+ </text:span><text:a xlink:type="simple" xlink:href="https://www.rfc-editor.org/rfc/draft-ietf-hybi-thewebsocketprotocol-04" text:style-name="Internet_20_link" text:visited-style-name="Visited_20_Internet_20_Link"><text:span text:style-name="T8">draft-ietf-hybi-thewebsocketprotocol-04</text:span></text:a><text:span text:style-name="T7"> | Interim <text:s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5 <text:s text:c="5"/>+ </text:span><text:a xlink:type="simple" xlink:href="https://www.rfc-editor.org/rfc/draft-ietf-hybi-thewebsocketprotocol-05" text:style-name="Internet_20_link" text:visited-style-name="Visited_20_Internet_20_Link"><text:span text:style-name="T8">draft-ietf-hybi-thewebsocketprotocol-05</text:span></text:a><text:span text:style-name="T7"> | Interim <text:s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6 <text:s text:c="5"/>+ </text:span><text:a xlink:type="simple" xlink:href="https://www.rfc-editor.org/rfc/draft-ietf-hybi-thewebsocketprotocol-06" text:style-name="Internet_20_link" text:visited-style-name="Visited_20_Internet_20_Link"><text:span text:style-name="T8">draft-ietf-hybi-thewebsocketprotocol-06</text:span></text:a><text:span text:style-name="T7"> | Interim <text:s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7 <text:s text:c="5"/>+ </text:span><text:a xlink:type="simple" xlink:href="https://www.rfc-editor.org/rfc/draft-ietf-hybi-thewebsocketprotocol-07" text:style-name="Internet_20_link" text:visited-style-name="Visited_20_Internet_20_Link"><text:span text:style-name="T8">draft-ietf-hybi-thewebsocketprotocol-07</text:span></text:a><text:span text:style-name="T7"> | Interim <text:s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8 <text:s text:c="5"/>+ </text:span><text:a xlink:type="simple" xlink:href="https://www.rfc-editor.org/rfc/draft-ietf-hybi-thewebsocketprotocol-08" text:style-name="Internet_20_link" text:visited-style-name="Visited_20_Internet_20_Link"><text:span text:style-name="T8">draft-ietf-hybi-thewebsocketprotocol-08</text:span></text:a><text:span text:style-name="T7"> | Interim <text:s/>|</text:span></text:p>
      <text:p text:style-name="P4"><text:s text:c="3"/><text:span text:style-name="T4">+--------+-----------------------------------------+----------+</text:span></text:p>
      <text:p text:style-name="P4"><text:s text:c="3"/><text:span text:style-name="T4">| 9 <text:s text:c="5"/>+ <text:s text:c="15"/>Reserved <text:s text:c="16"/>| <text:s text:c="9"/>|</text:span></text:p>
      <text:p text:style-name="P4"><text:s text:c="3"/><text:span text:style-name="T4">+--------+-----------------------------------------+----------+</text:span></text:p>
      <text:p text:style-name="P4"><text:s text:c="3"/><text:span text:style-name="T4">| 10 <text:s text:c="4"/>+ <text:s text:c="15"/>Reserved <text:s text:c="16"/>| <text:s text:c="9"/>|</text:span></text:p>
      <text:p text:style-name="P4"><text:s text:c="3"/><text:span text:style-name="T4">+--------+-----------------------------------------+----------+</text:span></text:p>
      <text:p text:style-name="P4"><text:s text:c="3"/><text:span text:style-name="T4">| 11 <text:s text:c="4"/>+ <text:s text:c="15"/>Reserved <text:s text:c="16"/>| <text:s text:c="9"/>|</text:span></text:p>
      <text:p text:style-name="P4"><text:s text:c="3"/><text:span text:style-name="T4">+--------+-----------------------------------------+----------+</text:span></text:p>
      <text:p text:style-name="P4"><text:s text:c="3"/><text:span text:style-name="T4">| 12 <text:s text:c="4"/>+ <text:s text:c="15"/>Reserved <text:s text:c="16"/>| <text:s text:c="9"/>|</text:span></text:p>
      <text:p text:style-name="P4"><text:s text:c="3"/><text:span text:style-name="T4">+--------+-----------------------------------------+----------+</text:span></text:p>
      <text:p text:style-name="P5"><text:span text:style-name="T6"><text:s text:c="3"/></text:span><text:span text:style-name="T7">| 13 <text:s text:c="4"/>+ <text:s text:c="15"/>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 text:c="16"/>| Standard |</text:span></text:p>
      <text:p text:style-name="P4"><text:s text:c="3"/><text:span text:style-name="T4">+--------+-----------------------------------------+----------+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7">Fette &amp; Melnikov <text:s text:c="12"/>Standards Track <text:s text:c="18"/>[Page 63]</text:p>
      <text:p text:style-name="Horizontal_20_Line"/>
      <text:p text:style-name="P8"><text:bookmark text:name="page-64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8"><text:a xlink:type="simple" xlink:href="https://www.rfc-editor.org/rfc/rfc6455#section-11.7" text:style-name="Internet_20_link" text:visited-style-name="Visited_20_Internet_20_Link"><text:bookmark text:name="section-11.7"/><text:span text:style-name="T10">11.7</text:span></text:a><text:span text:style-name="T11">. <text:s/>WebSocket Close Code Number Registry</text:span></text:p>
      <text:p text:style-name="P5"/>
      <text:p text:style-name="P4"><text:s text:c="3"/><text:span text:style-name="T4">This specification creates a new IANA registry for WebSocket</text:span></text:p>
      <text:p text:style-name="P4"><text:s text:c="3"/><text:span text:style-name="T4">Connection Close Code Numbers in accordance with the principles set</text:span></text:p>
      <text:p text:style-name="P5"><text:span text:style-name="T6"><text:s text:c="3"/></text:span><text:span text:style-name="T7">out in </text:span><text:a xlink:type="simple" xlink:href="https://www.rfc-editor.org/rfc/rfc5226" text:style-name="Internet_20_link" text:visited-style-name="Visited_20_Internet_20_Link"><text:span text:style-name="T8">RFC 5226</text:span></text:a><text:span text:style-name="T7">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4"><text:s text:c="3"/><text:span text:style-name="T4">As part of this registry, IANA maintains the following information:</text:span></text:p>
      <text:p text:style-name="P5"/>
      <text:p text:style-name="P4"><text:s text:c="3"/><text:span text:style-name="T4">Status Code</text:span></text:p>
      <text:p text:style-name="P4"><text:s text:c="6"/><text:span text:style-name="T4">The Status Code denotes a reason for a WebSocket connection</text:span></text:p>
      <text:p text:style-name="P5"><text:span text:style-name="T6"><text:s text:c="6"/></text:span><text:span text:style-name="T7">closure as per </text:span><text:a xlink:type="simple" xlink:href="https://www.rfc-editor.org/rfc/rfc6455#section-7.4" text:style-name="Internet_20_link" text:visited-style-name="Visited_20_Internet_20_Link"><text:span text:style-name="T8">Section 7.4</text:span></text:a><text:span text:style-name="T7"> of this document. <text:s/>The status code is</text:span></text:p>
      <text:p text:style-name="P4"><text:s text:c="6"/><text:span text:style-name="T4">an integer number between 1000 and 4999 (inclusive).</text:span></text:p>
      <text:p text:style-name="P5"/>
      <text:p text:style-name="P4"><text:s text:c="3"/><text:span text:style-name="T4">Meaning</text:span></text:p>
      <text:p text:style-name="P4"><text:s text:c="6"/><text:span text:style-name="T4">The meaning of the status code. <text:s/>Each status code has to have a</text:span></text:p>
      <text:p text:style-name="P4"><text:s text:c="6"/><text:span text:style-name="T4">unique meaning.</text:span></text:p>
      <text:p text:style-name="P5"/>
      <text:p text:style-name="P4"><text:s text:c="3"/><text:span text:style-name="T4">Contact</text:span></text:p>
      <text:p text:style-name="P4"><text:s text:c="6"/><text:span text:style-name="T4">A contact for the entity reserving the status code.</text:span></text:p>
      <text:p text:style-name="P5"/>
      <text:p text:style-name="P4"><text:s text:c="3"/><text:span text:style-name="T4">Reference</text:span></text:p>
      <text:p text:style-name="P4"><text:s text:c="6"/><text:span text:style-name="T4">The stable document requesting the status codes and defining their</text:span></text:p>
      <text:p text:style-name="P4"><text:s text:c="6"/><text:span text:style-name="T4">meaning. <text:s/>This is required for status codes in the range 1000-2999</text:span></text:p>
      <text:p text:style-name="P4"><text:s text:c="6"/><text:span text:style-name="T4">and recommended for status codes in the range 3000-3999.</text:span></text:p>
      <text:p text:style-name="P5"/>
      <text:p text:style-name="P4"><text:s text:c="3"/><text:span text:style-name="T4">WebSocket Close Code Numbers are subject to different registration</text:span></text:p>
      <text:p text:style-name="P4"><text:s text:c="3"/><text:span text:style-name="T4">requirements depending on their range. <text:s/>Requests for status codes for</text:span></text:p>
      <text:p text:style-name="P4"><text:s text:c="3"/><text:span text:style-name="T4">use by this protocol and its subsequent versions or extensions are</text:span></text:p>
      <text:p text:style-name="P4"><text:s text:c="3"/><text:span text:style-name="T4">subject to any one of the "Standards Action", "Specification</text:span></text:p>
      <text:p text:style-name="P4"><text:s text:c="3"/><text:span text:style-name="T4">Required" (which implies "Designated Expert"), or "IESG Review" IANA</text:span></text:p>
      <text:p text:style-name="P4"><text:s text:c="3"/><text:span text:style-name="T4">registration policies and should be granted in the range 1000-2999.</text:span></text:p>
      <text:p text:style-name="P4"><text:s text:c="3"/><text:span text:style-name="T4">Requests for status codes for use by libraries, frameworks, and</text:span></text:p>
      <text:p text:style-name="P4"><text:s text:c="3"/><text:span text:style-name="T4">applications are subject to the "First Come First Served" IANA</text:span></text:p>
      <text:p text:style-name="P4"><text:s text:c="3"/><text:span text:style-name="T4">registration policy and should be granted in the range 3000-3999.</text:span></text:p>
      <text:p text:style-name="P4"><text:s text:c="3"/><text:span text:style-name="T4">The range of status codes from 4000-4999 is designated for Private</text:span></text:p>
      <text:p text:style-name="P4"><text:s text:c="3"/><text:span text:style-name="T4">Use. <text:s/>Requests should indicate whether they are requesting status</text:span></text:p>
      <text:p text:style-name="P4"><text:s text:c="3"/><text:span text:style-name="T4">codes for use by the WebSocket Protocol (or a future version of the</text:span></text:p>
      <text:p text:style-name="P4"><text:s text:c="3"/><text:span text:style-name="T4">protocol), by extensions, or by libraries/frameworks/applications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64]</text:p>
      <text:p text:style-name="Horizontal_20_Line"/>
      <text:p text:style-name="P8"><text:bookmark text:name="page-65"/><text:soft-page-break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IANA has added initial values to the registry as follows.</text:span></text:p>
      <text:p text:style-name="P5"/>
      <text:p text:style-name="P4"><text:s text:c="5"/><text:span text:style-name="T4">|Status Code | Meaning <text:s text:c="8"/>| Contact <text:s text:c="6"/>| Reference 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0 <text:s text:c="6"/>| Normal Closure <text:s/>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1 <text:s text:c="6"/>| Going Away <text:s text:c="5"/>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2 <text:s text:c="6"/>| Protocol error <text:s/>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3 <text:s text:c="6"/>| Unsupported Data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4 <text:s text:c="6"/>| ---Reserved---- 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5 <text:s text:c="6"/>| No Status Rcvd <text:s/>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6 <text:s text:c="6"/>| Abnormal Closure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7 <text:s text:c="6"/>| Invalid frame <text:s text:c="2"/>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5"/><text:span text:style-name="T4">| <text:s text:c="11"/>| payload data <text:s text:c="3"/>| <text:s text:c="14"/>| <text:s text:c="10"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8 <text:s text:c="6"/>| Policy Violation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09 <text:s text:c="6"/>| Message Too Big 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10 <text:s text:c="6"/>| Mandatory Ext. <text:s/>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11 <text:s text:c="6"/>| Internal Server 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5"/><text:span text:style-name="T4">| <text:s text:c="11"/>| Error <text:s text:c="10"/>| <text:s text:c="14"/>| <text:s text:c="10"/>|</text:span></text:p>
      <text:p text:style-name="P4"><text:s text:c="4"/><text:span text:style-name="T4">-+------------+-----------------+---------------+-----------|</text:span></text:p>
      <text:p text:style-name="P5"><text:span text:style-name="T6"><text:s text:c="5"/></text:span><text:span text:style-name="T7">| 1015 <text:s text:c="6"/>| TLS handshake <text:s text:c="2"/>| hybi@ietf.org 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----+-----------------+---------------+-----------|</text:span></text:p>
      <text:p text:style-name="P5"/>
      <text:p text:style-name="P8"><text:a xlink:type="simple" xlink:href="https://www.rfc-editor.org/rfc/rfc6455#section-11.8" text:style-name="Internet_20_link" text:visited-style-name="Visited_20_Internet_20_Link"><text:bookmark text:name="section-11.8"/><text:span text:style-name="T10">11.8</text:span></text:a><text:span text:style-name="T11">. <text:s/>WebSocket Opcode Registry</text:span></text:p>
      <text:p text:style-name="P5"/>
      <text:p text:style-name="P4"><text:s text:c="3"/><text:span text:style-name="T4">This specification creates a new IANA registry for WebSocket Opcodes</text:span></text:p>
      <text:p text:style-name="P5"><text:span text:style-name="T6"><text:s text:c="3"/></text:span><text:span text:style-name="T7">in accordance with the principles set out in </text:span><text:a xlink:type="simple" xlink:href="https://www.rfc-editor.org/rfc/rfc5226" text:style-name="Internet_20_link" text:visited-style-name="Visited_20_Internet_20_Link"><text:span text:style-name="T8">RFC 5226</text:span></text:a><text:span text:style-name="T7">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4"><text:s text:c="3"/><text:span text:style-name="T4">As part of this registry, IANA maintains the following information:</text:span></text:p>
      <text:p text:style-name="P5"/>
      <text:p text:style-name="P4"><text:s text:c="3"/><text:span text:style-name="T4">Opcode</text:span></text:p>
      <text:p text:style-name="P4"><text:s text:c="6"/><text:span text:style-name="T4">The opcode denotes the frame type of the WebSocket frame, as</text:span></text:p>
      <text:p text:style-name="P5"><text:span text:style-name="T6"><text:s text:c="6"/></text:span><text:span text:style-name="T7">defined in 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. <text:s/>The opcode is an integer number between 0</text:span></text:p>
      <text:p text:style-name="P4"><text:s text:c="6"/><text:span text:style-name="T4">and 15, inclusive.</text:span></text:p>
      <text:p text:style-name="P5"/>
      <text:p text:style-name="P4"><text:s text:c="3"/><text:span text:style-name="T4">Meaning</text:span></text:p>
      <text:p text:style-name="P4"><text:s text:c="6"/><text:span text:style-name="T4">The meaning of the opcode value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65]</text:p>
      <text:p text:style-name="Horizontal_20_Line"/>
      <text:p text:style-name="P8"><text:bookmark text:name="page-66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Reference</text:span></text:p>
      <text:p text:style-name="P4"><text:s text:c="6"/><text:span text:style-name="T4">The specification requesting the opcode.</text:span></text:p>
      <text:p text:style-name="P5"><text:soft-page-break/></text:p>
      <text:p text:style-name="P4"><text:s text:c="3"/><text:span text:style-name="T4">WebSocket Opcode numbers are subject to the "Standards Action" IANA</text:span></text:p>
      <text:p text:style-name="P5"><text:span text:style-name="T6"><text:s text:c="3"/></text:span><text:span text:style-name="T7">registration policy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4"><text:s text:c="3"/><text:span text:style-name="T4">IANA has added initial values to the registry as follows.</text:span></text:p>
      <text:p text:style-name="P5"/>
      <text:p text:style-name="P4"><text:s text:c="5"/><text:span text:style-name="T4">|Opcode <text:s/>| Meaning <text:s text:c="28"/>| Reference |</text:span></text:p>
      <text:p text:style-name="P4"><text:s text:c="4"/><text:span text:style-name="T4">-+--------+-------------------------------------+-----------|</text:span></text:p>
      <text:p text:style-name="P5"><text:span text:style-name="T6"><text:s text:c="5"/></text:span><text:span text:style-name="T7">| 0 <text:s text:c="5"/>| Continuation Frame <text:s text:c="17"/>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+-------------------------------------+-----------|</text:span></text:p>
      <text:p text:style-name="P5"><text:span text:style-name="T6"><text:s text:c="5"/></text:span><text:span text:style-name="T7">| 1 <text:s text:c="5"/>| Text Frame <text:s text:c="25"/>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+-------------------------------------+-----------|</text:span></text:p>
      <text:p text:style-name="P5"><text:span text:style-name="T6"><text:s text:c="5"/></text:span><text:span text:style-name="T7">| 2 <text:s text:c="5"/>| Binary Frame <text:s text:c="23"/>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+-------------------------------------+-----------|</text:span></text:p>
      <text:p text:style-name="P5"><text:span text:style-name="T6"><text:s text:c="5"/></text:span><text:span text:style-name="T7">| 8 <text:s text:c="5"/>| Connection Close Frame <text:s text:c="13"/>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+-------------------------------------+-----------|</text:span></text:p>
      <text:p text:style-name="P5"><text:span text:style-name="T6"><text:s text:c="5"/></text:span><text:span text:style-name="T7">| 9 <text:s text:c="5"/>| Ping Frame <text:s text:c="25"/>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+-------------------------------------+-----------|</text:span></text:p>
      <text:p text:style-name="P5"><text:span text:style-name="T6"><text:s text:c="5"/></text:span><text:span text:style-name="T7">| 10 <text:s text:c="4"/>| Pong Frame <text:s text:c="25"/>| </text:span><text:a xlink:type="simple" xlink:href="https://www.rfc-editor.org/rfc/rfc6455" text:style-name="Internet_20_link" text:visited-style-name="Visited_20_Internet_20_Link"><text:span text:style-name="T8">RFC 6455</text:span></text:a><text:span text:style-name="T7"> <text:s/>|</text:span></text:p>
      <text:p text:style-name="P4"><text:s text:c="4"/><text:span text:style-name="T4">-+--------+-------------------------------------+-----------|</text:span></text:p>
      <text:p text:style-name="P5"/>
      <text:p text:style-name="P8"><text:a xlink:type="simple" xlink:href="https://www.rfc-editor.org/rfc/rfc6455#section-11.9" text:style-name="Internet_20_link" text:visited-style-name="Visited_20_Internet_20_Link"><text:bookmark text:name="section-11.9"/><text:span text:style-name="T10">11.9</text:span></text:a><text:span text:style-name="T11">. <text:s/>WebSocket Framing Header Bits Registry</text:span></text:p>
      <text:p text:style-name="P5"/>
      <text:p text:style-name="P4"><text:s text:c="3"/><text:span text:style-name="T4">This specification creates a new IANA registry for WebSocket Framing</text:span></text:p>
      <text:p text:style-name="P5"><text:span text:style-name="T6"><text:s text:c="3"/></text:span><text:span text:style-name="T7">Header Bits in accordance with the principles set out in </text:span><text:a xlink:type="simple" xlink:href="https://www.rfc-editor.org/rfc/rfc5226" text:style-name="Internet_20_link" text:visited-style-name="Visited_20_Internet_20_Link"><text:span text:style-name="T8">RFC 5226</text:span></text:a></text:p>
      <text:p text:style-name="P5"><text:span text:style-name="T6"><text:s text:c="3"/></text:span><text:span text:style-name="T7">[</text:span><text:a xlink:type="simple" xlink:href="https://www.rfc-editor.org/rfc/rfc5226" text:style-name="Internet_20_link" text:visited-style-name="Visited_20_Internet_20_Link"><text:span text:style-name="T8">RFC5226</text:span></text:a><text:span text:style-name="T7">]. <text:s/>This registry controls assignment of the bits marked</text:span></text:p>
      <text:p text:style-name="P5"><text:span text:style-name="T6"><text:s text:c="3"/></text:span><text:span text:style-name="T7">RSV1, RSV2, and RSV3 in </text:span><text:a xlink:type="simple" xlink:href="https://www.rfc-editor.org/rfc/rfc6455#section-5.2" text:style-name="Internet_20_link" text:visited-style-name="Visited_20_Internet_20_Link"><text:span text:style-name="T8">Section 5.2</text:span></text:a><text:span text:style-name="T7">.</text:span></text:p>
      <text:p text:style-name="P5"/>
      <text:p text:style-name="P4"><text:s text:c="3"/><text:span text:style-name="T4">These bits are reserved for future versions or extensions of this</text:span></text:p>
      <text:p text:style-name="P4"><text:s text:c="3"/><text:span text:style-name="T4">specification.</text:span></text:p>
      <text:p text:style-name="P5"/>
      <text:p text:style-name="P4"><text:s text:c="3"/><text:span text:style-name="T4">WebSocket Framing Header Bits assignments are subject to the</text:span></text:p>
      <text:p text:style-name="P5"><text:span text:style-name="T6"><text:s text:c="3"/></text:span><text:span text:style-name="T7">"Standards Action" IANA registration policy [</text:span><text:a xlink:type="simple" xlink:href="https://www.rfc-editor.org/rfc/rfc5226" text:style-name="Internet_20_link" text:visited-style-name="Visited_20_Internet_20_Link"><text:span text:style-name="T8">RFC5226</text:span></text:a><text:span text:style-name="T7">].</text:span></text:p>
      <text:p text:style-name="P5"/>
      <text:p text:style-name="P8"><text:a xlink:type="simple" xlink:href="https://www.rfc-editor.org/rfc/rfc6455#section-12" text:style-name="Internet_20_link" text:visited-style-name="Visited_20_Internet_20_Link"><text:bookmark text:name="section-12"/><text:span text:style-name="T10">12</text:span></text:a><text:span text:style-name="T11">. <text:s/>Using the WebSocket Protocol from Other Specifications</text:span></text:p>
      <text:p text:style-name="P5"/>
      <text:p text:style-name="P4"><text:s text:c="3"/><text:span text:style-name="T4">The WebSocket Protocol is intended to be used by another</text:span></text:p>
      <text:p text:style-name="P4"><text:s text:c="3"/><text:span text:style-name="T4">specification to provide a generic mechanism for dynamic author-</text:span></text:p>
      <text:p text:style-name="P4"><text:s text:c="3"/><text:span text:style-name="T4">defined content, e.g.., in a specification defining a scripted API.</text:span></text:p>
      <text:p text:style-name="P5"/>
      <text:p text:style-name="P4"><text:s text:c="3"/><text:span text:style-name="T4">Such a specification first needs to _Establish a WebSocket</text:span></text:p>
      <text:p text:style-name="P4"><text:s text:c="3"/><text:span text:style-name="T4">Connection_, providing that algorithm with:</text:span></text:p>
      <text:p text:style-name="P5"/>
      <text:p text:style-name="P4"><text:s text:c="3"/><text:span text:style-name="T4">o <text:s/>The destination, consisting of a /host/ and a /port/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66]</text:p>
      <text:p text:style-name="Horizontal_20_Line"/>
      <text:p text:style-name="P8"><text:bookmark text:name="page-67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o <text:s/>A /resource name/, which allows for multiple services to be</text:span></text:p>
      <text:p text:style-name="P4"><text:s text:c="6"/><text:span text:style-name="T4">identified at one host and port.</text:span></text:p>
      <text:p text:style-name="P5"/>
      <text:p text:style-name="P4"><text:s text:c="3"/><text:span text:style-name="T4">o <text:s/>A /secure/ flag, which is true if the connection is to be</text:span></text:p>
      <text:p text:style-name="P4"><text:s text:c="6"/><text:span text:style-name="T4">encrypted and false otherwise.</text:span></text:p>
      <text:p text:style-name="P5"/>
      <text:p text:style-name="P5"><text:span text:style-name="T6"><text:s text:c="3"/></text:span><text:span text:style-name="T7">o <text:s/>An ASCII serialization of an origin [</text:span><text:a xlink:type="simple" xlink:href="https://www.rfc-editor.org/rfc/rfc6454" text:style-name="Internet_20_link" text:visited-style-name="Visited_20_Internet_20_Link"><text:span text:style-name="T8">RFC6454</text:span></text:a><text:span text:style-name="T7">] that is being made</text:span></text:p>
      <text:p text:style-name="P4"><text:s text:c="6"/><text:span text:style-name="T4">responsible for the connection.</text:span></text:p>
      <text:p text:style-name="P5"><text:soft-page-break/></text:p>
      <text:p text:style-name="P4"><text:s text:c="3"/><text:span text:style-name="T4">o <text:s/>Optionally, a string identifying a protocol that is to be layered</text:span></text:p>
      <text:p text:style-name="P4"><text:s text:c="6"/><text:span text:style-name="T4">over the WebSocket connection.</text:span></text:p>
      <text:p text:style-name="P5"/>
      <text:p text:style-name="P4"><text:s text:c="3"/><text:span text:style-name="T4">The /host/, /port/, /resource name/, and /secure/ flag are usually</text:span></text:p>
      <text:p text:style-name="P4"><text:s text:c="3"/><text:span text:style-name="T4">obtained from a URI using the steps to parse a WebSocket URI's</text:span></text:p>
      <text:p text:style-name="P4"><text:s text:c="3"/><text:span text:style-name="T4">components. <text:s/>These steps fail if the URI does not specify a</text:span></text:p>
      <text:p text:style-name="P4"><text:s text:c="3"/><text:span text:style-name="T4">WebSocket.</text:span></text:p>
      <text:p text:style-name="P5"/>
      <text:p text:style-name="P4"><text:s text:c="3"/><text:span text:style-name="T4">If at any time the connection is to be closed, then the specification</text:span></text:p>
      <text:p text:style-name="P4"><text:s text:c="3"/><text:span text:style-name="T4">needs to use the _Close the WebSocket Connection_ algorithm</text:span></text:p>
      <text:p text:style-name="P5"><text:span text:style-name="T6"><text:s text:c="3"/></text:span><text:span text:style-name="T7">(</text:span><text:a xlink:type="simple" xlink:href="https://www.rfc-editor.org/rfc/rfc6455#section-7.1.1" text:style-name="Internet_20_link" text:visited-style-name="Visited_20_Internet_20_Link"><text:span text:style-name="T8">Section 7.1.1</text:span></text:a><text:span text:style-name="T7">).</text:span></text:p>
      <text:p text:style-name="P5"/>
      <text:p text:style-name="P5"><text:span text:style-name="T6"><text:s text:c="3"/></text:span><text:a xlink:type="simple" xlink:href="https://www.rfc-editor.org/rfc/rfc6455#section-7.1.4" text:style-name="Internet_20_link" text:visited-style-name="Visited_20_Internet_20_Link"><text:span text:style-name="T8">Section 7.1.4</text:span></text:a><text:span text:style-name="T7"> defines when _The WebSocket Connection is Closed_.</text:span></text:p>
      <text:p text:style-name="P5"/>
      <text:p text:style-name="P4"><text:s text:c="3"/><text:span text:style-name="T4">While a connection is open, the specification will need to handle the</text:span></text:p>
      <text:p text:style-name="P5"><text:span text:style-name="T6"><text:s text:c="3"/></text:span><text:span text:style-name="T7">cases when _A WebSocket Message Has Been Received_ (</text:span><text:a xlink:type="simple" xlink:href="https://www.rfc-editor.org/rfc/rfc6455#section-6.2" text:style-name="Internet_20_link" text:visited-style-name="Visited_20_Internet_20_Link"><text:span text:style-name="T8">Section 6.2</text:span></text:a><text:span text:style-name="T7">).</text:span></text:p>
      <text:p text:style-name="P5"/>
      <text:p text:style-name="P4"><text:s text:c="3"/><text:span text:style-name="T4">To send some data /data/ to an open connection, the specification</text:span></text:p>
      <text:p text:style-name="P5"><text:span text:style-name="T6"><text:s text:c="3"/></text:span><text:span text:style-name="T7">needs to _Send a WebSocket Message_ (</text:span><text:a xlink:type="simple" xlink:href="https://www.rfc-editor.org/rfc/rfc6455#section-6.1" text:style-name="Internet_20_link" text:visited-style-name="Visited_20_Internet_20_Link"><text:span text:style-name="T8">Section 6.1</text:span></text:a><text:span text:style-name="T7">).</text:span></text:p>
      <text:p text:style-name="P5"/>
      <text:p text:style-name="P8"><text:a xlink:type="simple" xlink:href="https://www.rfc-editor.org/rfc/rfc6455#section-13" text:style-name="Internet_20_link" text:visited-style-name="Visited_20_Internet_20_Link"><text:bookmark text:name="section-13"/><text:span text:style-name="T10">13</text:span></text:a><text:span text:style-name="T11">. <text:s/>Acknowledgements</text:span></text:p>
      <text:p text:style-name="P5"/>
      <text:p text:style-name="P4"><text:s text:c="3"/><text:span text:style-name="T4">Special thanks are due to Ian Hickson, who was the original author</text:span></text:p>
      <text:p text:style-name="P4"><text:s text:c="3"/><text:span text:style-name="T4">and editor of this protocol. <text:s/>The initial design of this</text:span></text:p>
      <text:p text:style-name="P4"><text:s text:c="3"/><text:span text:style-name="T4">specification benefitted from the participation of many people in the</text:span></text:p>
      <text:p text:style-name="P4"><text:s text:c="3"/><text:span text:style-name="T4">WHATWG and WHATWG mailing list. <text:s/>Contributions to that specification</text:span></text:p>
      <text:p text:style-name="P4"><text:s text:c="3"/><text:span text:style-name="T4">are not tracked by section, but a list of all who contributed to that</text:span></text:p>
      <text:p text:style-name="P4"><text:s text:c="3"/><text:span text:style-name="T4">specification is given in the WHATWG HTML specification at</text:span></text:p>
      <text:p text:style-name="P5"><text:span text:style-name="T6"><text:s text:c="3"/></text:span><text:a xlink:type="simple" xlink:href="https://whatwg.org/html5" text:style-name="Internet_20_link" text:visited-style-name="Visited_20_Internet_20_Link"><text:span text:style-name="T8">http://whatwg.org/html5</text:span></text:a><text:span text:style-name="T7">.</text:span></text:p>
      <text:p text:style-name="P5"/>
      <text:p text:style-name="P4"><text:s text:c="3"/><text:span text:style-name="T4">Special thanks also to John Tamplin for providing a significant</text:span></text:p>
      <text:p text:style-name="P4"><text:s text:c="3"/><text:span text:style-name="T4">amount of text for the "Data Framing" section of this specification.</text:span></text:p>
      <text:p text:style-name="P5"/>
      <text:p text:style-name="P4"><text:s text:c="3"/><text:span text:style-name="T4">Special thanks also to Adam Barth for providing a significant amount</text:span></text:p>
      <text:p text:style-name="P4"><text:s text:c="3"/><text:span text:style-name="T4">of text and background research for the "Data Masking" section of</text:span></text:p>
      <text:p text:style-name="P4"><text:s text:c="3"/><text:span text:style-name="T4">this specification.</text:span></text:p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67]</text:p>
      <text:p text:style-name="Horizontal_20_Line"/>
      <text:p text:style-name="P8"><text:bookmark text:name="page-68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4"><text:s text:c="3"/><text:span text:style-name="T4">Special thanks to Lisa Dusseault for the Apps Area review (and for</text:span></text:p>
      <text:p text:style-name="P4"><text:s text:c="3"/><text:span text:style-name="T4">helping to start this work), Richard Barnes for the Gen-Art review,</text:span></text:p>
      <text:p text:style-name="P4"><text:s text:c="3"/><text:span text:style-name="T4">and Magnus Westerlund for the Transport Area Review. <text:s/>Special thanks</text:span></text:p>
      <text:p text:style-name="P4"><text:s text:c="3"/><text:span text:style-name="T4">to HYBI WG past and present WG chairs who tirelessly worked behind</text:span></text:p>
      <text:p text:style-name="P4"><text:s text:c="3"/><text:span text:style-name="T4">the scene to move this work toward completion: Joe Hildebrand,</text:span></text:p>
      <text:p text:style-name="P4"><text:s text:c="3"/><text:span text:style-name="T4">Salvatore Loreto, and Gabriel Montenegro. <text:s/>And last but not least,</text:span></text:p>
      <text:p text:style-name="P4"><text:s text:c="3"/><text:span text:style-name="T4">special thank you to the responsible Area Director Peter Saint-Andre.</text:span></text:p>
      <text:p text:style-name="P5"/>
      <text:p text:style-name="P4"><text:s text:c="3"/><text:span text:style-name="T4">Thank you to the following people who participated in discussions on</text:span></text:p>
      <text:p text:style-name="P4"><text:s text:c="3"/><text:span text:style-name="T4">the HYBI WG mailing list and contributed ideas and/or provided</text:span></text:p>
      <text:p text:style-name="P4"><text:s text:c="3"/><text:span text:style-name="T4">detailed reviews (the list is likely to be incomplete): Greg Wilkins,</text:span></text:p>
      <text:p text:style-name="P4"><text:s text:c="3"/><text:span text:style-name="T4">John Tamplin, Willy Tarreau, Maciej Stachowiak, Jamie Lokier, Scott</text:span></text:p>
      <text:p text:style-name="P4"><text:s text:c="3"/><text:span text:style-name="T4">Ferguson, Bjoern Hoehrmann, Julian Reschke, Dave Cridland, Andy</text:span></text:p>
      <text:p text:style-name="P4"><text:s text:c="3"/><text:span text:style-name="T4">Green, Eric Rescorla, Inaki Baz Castillo, Martin Thomson, Roberto</text:span></text:p>
      <text:p text:style-name="P4"><text:soft-page-break/><text:s text:c="3"/><text:span text:style-name="T4">Peon, Patrick McManus, Zhong Yu, Bruce Atherton, Takeshi Yoshino,</text:span></text:p>
      <text:p text:style-name="P4"><text:s text:c="3"/><text:span text:style-name="T4">Martin J. Duerst, James Graham, Simon Pieters, Roy T. Fielding,</text:span></text:p>
      <text:p text:style-name="P4"><text:s text:c="3"/><text:span text:style-name="T4">Mykyta Yevstifeyev, Len Holgate, Paul Colomiets, Piotr Kulaga, Brian</text:span></text:p>
      <text:p text:style-name="P4"><text:s text:c="3"/><text:span text:style-name="T4">Raymor, Jan Koehler, Joonas Lehtolahti, Sylvain Hellegouarch, Stephen</text:span></text:p>
      <text:p text:style-name="P4"><text:s text:c="3"/><text:span text:style-name="T4">Farrell, Sean Turner, Pete Resnick, Peter Thorson, Joe Mason, John</text:span></text:p>
      <text:p text:style-name="P4"><text:s text:c="3"/><text:span text:style-name="T4">Fallows, and Alexander Philippou. <text:s/>Note that people listed above</text:span></text:p>
      <text:p text:style-name="P4"><text:s text:c="3"/><text:span text:style-name="T4">didn't necessarily endorse the end result of this work.</text:span></text:p>
      <text:p text:style-name="P5"/>
      <text:p text:style-name="P8"><text:a xlink:type="simple" xlink:href="https://www.rfc-editor.org/rfc/rfc6455#section-14" text:style-name="Internet_20_link" text:visited-style-name="Visited_20_Internet_20_Link"><text:bookmark text:name="section-14"/><text:span text:style-name="T10">14</text:span></text:a><text:span text:style-name="T11">. <text:s/>References</text:span></text:p>
      <text:p text:style-name="P5"/>
      <text:p text:style-name="P8"><text:a xlink:type="simple" xlink:href="https://www.rfc-editor.org/rfc/rfc6455#section-14.1" text:style-name="Internet_20_link" text:visited-style-name="Visited_20_Internet_20_Link"><text:bookmark text:name="section-14.1"/><text:span text:style-name="T10">14.1</text:span></text:a><text:span text:style-name="T11">. <text:s/>Normative References</text:span></text:p>
      <text:p text:style-name="P5"/>
      <text:p text:style-name="P6"><text:s text:c="3"/><text:span text:style-name="T4">[</text:span><text:bookmark text:name="ref-ANSI.X3-4.1986"/><text:span text:style-name="T4">ANSI.X3-4.1986]</text:span></text:p>
      <text:p text:style-name="P4"><text:s text:c="14"/><text:span text:style-name="T4">American National Standards Institute, "Coded Character</text:span></text:p>
      <text:p text:style-name="P4"><text:s text:c="14"/><text:span text:style-name="T4">Set - 7-bit American Standard Code for Information</text:span></text:p>
      <text:p text:style-name="P4"><text:s text:c="14"/><text:span text:style-name="T4">Interchange", ANSI X3.4, 1986.</text:span></text:p>
      <text:p text:style-name="P5"/>
      <text:p text:style-name="P6"><text:s text:c="3"/><text:span text:style-name="T4">[</text:span><text:bookmark text:name="ref-FIPS.180-3"/><text:span text:style-name="T4">FIPS.180-3]</text:span></text:p>
      <text:p text:style-name="P4"><text:s text:c="14"/><text:span text:style-name="T4">National Institute of Standards and Technology, "Secure</text:span></text:p>
      <text:p text:style-name="P4"><text:s text:c="14"/><text:span text:style-name="T4">Hash Standard", FIPS PUB 180-3, October 2008,</text:span></text:p>
      <text:p text:style-name="P5"><text:span text:style-name="T6"><text:s text:c="14"/></text:span><text:span text:style-name="T7">&lt;</text:span><text:a xlink:type="simple" xlink:href="http://csrc.nist.gov/publications/fips/fips180-3/fips180-3_final.pdf" text:style-name="Internet_20_link" text:visited-style-name="Visited_20_Internet_20_Link"><text:span text:style-name="T8">http://csrc.nist.gov/publications/fips/fips180-3/</text:span></text:a></text:p>
      <text:p text:style-name="P5"><text:span text:style-name="T6"><text:s text:c="14"/></text:span><text:a xlink:type="simple" xlink:href="http://csrc.nist.gov/publications/fips/fips180-3/fips180-3_final.pdf" text:style-name="Internet_20_link" text:visited-style-name="Visited_20_Internet_20_Link"><text:span text:style-name="T8">fips180-3_final.pdf</text:span></text:a><text:span text:style-name="T7">&gt;.</text:span></text:p>
      <text:p text:style-name="P5"/>
      <text:p text:style-name="P6"><text:s text:c="3"/><text:span text:style-name="T4">[</text:span><text:bookmark text:name="ref-RFC1928"/><text:span text:style-name="T4">RFC1928] <text:s/>Leech, M., Ganis, M., Lee, Y., Kuris, R., Koblas, D., and</text:span></text:p>
      <text:p text:style-name="P5"><text:span text:style-name="T6"><text:s text:c="14"/></text:span><text:span text:style-name="T7">L. Jones, "SOCKS Protocol Version 5", </text:span><text:a xlink:type="simple" xlink:href="https://www.rfc-editor.org/rfc/rfc1928" text:style-name="Internet_20_link" text:visited-style-name="Visited_20_Internet_20_Link"><text:span text:style-name="T8">RFC 1928</text:span></text:a><text:span text:style-name="T7">,</text:span></text:p>
      <text:p text:style-name="P4"><text:s text:c="14"/><text:span text:style-name="T4">March 1996.</text:span></text:p>
      <text:p text:style-name="P5"/>
      <text:p text:style-name="P6"><text:s text:c="3"/><text:span text:style-name="T4">[</text:span><text:bookmark text:name="ref-RFC2119"/><text:span text:style-name="T4">RFC2119] <text:s/>Bradner, S., "Key words for use in RFCs to Indicate</text:span></text:p>
      <text:p text:style-name="P5"><text:span text:style-name="T6"><text:s text:c="14"/></text:span><text:span text:style-name="T7">Requirement Levels", </text:span><text:a xlink:type="simple" xlink:href="https://www.rfc-editor.org/bcp/bcp14" text:style-name="Internet_20_link" text:visited-style-name="Visited_20_Internet_20_Link"><text:span text:style-name="T8">BCP 14</text:span></text:a><text:span text:style-name="T7">, </text:span><text:a xlink:type="simple" xlink:href="https://www.rfc-editor.org/rfc/rfc2119" text:style-name="Internet_20_link" text:visited-style-name="Visited_20_Internet_20_Link"><text:span text:style-name="T8">RFC 2119</text:span></text:a><text:span text:style-name="T7">, March 1997.</text:span></text:p>
      <text:p text:style-name="P5"/>
      <text:p text:style-name="P6"><text:s text:c="3"/><text:span text:style-name="T4">[</text:span><text:bookmark text:name="ref-RFC2616"/><text:span text:style-name="T4">RFC2616] <text:s/>Fielding, R., Gettys, J., Mogul, J., Frystyk, H.,</text:span></text:p>
      <text:p text:style-name="P4"><text:s text:c="14"/><text:span text:style-name="T4">Masinter, L., Leach, P., and T. Berners-Lee, "Hypertext</text:span></text:p>
      <text:p text:style-name="P5"><text:span text:style-name="T6"><text:s text:c="14"/></text:span><text:span text:style-name="T7">Transfer Protocol -- HTTP/1.1", </text:span><text:a xlink:type="simple" xlink:href="https://www.rfc-editor.org/rfc/rfc2616" text:style-name="Internet_20_link" text:visited-style-name="Visited_20_Internet_20_Link"><text:span text:style-name="T8">RFC 2616</text:span></text:a><text:span text:style-name="T7">, June 1999.</text:span></text:p>
      <text:p text:style-name="P5"/>
      <text:p text:style-name="P5"/>
      <text:p text:style-name="P5"/>
      <text:p text:style-name="P5"/>
      <text:p text:style-name="P7">Fette &amp; Melnikov <text:s text:c="12"/>Standards Track <text:s text:c="18"/>[Page 68]</text:p>
      <text:p text:style-name="Horizontal_20_Line"/>
      <text:p text:style-name="P8"><text:bookmark text:name="page-69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6"><text:s text:c="3"/><text:span text:style-name="T4">[</text:span><text:bookmark text:name="ref-RFC2817"/><text:span text:style-name="T4">RFC2817] <text:s/>Khare, R. and S. Lawrence, "Upgrading to TLS Within</text:span></text:p>
      <text:p text:style-name="P5"><text:span text:style-name="T6"><text:s text:c="14"/></text:span><text:span text:style-name="T7">HTTP/1.1", </text:span><text:a xlink:type="simple" xlink:href="https://www.rfc-editor.org/rfc/rfc2817" text:style-name="Internet_20_link" text:visited-style-name="Visited_20_Internet_20_Link"><text:span text:style-name="T8">RFC 2817</text:span></text:a><text:span text:style-name="T7">, May 2000.</text:span></text:p>
      <text:p text:style-name="P5"/>
      <text:p text:style-name="P8"><text:span text:style-name="T6"><text:s text:c="3"/></text:span><text:span text:style-name="T7">[</text:span><text:bookmark text:name="ref-RFC2818"/><text:span text:style-name="T7">RFC2818] <text:s/>Rescorla, E., "HTTP Over TLS", </text:span><text:a xlink:type="simple" xlink:href="https://www.rfc-editor.org/rfc/rfc2818" text:style-name="Internet_20_link" text:visited-style-name="Visited_20_Internet_20_Link"><text:span text:style-name="T8">RFC 2818</text:span></text:a><text:span text:style-name="T7">, May 2000.</text:span></text:p>
      <text:p text:style-name="P5"/>
      <text:p text:style-name="P6"><text:s text:c="3"/><text:span text:style-name="T4">[</text:span><text:bookmark text:name="ref-RFC3629"/><text:span text:style-name="T4">RFC3629] <text:s/>Yergeau, F., "UTF-8, a transformation format of ISO</text:span></text:p>
      <text:p text:style-name="P5"><text:span text:style-name="T6"><text:s text:c="14"/></text:span><text:span text:style-name="T7">10646", STD 63, </text:span><text:a xlink:type="simple" xlink:href="https://www.rfc-editor.org/rfc/rfc3629" text:style-name="Internet_20_link" text:visited-style-name="Visited_20_Internet_20_Link"><text:span text:style-name="T8">RFC 3629</text:span></text:a><text:span text:style-name="T7">, November 2003.</text:span></text:p>
      <text:p text:style-name="P5"/>
      <text:p text:style-name="P6"><text:s text:c="3"/><text:span text:style-name="T4">[</text:span><text:bookmark text:name="ref-RFC3864"/><text:span text:style-name="T4">RFC3864] <text:s/>Klyne, G., Nottingham, M., and J. Mogul, "Registration</text:span></text:p>
      <text:p text:style-name="P5"><text:span text:style-name="T6"><text:s text:c="14"/></text:span><text:span text:style-name="T7">Procedures for Message Header Fields", </text:span><text:a xlink:type="simple" xlink:href="https://www.rfc-editor.org/bcp/bcp90" text:style-name="Internet_20_link" text:visited-style-name="Visited_20_Internet_20_Link"><text:span text:style-name="T8">BCP 90</text:span></text:a><text:span text:style-name="T7">, </text:span><text:a xlink:type="simple" xlink:href="https://www.rfc-editor.org/rfc/rfc3864" text:style-name="Internet_20_link" text:visited-style-name="Visited_20_Internet_20_Link"><text:span text:style-name="T8">RFC 3864</text:span></text:a><text:span text:style-name="T7">,</text:span></text:p>
      <text:p text:style-name="P4"><text:s text:c="14"/><text:span text:style-name="T4">September 2004.</text:span></text:p>
      <text:p text:style-name="P5"/>
      <text:p text:style-name="P6"><text:s text:c="3"/><text:span text:style-name="T4">[</text:span><text:bookmark text:name="ref-RFC3986"/><text:span text:style-name="T4">RFC3986] <text:s/>Berners-Lee, T., Fielding, R., and L. Masinter, "Uniform</text:span></text:p>
      <text:p text:style-name="P4"><text:s text:c="14"/><text:span text:style-name="T4">Resource Identifier (URI): Generic Syntax", STD 66,</text:span></text:p>
      <text:p text:style-name="P5"><text:span text:style-name="T6"><text:s text:c="14"/></text:span><text:a xlink:type="simple" xlink:href="https://www.rfc-editor.org/rfc/rfc3986" text:style-name="Internet_20_link" text:visited-style-name="Visited_20_Internet_20_Link"><text:span text:style-name="T8">RFC 3986</text:span></text:a><text:span text:style-name="T7">, January 2005.</text:span></text:p>
      <text:p text:style-name="P5"/>
      <text:p text:style-name="P6"><text:s text:c="3"/><text:span text:style-name="T4">[</text:span><text:bookmark text:name="ref-RFC3987"/><text:span text:style-name="T4">RFC3987] <text:s/>Duerst, M. and M. Suignard, "Internationalized Resource</text:span></text:p>
      <text:p text:style-name="P5"><text:span text:style-name="T6"><text:s text:c="14"/></text:span><text:span text:style-name="T7">Identifiers (IRIs)", </text:span><text:a xlink:type="simple" xlink:href="https://www.rfc-editor.org/rfc/rfc3987" text:style-name="Internet_20_link" text:visited-style-name="Visited_20_Internet_20_Link"><text:span text:style-name="T8">RFC 3987</text:span></text:a><text:span text:style-name="T7">, January 2005.</text:span></text:p>
      <text:p text:style-name="P5"/>
      <text:p text:style-name="P6"><text:s text:c="3"/><text:span text:style-name="T4">[</text:span><text:bookmark text:name="ref-RFC4086"/><text:span text:style-name="T4">RFC4086] <text:s/>Eastlake, D., Schiller, J., and S. Crocker, "Randomness</text:span></text:p>
      <text:p text:style-name="P5"><text:soft-page-break/><text:span text:style-name="T6"><text:s text:c="14"/></text:span><text:span text:style-name="T7">Requirements for Security", </text:span><text:a xlink:type="simple" xlink:href="https://www.rfc-editor.org/bcp/bcp106" text:style-name="Internet_20_link" text:visited-style-name="Visited_20_Internet_20_Link"><text:span text:style-name="T8">BCP 106</text:span></text:a><text:span text:style-name="T7">, </text:span><text:a xlink:type="simple" xlink:href="https://www.rfc-editor.org/rfc/rfc4086" text:style-name="Internet_20_link" text:visited-style-name="Visited_20_Internet_20_Link"><text:span text:style-name="T8">RFC 4086</text:span></text:a><text:span text:style-name="T7">, June 2005.</text:span></text:p>
      <text:p text:style-name="P5"/>
      <text:p text:style-name="P6"><text:s text:c="3"/><text:span text:style-name="T4">[</text:span><text:bookmark text:name="ref-RFC4648"/><text:span text:style-name="T4">RFC4648] <text:s/>Josefsson, S., "The Base16, Base32, and Base64 Data</text:span></text:p>
      <text:p text:style-name="P5"><text:span text:style-name="T6"><text:s text:c="14"/></text:span><text:span text:style-name="T7">Encodings", </text:span><text:a xlink:type="simple" xlink:href="https://www.rfc-editor.org/rfc/rfc4648" text:style-name="Internet_20_link" text:visited-style-name="Visited_20_Internet_20_Link"><text:span text:style-name="T8">RFC 4648</text:span></text:a><text:span text:style-name="T7">, October 2006.</text:span></text:p>
      <text:p text:style-name="P5"/>
      <text:p text:style-name="P6"><text:s text:c="3"/><text:span text:style-name="T4">[</text:span><text:bookmark text:name="ref-RFC5226"/><text:span text:style-name="T4">RFC5226] <text:s/>Narten, T. and H. Alvestrand, "Guidelines for Writing an</text:span></text:p>
      <text:p text:style-name="P5"><text:span text:style-name="T6"><text:s text:c="14"/></text:span><text:span text:style-name="T7">IANA Considerations Section in RFCs", </text:span><text:a xlink:type="simple" xlink:href="https://www.rfc-editor.org/bcp/bcp26" text:style-name="Internet_20_link" text:visited-style-name="Visited_20_Internet_20_Link"><text:span text:style-name="T8">BCP 26</text:span></text:a><text:span text:style-name="T7">, </text:span><text:a xlink:type="simple" xlink:href="https://www.rfc-editor.org/rfc/rfc5226" text:style-name="Internet_20_link" text:visited-style-name="Visited_20_Internet_20_Link"><text:span text:style-name="T8">RFC 5226</text:span></text:a><text:span text:style-name="T7">,</text:span></text:p>
      <text:p text:style-name="P4"><text:s text:c="14"/><text:span text:style-name="T4">May 2008.</text:span></text:p>
      <text:p text:style-name="P5"/>
      <text:p text:style-name="P6"><text:s text:c="3"/><text:span text:style-name="T4">[</text:span><text:bookmark text:name="ref-RFC5234"/><text:span text:style-name="T4">RFC5234] <text:s/>Crocker, D. and P. Overell, "Augmented BNF for Syntax</text:span></text:p>
      <text:p text:style-name="P5"><text:span text:style-name="T6"><text:s text:c="14"/></text:span><text:span text:style-name="T7">Specifications: ABNF", STD 68, </text:span><text:a xlink:type="simple" xlink:href="https://www.rfc-editor.org/rfc/rfc5234" text:style-name="Internet_20_link" text:visited-style-name="Visited_20_Internet_20_Link"><text:span text:style-name="T8">RFC 5234</text:span></text:a><text:span text:style-name="T7">, January 2008.</text:span></text:p>
      <text:p text:style-name="P5"/>
      <text:p text:style-name="P6"><text:s text:c="3"/><text:span text:style-name="T4">[</text:span><text:bookmark text:name="ref-RFC5246"/><text:span text:style-name="T4">RFC5246] <text:s/>Dierks, T. and E. Rescorla, "The Transport Layer Security</text:span></text:p>
      <text:p text:style-name="P5"><text:span text:style-name="T6"><text:s text:c="14"/></text:span><text:span text:style-name="T7">(TLS) Protocol Version 1.2", </text:span><text:a xlink:type="simple" xlink:href="https://www.rfc-editor.org/rfc/rfc5246" text:style-name="Internet_20_link" text:visited-style-name="Visited_20_Internet_20_Link"><text:span text:style-name="T8">RFC 5246</text:span></text:a><text:span text:style-name="T7">, August 2008.</text:span></text:p>
      <text:p text:style-name="P5"/>
      <text:p text:style-name="P6"><text:s text:c="3"/><text:span text:style-name="T4">[</text:span><text:bookmark text:name="ref-RFC6066"/><text:span text:style-name="T4">RFC6066] <text:s/>Eastlake, D., "Transport Layer Security (TLS) Extensions:</text:span></text:p>
      <text:p text:style-name="P5"><text:span text:style-name="T6"><text:s text:c="14"/></text:span><text:span text:style-name="T7">Extension Definitions", </text:span><text:a xlink:type="simple" xlink:href="https://www.rfc-editor.org/rfc/rfc6066" text:style-name="Internet_20_link" text:visited-style-name="Visited_20_Internet_20_Link"><text:span text:style-name="T8">RFC 6066</text:span></text:a><text:span text:style-name="T7">, January 2011.</text:span></text:p>
      <text:p text:style-name="P5"/>
      <text:p text:style-name="P8"><text:span text:style-name="T6"><text:s text:c="3"/></text:span><text:span text:style-name="T7">[</text:span><text:bookmark text:name="ref-RFC6454"/><text:span text:style-name="T7">RFC6454] <text:s/>Barth, A., "The Web Origin Concept", </text:span><text:a xlink:type="simple" xlink:href="https://www.rfc-editor.org/rfc/rfc6454" text:style-name="Internet_20_link" text:visited-style-name="Visited_20_Internet_20_Link"><text:span text:style-name="T8">RFC 6454</text:span></text:a><text:span text:style-name="T7">,</text:span></text:p>
      <text:p text:style-name="P4"><text:s text:c="14"/><text:span text:style-name="T4">December 2011.</text:span></text:p>
      <text:p text:style-name="P5"/>
      <text:p text:style-name="P8"><text:a xlink:type="simple" xlink:href="https://www.rfc-editor.org/rfc/rfc6455#section-14.2" text:style-name="Internet_20_link" text:visited-style-name="Visited_20_Internet_20_Link"><text:bookmark text:name="section-14.2"/><text:span text:style-name="T10">14.2</text:span></text:a><text:span text:style-name="T11">. <text:s/>Informative References</text:span></text:p>
      <text:p text:style-name="P5"/>
      <text:p text:style-name="P6"><text:s text:c="3"/><text:span text:style-name="T4">[</text:span><text:bookmark text:name="ref-RFC4122"/><text:span text:style-name="T4">RFC4122] <text:s/>Leach, P., Mealling, M., and R. Salz, "A Universally</text:span></text:p>
      <text:p text:style-name="P5"><text:span text:style-name="T6"><text:s text:c="14"/></text:span><text:span text:style-name="T7">Unique IDentifier (UUID) URN Namespace", </text:span><text:a xlink:type="simple" xlink:href="https://www.rfc-editor.org/rfc/rfc4122" text:style-name="Internet_20_link" text:visited-style-name="Visited_20_Internet_20_Link"><text:span text:style-name="T8">RFC 4122</text:span></text:a><text:span text:style-name="T7">,</text:span></text:p>
      <text:p text:style-name="P4"><text:s text:c="14"/><text:span text:style-name="T4">July 2005.</text:span></text:p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69]</text:p>
      <text:p text:style-name="Horizontal_20_Line"/>
      <text:p text:style-name="P8"><text:bookmark text:name="page-70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6"><text:s text:c="3"/><text:span text:style-name="T4">[</text:span><text:bookmark text:name="ref-RFC4270"/><text:span text:style-name="T4">RFC4270] <text:s/>Hoffman, P. and B. Schneier, "Attacks on Cryptographic</text:span></text:p>
      <text:p text:style-name="P5"><text:span text:style-name="T6"><text:s text:c="14"/></text:span><text:span text:style-name="T7">Hashes in Internet Protocols", </text:span><text:a xlink:type="simple" xlink:href="https://www.rfc-editor.org/rfc/rfc4270" text:style-name="Internet_20_link" text:visited-style-name="Visited_20_Internet_20_Link"><text:span text:style-name="T8">RFC 4270</text:span></text:a><text:span text:style-name="T7">, November 2005.</text:span></text:p>
      <text:p text:style-name="P5"/>
      <text:p text:style-name="P8"><text:span text:style-name="T6"><text:s text:c="3"/></text:span><text:span text:style-name="T7">[</text:span><text:bookmark text:name="ref-RFC5321"/><text:span text:style-name="T7">RFC5321] <text:s/>Klensin, J., "Simple Mail Transfer Protocol", </text:span><text:a xlink:type="simple" xlink:href="https://www.rfc-editor.org/rfc/rfc5321" text:style-name="Internet_20_link" text:visited-style-name="Visited_20_Internet_20_Link"><text:span text:style-name="T8">RFC 5321</text:span></text:a><text:span text:style-name="T7">,</text:span></text:p>
      <text:p text:style-name="P4"><text:s text:c="14"/><text:span text:style-name="T4">October 2008.</text:span></text:p>
      <text:p text:style-name="P5"/>
      <text:p text:style-name="P6"><text:s text:c="3"/><text:span text:style-name="T4">[</text:span><text:bookmark text:name="ref-RFC6202"/><text:span text:style-name="T4">RFC6202] <text:s/>Loreto, S., Saint-Andre, P., Salsano, S., and G. Wilkins,</text:span></text:p>
      <text:p text:style-name="P4"><text:s text:c="14"/><text:span text:style-name="T4">"Known Issues and Best Practices for the Use of Long</text:span></text:p>
      <text:p text:style-name="P5"><text:span text:style-name="T6"><text:s text:c="14"/></text:span><text:span text:style-name="T7">Polling and Streaming in Bidirectional HTTP", </text:span><text:a xlink:type="simple" xlink:href="https://www.rfc-editor.org/rfc/rfc6202" text:style-name="Internet_20_link" text:visited-style-name="Visited_20_Internet_20_Link"><text:span text:style-name="T8">RFC 6202</text:span></text:a><text:span text:style-name="T7">,</text:span></text:p>
      <text:p text:style-name="P4"><text:s text:c="14"/><text:span text:style-name="T4">April 2011.</text:span></text:p>
      <text:p text:style-name="P5"/>
      <text:p text:style-name="P8"><text:span text:style-name="T6"><text:s text:c="3"/></text:span><text:span text:style-name="T7">[</text:span><text:bookmark text:name="ref-RFC6265"/><text:span text:style-name="T7">RFC6265] <text:s/>Barth, A., "HTTP State Management Mechanism", </text:span><text:a xlink:type="simple" xlink:href="https://www.rfc-editor.org/rfc/rfc6265" text:style-name="Internet_20_link" text:visited-style-name="Visited_20_Internet_20_Link"><text:span text:style-name="T8">RFC 6265</text:span></text:a><text:span text:style-name="T7">,</text:span></text:p>
      <text:p text:style-name="P4"><text:s text:c="14"/><text:span text:style-name="T4">April 2011.</text:span></text:p>
      <text:p text:style-name="P5"/>
      <text:p text:style-name="P6"><text:s text:c="3"/><text:span text:style-name="T4">[</text:span><text:bookmark text:name="ref-TALKING"/><text:span text:style-name="T4">TALKING] <text:s/>Huang, L-S., Chen, E., Barth, A., Rescorla, E., and C.</text:span></text:p>
      <text:p text:style-name="P4"><text:s text:c="14"/><text:span text:style-name="T4">Jackson, "Talking to Yourself for Fun and Profit", 2010,</text:span></text:p>
      <text:p text:style-name="P5"><text:span text:style-name="T6"><text:s text:c="14"/></text:span><text:span text:style-name="T7">&lt;</text:span><text:a xlink:type="simple" xlink:href="http://w2spconf.com/2011/papers/websocket.pdf" text:style-name="Internet_20_link" text:visited-style-name="Visited_20_Internet_20_Link"><text:span text:style-name="T8">http://w2spconf.com/2011/papers/websocket.pdf</text:span></text:a><text:span text:style-name="T7">&gt;.</text:span></text:p>
      <text:p text:style-name="P5"/>
      <text:p text:style-name="P6"><text:s text:c="3"/><text:span text:style-name="T4">[</text:span><text:bookmark text:name="ref-W3C.REC-wsc-ui-20100812"/><text:span text:style-name="T4">W3C.REC-wsc-ui-20100812]</text:span></text:p>
      <text:p text:style-name="P4"><text:s text:c="14"/><text:span text:style-name="T4">Roessler, T. and A. Saldhana, "Web Security Context: User</text:span></text:p>
      <text:p text:style-name="P4"><text:s text:c="14"/><text:span text:style-name="T4">Interface Guidelines", World Wide Web Consortium</text:span></text:p>
      <text:p text:style-name="P4"><text:s text:c="14"/><text:span text:style-name="T4">Recommendation REC-wsc-ui-20100812, August 2010,</text:span></text:p>
      <text:p text:style-name="P5"><text:span text:style-name="T6"><text:s text:c="14"/></text:span><text:span text:style-name="T7">&lt;</text:span><text:a xlink:type="simple" xlink:href="http://www.w3.org/TR/2010/REC-wsc-ui-20100812/" text:style-name="Internet_20_link" text:visited-style-name="Visited_20_Internet_20_Link"><text:span text:style-name="T8">http://www.w3.org/TR/2010/REC-wsc-ui-20100812/</text:span></text:a><text:span text:style-name="T7">&gt;.</text:span></text:p>
      <text:p text:style-name="P5"/>
      <text:p text:style-name="P4"><text:s text:c="14"/><text:span text:style-name="T4">Latest version available at</text:span></text:p>
      <text:p text:style-name="P5"><text:span text:style-name="T6"><text:s text:c="14"/></text:span><text:span text:style-name="T7">&lt;</text:span><text:a xlink:type="simple" xlink:href="http://www.w3.org/TR/wsc-ui/" text:style-name="Internet_20_link" text:visited-style-name="Visited_20_Internet_20_Link"><text:span text:style-name="T8">http://www.w3.org/TR/wsc-ui/</text:span></text:a><text:span text:style-name="T7">&gt;.</text:span></text:p>
      <text:p text:style-name="P5"><text:soft-page-break/></text:p>
      <text:p text:style-name="P6"><text:s text:c="3"/><text:span text:style-name="T4">[</text:span><text:bookmark text:name="ref-WSAPI"/><text:span text:style-name="T4">WSAPI] <text:s text:c="3"/>Hickson, I., "The WebSocket API", W3C Working Draft WD-</text:span></text:p>
      <text:p text:style-name="P4"><text:s text:c="14"/><text:span text:style-name="T4">websockets-20110929, September 2011,</text:span></text:p>
      <text:p text:style-name="P5"><text:span text:style-name="T6"><text:s text:c="14"/></text:span><text:span text:style-name="T7">&lt;</text:span><text:a xlink:type="simple" xlink:href="http://www.w3.org/TR/2011/WD-websockets-20110929/" text:style-name="Internet_20_link" text:visited-style-name="Visited_20_Internet_20_Link"><text:span text:style-name="T8">http://www.w3.org/TR/2011/WD-websockets-20110929/</text:span></text:a><text:span text:style-name="T7">&gt;.</text:span></text:p>
      <text:p text:style-name="P5"/>
      <text:p text:style-name="P4"><text:s text:c="14"/><text:span text:style-name="T4">Latest version available at</text:span></text:p>
      <text:p text:style-name="P5"><text:span text:style-name="T6"><text:s text:c="14"/></text:span><text:span text:style-name="T7">&lt;</text:span><text:a xlink:type="simple" xlink:href="http://www.w3.org/TR/websockets/" text:style-name="Internet_20_link" text:visited-style-name="Visited_20_Internet_20_Link"><text:span text:style-name="T8">http://www.w3.org/TR/websockets/</text:span></text:a><text:span text:style-name="T7">&gt;.</text:span></text:p>
      <text:p text:style-name="P5"/>
      <text:p text:style-name="P6"><text:s text:c="3"/><text:span text:style-name="T4">[</text:span><text:bookmark text:name="ref-XMLHttpRequest"/><text:span text:style-name="T4">XMLHttpRequest]</text:span></text:p>
      <text:p text:style-name="P4"><text:s text:c="14"/><text:span text:style-name="T4">van Kesteren, A., Ed., "XMLHttpRequest", W3C Candidate</text:span></text:p>
      <text:p text:style-name="P4"><text:s text:c="14"/><text:span text:style-name="T4">Recommendation CR-XMLHttpRequest-20100803, August 2010,</text:span></text:p>
      <text:p text:style-name="P5"><text:span text:style-name="T6"><text:s text:c="14"/></text:span><text:span text:style-name="T7">&lt;</text:span><text:a xlink:type="simple" xlink:href="http://www.w3.org/TR/2010/CR-XMLHttpRequest-20100803/" text:style-name="Internet_20_link" text:visited-style-name="Visited_20_Internet_20_Link"><text:span text:style-name="T8">http://www.w3.org/TR/2010/CR-XMLHttpRequest-20100803/</text:span></text:a><text:span text:style-name="T7">&gt;.</text:span></text:p>
      <text:p text:style-name="P5"/>
      <text:p text:style-name="P4"><text:s text:c="14"/><text:span text:style-name="T4">Latest version available at</text:span></text:p>
      <text:p text:style-name="P5"><text:span text:style-name="T6"><text:s text:c="14"/></text:span><text:span text:style-name="T7">&lt;</text:span><text:a xlink:type="simple" xlink:href="http://www.w3.org/TR/XMLHttpRequest/" text:style-name="Internet_20_link" text:visited-style-name="Visited_20_Internet_20_Link"><text:span text:style-name="T8">http://www.w3.org/TR/XMLHttpRequest/</text:span></text:a><text:span text:style-name="T7">&gt;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Fette &amp; Melnikov <text:s text:c="12"/>Standards Track <text:s text:c="18"/>[Page 70]</text:p>
      <text:p text:style-name="Horizontal_20_Line"/>
      <text:p text:style-name="P8"><text:bookmark text:name="page-71"/></text:p>
      <text:p text:style-name="P8"><text:a xlink:type="simple" xlink:href="https://www.rfc-editor.org/rfc/rfc6455" text:style-name="Internet_20_link" text:visited-style-name="Visited_20_Internet_20_Link"><text:span text:style-name="T8">RFC 6455</text:span></text:a><text:span text:style-name="T9"> <text:s text:c="16"/>The WebSocket Protocol <text:s text:c="11"/>December 2011</text:span></text:p>
      <text:p text:style-name="P5"/>
      <text:p text:style-name="P5"/>
      <text:p text:style-name="P3">Authors' Addresses</text:p>
      <text:p text:style-name="P5"/>
      <text:p text:style-name="P4"><text:s text:c="3"/><text:span text:style-name="T4">Ian Fette</text:span></text:p>
      <text:p text:style-name="P4"><text:s text:c="3"/><text:span text:style-name="T4">Google, Inc.</text:span></text:p>
      <text:p text:style-name="P5"/>
      <text:p text:style-name="P4"><text:s text:c="3"/><text:span text:style-name="T4">EMail: ifette+ietf@google.com</text:span></text:p>
      <text:p text:style-name="P5"><text:span text:style-name="T6"><text:s text:c="3"/></text:span><text:span text:style-name="T7">URI: <text:s text:c="2"/></text:span><text:a xlink:type="simple" xlink:href="http://www.ianfette.com/" text:style-name="Internet_20_link" text:visited-style-name="Visited_20_Internet_20_Link"><text:span text:style-name="T8">http://www.ianfette.com/</text:span></text:a></text:p>
      <text:p text:style-name="P5"/>
      <text:p text:style-name="P5"/>
      <text:p text:style-name="P4"><text:s text:c="3"/><text:span text:style-name="T4">Alexey Melnikov</text:span></text:p>
      <text:p text:style-name="P4"><text:s text:c="3"/><text:span text:style-name="T4">Isode Ltd.</text:span></text:p>
      <text:p text:style-name="P4"><text:s text:c="3"/><text:span text:style-name="T4">5 Castle Business Village</text:span></text:p>
      <text:p text:style-name="P4"><text:s text:c="3"/><text:span text:style-name="T4">36 Station Road</text:span></text:p>
      <text:p text:style-name="P4"><text:s text:c="3"/><text:span text:style-name="T4">Hampton, Middlesex <text:s/>TW12 2BX</text:span></text:p>
      <text:p text:style-name="P4"><text:s text:c="3"/><text:span text:style-name="T4">UK</text:span></text:p>
      <text:p text:style-name="P5"/>
      <text:p text:style-name="P4"><text:s text:c="3"/><text:span text:style-name="T4">EMail: Alexey.Melnikov@isode.com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14:43:06.511000000</meta:creation-date>
    <dc:date>2024-11-16T14:51:00.073000000</dc:date>
    <meta:editing-duration>PT7M54S</meta:editing-duration>
    <meta:editing-cycles>1</meta:editing-cycles>
    <meta:document-statistic meta:table-count="0" meta:image-count="0" meta:object-count="0" meta:page-count="64" meta:paragraph-count="2720" meta:word-count="23190" meta:character-count="158076" meta:non-whitespace-character-count="118644"/>
    <meta:generator>LibreOffice/24.8.0.3$Windows_X86_64 LibreOffice_project/0bdf1299c94fe897b119f97f3c613e9dca6be583</meta:generator>
  </office:meta>
</office:document-meta>
</file>